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5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6" style:family="table-cell" style:parent-style-name="Default" style:data-style-name="N56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7" style:family="table-cell" style:parent-style-name="Default" style:data-style-name="N56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8" style:family="table-cell" style:parent-style-name="Default" style:data-style-name="N5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9" style:family="table-cell" style:parent-style-name="Default" style:data-style-name="N56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10" style:family="table-cell" style:parent-style-name="Default" style:data-style-name="N5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11" style:family="table-cell" style:parent-style-name="Default" style:data-style-name="N0"/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19" style:family="table-cell" style:parent-style-name="_19968__33324__32_2" style:data-style-name="N3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571875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0.978958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12.9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 遭難漁民數0" table:style-name="ta1">
        <table:table-column table:style-name="co1" table:number-columns-repeated="2" table:default-cell-style-name="ce1"/>
        <table:table-column table:style-name="co2" table:number-columns-repeated="15" table:default-cell-style-name="ce1"/>
        <table:table-column table:style-name="co3" table:number-columns-repeated="5" table:default-cell-style-name="ce1"/>
        <table:table-column table:style-name="co4" table:number-columns-repeated="16362" table:default-cell-style-name="ce1"/>
        <table:table-row table:style-name="ro1">
          <table:table-cell office:value-type="string" table:number-columns-spanned="3" table:number-rows-spanned="1" table:style-name="ce30">
            <text:p>16<text:span text:style-name="T7">‧遭難漁民數</text:span></text:p>
          </table:table-cell>
          <table:covered-table-cell table:number-columns-repeated="2"/>
          <table:table-cell table:number-columns-repeated="8" table:style-name="ce1"/>
          <table:table-cell office:value-type="string" table:number-columns-spanned="6" table:number-rows-spanned="1" table:style-name="ce30">
            <text:p>16<text:span text:style-name="T7">‧</text:span><text:span text:style-name="T2">CASUALTIES OF FISHERMEN<text:s/></text:span></text:p>
          </table:table-cell>
          <table:covered-table-cell table:number-columns-repeated="5"/>
          <table:table-cell table:number-columns-repeated="16367"/>
        </table:table-row>
        <table:table-row table:style-name="ro2">
          <table:table-cell table:number-columns-repeated="3" table:style-name="ce1"/>
          <table:table-cell office:value-type="string" table:style-name="ce2">
            <text:p>單位：人</text:p>
          </table:table-cell>
          <table:table-cell table:number-columns-repeated="11" table:style-name="ce1"/>
          <table:table-cell office:value-type="string" table:style-name="ce2">
            <text:p>Unit：Persons</text:p>
          </table:table-cell>
          <table:table-cell table:number-columns-repeated="16368" table:style-name="ce1"/>
        </table:table-row>
        <table:table-row table:style-name="ro2">
          <table:table-cell table:number-columns-repeated="2" table:style-name="ce14"/>
          <table:table-cell office:value-type="string" table:number-columns-spanned="3" table:number-rows-spanned="1" table:style-name="ce26">
            <text:p>總計</text:p>
          </table:table-cell>
          <table:covered-table-cell table:number-columns-repeated="2"/>
          <table:table-cell office:value-type="string" table:number-columns-spanned="3" table:number-rows-spanned="1" table:style-name="ce26">
            <text:p>遠洋漁業</text:p>
          </table:table-cell>
          <table:covered-table-cell table:number-columns-repeated="2"/>
          <table:table-cell office:value-type="string" table:number-columns-spanned="3" table:number-rows-spanned="1" table:style-name="ce26">
            <text:p>近海漁業</text:p>
          </table:table-cell>
          <table:covered-table-cell table:number-columns-repeated="2"/>
          <table:table-cell office:value-type="string" table:number-columns-spanned="3" table:number-rows-spanned="1" table:style-name="ce26">
            <text:p>沿岸漁業</text:p>
          </table:table-cell>
          <table:covered-table-cell table:number-columns-repeated="2"/>
          <table:table-cell office:value-type="string" table:number-columns-spanned="3" table:number-rows-spanned="1" table:style-name="ce26">
            <text:p>養殖漁業</text:p>
          </table:table-cell>
          <table:covered-table-cell table:number-columns-repeated="2"/>
          <table:table-cell table:number-columns-repeated="16367" table:style-name="ce15"/>
        </table:table-row>
        <table:table-row table:style-name="ro2">
          <table:table-cell office:value-type="string" table:style-name="ce16">
            <text:p>縣市別</text:p>
          </table:table-cell>
          <table:table-cell office:value-type="string" table:style-name="ce16">
            <text:p>遭難原因</text:p>
          </table:table-cell>
          <table:table-cell office:value-type="string" table:number-columns-spanned="3" table:number-rows-spanned="1" table:style-name="ce31">
            <text:p>Total</text:p>
          </table:table-cell>
          <table:covered-table-cell table:number-columns-repeated="2"/>
          <table:table-cell office:value-type="string" table:number-columns-spanned="3" table:number-rows-spanned="1" table:style-name="ce31">
            <text:p>Far Sea Fisheries</text:p>
          </table:table-cell>
          <table:covered-table-cell table:number-columns-repeated="2"/>
          <table:table-cell office:value-type="string" table:number-columns-spanned="3" table:number-rows-spanned="1" table:style-name="ce31">
            <text:p>Offshore Fisheries</text:p>
          </table:table-cell>
          <table:covered-table-cell table:number-columns-repeated="2"/>
          <table:table-cell office:value-type="string" table:number-columns-spanned="3" table:number-rows-spanned="1" table:style-name="ce31">
            <text:p>Coastal Fisheries</text:p>
          </table:table-cell>
          <table:covered-table-cell table:number-columns-repeated="2"/>
          <table:table-cell office:value-type="string" table:number-columns-spanned="3" table:number-rows-spanned="1" table:style-name="ce31">
            <text:p>Aquaculture</text:p>
          </table:table-cell>
          <table:covered-table-cell table:number-columns-repeated="2"/>
          <table:table-cell table:number-columns-repeated="16367" table:style-name="ce15"/>
        </table:table-row>
        <table:table-row table:style-name="ro2">
          <table:table-cell office:value-type="string" table:style-name="ce16">
            <text:p>District</text:p>
          </table:table-cell>
          <table:table-cell office:value-type="string" table:style-name="ce16">
            <text:p>Reasons</text:p>
          </table:table-cell>
          <table:table-cell office:value-type="string" table:style-name="ce17">
            <text:p>死亡</text:p>
          </table:table-cell>
          <table:table-cell office:value-type="string" table:style-name="ce17">
            <text:p>傷殘</text:p>
          </table:table-cell>
          <table:table-cell office:value-type="string" table:style-name="ce17">
            <text:p>失蹤</text:p>
          </table:table-cell>
          <table:table-cell office:value-type="string" table:style-name="ce17">
            <text:p>死亡</text:p>
          </table:table-cell>
          <table:table-cell office:value-type="string" table:style-name="ce17">
            <text:p>傷殘</text:p>
          </table:table-cell>
          <table:table-cell office:value-type="string" table:style-name="ce17">
            <text:p>失蹤</text:p>
          </table:table-cell>
          <table:table-cell office:value-type="string" table:style-name="ce17">
            <text:p>死亡</text:p>
          </table:table-cell>
          <table:table-cell office:value-type="string" table:style-name="ce17">
            <text:p>傷殘</text:p>
          </table:table-cell>
          <table:table-cell office:value-type="string" table:style-name="ce17">
            <text:p>失蹤</text:p>
          </table:table-cell>
          <table:table-cell office:value-type="string" table:style-name="ce17">
            <text:p>死亡</text:p>
          </table:table-cell>
          <table:table-cell office:value-type="string" table:style-name="ce17">
            <text:p>傷殘</text:p>
          </table:table-cell>
          <table:table-cell office:value-type="string" table:style-name="ce17">
            <text:p>失蹤</text:p>
          </table:table-cell>
          <table:table-cell office:value-type="string" table:style-name="ce17">
            <text:p>死亡</text:p>
          </table:table-cell>
          <table:table-cell office:value-type="string" table:style-name="ce17">
            <text:p>傷殘</text:p>
          </table:table-cell>
          <table:table-cell office:value-type="string" table:style-name="ce17">
            <text:p>失蹤</text:p>
          </table:table-cell>
          <table:table-cell table:number-columns-repeated="16367" table:style-name="ce15"/>
        </table:table-row>
        <table:table-row table:style-name="ro2">
          <table:table-cell table:number-columns-repeated="2" table:style-name="ce18"/>
          <table:table-cell office:value-type="string" table:style-name="ce18">
            <text:p>-A-</text:p>
          </table:table-cell>
          <table:table-cell office:value-type="string" table:style-name="ce18">
            <text:p>-B-</text:p>
          </table:table-cell>
          <table:table-cell office:value-type="string" table:style-name="ce18">
            <text:p>-D-</text:p>
          </table:table-cell>
          <table:table-cell office:value-type="string" table:style-name="ce18">
            <text:p>-A-</text:p>
          </table:table-cell>
          <table:table-cell office:value-type="string" table:style-name="ce18">
            <text:p>-B-</text:p>
          </table:table-cell>
          <table:table-cell office:value-type="string" table:style-name="ce18">
            <text:p>-D-</text:p>
          </table:table-cell>
          <table:table-cell office:value-type="string" table:style-name="ce18">
            <text:p>-A-</text:p>
          </table:table-cell>
          <table:table-cell office:value-type="string" table:style-name="ce18">
            <text:p>-B-</text:p>
          </table:table-cell>
          <table:table-cell office:value-type="string" table:style-name="ce18">
            <text:p>-D-</text:p>
          </table:table-cell>
          <table:table-cell office:value-type="string" table:style-name="ce18">
            <text:p>-A-</text:p>
          </table:table-cell>
          <table:table-cell office:value-type="string" table:style-name="ce18">
            <text:p>-B-</text:p>
          </table:table-cell>
          <table:table-cell office:value-type="string" table:style-name="ce18">
            <text:p>-D-</text:p>
          </table:table-cell>
          <table:table-cell office:value-type="string" table:style-name="ce18">
            <text:p>-A-</text:p>
          </table:table-cell>
          <table:table-cell office:value-type="string" table:style-name="ce18">
            <text:p>-B-</text:p>
          </table:table-cell>
          <table:table-cell office:value-type="string" table:style-name="ce18">
            <text:p>-D-</text:p>
          </table:table-cell>
          <table:table-cell table:number-columns-repeated="16367" table:style-name="ce15"/>
        </table:table-row>
        <table:table-row table:style-name="ro2">
          <table:table-cell table:style-name="ce3"/>
          <table:table-cell office:value-type="string" table:style-name="ce3">
            <text:p>合計Total</text:p>
          </table:table-cell>
          <table:table-cell office:value-type="float" office:value="33" table:formula="msoxl:=IF(SUM(C8:C13)=0,&quot;-&quot;,SUM(C8:C13))" table:style-name="ce6">
            <text:p>33</text:p>
          </table:table-cell>
          <table:table-cell office:value-type="float" office:value="26" table:formula="msoxl:=IF(SUM(D8:D13)=0,&quot;-&quot;,SUM(D8:D13))" table:style-name="ce6">
            <text:p>26</text:p>
          </table:table-cell>
          <table:table-cell office:value-type="float" office:value="4" table:formula="msoxl:=IF(SUM(E8:E13)=0,&quot;-&quot;,SUM(E8:E13))" table:style-name="ce6">
            <text:p>4</text:p>
          </table:table-cell>
          <table:table-cell office:value-type="float" office:value="6" table:formula="msoxl:=IF(SUM(F8:F13)=0,&quot;-&quot;,SUM(F8:F13))" table:style-name="ce6">
            <text:p>6</text:p>
          </table:table-cell>
          <table:table-cell office:value-type="float" office:value="1" table:formula="msoxl:=IF(SUM(G8:G13)=0,&quot;-&quot;,SUM(G8:G13))" table:style-name="ce6">
            <text:p>1</text:p>
          </table:table-cell>
          <table:table-cell office:value-type="string" office:string-value="-" table:formula="msoxl:=IF(SUM(H8:H13)=0,&quot;-&quot;,SUM(H8:H13))" table:style-name="ce6">
            <text:p>-</text:p>
          </table:table-cell>
          <table:table-cell office:value-type="float" office:value="13" table:formula="msoxl:=IF(SUM(I8:I13)=0,&quot;-&quot;,SUM(I8:I13))" table:style-name="ce6">
            <text:p>13</text:p>
          </table:table-cell>
          <table:table-cell office:value-type="float" office:value="8" table:formula="msoxl:=IF(SUM(J8:J13)=0,&quot;-&quot;,SUM(J8:J13))" table:style-name="ce6">
            <text:p>8</text:p>
          </table:table-cell>
          <table:table-cell office:value-type="float" office:value="4" table:formula="msoxl:=IF(SUM(K8:K13)=0,&quot;-&quot;,SUM(K8:K13))" table:style-name="ce6">
            <text:p>4</text:p>
          </table:table-cell>
          <table:table-cell office:value-type="float" office:value="14" table:formula="msoxl:=IF(SUM(L8:L13)=0,&quot;-&quot;,SUM(L8:L13))" table:style-name="ce6">
            <text:p>14</text:p>
          </table:table-cell>
          <table:table-cell office:value-type="float" office:value="7" table:formula="msoxl:=IF(SUM(M8:M13)=0,&quot;-&quot;,SUM(M8:M13))" table:style-name="ce6">
            <text:p>7</text:p>
          </table:table-cell>
          <table:table-cell office:value-type="string" office:string-value="-" table:formula="msoxl:=IF(SUM(N8:N13)=0,&quot;-&quot;,SUM(N8:N13))" table:style-name="ce6">
            <text:p>-</text:p>
          </table:table-cell>
          <table:table-cell office:value-type="string" office:string-value="-" table:formula="msoxl:=IF(SUM(O8:O13)=0,&quot;-&quot;,SUM(O8:O13))" table:style-name="ce6">
            <text:p>-</text:p>
          </table:table-cell>
          <table:table-cell office:value-type="float" office:value="10" table:formula="msoxl:=IF(SUM(P8:P13)=0,&quot;-&quot;,SUM(P8:P13))" table:style-name="ce6">
            <text:p>10</text:p>
          </table:table-cell>
          <table:table-cell office:value-type="string" office:string-value="-" table:formula="msoxl:=IF(SUM(Q8:Q13)=0,&quot;-&quot;,SUM(Q8:Q13)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總計</text:p>
          </table:table-cell>
          <table:table-cell office:value-type="string" table:style-name="ce21">
            <text:p>船上落海Fall from Craft</text:p>
          </table:table-cell>
          <table:table-cell office:value-type="float" office:value="15" table:formula="msoxl:=IF(SUM(F8,I8,L8,O8)=0,&quot;-&quot;,SUM(F8,I8,L8,O8))" table:style-name="ce6">
            <text:p>15</text:p>
          </table:table-cell>
          <table:table-cell office:value-type="float" office:value="3" table:formula="msoxl:=IF(SUM(G8,J8,M8,P8)=0,&quot;-&quot;,SUM(G8,J8,M8,P8))" table:style-name="ce6">
            <text:p>3</text:p>
          </table:table-cell>
          <table:table-cell office:value-type="float" office:value="4" table:formula="msoxl:=IF(SUM(H8,K8,N8,Q8)=0,&quot;-&quot;,SUM(H8,K8,N8,Q8))" table:style-name="ce6">
            <text:p>4</text:p>
          </table:table-cell>
          <table:table-cell office:value-type="float" office:value="1" table:formula="msoxl:=IF( SUM(F16,'遭難漁民數4(續完)'!F24)=0,&quot;-&quot;, SUM(F16,'遭難漁民數4(續完)'!F24))" table:style-name="ce6">
            <text:p>1</text:p>
          </table:table-cell>
          <table:table-cell office:value-type="string" office:string-value="-" table:formula="msoxl:=IF( SUM(G16,'遭難漁民數4(續完)'!G24)=0,&quot;-&quot;, SUM(G16,'遭難漁民數4(續完)'!G24))" table:style-name="ce6">
            <text:p>-</text:p>
          </table:table-cell>
          <table:table-cell office:value-type="string" office:string-value="-" table:formula="msoxl:=IF( SUM(H16,'遭難漁民數4(續完)'!H24)=0,&quot;-&quot;, SUM(H16,'遭難漁民數4(續完)'!H24))" table:style-name="ce6">
            <text:p>-</text:p>
          </table:table-cell>
          <table:table-cell office:value-type="float" office:value="4" table:formula="msoxl:=IF( SUM(I16,'遭難漁民數4(續完)'!I24)=0,&quot;-&quot;, SUM(I16,'遭難漁民數4(續完)'!I24))" table:style-name="ce6">
            <text:p>4</text:p>
          </table:table-cell>
          <table:table-cell office:value-type="string" office:string-value="-" table:formula="msoxl:=IF( SUM(J16,'遭難漁民數4(續完)'!J24)=0,&quot;-&quot;, SUM(J16,'遭難漁民數4(續完)'!J24))" table:style-name="ce6">
            <text:p>-</text:p>
          </table:table-cell>
          <table:table-cell office:value-type="float" office:value="4" table:formula="msoxl:=IF( SUM(K16,'遭難漁民數4(續完)'!K24)=0,&quot;-&quot;, SUM(K16,'遭難漁民數4(續完)'!K24))" table:style-name="ce6">
            <text:p>4</text:p>
          </table:table-cell>
          <table:table-cell office:value-type="float" office:value="10" table:formula="msoxl:=IF( SUM(L16,'遭難漁民數4(續完)'!L24)=0,&quot;-&quot;, SUM(L16,'遭難漁民數4(續完)'!L24))" table:style-name="ce6">
            <text:p>10</text:p>
          </table:table-cell>
          <table:table-cell office:value-type="float" office:value="3" table:formula="msoxl:=IF( SUM(M16,'遭難漁民數4(續完)'!M24)=0,&quot;-&quot;, SUM(M16,'遭難漁民數4(續完)'!M24))" table:style-name="ce6">
            <text:p>3</text:p>
          </table:table-cell>
          <table:table-cell office:value-type="string" office:string-value="-" table:formula="msoxl:=IF( SUM(N16,'遭難漁民數4(續完)'!N24)=0,&quot;-&quot;, SUM(N16,'遭難漁民數4(續完)'!N24))" table:style-name="ce6">
            <text:p>-</text:p>
          </table:table-cell>
          <table:table-cell office:value-type="string" office:string-value="-" table:formula="msoxl:=IF( SUM(O16,'遭難漁民數4(續完)'!O24)=0,&quot;-&quot;, SUM(O16,'遭難漁民數4(續完)'!O24))" table:style-name="ce6">
            <text:p>-</text:p>
          </table:table-cell>
          <table:table-cell office:value-type="string" office:string-value="-" table:formula="msoxl:=IF( SUM(P16,'遭難漁民數4(續完)'!P24)=0,&quot;-&quot;, SUM(P16,'遭難漁民數4(續完)'!P24))" table:style-name="ce6">
            <text:p>-</text:p>
          </table:table-cell>
          <table:table-cell office:value-type="string" office:string-value="-" table:formula="msoxl:=IF( SUM(Q16,'遭難漁民數4(續完)'!Q24)=0,&quot;-&quot;, SUM(Q16,'遭難漁民數4(續完)'!Q24)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GRAND TOTAL</text:p>
          </table:table-cell>
          <table:table-cell office:value-type="string" table:style-name="ce12">
            <text:p>漁船遭難Craft Disaster</text:p>
          </table:table-cell>
          <table:table-cell office:value-type="float" office:value="4" table:formula="msoxl:=IF(SUM(F9,I9,L9,O9)=0,&quot;-&quot;,SUM(F9,I9,L9,O9))" table:style-name="ce6">
            <text:p>4</text:p>
          </table:table-cell>
          <table:table-cell office:value-type="float" office:value="3" table:formula="msoxl:=IF(SUM(G9,J9,M9,P9)=0,&quot;-&quot;,SUM(G9,J9,M9,P9))" table:style-name="ce6">
            <text:p>3</text:p>
          </table:table-cell>
          <table:table-cell office:value-type="string" office:string-value="-" table:formula="msoxl:=IF(SUM(H9,K9,N9,Q9)=0,&quot;-&quot;,SUM(H9,K9,N9,Q9))" table:style-name="ce6">
            <text:p>-</text:p>
          </table:table-cell>
          <table:table-cell office:value-type="string" office:string-value="-" table:formula="msoxl:=IF( SUM(F17,'遭難漁民數4(續完)'!F25)=0,&quot;-&quot;, SUM(F17,'遭難漁民數4(續完)'!F25))" table:style-name="ce6">
            <text:p>-</text:p>
          </table:table-cell>
          <table:table-cell office:value-type="string" office:string-value="-" table:formula="msoxl:=IF( SUM(G17,'遭難漁民數4(續完)'!G25)=0,&quot;-&quot;, SUM(G17,'遭難漁民數4(續完)'!G25))" table:style-name="ce6">
            <text:p>-</text:p>
          </table:table-cell>
          <table:table-cell office:value-type="string" office:string-value="-" table:formula="msoxl:=IF( SUM(H17,'遭難漁民數4(續完)'!H25)=0,&quot;-&quot;, SUM(H17,'遭難漁民數4(續完)'!H25))" table:style-name="ce6">
            <text:p>-</text:p>
          </table:table-cell>
          <table:table-cell office:value-type="float" office:value="3" table:formula="msoxl:=IF( SUM(I17,'遭難漁民數4(續完)'!I25)=0,&quot;-&quot;, SUM(I17,'遭難漁民數4(續完)'!I25))" table:style-name="ce6">
            <text:p>3</text:p>
          </table:table-cell>
          <table:table-cell office:value-type="float" office:value="3" table:formula="msoxl:=IF( SUM(J17,'遭難漁民數4(續完)'!J25)=0,&quot;-&quot;, SUM(J17,'遭難漁民數4(續完)'!J25))" table:style-name="ce6">
            <text:p>3</text:p>
          </table:table-cell>
          <table:table-cell office:value-type="string" office:string-value="-" table:formula="msoxl:=IF( SUM(K17,'遭難漁民數4(續完)'!K25)=0,&quot;-&quot;, SUM(K17,'遭難漁民數4(續完)'!K25))" table:style-name="ce6">
            <text:p>-</text:p>
          </table:table-cell>
          <table:table-cell office:value-type="float" office:value="1" table:formula="msoxl:=IF( SUM(L17,'遭難漁民數4(續完)'!L25)=0,&quot;-&quot;, SUM(L17,'遭難漁民數4(續完)'!L25))" table:style-name="ce6">
            <text:p>1</text:p>
          </table:table-cell>
          <table:table-cell office:value-type="string" office:string-value="-" table:formula="msoxl:=IF( SUM(M17,'遭難漁民數4(續完)'!M25)=0,&quot;-&quot;, SUM(M17,'遭難漁民數4(續完)'!M25))" table:style-name="ce6">
            <text:p>-</text:p>
          </table:table-cell>
          <table:table-cell office:value-type="string" office:string-value="-" table:formula="msoxl:=IF( SUM(N17,'遭難漁民數4(續完)'!N25)=0,&quot;-&quot;, SUM(N17,'遭難漁民數4(續完)'!N25))" table:style-name="ce6">
            <text:p>-</text:p>
          </table:table-cell>
          <table:table-cell office:value-type="string" office:string-value="-" table:formula="msoxl:=IF( SUM(O17,'遭難漁民數4(續完)'!O25)=0,&quot;-&quot;, SUM(O17,'遭難漁民數4(續完)'!O25))" table:style-name="ce6">
            <text:p>-</text:p>
          </table:table-cell>
          <table:table-cell office:value-type="string" office:string-value="-" table:formula="msoxl:=IF( SUM(P17,'遭難漁民數4(續完)'!P25)=0,&quot;-&quot;, SUM(P17,'遭難漁民數4(續完)'!P25))" table:style-name="ce6">
            <text:p>-</text:p>
          </table:table-cell>
          <table:table-cell office:value-type="string" office:string-value="-" table:formula="msoxl:=IF( SUM(Q17,'遭難漁民數4(續完)'!Q25)=0,&quot;-&quot;, SUM(Q17,'遭難漁民數4(續完)'!Q25))" table:style-name="ce6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船上傷病Disease</text:p>
          </table:table-cell>
          <table:table-cell office:value-type="float" office:value="8" table:formula="msoxl:=IF(SUM(F10,I10,L10,O10)=0,&quot;-&quot;,SUM(F10,I10,L10,O10))" table:style-name="ce6">
            <text:p>8</text:p>
          </table:table-cell>
          <table:table-cell office:value-type="float" office:value="4" table:formula="msoxl:=IF(SUM(G10,J10,M10,P10)=0,&quot;-&quot;,SUM(G10,J10,M10,P10))" table:style-name="ce6">
            <text:p>4</text:p>
          </table:table-cell>
          <table:table-cell office:value-type="string" office:string-value="-" table:formula="msoxl:=IF(SUM(H10,K10,N10,Q10)=0,&quot;-&quot;,SUM(H10,K10,N10,Q10))" table:style-name="ce6">
            <text:p>-</text:p>
          </table:table-cell>
          <table:table-cell office:value-type="float" office:value="5" table:formula="msoxl:=IF( SUM(F18,'遭難漁民數4(續完)'!F26)=0,&quot;-&quot;, SUM(F18,'遭難漁民數4(續完)'!F26))" table:style-name="ce6">
            <text:p>5</text:p>
          </table:table-cell>
          <table:table-cell office:value-type="string" office:string-value="-" table:formula="msoxl:=IF( SUM(G18,'遭難漁民數4(續完)'!G26)=0,&quot;-&quot;, SUM(G18,'遭難漁民數4(續完)'!G26))" table:style-name="ce6">
            <text:p>-</text:p>
          </table:table-cell>
          <table:table-cell office:value-type="string" office:string-value="-" table:formula="msoxl:=IF( SUM(H18,'遭難漁民數4(續完)'!H26)=0,&quot;-&quot;, SUM(H18,'遭難漁民數4(續完)'!H26))" table:style-name="ce6">
            <text:p>-</text:p>
          </table:table-cell>
          <table:table-cell office:value-type="float" office:value="2" table:formula="msoxl:=IF( SUM(I18,'遭難漁民數4(續完)'!I26)=0,&quot;-&quot;, SUM(I18,'遭難漁民數4(續完)'!I26))" table:style-name="ce6">
            <text:p>2</text:p>
          </table:table-cell>
          <table:table-cell office:value-type="float" office:value="2" table:formula="msoxl:=IF( SUM(J18,'遭難漁民數4(續完)'!J26)=0,&quot;-&quot;, SUM(J18,'遭難漁民數4(續完)'!J26))" table:style-name="ce6">
            <text:p>2</text:p>
          </table:table-cell>
          <table:table-cell office:value-type="string" office:string-value="-" table:formula="msoxl:=IF( SUM(K18,'遭難漁民數4(續完)'!K26)=0,&quot;-&quot;, SUM(K18,'遭難漁民數4(續完)'!K26))" table:style-name="ce6">
            <text:p>-</text:p>
          </table:table-cell>
          <table:table-cell office:value-type="float" office:value="1" table:formula="msoxl:=IF( SUM(L18,'遭難漁民數4(續完)'!L26)=0,&quot;-&quot;, SUM(L18,'遭難漁民數4(續完)'!L26))" table:style-name="ce6">
            <text:p>1</text:p>
          </table:table-cell>
          <table:table-cell office:value-type="float" office:value="2" table:formula="msoxl:=IF( SUM(M18,'遭難漁民數4(續完)'!M26)=0,&quot;-&quot;, SUM(M18,'遭難漁民數4(續完)'!M26))" table:style-name="ce6">
            <text:p>2</text:p>
          </table:table-cell>
          <table:table-cell office:value-type="string" office:string-value="-" table:formula="msoxl:=IF( SUM(N18,'遭難漁民數4(續完)'!N26)=0,&quot;-&quot;, SUM(N18,'遭難漁民數4(續完)'!N26))" table:style-name="ce6">
            <text:p>-</text:p>
          </table:table-cell>
          <table:table-cell office:value-type="string" office:string-value="-" table:formula="msoxl:=IF( SUM(O18,'遭難漁民數4(續完)'!O26)=0,&quot;-&quot;, SUM(O18,'遭難漁民數4(續完)'!O26))" table:style-name="ce6">
            <text:p>-</text:p>
          </table:table-cell>
          <table:table-cell office:value-type="string" office:string-value="-" table:formula="msoxl:=IF( SUM(P18,'遭難漁民數4(續完)'!P26)=0,&quot;-&quot;, SUM(P18,'遭難漁民數4(續完)'!P26))" table:style-name="ce6">
            <text:p>-</text:p>
          </table:table-cell>
          <table:table-cell office:value-type="string" office:string-value="-" table:formula="msoxl:=IF( SUM(Q18,'遭難漁民數4(續完)'!Q26)=0,&quot;-&quot;, SUM(Q18,'遭難漁民數4(續完)'!Q26))" table:style-name="ce6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非船上落海Fall</text:p>
          </table:table-cell>
          <table:table-cell office:value-type="float" office:value="2" table:formula="msoxl:=IF(SUM(F11,I11,L11,O11)=0,&quot;-&quot;,SUM(F11,I11,L11,O11))" table:style-name="ce6">
            <text:p>2</text:p>
          </table:table-cell>
          <table:table-cell office:value-type="string" office:string-value="-" table:formula="msoxl:=IF(SUM(G11,J11,M11,P11)=0,&quot;-&quot;,SUM(G11,J11,M11,P11))" table:style-name="ce6">
            <text:p>-</text:p>
          </table:table-cell>
          <table:table-cell office:value-type="string" office:string-value="-" table:formula="msoxl:=IF(SUM(H11,K11,N11,Q11)=0,&quot;-&quot;,SUM(H11,K11,N11,Q11))" table:style-name="ce6">
            <text:p>-</text:p>
          </table:table-cell>
          <table:table-cell office:value-type="string" office:string-value="-" table:formula="msoxl:=IF( SUM(F19,'遭難漁民數4(續完)'!F27)=0,&quot;-&quot;, SUM(F19,'遭難漁民數4(續完)'!F27))" table:style-name="ce6">
            <text:p>-</text:p>
          </table:table-cell>
          <table:table-cell office:value-type="string" office:string-value="-" table:formula="msoxl:=IF( SUM(G19,'遭難漁民數4(續完)'!G27)=0,&quot;-&quot;, SUM(G19,'遭難漁民數4(續完)'!G27))" table:style-name="ce6">
            <text:p>-</text:p>
          </table:table-cell>
          <table:table-cell office:value-type="string" office:string-value="-" table:formula="msoxl:=IF( SUM(H19,'遭難漁民數4(續完)'!H27)=0,&quot;-&quot;, SUM(H19,'遭難漁民數4(續完)'!H27))" table:style-name="ce6">
            <text:p>-</text:p>
          </table:table-cell>
          <table:table-cell office:value-type="float" office:value="2" table:formula="msoxl:=IF( SUM(I19,'遭難漁民數4(續完)'!I27)=0,&quot;-&quot;, SUM(I19,'遭難漁民數4(續完)'!I27))" table:style-name="ce6">
            <text:p>2</text:p>
          </table:table-cell>
          <table:table-cell office:value-type="string" office:string-value="-" table:formula="msoxl:=IF( SUM(J19,'遭難漁民數4(續完)'!J27)=0,&quot;-&quot;, SUM(J19,'遭難漁民數4(續完)'!J27))" table:style-name="ce6">
            <text:p>-</text:p>
          </table:table-cell>
          <table:table-cell office:value-type="string" office:string-value="-" table:formula="msoxl:=IF( SUM(K19,'遭難漁民數4(續完)'!K27)=0,&quot;-&quot;, SUM(K19,'遭難漁民數4(續完)'!K27))" table:style-name="ce6">
            <text:p>-</text:p>
          </table:table-cell>
          <table:table-cell office:value-type="string" office:string-value="-" table:formula="msoxl:=IF( SUM(L19,'遭難漁民數4(續完)'!L27)=0,&quot;-&quot;, SUM(L19,'遭難漁民數4(續完)'!L27))" table:style-name="ce6">
            <text:p>-</text:p>
          </table:table-cell>
          <table:table-cell office:value-type="string" office:string-value="-" table:formula="msoxl:=IF( SUM(M19,'遭難漁民數4(續完)'!M27)=0,&quot;-&quot;, SUM(M19,'遭難漁民數4(續完)'!M27))" table:style-name="ce6">
            <text:p>-</text:p>
          </table:table-cell>
          <table:table-cell office:value-type="string" office:string-value="-" table:formula="msoxl:=IF( SUM(N19,'遭難漁民數4(續完)'!N27)=0,&quot;-&quot;, SUM(N19,'遭難漁民數4(續完)'!N27))" table:style-name="ce6">
            <text:p>-</text:p>
          </table:table-cell>
          <table:table-cell office:value-type="string" office:string-value="-" table:formula="msoxl:=IF( SUM(O19,'遭難漁民數4(續完)'!O27)=0,&quot;-&quot;, SUM(O19,'遭難漁民數4(續完)'!O27))" table:style-name="ce6">
            <text:p>-</text:p>
          </table:table-cell>
          <table:table-cell office:value-type="string" office:string-value="-" table:formula="msoxl:=IF( SUM(P19,'遭難漁民數4(續完)'!P27)=0,&quot;-&quot;, SUM(P19,'遭難漁民數4(續完)'!P27))" table:style-name="ce6">
            <text:p>-</text:p>
          </table:table-cell>
          <table:table-cell office:value-type="string" office:string-value="-" table:formula="msoxl:=IF( SUM(Q19,'遭難漁民數4(續完)'!Q27)=0,&quot;-&quot;, SUM(Q19,'遭難漁民數4(續完)'!Q27))" table:style-name="ce6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潛水Dive</text:p>
          </table:table-cell>
          <table:table-cell office:value-type="float" office:value="1" table:formula="msoxl:=IF(SUM(F12,I12,L12,O12)=0,&quot;-&quot;,SUM(F12,I12,L12,O12))" table:style-name="ce6">
            <text:p>1</text:p>
          </table:table-cell>
          <table:table-cell office:value-type="string" office:string-value="-" table:formula="msoxl:=IF(SUM(G12,J12,M12,P12)=0,&quot;-&quot;,SUM(G12,J12,M12,P12))" table:style-name="ce6">
            <text:p>-</text:p>
          </table:table-cell>
          <table:table-cell office:value-type="string" office:string-value="-" table:formula="msoxl:=IF(SUM(H12,K12,N12,Q12)=0,&quot;-&quot;,SUM(H12,K12,N12,Q12))" table:style-name="ce6">
            <text:p>-</text:p>
          </table:table-cell>
          <table:table-cell office:value-type="string" office:string-value="-" table:formula="msoxl:=IF( SUM(F20,'遭難漁民數4(續完)'!F28)=0,&quot;-&quot;, SUM(F20,'遭難漁民數4(續完)'!F28))" table:style-name="ce6">
            <text:p>-</text:p>
          </table:table-cell>
          <table:table-cell office:value-type="string" office:string-value="-" table:formula="msoxl:=IF( SUM(G20,'遭難漁民數4(續完)'!G28)=0,&quot;-&quot;, SUM(G20,'遭難漁民數4(續完)'!G28))" table:style-name="ce6">
            <text:p>-</text:p>
          </table:table-cell>
          <table:table-cell office:value-type="string" office:string-value="-" table:formula="msoxl:=IF( SUM(H20,'遭難漁民數4(續完)'!H28)=0,&quot;-&quot;, SUM(H20,'遭難漁民數4(續完)'!H28))" table:style-name="ce6">
            <text:p>-</text:p>
          </table:table-cell>
          <table:table-cell office:value-type="string" office:string-value="-" table:formula="msoxl:=IF( SUM(I20,'遭難漁民數4(續完)'!I28)=0,&quot;-&quot;, SUM(I20,'遭難漁民數4(續完)'!I28))" table:style-name="ce6">
            <text:p>-</text:p>
          </table:table-cell>
          <table:table-cell office:value-type="string" office:string-value="-" table:formula="msoxl:=IF( SUM(J20,'遭難漁民數4(續完)'!J28)=0,&quot;-&quot;, SUM(J20,'遭難漁民數4(續完)'!J28))" table:style-name="ce6">
            <text:p>-</text:p>
          </table:table-cell>
          <table:table-cell office:value-type="string" office:string-value="-" table:formula="msoxl:=IF( SUM(K20,'遭難漁民數4(續完)'!K28)=0,&quot;-&quot;, SUM(K20,'遭難漁民數4(續完)'!K28))" table:style-name="ce6">
            <text:p>-</text:p>
          </table:table-cell>
          <table:table-cell office:value-type="float" office:value="1" table:formula="msoxl:=IF( SUM(L20,'遭難漁民數4(續完)'!L28)=0,&quot;-&quot;, SUM(L20,'遭難漁民數4(續完)'!L28))" table:style-name="ce6">
            <text:p>1</text:p>
          </table:table-cell>
          <table:table-cell office:value-type="string" office:string-value="-" table:formula="msoxl:=IF( SUM(M20,'遭難漁民數4(續完)'!M28)=0,&quot;-&quot;, SUM(M20,'遭難漁民數4(續完)'!M28))" table:style-name="ce6">
            <text:p>-</text:p>
          </table:table-cell>
          <table:table-cell office:value-type="string" office:string-value="-" table:formula="msoxl:=IF( SUM(N20,'遭難漁民數4(續完)'!N28)=0,&quot;-&quot;, SUM(N20,'遭難漁民數4(續完)'!N28))" table:style-name="ce6">
            <text:p>-</text:p>
          </table:table-cell>
          <table:table-cell office:value-type="string" office:string-value="-" table:formula="msoxl:=IF( SUM(O20,'遭難漁民數4(續完)'!O28)=0,&quot;-&quot;, SUM(O20,'遭難漁民數4(續完)'!O28))" table:style-name="ce6">
            <text:p>-</text:p>
          </table:table-cell>
          <table:table-cell office:value-type="string" office:string-value="-" table:formula="msoxl:=IF( SUM(P20,'遭難漁民數4(續完)'!P28)=0,&quot;-&quot;, SUM(P20,'遭難漁民數4(續完)'!P28))" table:style-name="ce6">
            <text:p>-</text:p>
          </table:table-cell>
          <table:table-cell office:value-type="string" office:string-value="-" table:formula="msoxl:=IF( SUM(Q20,'遭難漁民數4(續完)'!Q28)=0,&quot;-&quot;, SUM(Q20,'遭難漁民數4(續完)'!Q28))" table:style-name="ce6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其他Others</text:p>
          </table:table-cell>
          <table:table-cell office:value-type="float" office:value="3" table:formula="msoxl:=IF(SUM(F13,I13,L13,O13)=0,&quot;-&quot;,SUM(F13,I13,L13,O13))" table:style-name="ce6">
            <text:p>3</text:p>
          </table:table-cell>
          <table:table-cell office:value-type="float" office:value="16" table:formula="msoxl:=IF(SUM(G13,J13,M13,P13)=0,&quot;-&quot;,SUM(G13,J13,M13,P13))" table:style-name="ce6">
            <text:p>16</text:p>
          </table:table-cell>
          <table:table-cell office:value-type="string" office:string-value="-" table:formula="msoxl:=IF(SUM(H13,K13,N13,Q13)=0,&quot;-&quot;,SUM(H13,K13,N13,Q13))" table:style-name="ce6">
            <text:p>-</text:p>
          </table:table-cell>
          <table:table-cell office:value-type="string" office:string-value="-" table:formula="msoxl:=IF( SUM(F21,'遭難漁民數4(續完)'!F29)=0,&quot;-&quot;, SUM(F21,'遭難漁民數4(續完)'!F29))" table:style-name="ce6">
            <text:p>-</text:p>
          </table:table-cell>
          <table:table-cell office:value-type="float" office:value="1" table:formula="msoxl:=IF( SUM(G21,'遭難漁民數4(續完)'!G29)=0,&quot;-&quot;, SUM(G21,'遭難漁民數4(續完)'!G29))" table:style-name="ce6">
            <text:p>1</text:p>
          </table:table-cell>
          <table:table-cell office:value-type="string" office:string-value="-" table:formula="msoxl:=IF( SUM(H21,'遭難漁民數4(續完)'!H29)=0,&quot;-&quot;, SUM(H21,'遭難漁民數4(續完)'!H29))" table:style-name="ce6">
            <text:p>-</text:p>
          </table:table-cell>
          <table:table-cell office:value-type="float" office:value="2" table:formula="msoxl:=IF( SUM(I21,'遭難漁民數4(續完)'!I29)=0,&quot;-&quot;, SUM(I21,'遭難漁民數4(續完)'!I29))" table:style-name="ce6">
            <text:p>2</text:p>
          </table:table-cell>
          <table:table-cell office:value-type="float" office:value="3" table:formula="msoxl:=IF( SUM(J21,'遭難漁民數4(續完)'!J29)=0,&quot;-&quot;, SUM(J21,'遭難漁民數4(續完)'!J29))" table:style-name="ce6">
            <text:p>3</text:p>
          </table:table-cell>
          <table:table-cell office:value-type="string" office:string-value="-" table:formula="msoxl:=IF( SUM(K21,'遭難漁民數4(續完)'!K29)=0,&quot;-&quot;, SUM(K21,'遭難漁民數4(續完)'!K29))" table:style-name="ce6">
            <text:p>-</text:p>
          </table:table-cell>
          <table:table-cell office:value-type="float" office:value="1" table:formula="msoxl:=IF( SUM(L21,'遭難漁民數4(續完)'!L29)=0,&quot;-&quot;, SUM(L21,'遭難漁民數4(續完)'!L29))" table:style-name="ce6">
            <text:p>1</text:p>
          </table:table-cell>
          <table:table-cell office:value-type="float" office:value="2" table:formula="msoxl:=IF( SUM(M21,'遭難漁民數4(續完)'!M29)=0,&quot;-&quot;, SUM(M21,'遭難漁民數4(續完)'!M29))" table:style-name="ce6">
            <text:p>2</text:p>
          </table:table-cell>
          <table:table-cell office:value-type="string" office:string-value="-" table:formula="msoxl:=IF( SUM(N21,'遭難漁民數4(續完)'!N29)=0,&quot;-&quot;, SUM(N21,'遭難漁民數4(續完)'!N29))" table:style-name="ce6">
            <text:p>-</text:p>
          </table:table-cell>
          <table:table-cell office:value-type="string" office:string-value="-" table:formula="msoxl:=IF( SUM(O21,'遭難漁民數4(續完)'!O29)=0,&quot;-&quot;, SUM(O21,'遭難漁民數4(續完)'!O29))" table:style-name="ce6">
            <text:p>-</text:p>
          </table:table-cell>
          <table:table-cell office:value-type="float" office:value="10" table:formula="msoxl:=IF( SUM(P21,'遭難漁民數4(續完)'!P29)=0,&quot;-&quot;, SUM(P21,'遭難漁民數4(續完)'!P29))" table:style-name="ce6">
            <text:p>10</text:p>
          </table:table-cell>
          <table:table-cell office:value-type="string" office:string-value="-" table:formula="msoxl:=IF( SUM(Q21,'遭難漁民數4(續完)'!Q29)=0,&quot;-&quot;, SUM(Q21,'遭難漁民數4(續完)'!Q29))" table:style-name="ce6">
            <text:p>-</text:p>
          </table:table-cell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3">
            <text:p>合計Total</text:p>
          </table:table-cell>
          <table:table-cell office:value-type="float" office:value="33" table:formula="msoxl:=IF(SUM(C16:C21)=0,&quot;-&quot;,SUM(C16:C21))" table:style-name="ce6">
            <text:p>33</text:p>
          </table:table-cell>
          <table:table-cell office:value-type="float" office:value="26" table:formula="msoxl:=IF(SUM(D16:D21)=0,&quot;-&quot;,SUM(D16:D21))" table:style-name="ce6">
            <text:p>26</text:p>
          </table:table-cell>
          <table:table-cell office:value-type="float" office:value="2" table:formula="msoxl:=IF(SUM(E16:E21)=0,&quot;-&quot;,SUM(E16:E21))" table:style-name="ce6">
            <text:p>2</text:p>
          </table:table-cell>
          <table:table-cell office:value-type="float" office:value="6" table:formula="msoxl:=IF(SUM(F16:F21)=0,&quot;-&quot;,SUM(F16:F21))" table:style-name="ce6">
            <text:p>6</text:p>
          </table:table-cell>
          <table:table-cell office:value-type="float" office:value="1" table:formula="msoxl:=IF(SUM(G16:G21)=0,&quot;-&quot;,SUM(G16:G21))" table:style-name="ce6">
            <text:p>1</text:p>
          </table:table-cell>
          <table:table-cell office:value-type="string" office:string-value="-" table:formula="msoxl:=IF(SUM(H16:H21)=0,&quot;-&quot;,SUM(H16:H21))" table:style-name="ce6">
            <text:p>-</text:p>
          </table:table-cell>
          <table:table-cell office:value-type="float" office:value="13" table:formula="msoxl:=IF(SUM(I16:I21)=0,&quot;-&quot;,SUM(I16:I21))" table:style-name="ce6">
            <text:p>13</text:p>
          </table:table-cell>
          <table:table-cell office:value-type="float" office:value="8" table:formula="msoxl:=IF(SUM(J16:J21)=0,&quot;-&quot;,SUM(J16:J21))" table:style-name="ce6">
            <text:p>8</text:p>
          </table:table-cell>
          <table:table-cell office:value-type="float" office:value="2" table:formula="msoxl:=IF(SUM(K16:K21)=0,&quot;-&quot;,SUM(K16:K21))" table:style-name="ce6">
            <text:p>2</text:p>
          </table:table-cell>
          <table:table-cell office:value-type="float" office:value="14" table:formula="msoxl:=IF(SUM(L16:L21)=0,&quot;-&quot;,SUM(L16:L21))" table:style-name="ce6">
            <text:p>14</text:p>
          </table:table-cell>
          <table:table-cell office:value-type="float" office:value="7" table:formula="msoxl:=IF(SUM(M16:M21)=0,&quot;-&quot;,SUM(M16:M21))" table:style-name="ce6">
            <text:p>7</text:p>
          </table:table-cell>
          <table:table-cell office:value-type="string" office:string-value="-" table:formula="msoxl:=IF(SUM(N16:N21)=0,&quot;-&quot;,SUM(N16:N21))" table:style-name="ce6">
            <text:p>-</text:p>
          </table:table-cell>
          <table:table-cell office:value-type="string" office:string-value="-" table:formula="msoxl:=IF(SUM(O16:O21)=0,&quot;-&quot;,SUM(O16:O21))" table:style-name="ce6">
            <text:p>-</text:p>
          </table:table-cell>
          <table:table-cell office:value-type="float" office:value="10" table:formula="msoxl:=IF(SUM(P16:P21)=0,&quot;-&quot;,SUM(P16:P21))" table:style-name="ce6">
            <text:p>10</text:p>
          </table:table-cell>
          <table:table-cell office:value-type="string" office:string-value="-" table:formula="msoxl:=IF(SUM(Q16:Q21)=0,&quot;-&quot;,SUM(Q16:Q21)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臺灣地區</text:p>
          </table:table-cell>
          <table:table-cell office:value-type="string" table:style-name="ce12">
            <text:p>船上落海Fall from Craft</text:p>
          </table:table-cell>
          <table:table-cell office:value-type="float" office:value="15" table:formula="msoxl:=IF(SUM(F16,I16,L16,O16)=0,&quot;-&quot;,SUM(F16,I16,L16,O16))" table:style-name="ce6">
            <text:p>15</text:p>
          </table:table-cell>
          <table:table-cell office:value-type="float" office:value="3" table:formula="msoxl:=IF(SUM(G16,J16,M16,P16)=0,&quot;-&quot;,SUM(G16,J16,M16,P16))" table:style-name="ce6">
            <text:p>3</text:p>
          </table:table-cell>
          <table:table-cell office:value-type="float" office:value="2" table:formula="msoxl:=IF(SUM(H16,K16,N16,Q16)=0,&quot;-&quot;,SUM(H16,K16,N16,Q16))" table:style-name="ce6">
            <text:p>2</text:p>
          </table:table-cell>
          <table:table-cell office:value-type="float" office:value="1" table:formula="msoxl:=IF(SUM(F24,F32,F40)+&#10;SUM('遭難漁民數1(續)'!F8,'遭難漁民數1(續)'!F16,'遭難漁民數1(續)'!F24,'遭難漁民數1(續)'!F32,'遭難漁民數1(續)'!F40)+&#10;SUM('遭難漁民數2(續)'!F8,'遭難漁民數2(續)'!F16,'遭難漁民數2(續)'!F24,'遭難漁民數2(續)'!F32,'遭難漁民數2(續)'!F40)+&#10;SUM('遭難漁民數3(續)'!F8,'遭難漁民數3(續)'!F16,'遭難漁民數3(續)'!F24,'遭難漁民數3(續)'!F32,'遭難漁民數3(續)'!F40)+&#10;SUM('遭難漁民數4(續完)'!F8,'遭難漁民數4(續完)'!F16)=0,&quot;-&quot;, SUM(F24,F32,F40)+&#10;SUM('遭難漁民數1(續)'!F8,'遭難漁民數1(續)'!F16,'遭難漁民數1(續)'!F24,'遭難漁民數1(續)'!F32,'遭難漁民數1(續)'!F40)+&#10;SUM('遭難漁民數2(續)'!F8,'遭難漁民數2(續)'!F16,'遭難漁民數2(續)'!F24,'遭難漁民數2(續)'!F32,'遭難漁民數2(續)'!F40)+&#10;SUM('遭難漁民數3(續)'!F8,'遭難漁民數3(續)'!F16,'遭難漁民數3(續)'!F24,'遭難漁民數3(續)'!F32,'遭難漁民數3(續)'!F40)+&#10;SUM('遭難漁民數4(續完)'!F8,'遭難漁民數4(續完)'!F16) )" table:style-name="ce6">
            <text:p>1</text:p>
          </table:table-cell>
          <table:table-cell office:value-type="string" office:string-value="-" table:formula="msoxl:=IF(SUM(G24,G32,G40)+&#10;SUM('遭難漁民數1(續)'!G8,'遭難漁民數1(續)'!G16,'遭難漁民數1(續)'!G24,'遭難漁民數1(續)'!G32,'遭難漁民數1(續)'!G40)+&#10;SUM('遭難漁民數2(續)'!G8,'遭難漁民數2(續)'!G16,'遭難漁民數2(續)'!G24,'遭難漁民數2(續)'!G32,'遭難漁民數2(續)'!G40)+&#10;SUM('遭難漁民數3(續)'!G8,'遭難漁民數3(續)'!G16,'遭難漁民數3(續)'!G24,'遭難漁民數3(續)'!G32,'遭難漁民數3(續)'!G40)+&#10;SUM('遭難漁民數4(續完)'!G8,'遭難漁民數4(續完)'!G16)=0,&quot;-&quot;, SUM(G24,G32,G40)+&#10;SUM('遭難漁民數1(續)'!G8,'遭難漁民數1(續)'!G16,'遭難漁民數1(續)'!G24,'遭難漁民數1(續)'!G32,'遭難漁民數1(續)'!G40)+&#10;SUM('遭難漁民數2(續)'!G8,'遭難漁民數2(續)'!G16,'遭難漁民數2(續)'!G24,'遭難漁民數2(續)'!G32,'遭難漁民數2(續)'!G40)+&#10;SUM('遭難漁民數3(續)'!G8,'遭難漁民數3(續)'!G16,'遭難漁民數3(續)'!G24,'遭難漁民數3(續)'!G32,'遭難漁民數3(續)'!G40)+&#10;SUM('遭難漁民數4(續完)'!G8,'遭難漁民數4(續完)'!G16) )" table:style-name="ce6">
            <text:p>-</text:p>
          </table:table-cell>
          <table:table-cell office:value-type="string" office:string-value="-" table:formula="msoxl:=IF(SUM(H24,H32,H40)+&#10;SUM('遭難漁民數1(續)'!H8,'遭難漁民數1(續)'!H16,'遭難漁民數1(續)'!H24,'遭難漁民數1(續)'!H32,'遭難漁民數1(續)'!H40)+&#10;SUM('遭難漁民數2(續)'!H8,'遭難漁民數2(續)'!H16,'遭難漁民數2(續)'!H24,'遭難漁民數2(續)'!H32,'遭難漁民數2(續)'!H40)+&#10;SUM('遭難漁民數3(續)'!H8,'遭難漁民數3(續)'!H16,'遭難漁民數3(續)'!H24,'遭難漁民數3(續)'!H32,'遭難漁民數3(續)'!H40)+&#10;SUM('遭難漁民數4(續完)'!H8,'遭難漁民數4(續完)'!H16)=0,&quot;-&quot;, SUM(H24,H32,H40)+&#10;SUM('遭難漁民數1(續)'!H8,'遭難漁民數1(續)'!H16,'遭難漁民數1(續)'!H24,'遭難漁民數1(續)'!H32,'遭難漁民數1(續)'!H40)+&#10;SUM('遭難漁民數2(續)'!H8,'遭難漁民數2(續)'!H16,'遭難漁民數2(續)'!H24,'遭難漁民數2(續)'!H32,'遭難漁民數2(續)'!H40)+&#10;SUM('遭難漁民數3(續)'!H8,'遭難漁民數3(續)'!H16,'遭難漁民數3(續)'!H24,'遭難漁民數3(續)'!H32,'遭難漁民數3(續)'!H40)+&#10;SUM('遭難漁民數4(續完)'!H8,'遭難漁民數4(續完)'!H16) )" table:style-name="ce6">
            <text:p>-</text:p>
          </table:table-cell>
          <table:table-cell office:value-type="float" office:value="4" table:formula="msoxl:=IF(SUM(I24,I32,I40)+&#10;SUM('遭難漁民數1(續)'!I8,'遭難漁民數1(續)'!I16,'遭難漁民數1(續)'!I24,'遭難漁民數1(續)'!I32,'遭難漁民數1(續)'!I40)+&#10;SUM('遭難漁民數2(續)'!I8,'遭難漁民數2(續)'!I16,'遭難漁民數2(續)'!I24,'遭難漁民數2(續)'!I32,'遭難漁民數2(續)'!I40)+&#10;SUM('遭難漁民數3(續)'!I8,'遭難漁民數3(續)'!I16,'遭難漁民數3(續)'!I24,'遭難漁民數3(續)'!I32,'遭難漁民數3(續)'!I40)+&#10;SUM('遭難漁民數4(續完)'!I8,'遭難漁民數4(續完)'!I16)=0,&quot;-&quot;, SUM(I24,I32,I40)+&#10;SUM('遭難漁民數1(續)'!I8,'遭難漁民數1(續)'!I16,'遭難漁民數1(續)'!I24,'遭難漁民數1(續)'!I32,'遭難漁民數1(續)'!I40)+&#10;SUM('遭難漁民數2(續)'!I8,'遭難漁民數2(續)'!I16,'遭難漁民數2(續)'!I24,'遭難漁民數2(續)'!I32,'遭難漁民數2(續)'!I40)+&#10;SUM('遭難漁民數3(續)'!I8,'遭難漁民數3(續)'!I16,'遭難漁民數3(續)'!I24,'遭難漁民數3(續)'!I32,'遭難漁民數3(續)'!I40)+&#10;SUM('遭難漁民數4(續完)'!I8,'遭難漁民數4(續完)'!I16) )" table:style-name="ce6">
            <text:p>4</text:p>
          </table:table-cell>
          <table:table-cell office:value-type="string" office:string-value="-" table:formula="msoxl:=IF(SUM(J24,J32,J40)+&#10;SUM('遭難漁民數1(續)'!J8,'遭難漁民數1(續)'!J16,'遭難漁民數1(續)'!J24,'遭難漁民數1(續)'!J32,'遭難漁民數1(續)'!J40)+&#10;SUM('遭難漁民數2(續)'!J8,'遭難漁民數2(續)'!J16,'遭難漁民數2(續)'!J24,'遭難漁民數2(續)'!J32,'遭難漁民數2(續)'!J40)+&#10;SUM('遭難漁民數3(續)'!J8,'遭難漁民數3(續)'!J16,'遭難漁民數3(續)'!J24,'遭難漁民數3(續)'!J32,'遭難漁民數3(續)'!J40)+&#10;SUM('遭難漁民數4(續完)'!J8,'遭難漁民數4(續完)'!J16)=0,&quot;-&quot;, SUM(J24,J32,J40)+&#10;SUM('遭難漁民數1(續)'!J8,'遭難漁民數1(續)'!J16,'遭難漁民數1(續)'!J24,'遭難漁民數1(續)'!J32,'遭難漁民數1(續)'!J40)+&#10;SUM('遭難漁民數2(續)'!J8,'遭難漁民數2(續)'!J16,'遭難漁民數2(續)'!J24,'遭難漁民數2(續)'!J32,'遭難漁民數2(續)'!J40)+&#10;SUM('遭難漁民數3(續)'!J8,'遭難漁民數3(續)'!J16,'遭難漁民數3(續)'!J24,'遭難漁民數3(續)'!J32,'遭難漁民數3(續)'!J40)+&#10;SUM('遭難漁民數4(續完)'!J8,'遭難漁民數4(續完)'!J16) )" table:style-name="ce6">
            <text:p>-</text:p>
          </table:table-cell>
          <table:table-cell office:value-type="float" office:value="2" table:formula="msoxl:=IF(SUM(K24,K32,K40)+&#10;SUM('遭難漁民數1(續)'!K8,'遭難漁民數1(續)'!K16,'遭難漁民數1(續)'!K24,'遭難漁民數1(續)'!K32,'遭難漁民數1(續)'!K40)+&#10;SUM('遭難漁民數2(續)'!K8,'遭難漁民數2(續)'!K16,'遭難漁民數2(續)'!K24,'遭難漁民數2(續)'!K32,'遭難漁民數2(續)'!K40)+&#10;SUM('遭難漁民數3(續)'!K8,'遭難漁民數3(續)'!K16,'遭難漁民數3(續)'!K24,'遭難漁民數3(續)'!K32,'遭難漁民數3(續)'!K40)+&#10;SUM('遭難漁民數4(續完)'!K8,'遭難漁民數4(續完)'!K16)=0,&quot;-&quot;, SUM(K24,K32,K40)+&#10;SUM('遭難漁民數1(續)'!K8,'遭難漁民數1(續)'!K16,'遭難漁民數1(續)'!K24,'遭難漁民數1(續)'!K32,'遭難漁民數1(續)'!K40)+&#10;SUM('遭難漁民數2(續)'!K8,'遭難漁民數2(續)'!K16,'遭難漁民數2(續)'!K24,'遭難漁民數2(續)'!K32,'遭難漁民數2(續)'!K40)+&#10;SUM('遭難漁民數3(續)'!K8,'遭難漁民數3(續)'!K16,'遭難漁民數3(續)'!K24,'遭難漁民數3(續)'!K32,'遭難漁民數3(續)'!K40)+&#10;SUM('遭難漁民數4(續完)'!K8,'遭難漁民數4(續完)'!K16) )" table:style-name="ce6">
            <text:p>2</text:p>
          </table:table-cell>
          <table:table-cell office:value-type="float" office:value="10" table:formula="msoxl:=IF(SUM(L24,L32,L40)+&#10;SUM('遭難漁民數1(續)'!L8,'遭難漁民數1(續)'!L16,'遭難漁民數1(續)'!L24,'遭難漁民數1(續)'!L32,'遭難漁民數1(續)'!L40)+&#10;SUM('遭難漁民數2(續)'!L8,'遭難漁民數2(續)'!L16,'遭難漁民數2(續)'!L24,'遭難漁民數2(續)'!L32,'遭難漁民數2(續)'!L40)+&#10;SUM('遭難漁民數3(續)'!L8,'遭難漁民數3(續)'!L16,'遭難漁民數3(續)'!L24,'遭難漁民數3(續)'!L32,'遭難漁民數3(續)'!L40)+&#10;SUM('遭難漁民數4(續完)'!L8,'遭難漁民數4(續完)'!L16)=0,&quot;-&quot;, SUM(L24,L32,L40)+&#10;SUM('遭難漁民數1(續)'!L8,'遭難漁民數1(續)'!L16,'遭難漁民數1(續)'!L24,'遭難漁民數1(續)'!L32,'遭難漁民數1(續)'!L40)+&#10;SUM('遭難漁民數2(續)'!L8,'遭難漁民數2(續)'!L16,'遭難漁民數2(續)'!L24,'遭難漁民數2(續)'!L32,'遭難漁民數2(續)'!L40)+&#10;SUM('遭難漁民數3(續)'!L8,'遭難漁民數3(續)'!L16,'遭難漁民數3(續)'!L24,'遭難漁民數3(續)'!L32,'遭難漁民數3(續)'!L40)+&#10;SUM('遭難漁民數4(續完)'!L8,'遭難漁民數4(續完)'!L16) )" table:style-name="ce6">
            <text:p>10</text:p>
          </table:table-cell>
          <table:table-cell office:value-type="float" office:value="3" table:formula="msoxl:=IF(SUM(M24,M32,M40)+&#10;SUM('遭難漁民數1(續)'!M8,'遭難漁民數1(續)'!M16,'遭難漁民數1(續)'!M24,'遭難漁民數1(續)'!M32,'遭難漁民數1(續)'!M40)+&#10;SUM('遭難漁民數2(續)'!M8,'遭難漁民數2(續)'!M16,'遭難漁民數2(續)'!M24,'遭難漁民數2(續)'!M32,'遭難漁民數2(續)'!M40)+&#10;SUM('遭難漁民數3(續)'!M8,'遭難漁民數3(續)'!M16,'遭難漁民數3(續)'!M24,'遭難漁民數3(續)'!M32,'遭難漁民數3(續)'!M40)+&#10;SUM('遭難漁民數4(續完)'!M8,'遭難漁民數4(續完)'!M16)=0,&quot;-&quot;, SUM(M24,M32,M40)+&#10;SUM('遭難漁民數1(續)'!M8,'遭難漁民數1(續)'!M16,'遭難漁民數1(續)'!M24,'遭難漁民數1(續)'!M32,'遭難漁民數1(續)'!M40)+&#10;SUM('遭難漁民數2(續)'!M8,'遭難漁民數2(續)'!M16,'遭難漁民數2(續)'!M24,'遭難漁民數2(續)'!M32,'遭難漁民數2(續)'!M40)+&#10;SUM('遭難漁民數3(續)'!M8,'遭難漁民數3(續)'!M16,'遭難漁民數3(續)'!M24,'遭難漁民數3(續)'!M32,'遭難漁民數3(續)'!M40)+&#10;SUM('遭難漁民數4(續完)'!M8,'遭難漁民數4(續完)'!M16) )" table:style-name="ce6">
            <text:p>3</text:p>
          </table:table-cell>
          <table:table-cell office:value-type="string" office:string-value="-" table:formula="msoxl:=IF(SUM(N24,N32,N40)+&#10;SUM('遭難漁民數1(續)'!N8,'遭難漁民數1(續)'!N16,'遭難漁民數1(續)'!N24,'遭難漁民數1(續)'!N32,'遭難漁民數1(續)'!N40)+&#10;SUM('遭難漁民數2(續)'!N8,'遭難漁民數2(續)'!N16,'遭難漁民數2(續)'!N24,'遭難漁民數2(續)'!N32,'遭難漁民數2(續)'!N40)+&#10;SUM('遭難漁民數3(續)'!N8,'遭難漁民數3(續)'!N16,'遭難漁民數3(續)'!N24,'遭難漁民數3(續)'!N32,'遭難漁民數3(續)'!N40)+&#10;SUM('遭難漁民數4(續完)'!N8,'遭難漁民數4(續完)'!N16)=0,&quot;-&quot;, SUM(N24,N32,N40)+&#10;SUM('遭難漁民數1(續)'!N8,'遭難漁民數1(續)'!N16,'遭難漁民數1(續)'!N24,'遭難漁民數1(續)'!N32,'遭難漁民數1(續)'!N40)+&#10;SUM('遭難漁民數2(續)'!N8,'遭難漁民數2(續)'!N16,'遭難漁民數2(續)'!N24,'遭難漁民數2(續)'!N32,'遭難漁民數2(續)'!N40)+&#10;SUM('遭難漁民數3(續)'!N8,'遭難漁民數3(續)'!N16,'遭難漁民數3(續)'!N24,'遭難漁民數3(續)'!N32,'遭難漁民數3(續)'!N40)+&#10;SUM('遭難漁民數4(續完)'!N8,'遭難漁民數4(續完)'!N16) )" table:style-name="ce6">
            <text:p>-</text:p>
          </table:table-cell>
          <table:table-cell office:value-type="string" office:string-value="-" table:formula="msoxl:=IF(SUM(O24,O32,O40)+&#10;SUM('遭難漁民數1(續)'!O8,'遭難漁民數1(續)'!O16,'遭難漁民數1(續)'!O24,'遭難漁民數1(續)'!O32,'遭難漁民數1(續)'!O40)+&#10;SUM('遭難漁民數2(續)'!O8,'遭難漁民數2(續)'!O16,'遭難漁民數2(續)'!O24,'遭難漁民數2(續)'!O32,'遭難漁民數2(續)'!O40)+&#10;SUM('遭難漁民數3(續)'!O8,'遭難漁民數3(續)'!O16,'遭難漁民數3(續)'!O24,'遭難漁民數3(續)'!O32,'遭難漁民數3(續)'!O40)+&#10;SUM('遭難漁民數4(續完)'!O8,'遭難漁民數4(續完)'!O16)=0,&quot;-&quot;, SUM(O24,O32,O40)+&#10;SUM('遭難漁民數1(續)'!O8,'遭難漁民數1(續)'!O16,'遭難漁民數1(續)'!O24,'遭難漁民數1(續)'!O32,'遭難漁民數1(續)'!O40)+&#10;SUM('遭難漁民數2(續)'!O8,'遭難漁民數2(續)'!O16,'遭難漁民數2(續)'!O24,'遭難漁民數2(續)'!O32,'遭難漁民數2(續)'!O40)+&#10;SUM('遭難漁民數3(續)'!O8,'遭難漁民數3(續)'!O16,'遭難漁民數3(續)'!O24,'遭難漁民數3(續)'!O32,'遭難漁民數3(續)'!O40)+&#10;SUM('遭難漁民數4(續完)'!O8,'遭難漁民數4(續完)'!O16) )" table:style-name="ce6">
            <text:p>-</text:p>
          </table:table-cell>
          <table:table-cell office:value-type="string" office:string-value="-" table:formula="msoxl:=IF(SUM(P24,P32,P40)+&#10;SUM('遭難漁民數1(續)'!P8,'遭難漁民數1(續)'!P16,'遭難漁民數1(續)'!P24,'遭難漁民數1(續)'!P32,'遭難漁民數1(續)'!P40)+&#10;SUM('遭難漁民數2(續)'!P8,'遭難漁民數2(續)'!P16,'遭難漁民數2(續)'!P24,'遭難漁民數2(續)'!P32,'遭難漁民數2(續)'!P40)+&#10;SUM('遭難漁民數3(續)'!P8,'遭難漁民數3(續)'!P16,'遭難漁民數3(續)'!P24,'遭難漁民數3(續)'!P32,'遭難漁民數3(續)'!P40)+&#10;SUM('遭難漁民數4(續完)'!P8,'遭難漁民數4(續完)'!P16)=0,&quot;-&quot;, SUM(P24,P32,P40)+&#10;SUM('遭難漁民數1(續)'!P8,'遭難漁民數1(續)'!P16,'遭難漁民數1(續)'!P24,'遭難漁民數1(續)'!P32,'遭難漁民數1(續)'!P40)+&#10;SUM('遭難漁民數2(續)'!P8,'遭難漁民數2(續)'!P16,'遭難漁民數2(續)'!P24,'遭難漁民數2(續)'!P32,'遭難漁民數2(續)'!P40)+&#10;SUM('遭難漁民數3(續)'!P8,'遭難漁民數3(續)'!P16,'遭難漁民數3(續)'!P24,'遭難漁民數3(續)'!P32,'遭難漁民數3(續)'!P40)+&#10;SUM('遭難漁民數4(續完)'!P8,'遭難漁民數4(續完)'!P16) )" table:style-name="ce6">
            <text:p>-</text:p>
          </table:table-cell>
          <table:table-cell office:value-type="string" office:string-value="-" table:formula="msoxl:=IF(SUM(Q24,Q32,Q40)+&#10;SUM('遭難漁民數1(續)'!Q8,'遭難漁民數1(續)'!Q16,'遭難漁民數1(續)'!Q24,'遭難漁民數1(續)'!Q32,'遭難漁民數1(續)'!Q40)+&#10;SUM('遭難漁民數2(續)'!Q8,'遭難漁民數2(續)'!Q16,'遭難漁民數2(續)'!Q24,'遭難漁民數2(續)'!Q32,'遭難漁民數2(續)'!Q40)+&#10;SUM('遭難漁民數3(續)'!Q8,'遭難漁民數3(續)'!Q16,'遭難漁民數3(續)'!Q24,'遭難漁民數3(續)'!Q32,'遭難漁民數3(續)'!Q40)+&#10;SUM('遭難漁民數4(續完)'!Q8,'遭難漁民數4(續完)'!Q16)=0,&quot;-&quot;, SUM(Q24,Q32,Q40)+&#10;SUM('遭難漁民數1(續)'!Q8,'遭難漁民數1(續)'!Q16,'遭難漁民數1(續)'!Q24,'遭難漁民數1(續)'!Q32,'遭難漁民數1(續)'!Q40)+&#10;SUM('遭難漁民數2(續)'!Q8,'遭難漁民數2(續)'!Q16,'遭難漁民數2(續)'!Q24,'遭難漁民數2(續)'!Q32,'遭難漁民數2(續)'!Q40)+&#10;SUM('遭難漁民數3(續)'!Q8,'遭難漁民數3(續)'!Q16,'遭難漁民數3(續)'!Q24,'遭難漁民數3(續)'!Q32,'遭難漁民數3(續)'!Q40)+&#10;SUM('遭難漁民數4(續完)'!Q8,'遭難漁民數4(續完)'!Q16) 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TAIWAN AREA</text:p>
          </table:table-cell>
          <table:table-cell office:value-type="string" table:style-name="ce12">
            <text:p>漁船遭難Craft Disaster</text:p>
          </table:table-cell>
          <table:table-cell office:value-type="float" office:value="4" table:formula="msoxl:=IF(SUM(F17,I17,L17,O17)=0,&quot;-&quot;,SUM(F17,I17,L17,O17))" table:style-name="ce6">
            <text:p>4</text:p>
          </table:table-cell>
          <table:table-cell office:value-type="float" office:value="3" table:formula="msoxl:=IF(SUM(G17,J17,M17,P17)=0,&quot;-&quot;,SUM(G17,J17,M17,P17))" table:style-name="ce6">
            <text:p>3</text:p>
          </table:table-cell>
          <table:table-cell office:value-type="string" office:string-value="-" table:formula="msoxl:=IF(SUM(H17,K17,N17,Q17)=0,&quot;-&quot;,SUM(H17,K17,N17,Q17))" table:style-name="ce6">
            <text:p>-</text:p>
          </table:table-cell>
          <table:table-cell office:value-type="string" office:string-value="-" table:formula="msoxl:=IF(SUM(F25,F33,F41)+&#10;SUM('遭難漁民數1(續)'!F9,'遭難漁民數1(續)'!F17,'遭難漁民數1(續)'!F25,'遭難漁民數1(續)'!F33,'遭難漁民數1(續)'!F41)+&#10;SUM('遭難漁民數2(續)'!F9,'遭難漁民數2(續)'!F17,'遭難漁民數2(續)'!F25,'遭難漁民數2(續)'!F33,'遭難漁民數2(續)'!F41)+&#10;SUM('遭難漁民數3(續)'!F9,'遭難漁民數3(續)'!F17,'遭難漁民數3(續)'!F25,'遭難漁民數3(續)'!F33,'遭難漁民數3(續)'!F41)+&#10;SUM('遭難漁民數4(續完)'!F9,'遭難漁民數4(續完)'!F17)=0,&quot;-&quot;, SUM(F25,F33,F41)+&#10;SUM('遭難漁民數1(續)'!F9,'遭難漁民數1(續)'!F17,'遭難漁民數1(續)'!F25,'遭難漁民數1(續)'!F33,'遭難漁民數1(續)'!F41)+&#10;SUM('遭難漁民數2(續)'!F9,'遭難漁民數2(續)'!F17,'遭難漁民數2(續)'!F25,'遭難漁民數2(續)'!F33,'遭難漁民數2(續)'!F41)+&#10;SUM('遭難漁民數3(續)'!F9,'遭難漁民數3(續)'!F17,'遭難漁民數3(續)'!F25,'遭難漁民數3(續)'!F33,'遭難漁民數3(續)'!F41)+&#10;SUM('遭難漁民數4(續完)'!F9,'遭難漁民數4(續完)'!F17) )" table:style-name="ce6">
            <text:p>-</text:p>
          </table:table-cell>
          <table:table-cell office:value-type="string" office:string-value="-" table:formula="msoxl:=IF(SUM(G25,G33,G41)+&#10;SUM('遭難漁民數1(續)'!G9,'遭難漁民數1(續)'!G17,'遭難漁民數1(續)'!G25,'遭難漁民數1(續)'!G33,'遭難漁民數1(續)'!G41)+&#10;SUM('遭難漁民數2(續)'!G9,'遭難漁民數2(續)'!G17,'遭難漁民數2(續)'!G25,'遭難漁民數2(續)'!G33,'遭難漁民數2(續)'!G41)+&#10;SUM('遭難漁民數3(續)'!G9,'遭難漁民數3(續)'!G17,'遭難漁民數3(續)'!G25,'遭難漁民數3(續)'!G33,'遭難漁民數3(續)'!G41)+&#10;SUM('遭難漁民數4(續完)'!G9,'遭難漁民數4(續完)'!G17)=0,&quot;-&quot;, SUM(G25,G33,G41)+&#10;SUM('遭難漁民數1(續)'!G9,'遭難漁民數1(續)'!G17,'遭難漁民數1(續)'!G25,'遭難漁民數1(續)'!G33,'遭難漁民數1(續)'!G41)+&#10;SUM('遭難漁民數2(續)'!G9,'遭難漁民數2(續)'!G17,'遭難漁民數2(續)'!G25,'遭難漁民數2(續)'!G33,'遭難漁民數2(續)'!G41)+&#10;SUM('遭難漁民數3(續)'!G9,'遭難漁民數3(續)'!G17,'遭難漁民數3(續)'!G25,'遭難漁民數3(續)'!G33,'遭難漁民數3(續)'!G41)+&#10;SUM('遭難漁民數4(續完)'!G9,'遭難漁民數4(續完)'!G17) )" table:style-name="ce6">
            <text:p>-</text:p>
          </table:table-cell>
          <table:table-cell office:value-type="string" office:string-value="-" table:formula="msoxl:=IF(SUM(H25,H33,H41)+&#10;SUM('遭難漁民數1(續)'!H9,'遭難漁民數1(續)'!H17,'遭難漁民數1(續)'!H25,'遭難漁民數1(續)'!H33,'遭難漁民數1(續)'!H41)+&#10;SUM('遭難漁民數2(續)'!H9,'遭難漁民數2(續)'!H17,'遭難漁民數2(續)'!H25,'遭難漁民數2(續)'!H33,'遭難漁民數2(續)'!H41)+&#10;SUM('遭難漁民數3(續)'!H9,'遭難漁民數3(續)'!H17,'遭難漁民數3(續)'!H25,'遭難漁民數3(續)'!H33,'遭難漁民數3(續)'!H41)+&#10;SUM('遭難漁民數4(續完)'!H9,'遭難漁民數4(續完)'!H17)=0,&quot;-&quot;, SUM(H25,H33,H41)+&#10;SUM('遭難漁民數1(續)'!H9,'遭難漁民數1(續)'!H17,'遭難漁民數1(續)'!H25,'遭難漁民數1(續)'!H33,'遭難漁民數1(續)'!H41)+&#10;SUM('遭難漁民數2(續)'!H9,'遭難漁民數2(續)'!H17,'遭難漁民數2(續)'!H25,'遭難漁民數2(續)'!H33,'遭難漁民數2(續)'!H41)+&#10;SUM('遭難漁民數3(續)'!H9,'遭難漁民數3(續)'!H17,'遭難漁民數3(續)'!H25,'遭難漁民數3(續)'!H33,'遭難漁民數3(續)'!H41)+&#10;SUM('遭難漁民數4(續完)'!H9,'遭難漁民數4(續完)'!H17) )" table:style-name="ce6">
            <text:p>-</text:p>
          </table:table-cell>
          <table:table-cell office:value-type="float" office:value="3" table:formula="msoxl:=IF(SUM(I25,I33,I41)+&#10;SUM('遭難漁民數1(續)'!I9,'遭難漁民數1(續)'!I17,'遭難漁民數1(續)'!I25,'遭難漁民數1(續)'!I33,'遭難漁民數1(續)'!I41)+&#10;SUM('遭難漁民數2(續)'!I9,'遭難漁民數2(續)'!I17,'遭難漁民數2(續)'!I25,'遭難漁民數2(續)'!I33,'遭難漁民數2(續)'!I41)+&#10;SUM('遭難漁民數3(續)'!I9,'遭難漁民數3(續)'!I17,'遭難漁民數3(續)'!I25,'遭難漁民數3(續)'!I33,'遭難漁民數3(續)'!I41)+&#10;SUM('遭難漁民數4(續完)'!I9,'遭難漁民數4(續完)'!I17)=0,&quot;-&quot;, SUM(I25,I33,I41)+&#10;SUM('遭難漁民數1(續)'!I9,'遭難漁民數1(續)'!I17,'遭難漁民數1(續)'!I25,'遭難漁民數1(續)'!I33,'遭難漁民數1(續)'!I41)+&#10;SUM('遭難漁民數2(續)'!I9,'遭難漁民數2(續)'!I17,'遭難漁民數2(續)'!I25,'遭難漁民數2(續)'!I33,'遭難漁民數2(續)'!I41)+&#10;SUM('遭難漁民數3(續)'!I9,'遭難漁民數3(續)'!I17,'遭難漁民數3(續)'!I25,'遭難漁民數3(續)'!I33,'遭難漁民數3(續)'!I41)+&#10;SUM('遭難漁民數4(續完)'!I9,'遭難漁民數4(續完)'!I17) )" table:style-name="ce6">
            <text:p>3</text:p>
          </table:table-cell>
          <table:table-cell office:value-type="float" office:value="3" table:formula="msoxl:=IF(SUM(J25,J33,J41)+&#10;SUM('遭難漁民數1(續)'!J9,'遭難漁民數1(續)'!J17,'遭難漁民數1(續)'!J25,'遭難漁民數1(續)'!J33,'遭難漁民數1(續)'!J41)+&#10;SUM('遭難漁民數2(續)'!J9,'遭難漁民數2(續)'!J17,'遭難漁民數2(續)'!J25,'遭難漁民數2(續)'!J33,'遭難漁民數2(續)'!J41)+&#10;SUM('遭難漁民數3(續)'!J9,'遭難漁民數3(續)'!J17,'遭難漁民數3(續)'!J25,'遭難漁民數3(續)'!J33,'遭難漁民數3(續)'!J41)+&#10;SUM('遭難漁民數4(續完)'!J9,'遭難漁民數4(續完)'!J17)=0,&quot;-&quot;, SUM(J25,J33,J41)+&#10;SUM('遭難漁民數1(續)'!J9,'遭難漁民數1(續)'!J17,'遭難漁民數1(續)'!J25,'遭難漁民數1(續)'!J33,'遭難漁民數1(續)'!J41)+&#10;SUM('遭難漁民數2(續)'!J9,'遭難漁民數2(續)'!J17,'遭難漁民數2(續)'!J25,'遭難漁民數2(續)'!J33,'遭難漁民數2(續)'!J41)+&#10;SUM('遭難漁民數3(續)'!J9,'遭難漁民數3(續)'!J17,'遭難漁民數3(續)'!J25,'遭難漁民數3(續)'!J33,'遭難漁民數3(續)'!J41)+&#10;SUM('遭難漁民數4(續完)'!J9,'遭難漁民數4(續完)'!J17) )" table:style-name="ce6">
            <text:p>3</text:p>
          </table:table-cell>
          <table:table-cell office:value-type="string" office:string-value="-" table:formula="msoxl:=IF(SUM(K25,K33,K41)+&#10;SUM('遭難漁民數1(續)'!K9,'遭難漁民數1(續)'!K17,'遭難漁民數1(續)'!K25,'遭難漁民數1(續)'!K33,'遭難漁民數1(續)'!K41)+&#10;SUM('遭難漁民數2(續)'!K9,'遭難漁民數2(續)'!K17,'遭難漁民數2(續)'!K25,'遭難漁民數2(續)'!K33,'遭難漁民數2(續)'!K41)+&#10;SUM('遭難漁民數3(續)'!K9,'遭難漁民數3(續)'!K17,'遭難漁民數3(續)'!K25,'遭難漁民數3(續)'!K33,'遭難漁民數3(續)'!K41)+&#10;SUM('遭難漁民數4(續完)'!K9,'遭難漁民數4(續完)'!K17)=0,&quot;-&quot;, SUM(K25,K33,K41)+&#10;SUM('遭難漁民數1(續)'!K9,'遭難漁民數1(續)'!K17,'遭難漁民數1(續)'!K25,'遭難漁民數1(續)'!K33,'遭難漁民數1(續)'!K41)+&#10;SUM('遭難漁民數2(續)'!K9,'遭難漁民數2(續)'!K17,'遭難漁民數2(續)'!K25,'遭難漁民數2(續)'!K33,'遭難漁民數2(續)'!K41)+&#10;SUM('遭難漁民數3(續)'!K9,'遭難漁民數3(續)'!K17,'遭難漁民數3(續)'!K25,'遭難漁民數3(續)'!K33,'遭難漁民數3(續)'!K41)+&#10;SUM('遭難漁民數4(續完)'!K9,'遭難漁民數4(續完)'!K17) )" table:style-name="ce6">
            <text:p>-</text:p>
          </table:table-cell>
          <table:table-cell office:value-type="float" office:value="1" table:formula="msoxl:=IF(SUM(L25,L33,L41)+&#10;SUM('遭難漁民數1(續)'!L9,'遭難漁民數1(續)'!L17,'遭難漁民數1(續)'!L25,'遭難漁民數1(續)'!L33,'遭難漁民數1(續)'!L41)+&#10;SUM('遭難漁民數2(續)'!L9,'遭難漁民數2(續)'!L17,'遭難漁民數2(續)'!L25,'遭難漁民數2(續)'!L33,'遭難漁民數2(續)'!L41)+&#10;SUM('遭難漁民數3(續)'!L9,'遭難漁民數3(續)'!L17,'遭難漁民數3(續)'!L25,'遭難漁民數3(續)'!L33,'遭難漁民數3(續)'!L41)+&#10;SUM('遭難漁民數4(續完)'!L9,'遭難漁民數4(續完)'!L17)=0,&quot;-&quot;, SUM(L25,L33,L41)+&#10;SUM('遭難漁民數1(續)'!L9,'遭難漁民數1(續)'!L17,'遭難漁民數1(續)'!L25,'遭難漁民數1(續)'!L33,'遭難漁民數1(續)'!L41)+&#10;SUM('遭難漁民數2(續)'!L9,'遭難漁民數2(續)'!L17,'遭難漁民數2(續)'!L25,'遭難漁民數2(續)'!L33,'遭難漁民數2(續)'!L41)+&#10;SUM('遭難漁民數3(續)'!L9,'遭難漁民數3(續)'!L17,'遭難漁民數3(續)'!L25,'遭難漁民數3(續)'!L33,'遭難漁民數3(續)'!L41)+&#10;SUM('遭難漁民數4(續完)'!L9,'遭難漁民數4(續完)'!L17) )" table:style-name="ce6">
            <text:p>1</text:p>
          </table:table-cell>
          <table:table-cell office:value-type="string" office:string-value="-" table:formula="msoxl:=IF(SUM(M25,M33,M41)+&#10;SUM('遭難漁民數1(續)'!M9,'遭難漁民數1(續)'!M17,'遭難漁民數1(續)'!M25,'遭難漁民數1(續)'!M33,'遭難漁民數1(續)'!M41)+&#10;SUM('遭難漁民數2(續)'!M9,'遭難漁民數2(續)'!M17,'遭難漁民數2(續)'!M25,'遭難漁民數2(續)'!M33,'遭難漁民數2(續)'!M41)+&#10;SUM('遭難漁民數3(續)'!M9,'遭難漁民數3(續)'!M17,'遭難漁民數3(續)'!M25,'遭難漁民數3(續)'!M33,'遭難漁民數3(續)'!M41)+&#10;SUM('遭難漁民數4(續完)'!M9,'遭難漁民數4(續完)'!M17)=0,&quot;-&quot;, SUM(M25,M33,M41)+&#10;SUM('遭難漁民數1(續)'!M9,'遭難漁民數1(續)'!M17,'遭難漁民數1(續)'!M25,'遭難漁民數1(續)'!M33,'遭難漁民數1(續)'!M41)+&#10;SUM('遭難漁民數2(續)'!M9,'遭難漁民數2(續)'!M17,'遭難漁民數2(續)'!M25,'遭難漁民數2(續)'!M33,'遭難漁民數2(續)'!M41)+&#10;SUM('遭難漁民數3(續)'!M9,'遭難漁民數3(續)'!M17,'遭難漁民數3(續)'!M25,'遭難漁民數3(續)'!M33,'遭難漁民數3(續)'!M41)+&#10;SUM('遭難漁民數4(續完)'!M9,'遭難漁民數4(續完)'!M17) )" table:style-name="ce6">
            <text:p>-</text:p>
          </table:table-cell>
          <table:table-cell office:value-type="string" office:string-value="-" table:formula="msoxl:=IF(SUM(N25,N33,N41)+&#10;SUM('遭難漁民數1(續)'!N9,'遭難漁民數1(續)'!N17,'遭難漁民數1(續)'!N25,'遭難漁民數1(續)'!N33,'遭難漁民數1(續)'!N41)+&#10;SUM('遭難漁民數2(續)'!N9,'遭難漁民數2(續)'!N17,'遭難漁民數2(續)'!N25,'遭難漁民數2(續)'!N33,'遭難漁民數2(續)'!N41)+&#10;SUM('遭難漁民數3(續)'!N9,'遭難漁民數3(續)'!N17,'遭難漁民數3(續)'!N25,'遭難漁民數3(續)'!N33,'遭難漁民數3(續)'!N41)+&#10;SUM('遭難漁民數4(續完)'!N9,'遭難漁民數4(續完)'!N17)=0,&quot;-&quot;, SUM(N25,N33,N41)+&#10;SUM('遭難漁民數1(續)'!N9,'遭難漁民數1(續)'!N17,'遭難漁民數1(續)'!N25,'遭難漁民數1(續)'!N33,'遭難漁民數1(續)'!N41)+&#10;SUM('遭難漁民數2(續)'!N9,'遭難漁民數2(續)'!N17,'遭難漁民數2(續)'!N25,'遭難漁民數2(續)'!N33,'遭難漁民數2(續)'!N41)+&#10;SUM('遭難漁民數3(續)'!N9,'遭難漁民數3(續)'!N17,'遭難漁民數3(續)'!N25,'遭難漁民數3(續)'!N33,'遭難漁民數3(續)'!N41)+&#10;SUM('遭難漁民數4(續完)'!N9,'遭難漁民數4(續完)'!N17) )" table:style-name="ce6">
            <text:p>-</text:p>
          </table:table-cell>
          <table:table-cell office:value-type="string" office:string-value="-" table:formula="msoxl:=IF(SUM(O25,O33,O41)+&#10;SUM('遭難漁民數1(續)'!O9,'遭難漁民數1(續)'!O17,'遭難漁民數1(續)'!O25,'遭難漁民數1(續)'!O33,'遭難漁民數1(續)'!O41)+&#10;SUM('遭難漁民數2(續)'!O9,'遭難漁民數2(續)'!O17,'遭難漁民數2(續)'!O25,'遭難漁民數2(續)'!O33,'遭難漁民數2(續)'!O41)+&#10;SUM('遭難漁民數3(續)'!O9,'遭難漁民數3(續)'!O17,'遭難漁民數3(續)'!O25,'遭難漁民數3(續)'!O33,'遭難漁民數3(續)'!O41)+&#10;SUM('遭難漁民數4(續完)'!O9,'遭難漁民數4(續完)'!O17)=0,&quot;-&quot;, SUM(O25,O33,O41)+&#10;SUM('遭難漁民數1(續)'!O9,'遭難漁民數1(續)'!O17,'遭難漁民數1(續)'!O25,'遭難漁民數1(續)'!O33,'遭難漁民數1(續)'!O41)+&#10;SUM('遭難漁民數2(續)'!O9,'遭難漁民數2(續)'!O17,'遭難漁民數2(續)'!O25,'遭難漁民數2(續)'!O33,'遭難漁民數2(續)'!O41)+&#10;SUM('遭難漁民數3(續)'!O9,'遭難漁民數3(續)'!O17,'遭難漁民數3(續)'!O25,'遭難漁民數3(續)'!O33,'遭難漁民數3(續)'!O41)+&#10;SUM('遭難漁民數4(續完)'!O9,'遭難漁民數4(續完)'!O17) )" table:style-name="ce6">
            <text:p>-</text:p>
          </table:table-cell>
          <table:table-cell office:value-type="string" office:string-value="-" table:formula="msoxl:=IF(SUM(P25,P33,P41)+&#10;SUM('遭難漁民數1(續)'!P9,'遭難漁民數1(續)'!P17,'遭難漁民數1(續)'!P25,'遭難漁民數1(續)'!P33,'遭難漁民數1(續)'!P41)+&#10;SUM('遭難漁民數2(續)'!P9,'遭難漁民數2(續)'!P17,'遭難漁民數2(續)'!P25,'遭難漁民數2(續)'!P33,'遭難漁民數2(續)'!P41)+&#10;SUM('遭難漁民數3(續)'!P9,'遭難漁民數3(續)'!P17,'遭難漁民數3(續)'!P25,'遭難漁民數3(續)'!P33,'遭難漁民數3(續)'!P41)+&#10;SUM('遭難漁民數4(續完)'!P9,'遭難漁民數4(續完)'!P17)=0,&quot;-&quot;, SUM(P25,P33,P41)+&#10;SUM('遭難漁民數1(續)'!P9,'遭難漁民數1(續)'!P17,'遭難漁民數1(續)'!P25,'遭難漁民數1(續)'!P33,'遭難漁民數1(續)'!P41)+&#10;SUM('遭難漁民數2(續)'!P9,'遭難漁民數2(續)'!P17,'遭難漁民數2(續)'!P25,'遭難漁民數2(續)'!P33,'遭難漁民數2(續)'!P41)+&#10;SUM('遭難漁民數3(續)'!P9,'遭難漁民數3(續)'!P17,'遭難漁民數3(續)'!P25,'遭難漁民數3(續)'!P33,'遭難漁民數3(續)'!P41)+&#10;SUM('遭難漁民數4(續完)'!P9,'遭難漁民數4(續完)'!P17) )" table:style-name="ce6">
            <text:p>-</text:p>
          </table:table-cell>
          <table:table-cell office:value-type="string" office:string-value="-" table:formula="msoxl:=IF(SUM(Q25,Q33,Q41)+&#10;SUM('遭難漁民數1(續)'!Q9,'遭難漁民數1(續)'!Q17,'遭難漁民數1(續)'!Q25,'遭難漁民數1(續)'!Q33,'遭難漁民數1(續)'!Q41)+&#10;SUM('遭難漁民數2(續)'!Q9,'遭難漁民數2(續)'!Q17,'遭難漁民數2(續)'!Q25,'遭難漁民數2(續)'!Q33,'遭難漁民數2(續)'!Q41)+&#10;SUM('遭難漁民數3(續)'!Q9,'遭難漁民數3(續)'!Q17,'遭難漁民數3(續)'!Q25,'遭難漁民數3(續)'!Q33,'遭難漁民數3(續)'!Q41)+&#10;SUM('遭難漁民數4(續完)'!Q9,'遭難漁民數4(續完)'!Q17)=0,&quot;-&quot;, SUM(Q25,Q33,Q41)+&#10;SUM('遭難漁民數1(續)'!Q9,'遭難漁民數1(續)'!Q17,'遭難漁民數1(續)'!Q25,'遭難漁民數1(續)'!Q33,'遭難漁民數1(續)'!Q41)+&#10;SUM('遭難漁民數2(續)'!Q9,'遭難漁民數2(續)'!Q17,'遭難漁民數2(續)'!Q25,'遭難漁民數2(續)'!Q33,'遭難漁民數2(續)'!Q41)+&#10;SUM('遭難漁民數3(續)'!Q9,'遭難漁民數3(續)'!Q17,'遭難漁民數3(續)'!Q25,'遭難漁民數3(續)'!Q33,'遭難漁民數3(續)'!Q41)+&#10;SUM('遭難漁民數4(續完)'!Q9,'遭難漁民數4(續完)'!Q17) )" table:style-name="ce6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船上傷病Disease</text:p>
          </table:table-cell>
          <table:table-cell office:value-type="float" office:value="8" table:formula="msoxl:=IF(SUM(F18,I18,L18,O18)=0,&quot;-&quot;,SUM(F18,I18,L18,O18))" table:style-name="ce6">
            <text:p>8</text:p>
          </table:table-cell>
          <table:table-cell office:value-type="float" office:value="4" table:formula="msoxl:=IF(SUM(G18,J18,M18,P18)=0,&quot;-&quot;,SUM(G18,J18,M18,P18))" table:style-name="ce6">
            <text:p>4</text:p>
          </table:table-cell>
          <table:table-cell office:value-type="string" office:string-value="-" table:formula="msoxl:=IF(SUM(H18,K18,N18,Q18)=0,&quot;-&quot;,SUM(H18,K18,N18,Q18))" table:style-name="ce6">
            <text:p>-</text:p>
          </table:table-cell>
          <table:table-cell office:value-type="float" office:value="5" table:formula="msoxl:=IF(SUM(F26,F34,F42)+&#10;SUM('遭難漁民數1(續)'!F10,'遭難漁民數1(續)'!F18,'遭難漁民數1(續)'!F26,'遭難漁民數1(續)'!F34,'遭難漁民數1(續)'!F42)+&#10;SUM('遭難漁民數2(續)'!F10,'遭難漁民數2(續)'!F18,'遭難漁民數2(續)'!F26,'遭難漁民數2(續)'!F34,'遭難漁民數2(續)'!F42)+&#10;SUM('遭難漁民數3(續)'!F10,'遭難漁民數3(續)'!F18,'遭難漁民數3(續)'!F26,'遭難漁民數3(續)'!F34,'遭難漁民數3(續)'!F42)+&#10;SUM('遭難漁民數4(續完)'!F10,'遭難漁民數4(續完)'!F18)=0,&quot;-&quot;, SUM(F26,F34,F42)+&#10;SUM('遭難漁民數1(續)'!F10,'遭難漁民數1(續)'!F18,'遭難漁民數1(續)'!F26,'遭難漁民數1(續)'!F34,'遭難漁民數1(續)'!F42)+&#10;SUM('遭難漁民數2(續)'!F10,'遭難漁民數2(續)'!F18,'遭難漁民數2(續)'!F26,'遭難漁民數2(續)'!F34,'遭難漁民數2(續)'!F42)+&#10;SUM('遭難漁民數3(續)'!F10,'遭難漁民數3(續)'!F18,'遭難漁民數3(續)'!F26,'遭難漁民數3(續)'!F34,'遭難漁民數3(續)'!F42)+&#10;SUM('遭難漁民數4(續完)'!F10,'遭難漁民數4(續完)'!F18) )" table:style-name="ce6">
            <text:p>5</text:p>
          </table:table-cell>
          <table:table-cell office:value-type="string" office:string-value="-" table:formula="msoxl:=IF(SUM(G26,G34,G42)+&#10;SUM('遭難漁民數1(續)'!G10,'遭難漁民數1(續)'!G18,'遭難漁民數1(續)'!G26,'遭難漁民數1(續)'!G34,'遭難漁民數1(續)'!G42)+&#10;SUM('遭難漁民數2(續)'!G10,'遭難漁民數2(續)'!G18,'遭難漁民數2(續)'!G26,'遭難漁民數2(續)'!G34,'遭難漁民數2(續)'!G42)+&#10;SUM('遭難漁民數3(續)'!G10,'遭難漁民數3(續)'!G18,'遭難漁民數3(續)'!G26,'遭難漁民數3(續)'!G34,'遭難漁民數3(續)'!G42)+&#10;SUM('遭難漁民數4(續完)'!G10,'遭難漁民數4(續完)'!G18)=0,&quot;-&quot;, SUM(G26,G34,G42)+&#10;SUM('遭難漁民數1(續)'!G10,'遭難漁民數1(續)'!G18,'遭難漁民數1(續)'!G26,'遭難漁民數1(續)'!G34,'遭難漁民數1(續)'!G42)+&#10;SUM('遭難漁民數2(續)'!G10,'遭難漁民數2(續)'!G18,'遭難漁民數2(續)'!G26,'遭難漁民數2(續)'!G34,'遭難漁民數2(續)'!G42)+&#10;SUM('遭難漁民數3(續)'!G10,'遭難漁民數3(續)'!G18,'遭難漁民數3(續)'!G26,'遭難漁民數3(續)'!G34,'遭難漁民數3(續)'!G42)+&#10;SUM('遭難漁民數4(續完)'!G10,'遭難漁民數4(續完)'!G18) )" table:style-name="ce6">
            <text:p>-</text:p>
          </table:table-cell>
          <table:table-cell office:value-type="string" office:string-value="-" table:formula="msoxl:=IF(SUM(H26,H34,H42)+&#10;SUM('遭難漁民數1(續)'!H10,'遭難漁民數1(續)'!H18,'遭難漁民數1(續)'!H26,'遭難漁民數1(續)'!H34,'遭難漁民數1(續)'!H42)+&#10;SUM('遭難漁民數2(續)'!H10,'遭難漁民數2(續)'!H18,'遭難漁民數2(續)'!H26,'遭難漁民數2(續)'!H34,'遭難漁民數2(續)'!H42)+&#10;SUM('遭難漁民數3(續)'!H10,'遭難漁民數3(續)'!H18,'遭難漁民數3(續)'!H26,'遭難漁民數3(續)'!H34,'遭難漁民數3(續)'!H42)+&#10;SUM('遭難漁民數4(續完)'!H10,'遭難漁民數4(續完)'!H18)=0,&quot;-&quot;, SUM(H26,H34,H42)+&#10;SUM('遭難漁民數1(續)'!H10,'遭難漁民數1(續)'!H18,'遭難漁民數1(續)'!H26,'遭難漁民數1(續)'!H34,'遭難漁民數1(續)'!H42)+&#10;SUM('遭難漁民數2(續)'!H10,'遭難漁民數2(續)'!H18,'遭難漁民數2(續)'!H26,'遭難漁民數2(續)'!H34,'遭難漁民數2(續)'!H42)+&#10;SUM('遭難漁民數3(續)'!H10,'遭難漁民數3(續)'!H18,'遭難漁民數3(續)'!H26,'遭難漁民數3(續)'!H34,'遭難漁民數3(續)'!H42)+&#10;SUM('遭難漁民數4(續完)'!H10,'遭難漁民數4(續完)'!H18) )" table:style-name="ce6">
            <text:p>-</text:p>
          </table:table-cell>
          <table:table-cell office:value-type="float" office:value="2" table:formula="msoxl:=IF(SUM(I26,I34,I42)+&#10;SUM('遭難漁民數1(續)'!I10,'遭難漁民數1(續)'!I18,'遭難漁民數1(續)'!I26,'遭難漁民數1(續)'!I34,'遭難漁民數1(續)'!I42)+&#10;SUM('遭難漁民數2(續)'!I10,'遭難漁民數2(續)'!I18,'遭難漁民數2(續)'!I26,'遭難漁民數2(續)'!I34,'遭難漁民數2(續)'!I42)+&#10;SUM('遭難漁民數3(續)'!I10,'遭難漁民數3(續)'!I18,'遭難漁民數3(續)'!I26,'遭難漁民數3(續)'!I34,'遭難漁民數3(續)'!I42)+&#10;SUM('遭難漁民數4(續完)'!I10,'遭難漁民數4(續完)'!I18)=0,&quot;-&quot;, SUM(I26,I34,I42)+&#10;SUM('遭難漁民數1(續)'!I10,'遭難漁民數1(續)'!I18,'遭難漁民數1(續)'!I26,'遭難漁民數1(續)'!I34,'遭難漁民數1(續)'!I42)+&#10;SUM('遭難漁民數2(續)'!I10,'遭難漁民數2(續)'!I18,'遭難漁民數2(續)'!I26,'遭難漁民數2(續)'!I34,'遭難漁民數2(續)'!I42)+&#10;SUM('遭難漁民數3(續)'!I10,'遭難漁民數3(續)'!I18,'遭難漁民數3(續)'!I26,'遭難漁民數3(續)'!I34,'遭難漁民數3(續)'!I42)+&#10;SUM('遭難漁民數4(續完)'!I10,'遭難漁民數4(續完)'!I18) )" table:style-name="ce6">
            <text:p>2</text:p>
          </table:table-cell>
          <table:table-cell office:value-type="float" office:value="2" table:formula="msoxl:=IF(SUM(J26,J34,J42)+&#10;SUM('遭難漁民數1(續)'!J10,'遭難漁民數1(續)'!J18,'遭難漁民數1(續)'!J26,'遭難漁民數1(續)'!J34,'遭難漁民數1(續)'!J42)+&#10;SUM('遭難漁民數2(續)'!J10,'遭難漁民數2(續)'!J18,'遭難漁民數2(續)'!J26,'遭難漁民數2(續)'!J34,'遭難漁民數2(續)'!J42)+&#10;SUM('遭難漁民數3(續)'!J10,'遭難漁民數3(續)'!J18,'遭難漁民數3(續)'!J26,'遭難漁民數3(續)'!J34,'遭難漁民數3(續)'!J42)+&#10;SUM('遭難漁民數4(續完)'!J10,'遭難漁民數4(續完)'!J18)=0,&quot;-&quot;, SUM(J26,J34,J42)+&#10;SUM('遭難漁民數1(續)'!J10,'遭難漁民數1(續)'!J18,'遭難漁民數1(續)'!J26,'遭難漁民數1(續)'!J34,'遭難漁民數1(續)'!J42)+&#10;SUM('遭難漁民數2(續)'!J10,'遭難漁民數2(續)'!J18,'遭難漁民數2(續)'!J26,'遭難漁民數2(續)'!J34,'遭難漁民數2(續)'!J42)+&#10;SUM('遭難漁民數3(續)'!J10,'遭難漁民數3(續)'!J18,'遭難漁民數3(續)'!J26,'遭難漁民數3(續)'!J34,'遭難漁民數3(續)'!J42)+&#10;SUM('遭難漁民數4(續完)'!J10,'遭難漁民數4(續完)'!J18) )" table:style-name="ce6">
            <text:p>2</text:p>
          </table:table-cell>
          <table:table-cell office:value-type="string" office:string-value="-" table:formula="msoxl:=IF(SUM(K26,K34,K42)+&#10;SUM('遭難漁民數1(續)'!K10,'遭難漁民數1(續)'!K18,'遭難漁民數1(續)'!K26,'遭難漁民數1(續)'!K34,'遭難漁民數1(續)'!K42)+&#10;SUM('遭難漁民數2(續)'!K10,'遭難漁民數2(續)'!K18,'遭難漁民數2(續)'!K26,'遭難漁民數2(續)'!K34,'遭難漁民數2(續)'!K42)+&#10;SUM('遭難漁民數3(續)'!K10,'遭難漁民數3(續)'!K18,'遭難漁民數3(續)'!K26,'遭難漁民數3(續)'!K34,'遭難漁民數3(續)'!K42)+&#10;SUM('遭難漁民數4(續完)'!K10,'遭難漁民數4(續完)'!K18)=0,&quot;-&quot;, SUM(K26,K34,K42)+&#10;SUM('遭難漁民數1(續)'!K10,'遭難漁民數1(續)'!K18,'遭難漁民數1(續)'!K26,'遭難漁民數1(續)'!K34,'遭難漁民數1(續)'!K42)+&#10;SUM('遭難漁民數2(續)'!K10,'遭難漁民數2(續)'!K18,'遭難漁民數2(續)'!K26,'遭難漁民數2(續)'!K34,'遭難漁民數2(續)'!K42)+&#10;SUM('遭難漁民數3(續)'!K10,'遭難漁民數3(續)'!K18,'遭難漁民數3(續)'!K26,'遭難漁民數3(續)'!K34,'遭難漁民數3(續)'!K42)+&#10;SUM('遭難漁民數4(續完)'!K10,'遭難漁民數4(續完)'!K18) )" table:style-name="ce6">
            <text:p>-</text:p>
          </table:table-cell>
          <table:table-cell office:value-type="float" office:value="1" table:formula="msoxl:=IF(SUM(L26,L34,L42)+&#10;SUM('遭難漁民數1(續)'!L10,'遭難漁民數1(續)'!L18,'遭難漁民數1(續)'!L26,'遭難漁民數1(續)'!L34,'遭難漁民數1(續)'!L42)+&#10;SUM('遭難漁民數2(續)'!L10,'遭難漁民數2(續)'!L18,'遭難漁民數2(續)'!L26,'遭難漁民數2(續)'!L34,'遭難漁民數2(續)'!L42)+&#10;SUM('遭難漁民數3(續)'!L10,'遭難漁民數3(續)'!L18,'遭難漁民數3(續)'!L26,'遭難漁民數3(續)'!L34,'遭難漁民數3(續)'!L42)+&#10;SUM('遭難漁民數4(續完)'!L10,'遭難漁民數4(續完)'!L18)=0,&quot;-&quot;, SUM(L26,L34,L42)+&#10;SUM('遭難漁民數1(續)'!L10,'遭難漁民數1(續)'!L18,'遭難漁民數1(續)'!L26,'遭難漁民數1(續)'!L34,'遭難漁民數1(續)'!L42)+&#10;SUM('遭難漁民數2(續)'!L10,'遭難漁民數2(續)'!L18,'遭難漁民數2(續)'!L26,'遭難漁民數2(續)'!L34,'遭難漁民數2(續)'!L42)+&#10;SUM('遭難漁民數3(續)'!L10,'遭難漁民數3(續)'!L18,'遭難漁民數3(續)'!L26,'遭難漁民數3(續)'!L34,'遭難漁民數3(續)'!L42)+&#10;SUM('遭難漁民數4(續完)'!L10,'遭難漁民數4(續完)'!L18) )" table:style-name="ce6">
            <text:p>1</text:p>
          </table:table-cell>
          <table:table-cell office:value-type="float" office:value="2" table:formula="msoxl:=IF(SUM(M26,M34,M42)+&#10;SUM('遭難漁民數1(續)'!M10,'遭難漁民數1(續)'!M18,'遭難漁民數1(續)'!M26,'遭難漁民數1(續)'!M34,'遭難漁民數1(續)'!M42)+&#10;SUM('遭難漁民數2(續)'!M10,'遭難漁民數2(續)'!M18,'遭難漁民數2(續)'!M26,'遭難漁民數2(續)'!M34,'遭難漁民數2(續)'!M42)+&#10;SUM('遭難漁民數3(續)'!M10,'遭難漁民數3(續)'!M18,'遭難漁民數3(續)'!M26,'遭難漁民數3(續)'!M34,'遭難漁民數3(續)'!M42)+&#10;SUM('遭難漁民數4(續完)'!M10,'遭難漁民數4(續完)'!M18)=0,&quot;-&quot;, SUM(M26,M34,M42)+&#10;SUM('遭難漁民數1(續)'!M10,'遭難漁民數1(續)'!M18,'遭難漁民數1(續)'!M26,'遭難漁民數1(續)'!M34,'遭難漁民數1(續)'!M42)+&#10;SUM('遭難漁民數2(續)'!M10,'遭難漁民數2(續)'!M18,'遭難漁民數2(續)'!M26,'遭難漁民數2(續)'!M34,'遭難漁民數2(續)'!M42)+&#10;SUM('遭難漁民數3(續)'!M10,'遭難漁民數3(續)'!M18,'遭難漁民數3(續)'!M26,'遭難漁民數3(續)'!M34,'遭難漁民數3(續)'!M42)+&#10;SUM('遭難漁民數4(續完)'!M10,'遭難漁民數4(續完)'!M18) )" table:style-name="ce6">
            <text:p>2</text:p>
          </table:table-cell>
          <table:table-cell office:value-type="string" office:string-value="-" table:formula="msoxl:=IF(SUM(N26,N34,N42)+&#10;SUM('遭難漁民數1(續)'!N10,'遭難漁民數1(續)'!N18,'遭難漁民數1(續)'!N26,'遭難漁民數1(續)'!N34,'遭難漁民數1(續)'!N42)+&#10;SUM('遭難漁民數2(續)'!N10,'遭難漁民數2(續)'!N18,'遭難漁民數2(續)'!N26,'遭難漁民數2(續)'!N34,'遭難漁民數2(續)'!N42)+&#10;SUM('遭難漁民數3(續)'!N10,'遭難漁民數3(續)'!N18,'遭難漁民數3(續)'!N26,'遭難漁民數3(續)'!N34,'遭難漁民數3(續)'!N42)+&#10;SUM('遭難漁民數4(續完)'!N10,'遭難漁民數4(續完)'!N18)=0,&quot;-&quot;, SUM(N26,N34,N42)+&#10;SUM('遭難漁民數1(續)'!N10,'遭難漁民數1(續)'!N18,'遭難漁民數1(續)'!N26,'遭難漁民數1(續)'!N34,'遭難漁民數1(續)'!N42)+&#10;SUM('遭難漁民數2(續)'!N10,'遭難漁民數2(續)'!N18,'遭難漁民數2(續)'!N26,'遭難漁民數2(續)'!N34,'遭難漁民數2(續)'!N42)+&#10;SUM('遭難漁民數3(續)'!N10,'遭難漁民數3(續)'!N18,'遭難漁民數3(續)'!N26,'遭難漁民數3(續)'!N34,'遭難漁民數3(續)'!N42)+&#10;SUM('遭難漁民數4(續完)'!N10,'遭難漁民數4(續完)'!N18) )" table:style-name="ce6">
            <text:p>-</text:p>
          </table:table-cell>
          <table:table-cell office:value-type="string" office:string-value="-" table:formula="msoxl:=IF(SUM(O26,O34,O42)+&#10;SUM('遭難漁民數1(續)'!O10,'遭難漁民數1(續)'!O18,'遭難漁民數1(續)'!O26,'遭難漁民數1(續)'!O34,'遭難漁民數1(續)'!O42)+&#10;SUM('遭難漁民數2(續)'!O10,'遭難漁民數2(續)'!O18,'遭難漁民數2(續)'!O26,'遭難漁民數2(續)'!O34,'遭難漁民數2(續)'!O42)+&#10;SUM('遭難漁民數3(續)'!O10,'遭難漁民數3(續)'!O18,'遭難漁民數3(續)'!O26,'遭難漁民數3(續)'!O34,'遭難漁民數3(續)'!O42)+&#10;SUM('遭難漁民數4(續完)'!O10,'遭難漁民數4(續完)'!O18)=0,&quot;-&quot;, SUM(O26,O34,O42)+&#10;SUM('遭難漁民數1(續)'!O10,'遭難漁民數1(續)'!O18,'遭難漁民數1(續)'!O26,'遭難漁民數1(續)'!O34,'遭難漁民數1(續)'!O42)+&#10;SUM('遭難漁民數2(續)'!O10,'遭難漁民數2(續)'!O18,'遭難漁民數2(續)'!O26,'遭難漁民數2(續)'!O34,'遭難漁民數2(續)'!O42)+&#10;SUM('遭難漁民數3(續)'!O10,'遭難漁民數3(續)'!O18,'遭難漁民數3(續)'!O26,'遭難漁民數3(續)'!O34,'遭難漁民數3(續)'!O42)+&#10;SUM('遭難漁民數4(續完)'!O10,'遭難漁民數4(續完)'!O18) )" table:style-name="ce6">
            <text:p>-</text:p>
          </table:table-cell>
          <table:table-cell office:value-type="string" office:string-value="-" table:formula="msoxl:=IF(SUM(P26,P34,P42)+&#10;SUM('遭難漁民數1(續)'!P10,'遭難漁民數1(續)'!P18,'遭難漁民數1(續)'!P26,'遭難漁民數1(續)'!P34,'遭難漁民數1(續)'!P42)+&#10;SUM('遭難漁民數2(續)'!P10,'遭難漁民數2(續)'!P18,'遭難漁民數2(續)'!P26,'遭難漁民數2(續)'!P34,'遭難漁民數2(續)'!P42)+&#10;SUM('遭難漁民數3(續)'!P10,'遭難漁民數3(續)'!P18,'遭難漁民數3(續)'!P26,'遭難漁民數3(續)'!P34,'遭難漁民數3(續)'!P42)+&#10;SUM('遭難漁民數4(續完)'!P10,'遭難漁民數4(續完)'!P18)=0,&quot;-&quot;, SUM(P26,P34,P42)+&#10;SUM('遭難漁民數1(續)'!P10,'遭難漁民數1(續)'!P18,'遭難漁民數1(續)'!P26,'遭難漁民數1(續)'!P34,'遭難漁民數1(續)'!P42)+&#10;SUM('遭難漁民數2(續)'!P10,'遭難漁民數2(續)'!P18,'遭難漁民數2(續)'!P26,'遭難漁民數2(續)'!P34,'遭難漁民數2(續)'!P42)+&#10;SUM('遭難漁民數3(續)'!P10,'遭難漁民數3(續)'!P18,'遭難漁民數3(續)'!P26,'遭難漁民數3(續)'!P34,'遭難漁民數3(續)'!P42)+&#10;SUM('遭難漁民數4(續完)'!P10,'遭難漁民數4(續完)'!P18) )" table:style-name="ce6">
            <text:p>-</text:p>
          </table:table-cell>
          <table:table-cell office:value-type="string" office:string-value="-" table:formula="msoxl:=IF(SUM(Q26,Q34,Q42)+&#10;SUM('遭難漁民數1(續)'!Q10,'遭難漁民數1(續)'!Q18,'遭難漁民數1(續)'!Q26,'遭難漁民數1(續)'!Q34,'遭難漁民數1(續)'!Q42)+&#10;SUM('遭難漁民數2(續)'!Q10,'遭難漁民數2(續)'!Q18,'遭難漁民數2(續)'!Q26,'遭難漁民數2(續)'!Q34,'遭難漁民數2(續)'!Q42)+&#10;SUM('遭難漁民數3(續)'!Q10,'遭難漁民數3(續)'!Q18,'遭難漁民數3(續)'!Q26,'遭難漁民數3(續)'!Q34,'遭難漁民數3(續)'!Q42)+&#10;SUM('遭難漁民數4(續完)'!Q10,'遭難漁民數4(續完)'!Q18)=0,&quot;-&quot;, SUM(Q26,Q34,Q42)+&#10;SUM('遭難漁民數1(續)'!Q10,'遭難漁民數1(續)'!Q18,'遭難漁民數1(續)'!Q26,'遭難漁民數1(續)'!Q34,'遭難漁民數1(續)'!Q42)+&#10;SUM('遭難漁民數2(續)'!Q10,'遭難漁民數2(續)'!Q18,'遭難漁民數2(續)'!Q26,'遭難漁民數2(續)'!Q34,'遭難漁民數2(續)'!Q42)+&#10;SUM('遭難漁民數3(續)'!Q10,'遭難漁民數3(續)'!Q18,'遭難漁民數3(續)'!Q26,'遭難漁民數3(續)'!Q34,'遭難漁民數3(續)'!Q42)+&#10;SUM('遭難漁民數4(續完)'!Q10,'遭難漁民數4(續完)'!Q18) )" table:style-name="ce6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非船上落海Fall</text:p>
          </table:table-cell>
          <table:table-cell office:value-type="float" office:value="2" table:formula="msoxl:=IF(SUM(F19,I19,L19,O19)=0,&quot;-&quot;,SUM(F19,I19,L19,O19))" table:style-name="ce6">
            <text:p>2</text:p>
          </table:table-cell>
          <table:table-cell office:value-type="string" office:string-value="-" table:formula="msoxl:=IF(SUM(G19,J19,M19,P19)=0,&quot;-&quot;,SUM(G19,J19,M19,P19))" table:style-name="ce6">
            <text:p>-</text:p>
          </table:table-cell>
          <table:table-cell office:value-type="string" office:string-value="-" table:formula="msoxl:=IF(SUM(H19,K19,N19,Q19)=0,&quot;-&quot;,SUM(H19,K19,N19,Q19))" table:style-name="ce6">
            <text:p>-</text:p>
          </table:table-cell>
          <table:table-cell office:value-type="string" office:string-value="-" table:formula="msoxl:=IF(SUM(F27,F35,F43)+&#10;SUM('遭難漁民數1(續)'!F11,'遭難漁民數1(續)'!F19,'遭難漁民數1(續)'!F27,'遭難漁民數1(續)'!F35,'遭難漁民數1(續)'!F43)+&#10;SUM('遭難漁民數2(續)'!F11,'遭難漁民數2(續)'!F19,'遭難漁民數2(續)'!F27,'遭難漁民數2(續)'!F35,'遭難漁民數2(續)'!F43)+&#10;SUM('遭難漁民數3(續)'!F11,'遭難漁民數3(續)'!F19,'遭難漁民數3(續)'!F27,'遭難漁民數3(續)'!F35,'遭難漁民數3(續)'!F43)+&#10;SUM('遭難漁民數4(續完)'!F11,'遭難漁民數4(續完)'!F19)=0,&quot;-&quot;, SUM(F27,F35,F43)+&#10;SUM('遭難漁民數1(續)'!F11,'遭難漁民數1(續)'!F19,'遭難漁民數1(續)'!F27,'遭難漁民數1(續)'!F35,'遭難漁民數1(續)'!F43)+&#10;SUM('遭難漁民數2(續)'!F11,'遭難漁民數2(續)'!F19,'遭難漁民數2(續)'!F27,'遭難漁民數2(續)'!F35,'遭難漁民數2(續)'!F43)+&#10;SUM('遭難漁民數3(續)'!F11,'遭難漁民數3(續)'!F19,'遭難漁民數3(續)'!F27,'遭難漁民數3(續)'!F35,'遭難漁民數3(續)'!F43)+&#10;SUM('遭難漁民數4(續完)'!F11,'遭難漁民數4(續完)'!F19) )" table:style-name="ce6">
            <text:p>-</text:p>
          </table:table-cell>
          <table:table-cell office:value-type="string" office:string-value="-" table:formula="msoxl:=IF(SUM(G27,G35,G43)+&#10;SUM('遭難漁民數1(續)'!G11,'遭難漁民數1(續)'!G19,'遭難漁民數1(續)'!G27,'遭難漁民數1(續)'!G35,'遭難漁民數1(續)'!G43)+&#10;SUM('遭難漁民數2(續)'!G11,'遭難漁民數2(續)'!G19,'遭難漁民數2(續)'!G27,'遭難漁民數2(續)'!G35,'遭難漁民數2(續)'!G43)+&#10;SUM('遭難漁民數3(續)'!G11,'遭難漁民數3(續)'!G19,'遭難漁民數3(續)'!G27,'遭難漁民數3(續)'!G35,'遭難漁民數3(續)'!G43)+&#10;SUM('遭難漁民數4(續完)'!G11,'遭難漁民數4(續完)'!G19)=0,&quot;-&quot;, SUM(G27,G35,G43)+&#10;SUM('遭難漁民數1(續)'!G11,'遭難漁民數1(續)'!G19,'遭難漁民數1(續)'!G27,'遭難漁民數1(續)'!G35,'遭難漁民數1(續)'!G43)+&#10;SUM('遭難漁民數2(續)'!G11,'遭難漁民數2(續)'!G19,'遭難漁民數2(續)'!G27,'遭難漁民數2(續)'!G35,'遭難漁民數2(續)'!G43)+&#10;SUM('遭難漁民數3(續)'!G11,'遭難漁民數3(續)'!G19,'遭難漁民數3(續)'!G27,'遭難漁民數3(續)'!G35,'遭難漁民數3(續)'!G43)+&#10;SUM('遭難漁民數4(續完)'!G11,'遭難漁民數4(續完)'!G19) )" table:style-name="ce6">
            <text:p>-</text:p>
          </table:table-cell>
          <table:table-cell office:value-type="string" office:string-value="-" table:formula="msoxl:=IF(SUM(H27,H35,H43)+&#10;SUM('遭難漁民數1(續)'!H11,'遭難漁民數1(續)'!H19,'遭難漁民數1(續)'!H27,'遭難漁民數1(續)'!H35,'遭難漁民數1(續)'!H43)+&#10;SUM('遭難漁民數2(續)'!H11,'遭難漁民數2(續)'!H19,'遭難漁民數2(續)'!H27,'遭難漁民數2(續)'!H35,'遭難漁民數2(續)'!H43)+&#10;SUM('遭難漁民數3(續)'!H11,'遭難漁民數3(續)'!H19,'遭難漁民數3(續)'!H27,'遭難漁民數3(續)'!H35,'遭難漁民數3(續)'!H43)+&#10;SUM('遭難漁民數4(續完)'!H11,'遭難漁民數4(續完)'!H19)=0,&quot;-&quot;, SUM(H27,H35,H43)+&#10;SUM('遭難漁民數1(續)'!H11,'遭難漁民數1(續)'!H19,'遭難漁民數1(續)'!H27,'遭難漁民數1(續)'!H35,'遭難漁民數1(續)'!H43)+&#10;SUM('遭難漁民數2(續)'!H11,'遭難漁民數2(續)'!H19,'遭難漁民數2(續)'!H27,'遭難漁民數2(續)'!H35,'遭難漁民數2(續)'!H43)+&#10;SUM('遭難漁民數3(續)'!H11,'遭難漁民數3(續)'!H19,'遭難漁民數3(續)'!H27,'遭難漁民數3(續)'!H35,'遭難漁民數3(續)'!H43)+&#10;SUM('遭難漁民數4(續完)'!H11,'遭難漁民數4(續完)'!H19) )" table:style-name="ce6">
            <text:p>-</text:p>
          </table:table-cell>
          <table:table-cell office:value-type="float" office:value="2" table:formula="msoxl:=IF(SUM(I27,I35,I43)+&#10;SUM('遭難漁民數1(續)'!I11,'遭難漁民數1(續)'!I19,'遭難漁民數1(續)'!I27,'遭難漁民數1(續)'!I35,'遭難漁民數1(續)'!I43)+&#10;SUM('遭難漁民數2(續)'!I11,'遭難漁民數2(續)'!I19,'遭難漁民數2(續)'!I27,'遭難漁民數2(續)'!I35,'遭難漁民數2(續)'!I43)+&#10;SUM('遭難漁民數3(續)'!I11,'遭難漁民數3(續)'!I19,'遭難漁民數3(續)'!I27,'遭難漁民數3(續)'!I35,'遭難漁民數3(續)'!I43)+&#10;SUM('遭難漁民數4(續完)'!I11,'遭難漁民數4(續完)'!I19)=0,&quot;-&quot;, SUM(I27,I35,I43)+&#10;SUM('遭難漁民數1(續)'!I11,'遭難漁民數1(續)'!I19,'遭難漁民數1(續)'!I27,'遭難漁民數1(續)'!I35,'遭難漁民數1(續)'!I43)+&#10;SUM('遭難漁民數2(續)'!I11,'遭難漁民數2(續)'!I19,'遭難漁民數2(續)'!I27,'遭難漁民數2(續)'!I35,'遭難漁民數2(續)'!I43)+&#10;SUM('遭難漁民數3(續)'!I11,'遭難漁民數3(續)'!I19,'遭難漁民數3(續)'!I27,'遭難漁民數3(續)'!I35,'遭難漁民數3(續)'!I43)+&#10;SUM('遭難漁民數4(續完)'!I11,'遭難漁民數4(續完)'!I19) )" table:style-name="ce6">
            <text:p>2</text:p>
          </table:table-cell>
          <table:table-cell office:value-type="string" office:string-value="-" table:formula="msoxl:=IF(SUM(J27,J35,J43)+&#10;SUM('遭難漁民數1(續)'!J11,'遭難漁民數1(續)'!J19,'遭難漁民數1(續)'!J27,'遭難漁民數1(續)'!J35,'遭難漁民數1(續)'!J43)+&#10;SUM('遭難漁民數2(續)'!J11,'遭難漁民數2(續)'!J19,'遭難漁民數2(續)'!J27,'遭難漁民數2(續)'!J35,'遭難漁民數2(續)'!J43)+&#10;SUM('遭難漁民數3(續)'!J11,'遭難漁民數3(續)'!J19,'遭難漁民數3(續)'!J27,'遭難漁民數3(續)'!J35,'遭難漁民數3(續)'!J43)+&#10;SUM('遭難漁民數4(續完)'!J11,'遭難漁民數4(續完)'!J19)=0,&quot;-&quot;, SUM(J27,J35,J43)+&#10;SUM('遭難漁民數1(續)'!J11,'遭難漁民數1(續)'!J19,'遭難漁民數1(續)'!J27,'遭難漁民數1(續)'!J35,'遭難漁民數1(續)'!J43)+&#10;SUM('遭難漁民數2(續)'!J11,'遭難漁民數2(續)'!J19,'遭難漁民數2(續)'!J27,'遭難漁民數2(續)'!J35,'遭難漁民數2(續)'!J43)+&#10;SUM('遭難漁民數3(續)'!J11,'遭難漁民數3(續)'!J19,'遭難漁民數3(續)'!J27,'遭難漁民數3(續)'!J35,'遭難漁民數3(續)'!J43)+&#10;SUM('遭難漁民數4(續完)'!J11,'遭難漁民數4(續完)'!J19) )" table:style-name="ce6">
            <text:p>-</text:p>
          </table:table-cell>
          <table:table-cell office:value-type="string" office:string-value="-" table:formula="msoxl:=IF(SUM(K27,K35,K43)+&#10;SUM('遭難漁民數1(續)'!K11,'遭難漁民數1(續)'!K19,'遭難漁民數1(續)'!K27,'遭難漁民數1(續)'!K35,'遭難漁民數1(續)'!K43)+&#10;SUM('遭難漁民數2(續)'!K11,'遭難漁民數2(續)'!K19,'遭難漁民數2(續)'!K27,'遭難漁民數2(續)'!K35,'遭難漁民數2(續)'!K43)+&#10;SUM('遭難漁民數3(續)'!K11,'遭難漁民數3(續)'!K19,'遭難漁民數3(續)'!K27,'遭難漁民數3(續)'!K35,'遭難漁民數3(續)'!K43)+&#10;SUM('遭難漁民數4(續完)'!K11,'遭難漁民數4(續完)'!K19)=0,&quot;-&quot;, SUM(K27,K35,K43)+&#10;SUM('遭難漁民數1(續)'!K11,'遭難漁民數1(續)'!K19,'遭難漁民數1(續)'!K27,'遭難漁民數1(續)'!K35,'遭難漁民數1(續)'!K43)+&#10;SUM('遭難漁民數2(續)'!K11,'遭難漁民數2(續)'!K19,'遭難漁民數2(續)'!K27,'遭難漁民數2(續)'!K35,'遭難漁民數2(續)'!K43)+&#10;SUM('遭難漁民數3(續)'!K11,'遭難漁民數3(續)'!K19,'遭難漁民數3(續)'!K27,'遭難漁民數3(續)'!K35,'遭難漁民數3(續)'!K43)+&#10;SUM('遭難漁民數4(續完)'!K11,'遭難漁民數4(續完)'!K19) )" table:style-name="ce6">
            <text:p>-</text:p>
          </table:table-cell>
          <table:table-cell office:value-type="string" office:string-value="-" table:formula="msoxl:=IF(SUM(L27,L35,L43)+&#10;SUM('遭難漁民數1(續)'!L11,'遭難漁民數1(續)'!L19,'遭難漁民數1(續)'!L27,'遭難漁民數1(續)'!L35,'遭難漁民數1(續)'!L43)+&#10;SUM('遭難漁民數2(續)'!L11,'遭難漁民數2(續)'!L19,'遭難漁民數2(續)'!L27,'遭難漁民數2(續)'!L35,'遭難漁民數2(續)'!L43)+&#10;SUM('遭難漁民數3(續)'!L11,'遭難漁民數3(續)'!L19,'遭難漁民數3(續)'!L27,'遭難漁民數3(續)'!L35,'遭難漁民數3(續)'!L43)+&#10;SUM('遭難漁民數4(續完)'!L11,'遭難漁民數4(續完)'!L19)=0,&quot;-&quot;, SUM(L27,L35,L43)+&#10;SUM('遭難漁民數1(續)'!L11,'遭難漁民數1(續)'!L19,'遭難漁民數1(續)'!L27,'遭難漁民數1(續)'!L35,'遭難漁民數1(續)'!L43)+&#10;SUM('遭難漁民數2(續)'!L11,'遭難漁民數2(續)'!L19,'遭難漁民數2(續)'!L27,'遭難漁民數2(續)'!L35,'遭難漁民數2(續)'!L43)+&#10;SUM('遭難漁民數3(續)'!L11,'遭難漁民數3(續)'!L19,'遭難漁民數3(續)'!L27,'遭難漁民數3(續)'!L35,'遭難漁民數3(續)'!L43)+&#10;SUM('遭難漁民數4(續完)'!L11,'遭難漁民數4(續完)'!L19) )" table:style-name="ce6">
            <text:p>-</text:p>
          </table:table-cell>
          <table:table-cell office:value-type="string" office:string-value="-" table:formula="msoxl:=IF(SUM(M27,M35,M43)+&#10;SUM('遭難漁民數1(續)'!M11,'遭難漁民數1(續)'!M19,'遭難漁民數1(續)'!M27,'遭難漁民數1(續)'!M35,'遭難漁民數1(續)'!M43)+&#10;SUM('遭難漁民數2(續)'!M11,'遭難漁民數2(續)'!M19,'遭難漁民數2(續)'!M27,'遭難漁民數2(續)'!M35,'遭難漁民數2(續)'!M43)+&#10;SUM('遭難漁民數3(續)'!M11,'遭難漁民數3(續)'!M19,'遭難漁民數3(續)'!M27,'遭難漁民數3(續)'!M35,'遭難漁民數3(續)'!M43)+&#10;SUM('遭難漁民數4(續完)'!M11,'遭難漁民數4(續完)'!M19)=0,&quot;-&quot;, SUM(M27,M35,M43)+&#10;SUM('遭難漁民數1(續)'!M11,'遭難漁民數1(續)'!M19,'遭難漁民數1(續)'!M27,'遭難漁民數1(續)'!M35,'遭難漁民數1(續)'!M43)+&#10;SUM('遭難漁民數2(續)'!M11,'遭難漁民數2(續)'!M19,'遭難漁民數2(續)'!M27,'遭難漁民數2(續)'!M35,'遭難漁民數2(續)'!M43)+&#10;SUM('遭難漁民數3(續)'!M11,'遭難漁民數3(續)'!M19,'遭難漁民數3(續)'!M27,'遭難漁民數3(續)'!M35,'遭難漁民數3(續)'!M43)+&#10;SUM('遭難漁民數4(續完)'!M11,'遭難漁民數4(續完)'!M19) )" table:style-name="ce6">
            <text:p>-</text:p>
          </table:table-cell>
          <table:table-cell office:value-type="string" office:string-value="-" table:formula="msoxl:=IF(SUM(N27,N35,N43)+&#10;SUM('遭難漁民數1(續)'!N11,'遭難漁民數1(續)'!N19,'遭難漁民數1(續)'!N27,'遭難漁民數1(續)'!N35,'遭難漁民數1(續)'!N43)+&#10;SUM('遭難漁民數2(續)'!N11,'遭難漁民數2(續)'!N19,'遭難漁民數2(續)'!N27,'遭難漁民數2(續)'!N35,'遭難漁民數2(續)'!N43)+&#10;SUM('遭難漁民數3(續)'!N11,'遭難漁民數3(續)'!N19,'遭難漁民數3(續)'!N27,'遭難漁民數3(續)'!N35,'遭難漁民數3(續)'!N43)+&#10;SUM('遭難漁民數4(續完)'!N11,'遭難漁民數4(續完)'!N19)=0,&quot;-&quot;, SUM(N27,N35,N43)+&#10;SUM('遭難漁民數1(續)'!N11,'遭難漁民數1(續)'!N19,'遭難漁民數1(續)'!N27,'遭難漁民數1(續)'!N35,'遭難漁民數1(續)'!N43)+&#10;SUM('遭難漁民數2(續)'!N11,'遭難漁民數2(續)'!N19,'遭難漁民數2(續)'!N27,'遭難漁民數2(續)'!N35,'遭難漁民數2(續)'!N43)+&#10;SUM('遭難漁民數3(續)'!N11,'遭難漁民數3(續)'!N19,'遭難漁民數3(續)'!N27,'遭難漁民數3(續)'!N35,'遭難漁民數3(續)'!N43)+&#10;SUM('遭難漁民數4(續完)'!N11,'遭難漁民數4(續完)'!N19) )" table:style-name="ce6">
            <text:p>-</text:p>
          </table:table-cell>
          <table:table-cell office:value-type="string" office:string-value="-" table:formula="msoxl:=IF(SUM(O27,O35,O43)+&#10;SUM('遭難漁民數1(續)'!O11,'遭難漁民數1(續)'!O19,'遭難漁民數1(續)'!O27,'遭難漁民數1(續)'!O35,'遭難漁民數1(續)'!O43)+&#10;SUM('遭難漁民數2(續)'!O11,'遭難漁民數2(續)'!O19,'遭難漁民數2(續)'!O27,'遭難漁民數2(續)'!O35,'遭難漁民數2(續)'!O43)+&#10;SUM('遭難漁民數3(續)'!O11,'遭難漁民數3(續)'!O19,'遭難漁民數3(續)'!O27,'遭難漁民數3(續)'!O35,'遭難漁民數3(續)'!O43)+&#10;SUM('遭難漁民數4(續完)'!O11,'遭難漁民數4(續完)'!O19)=0,&quot;-&quot;, SUM(O27,O35,O43)+&#10;SUM('遭難漁民數1(續)'!O11,'遭難漁民數1(續)'!O19,'遭難漁民數1(續)'!O27,'遭難漁民數1(續)'!O35,'遭難漁民數1(續)'!O43)+&#10;SUM('遭難漁民數2(續)'!O11,'遭難漁民數2(續)'!O19,'遭難漁民數2(續)'!O27,'遭難漁民數2(續)'!O35,'遭難漁民數2(續)'!O43)+&#10;SUM('遭難漁民數3(續)'!O11,'遭難漁民數3(續)'!O19,'遭難漁民數3(續)'!O27,'遭難漁民數3(續)'!O35,'遭難漁民數3(續)'!O43)+&#10;SUM('遭難漁民數4(續完)'!O11,'遭難漁民數4(續完)'!O19) )" table:style-name="ce6">
            <text:p>-</text:p>
          </table:table-cell>
          <table:table-cell office:value-type="string" office:string-value="-" table:formula="msoxl:=IF(SUM(P27,P35,P43)+&#10;SUM('遭難漁民數1(續)'!P11,'遭難漁民數1(續)'!P19,'遭難漁民數1(續)'!P27,'遭難漁民數1(續)'!P35,'遭難漁民數1(續)'!P43)+&#10;SUM('遭難漁民數2(續)'!P11,'遭難漁民數2(續)'!P19,'遭難漁民數2(續)'!P27,'遭難漁民數2(續)'!P35,'遭難漁民數2(續)'!P43)+&#10;SUM('遭難漁民數3(續)'!P11,'遭難漁民數3(續)'!P19,'遭難漁民數3(續)'!P27,'遭難漁民數3(續)'!P35,'遭難漁民數3(續)'!P43)+&#10;SUM('遭難漁民數4(續完)'!P11,'遭難漁民數4(續完)'!P19)=0,&quot;-&quot;, SUM(P27,P35,P43)+&#10;SUM('遭難漁民數1(續)'!P11,'遭難漁民數1(續)'!P19,'遭難漁民數1(續)'!P27,'遭難漁民數1(續)'!P35,'遭難漁民數1(續)'!P43)+&#10;SUM('遭難漁民數2(續)'!P11,'遭難漁民數2(續)'!P19,'遭難漁民數2(續)'!P27,'遭難漁民數2(續)'!P35,'遭難漁民數2(續)'!P43)+&#10;SUM('遭難漁民數3(續)'!P11,'遭難漁民數3(續)'!P19,'遭難漁民數3(續)'!P27,'遭難漁民數3(續)'!P35,'遭難漁民數3(續)'!P43)+&#10;SUM('遭難漁民數4(續完)'!P11,'遭難漁民數4(續完)'!P19) )" table:style-name="ce6">
            <text:p>-</text:p>
          </table:table-cell>
          <table:table-cell office:value-type="string" office:string-value="-" table:formula="msoxl:=IF(SUM(Q27,Q35,Q43)+&#10;SUM('遭難漁民數1(續)'!Q11,'遭難漁民數1(續)'!Q19,'遭難漁民數1(續)'!Q27,'遭難漁民數1(續)'!Q35,'遭難漁民數1(續)'!Q43)+&#10;SUM('遭難漁民數2(續)'!Q11,'遭難漁民數2(續)'!Q19,'遭難漁民數2(續)'!Q27,'遭難漁民數2(續)'!Q35,'遭難漁民數2(續)'!Q43)+&#10;SUM('遭難漁民數3(續)'!Q11,'遭難漁民數3(續)'!Q19,'遭難漁民數3(續)'!Q27,'遭難漁民數3(續)'!Q35,'遭難漁民數3(續)'!Q43)+&#10;SUM('遭難漁民數4(續完)'!Q11,'遭難漁民數4(續完)'!Q19)=0,&quot;-&quot;, SUM(Q27,Q35,Q43)+&#10;SUM('遭難漁民數1(續)'!Q11,'遭難漁民數1(續)'!Q19,'遭難漁民數1(續)'!Q27,'遭難漁民數1(續)'!Q35,'遭難漁民數1(續)'!Q43)+&#10;SUM('遭難漁民數2(續)'!Q11,'遭難漁民數2(續)'!Q19,'遭難漁民數2(續)'!Q27,'遭難漁民數2(續)'!Q35,'遭難漁民數2(續)'!Q43)+&#10;SUM('遭難漁民數3(續)'!Q11,'遭難漁民數3(續)'!Q19,'遭難漁民數3(續)'!Q27,'遭難漁民數3(續)'!Q35,'遭難漁民數3(續)'!Q43)+&#10;SUM('遭難漁民數4(續完)'!Q11,'遭難漁民數4(續完)'!Q19) )" table:style-name="ce6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潛水Dive</text:p>
          </table:table-cell>
          <table:table-cell office:value-type="float" office:value="1" table:formula="msoxl:=IF(SUM(F20,I20,L20,O20)=0,&quot;-&quot;,SUM(F20,I20,L20,O20))" table:style-name="ce6">
            <text:p>1</text:p>
          </table:table-cell>
          <table:table-cell office:value-type="string" office:string-value="-" table:formula="msoxl:=IF(SUM(G20,J20,M20,P20)=0,&quot;-&quot;,SUM(G20,J20,M20,P20))" table:style-name="ce6">
            <text:p>-</text:p>
          </table:table-cell>
          <table:table-cell office:value-type="string" office:string-value="-" table:formula="msoxl:=IF(SUM(H20,K20,N20,Q20)=0,&quot;-&quot;,SUM(H20,K20,N20,Q20))" table:style-name="ce6">
            <text:p>-</text:p>
          </table:table-cell>
          <table:table-cell office:value-type="string" office:string-value="-" table:formula="msoxl:=IF(SUM(F28,F36,F44)+&#10;SUM('遭難漁民數1(續)'!F12,'遭難漁民數1(續)'!F20,'遭難漁民數1(續)'!F28,'遭難漁民數1(續)'!F36,'遭難漁民數1(續)'!F44)+&#10;SUM('遭難漁民數2(續)'!F12,'遭難漁民數2(續)'!F20,'遭難漁民數2(續)'!F28,'遭難漁民數2(續)'!F36,'遭難漁民數2(續)'!F44)+&#10;SUM('遭難漁民數3(續)'!F12,'遭難漁民數3(續)'!F20,'遭難漁民數3(續)'!F28,'遭難漁民數3(續)'!F36,'遭難漁民數3(續)'!F44)+&#10;SUM('遭難漁民數4(續完)'!F12,'遭難漁民數4(續完)'!F20)=0,&quot;-&quot;, SUM(F28,F36,F44)+&#10;SUM('遭難漁民數1(續)'!F12,'遭難漁民數1(續)'!F20,'遭難漁民數1(續)'!F28,'遭難漁民數1(續)'!F36,'遭難漁民數1(續)'!F44)+&#10;SUM('遭難漁民數2(續)'!F12,'遭難漁民數2(續)'!F20,'遭難漁民數2(續)'!F28,'遭難漁民數2(續)'!F36,'遭難漁民數2(續)'!F44)+&#10;SUM('遭難漁民數3(續)'!F12,'遭難漁民數3(續)'!F20,'遭難漁民數3(續)'!F28,'遭難漁民數3(續)'!F36,'遭難漁民數3(續)'!F44)+&#10;SUM('遭難漁民數4(續完)'!F12,'遭難漁民數4(續完)'!F20) )" table:style-name="ce6">
            <text:p>-</text:p>
          </table:table-cell>
          <table:table-cell office:value-type="string" office:string-value="-" table:formula="msoxl:=IF(SUM(G28,G36,G44)+&#10;SUM('遭難漁民數1(續)'!G12,'遭難漁民數1(續)'!G20,'遭難漁民數1(續)'!G28,'遭難漁民數1(續)'!G36,'遭難漁民數1(續)'!G44)+&#10;SUM('遭難漁民數2(續)'!G12,'遭難漁民數2(續)'!G20,'遭難漁民數2(續)'!G28,'遭難漁民數2(續)'!G36,'遭難漁民數2(續)'!G44)+&#10;SUM('遭難漁民數3(續)'!G12,'遭難漁民數3(續)'!G20,'遭難漁民數3(續)'!G28,'遭難漁民數3(續)'!G36,'遭難漁民數3(續)'!G44)+&#10;SUM('遭難漁民數4(續完)'!G12,'遭難漁民數4(續完)'!G20)=0,&quot;-&quot;, SUM(G28,G36,G44)+&#10;SUM('遭難漁民數1(續)'!G12,'遭難漁民數1(續)'!G20,'遭難漁民數1(續)'!G28,'遭難漁民數1(續)'!G36,'遭難漁民數1(續)'!G44)+&#10;SUM('遭難漁民數2(續)'!G12,'遭難漁民數2(續)'!G20,'遭難漁民數2(續)'!G28,'遭難漁民數2(續)'!G36,'遭難漁民數2(續)'!G44)+&#10;SUM('遭難漁民數3(續)'!G12,'遭難漁民數3(續)'!G20,'遭難漁民數3(續)'!G28,'遭難漁民數3(續)'!G36,'遭難漁民數3(續)'!G44)+&#10;SUM('遭難漁民數4(續完)'!G12,'遭難漁民數4(續完)'!G20) )" table:style-name="ce6">
            <text:p>-</text:p>
          </table:table-cell>
          <table:table-cell office:value-type="string" office:string-value="-" table:formula="msoxl:=IF(SUM(H28,H36,H44)+&#10;SUM('遭難漁民數1(續)'!H12,'遭難漁民數1(續)'!H20,'遭難漁民數1(續)'!H28,'遭難漁民數1(續)'!H36,'遭難漁民數1(續)'!H44)+&#10;SUM('遭難漁民數2(續)'!H12,'遭難漁民數2(續)'!H20,'遭難漁民數2(續)'!H28,'遭難漁民數2(續)'!H36,'遭難漁民數2(續)'!H44)+&#10;SUM('遭難漁民數3(續)'!H12,'遭難漁民數3(續)'!H20,'遭難漁民數3(續)'!H28,'遭難漁民數3(續)'!H36,'遭難漁民數3(續)'!H44)+&#10;SUM('遭難漁民數4(續完)'!H12,'遭難漁民數4(續完)'!H20)=0,&quot;-&quot;, SUM(H28,H36,H44)+&#10;SUM('遭難漁民數1(續)'!H12,'遭難漁民數1(續)'!H20,'遭難漁民數1(續)'!H28,'遭難漁民數1(續)'!H36,'遭難漁民數1(續)'!H44)+&#10;SUM('遭難漁民數2(續)'!H12,'遭難漁民數2(續)'!H20,'遭難漁民數2(續)'!H28,'遭難漁民數2(續)'!H36,'遭難漁民數2(續)'!H44)+&#10;SUM('遭難漁民數3(續)'!H12,'遭難漁民數3(續)'!H20,'遭難漁民數3(續)'!H28,'遭難漁民數3(續)'!H36,'遭難漁民數3(續)'!H44)+&#10;SUM('遭難漁民數4(續完)'!H12,'遭難漁民數4(續完)'!H20) )" table:style-name="ce6">
            <text:p>-</text:p>
          </table:table-cell>
          <table:table-cell office:value-type="string" office:string-value="-" table:formula="msoxl:=IF(SUM(I28,I36,I44)+&#10;SUM('遭難漁民數1(續)'!I12,'遭難漁民數1(續)'!I20,'遭難漁民數1(續)'!I28,'遭難漁民數1(續)'!I36,'遭難漁民數1(續)'!I44)+&#10;SUM('遭難漁民數2(續)'!I12,'遭難漁民數2(續)'!I20,'遭難漁民數2(續)'!I28,'遭難漁民數2(續)'!I36,'遭難漁民數2(續)'!I44)+&#10;SUM('遭難漁民數3(續)'!I12,'遭難漁民數3(續)'!I20,'遭難漁民數3(續)'!I28,'遭難漁民數3(續)'!I36,'遭難漁民數3(續)'!I44)+&#10;SUM('遭難漁民數4(續完)'!I12,'遭難漁民數4(續完)'!I20)=0,&quot;-&quot;, SUM(I28,I36,I44)+&#10;SUM('遭難漁民數1(續)'!I12,'遭難漁民數1(續)'!I20,'遭難漁民數1(續)'!I28,'遭難漁民數1(續)'!I36,'遭難漁民數1(續)'!I44)+&#10;SUM('遭難漁民數2(續)'!I12,'遭難漁民數2(續)'!I20,'遭難漁民數2(續)'!I28,'遭難漁民數2(續)'!I36,'遭難漁民數2(續)'!I44)+&#10;SUM('遭難漁民數3(續)'!I12,'遭難漁民數3(續)'!I20,'遭難漁民數3(續)'!I28,'遭難漁民數3(續)'!I36,'遭難漁民數3(續)'!I44)+&#10;SUM('遭難漁民數4(續完)'!I12,'遭難漁民數4(續完)'!I20) )" table:style-name="ce6">
            <text:p>-</text:p>
          </table:table-cell>
          <table:table-cell office:value-type="string" office:string-value="-" table:formula="msoxl:=IF(SUM(J28,J36,J44)+&#10;SUM('遭難漁民數1(續)'!J12,'遭難漁民數1(續)'!J20,'遭難漁民數1(續)'!J28,'遭難漁民數1(續)'!J36,'遭難漁民數1(續)'!J44)+&#10;SUM('遭難漁民數2(續)'!J12,'遭難漁民數2(續)'!J20,'遭難漁民數2(續)'!J28,'遭難漁民數2(續)'!J36,'遭難漁民數2(續)'!J44)+&#10;SUM('遭難漁民數3(續)'!J12,'遭難漁民數3(續)'!J20,'遭難漁民數3(續)'!J28,'遭難漁民數3(續)'!J36,'遭難漁民數3(續)'!J44)+&#10;SUM('遭難漁民數4(續完)'!J12,'遭難漁民數4(續完)'!J20)=0,&quot;-&quot;, SUM(J28,J36,J44)+&#10;SUM('遭難漁民數1(續)'!J12,'遭難漁民數1(續)'!J20,'遭難漁民數1(續)'!J28,'遭難漁民數1(續)'!J36,'遭難漁民數1(續)'!J44)+&#10;SUM('遭難漁民數2(續)'!J12,'遭難漁民數2(續)'!J20,'遭難漁民數2(續)'!J28,'遭難漁民數2(續)'!J36,'遭難漁民數2(續)'!J44)+&#10;SUM('遭難漁民數3(續)'!J12,'遭難漁民數3(續)'!J20,'遭難漁民數3(續)'!J28,'遭難漁民數3(續)'!J36,'遭難漁民數3(續)'!J44)+&#10;SUM('遭難漁民數4(續完)'!J12,'遭難漁民數4(續完)'!J20) )" table:style-name="ce6">
            <text:p>-</text:p>
          </table:table-cell>
          <table:table-cell office:value-type="string" office:string-value="-" table:formula="msoxl:=IF(SUM(K28,K36,K44)+&#10;SUM('遭難漁民數1(續)'!K12,'遭難漁民數1(續)'!K20,'遭難漁民數1(續)'!K28,'遭難漁民數1(續)'!K36,'遭難漁民數1(續)'!K44)+&#10;SUM('遭難漁民數2(續)'!K12,'遭難漁民數2(續)'!K20,'遭難漁民數2(續)'!K28,'遭難漁民數2(續)'!K36,'遭難漁民數2(續)'!K44)+&#10;SUM('遭難漁民數3(續)'!K12,'遭難漁民數3(續)'!K20,'遭難漁民數3(續)'!K28,'遭難漁民數3(續)'!K36,'遭難漁民數3(續)'!K44)+&#10;SUM('遭難漁民數4(續完)'!K12,'遭難漁民數4(續完)'!K20)=0,&quot;-&quot;, SUM(K28,K36,K44)+&#10;SUM('遭難漁民數1(續)'!K12,'遭難漁民數1(續)'!K20,'遭難漁民數1(續)'!K28,'遭難漁民數1(續)'!K36,'遭難漁民數1(續)'!K44)+&#10;SUM('遭難漁民數2(續)'!K12,'遭難漁民數2(續)'!K20,'遭難漁民數2(續)'!K28,'遭難漁民數2(續)'!K36,'遭難漁民數2(續)'!K44)+&#10;SUM('遭難漁民數3(續)'!K12,'遭難漁民數3(續)'!K20,'遭難漁民數3(續)'!K28,'遭難漁民數3(續)'!K36,'遭難漁民數3(續)'!K44)+&#10;SUM('遭難漁民數4(續完)'!K12,'遭難漁民數4(續完)'!K20) )" table:style-name="ce6">
            <text:p>-</text:p>
          </table:table-cell>
          <table:table-cell office:value-type="float" office:value="1" table:formula="msoxl:=IF(SUM(L28,L36,L44)+&#10;SUM('遭難漁民數1(續)'!L12,'遭難漁民數1(續)'!L20,'遭難漁民數1(續)'!L28,'遭難漁民數1(續)'!L36,'遭難漁民數1(續)'!L44)+&#10;SUM('遭難漁民數2(續)'!L12,'遭難漁民數2(續)'!L20,'遭難漁民數2(續)'!L28,'遭難漁民數2(續)'!L36,'遭難漁民數2(續)'!L44)+&#10;SUM('遭難漁民數3(續)'!L12,'遭難漁民數3(續)'!L20,'遭難漁民數3(續)'!L28,'遭難漁民數3(續)'!L36,'遭難漁民數3(續)'!L44)+&#10;SUM('遭難漁民數4(續完)'!L12,'遭難漁民數4(續完)'!L20)=0,&quot;-&quot;, SUM(L28,L36,L44)+&#10;SUM('遭難漁民數1(續)'!L12,'遭難漁民數1(續)'!L20,'遭難漁民數1(續)'!L28,'遭難漁民數1(續)'!L36,'遭難漁民數1(續)'!L44)+&#10;SUM('遭難漁民數2(續)'!L12,'遭難漁民數2(續)'!L20,'遭難漁民數2(續)'!L28,'遭難漁民數2(續)'!L36,'遭難漁民數2(續)'!L44)+&#10;SUM('遭難漁民數3(續)'!L12,'遭難漁民數3(續)'!L20,'遭難漁民數3(續)'!L28,'遭難漁民數3(續)'!L36,'遭難漁民數3(續)'!L44)+&#10;SUM('遭難漁民數4(續完)'!L12,'遭難漁民數4(續完)'!L20) )" table:style-name="ce6">
            <text:p>1</text:p>
          </table:table-cell>
          <table:table-cell office:value-type="string" office:string-value="-" table:formula="msoxl:=IF(SUM(M28,M36,M44)+&#10;SUM('遭難漁民數1(續)'!M12,'遭難漁民數1(續)'!M20,'遭難漁民數1(續)'!M28,'遭難漁民數1(續)'!M36,'遭難漁民數1(續)'!M44)+&#10;SUM('遭難漁民數2(續)'!M12,'遭難漁民數2(續)'!M20,'遭難漁民數2(續)'!M28,'遭難漁民數2(續)'!M36,'遭難漁民數2(續)'!M44)+&#10;SUM('遭難漁民數3(續)'!M12,'遭難漁民數3(續)'!M20,'遭難漁民數3(續)'!M28,'遭難漁民數3(續)'!M36,'遭難漁民數3(續)'!M44)+&#10;SUM('遭難漁民數4(續完)'!M12,'遭難漁民數4(續完)'!M20)=0,&quot;-&quot;, SUM(M28,M36,M44)+&#10;SUM('遭難漁民數1(續)'!M12,'遭難漁民數1(續)'!M20,'遭難漁民數1(續)'!M28,'遭難漁民數1(續)'!M36,'遭難漁民數1(續)'!M44)+&#10;SUM('遭難漁民數2(續)'!M12,'遭難漁民數2(續)'!M20,'遭難漁民數2(續)'!M28,'遭難漁民數2(續)'!M36,'遭難漁民數2(續)'!M44)+&#10;SUM('遭難漁民數3(續)'!M12,'遭難漁民數3(續)'!M20,'遭難漁民數3(續)'!M28,'遭難漁民數3(續)'!M36,'遭難漁民數3(續)'!M44)+&#10;SUM('遭難漁民數4(續完)'!M12,'遭難漁民數4(續完)'!M20) )" table:style-name="ce6">
            <text:p>-</text:p>
          </table:table-cell>
          <table:table-cell office:value-type="string" office:string-value="-" table:formula="msoxl:=IF(SUM(N28,N36,N44)+&#10;SUM('遭難漁民數1(續)'!N12,'遭難漁民數1(續)'!N20,'遭難漁民數1(續)'!N28,'遭難漁民數1(續)'!N36,'遭難漁民數1(續)'!N44)+&#10;SUM('遭難漁民數2(續)'!N12,'遭難漁民數2(續)'!N20,'遭難漁民數2(續)'!N28,'遭難漁民數2(續)'!N36,'遭難漁民數2(續)'!N44)+&#10;SUM('遭難漁民數3(續)'!N12,'遭難漁民數3(續)'!N20,'遭難漁民數3(續)'!N28,'遭難漁民數3(續)'!N36,'遭難漁民數3(續)'!N44)+&#10;SUM('遭難漁民數4(續完)'!N12,'遭難漁民數4(續完)'!N20)=0,&quot;-&quot;, SUM(N28,N36,N44)+&#10;SUM('遭難漁民數1(續)'!N12,'遭難漁民數1(續)'!N20,'遭難漁民數1(續)'!N28,'遭難漁民數1(續)'!N36,'遭難漁民數1(續)'!N44)+&#10;SUM('遭難漁民數2(續)'!N12,'遭難漁民數2(續)'!N20,'遭難漁民數2(續)'!N28,'遭難漁民數2(續)'!N36,'遭難漁民數2(續)'!N44)+&#10;SUM('遭難漁民數3(續)'!N12,'遭難漁民數3(續)'!N20,'遭難漁民數3(續)'!N28,'遭難漁民數3(續)'!N36,'遭難漁民數3(續)'!N44)+&#10;SUM('遭難漁民數4(續完)'!N12,'遭難漁民數4(續完)'!N20) )" table:style-name="ce6">
            <text:p>-</text:p>
          </table:table-cell>
          <table:table-cell office:value-type="string" office:string-value="-" table:formula="msoxl:=IF(SUM(O28,O36,O44)+&#10;SUM('遭難漁民數1(續)'!O12,'遭難漁民數1(續)'!O20,'遭難漁民數1(續)'!O28,'遭難漁民數1(續)'!O36,'遭難漁民數1(續)'!O44)+&#10;SUM('遭難漁民數2(續)'!O12,'遭難漁民數2(續)'!O20,'遭難漁民數2(續)'!O28,'遭難漁民數2(續)'!O36,'遭難漁民數2(續)'!O44)+&#10;SUM('遭難漁民數3(續)'!O12,'遭難漁民數3(續)'!O20,'遭難漁民數3(續)'!O28,'遭難漁民數3(續)'!O36,'遭難漁民數3(續)'!O44)+&#10;SUM('遭難漁民數4(續完)'!O12,'遭難漁民數4(續完)'!O20)=0,&quot;-&quot;, SUM(O28,O36,O44)+&#10;SUM('遭難漁民數1(續)'!O12,'遭難漁民數1(續)'!O20,'遭難漁民數1(續)'!O28,'遭難漁民數1(續)'!O36,'遭難漁民數1(續)'!O44)+&#10;SUM('遭難漁民數2(續)'!O12,'遭難漁民數2(續)'!O20,'遭難漁民數2(續)'!O28,'遭難漁民數2(續)'!O36,'遭難漁民數2(續)'!O44)+&#10;SUM('遭難漁民數3(續)'!O12,'遭難漁民數3(續)'!O20,'遭難漁民數3(續)'!O28,'遭難漁民數3(續)'!O36,'遭難漁民數3(續)'!O44)+&#10;SUM('遭難漁民數4(續完)'!O12,'遭難漁民數4(續完)'!O20) )" table:style-name="ce6">
            <text:p>-</text:p>
          </table:table-cell>
          <table:table-cell office:value-type="string" office:string-value="-" table:formula="msoxl:=IF(SUM(P28,P36,P44)+&#10;SUM('遭難漁民數1(續)'!P12,'遭難漁民數1(續)'!P20,'遭難漁民數1(續)'!P28,'遭難漁民數1(續)'!P36,'遭難漁民數1(續)'!P44)+&#10;SUM('遭難漁民數2(續)'!P12,'遭難漁民數2(續)'!P20,'遭難漁民數2(續)'!P28,'遭難漁民數2(續)'!P36,'遭難漁民數2(續)'!P44)+&#10;SUM('遭難漁民數3(續)'!P12,'遭難漁民數3(續)'!P20,'遭難漁民數3(續)'!P28,'遭難漁民數3(續)'!P36,'遭難漁民數3(續)'!P44)+&#10;SUM('遭難漁民數4(續完)'!P12,'遭難漁民數4(續完)'!P20)=0,&quot;-&quot;, SUM(P28,P36,P44)+&#10;SUM('遭難漁民數1(續)'!P12,'遭難漁民數1(續)'!P20,'遭難漁民數1(續)'!P28,'遭難漁民數1(續)'!P36,'遭難漁民數1(續)'!P44)+&#10;SUM('遭難漁民數2(續)'!P12,'遭難漁民數2(續)'!P20,'遭難漁民數2(續)'!P28,'遭難漁民數2(續)'!P36,'遭難漁民數2(續)'!P44)+&#10;SUM('遭難漁民數3(續)'!P12,'遭難漁民數3(續)'!P20,'遭難漁民數3(續)'!P28,'遭難漁民數3(續)'!P36,'遭難漁民數3(續)'!P44)+&#10;SUM('遭難漁民數4(續完)'!P12,'遭難漁民數4(續完)'!P20) )" table:style-name="ce6">
            <text:p>-</text:p>
          </table:table-cell>
          <table:table-cell office:value-type="string" office:string-value="-" table:formula="msoxl:=IF(SUM(Q28,Q36,Q44)+&#10;SUM('遭難漁民數1(續)'!Q12,'遭難漁民數1(續)'!Q20,'遭難漁民數1(續)'!Q28,'遭難漁民數1(續)'!Q36,'遭難漁民數1(續)'!Q44)+&#10;SUM('遭難漁民數2(續)'!Q12,'遭難漁民數2(續)'!Q20,'遭難漁民數2(續)'!Q28,'遭難漁民數2(續)'!Q36,'遭難漁民數2(續)'!Q44)+&#10;SUM('遭難漁民數3(續)'!Q12,'遭難漁民數3(續)'!Q20,'遭難漁民數3(續)'!Q28,'遭難漁民數3(續)'!Q36,'遭難漁民數3(續)'!Q44)+&#10;SUM('遭難漁民數4(續完)'!Q12,'遭難漁民數4(續完)'!Q20)=0,&quot;-&quot;, SUM(Q28,Q36,Q44)+&#10;SUM('遭難漁民數1(續)'!Q12,'遭難漁民數1(續)'!Q20,'遭難漁民數1(續)'!Q28,'遭難漁民數1(續)'!Q36,'遭難漁民數1(續)'!Q44)+&#10;SUM('遭難漁民數2(續)'!Q12,'遭難漁民數2(續)'!Q20,'遭難漁民數2(續)'!Q28,'遭難漁民數2(續)'!Q36,'遭難漁民數2(續)'!Q44)+&#10;SUM('遭難漁民數3(續)'!Q12,'遭難漁民數3(續)'!Q20,'遭難漁民數3(續)'!Q28,'遭難漁民數3(續)'!Q36,'遭難漁民數3(續)'!Q44)+&#10;SUM('遭難漁民數4(續完)'!Q12,'遭難漁民數4(續完)'!Q20) )" table:style-name="ce6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其他Others</text:p>
          </table:table-cell>
          <table:table-cell office:value-type="float" office:value="3" table:formula="msoxl:=IF(SUM(F21,I21,L21,O21)=0,&quot;-&quot;,SUM(F21,I21,L21,O21))" table:style-name="ce6">
            <text:p>3</text:p>
          </table:table-cell>
          <table:table-cell office:value-type="float" office:value="16" table:formula="msoxl:=IF(SUM(G21,J21,M21,P21)=0,&quot;-&quot;,SUM(G21,J21,M21,P21))" table:style-name="ce6">
            <text:p>16</text:p>
          </table:table-cell>
          <table:table-cell office:value-type="string" office:string-value="-" table:formula="msoxl:=IF(SUM(H21,K21,N21,Q21)=0,&quot;-&quot;,SUM(H21,K21,N21,Q21))" table:style-name="ce6">
            <text:p>-</text:p>
          </table:table-cell>
          <table:table-cell office:value-type="string" office:string-value="-" table:formula="msoxl:=IF(SUM(F29,F37,F45)+&#10;SUM('遭難漁民數1(續)'!F13,'遭難漁民數1(續)'!F21,'遭難漁民數1(續)'!F29,'遭難漁民數1(續)'!F37,'遭難漁民數1(續)'!F45)+&#10;SUM('遭難漁民數2(續)'!F13,'遭難漁民數2(續)'!F21,'遭難漁民數2(續)'!F29,'遭難漁民數2(續)'!F37,'遭難漁民數2(續)'!F45)+&#10;SUM('遭難漁民數3(續)'!F13,'遭難漁民數3(續)'!F21,'遭難漁民數3(續)'!F29,'遭難漁民數3(續)'!F37,'遭難漁民數3(續)'!F45)+&#10;SUM('遭難漁民數4(續完)'!F13,'遭難漁民數4(續完)'!F21)=0,&quot;-&quot;, SUM(F29,F37,F45)+&#10;SUM('遭難漁民數1(續)'!F13,'遭難漁民數1(續)'!F21,'遭難漁民數1(續)'!F29,'遭難漁民數1(續)'!F37,'遭難漁民數1(續)'!F45)+&#10;SUM('遭難漁民數2(續)'!F13,'遭難漁民數2(續)'!F21,'遭難漁民數2(續)'!F29,'遭難漁民數2(續)'!F37,'遭難漁民數2(續)'!F45)+&#10;SUM('遭難漁民數3(續)'!F13,'遭難漁民數3(續)'!F21,'遭難漁民數3(續)'!F29,'遭難漁民數3(續)'!F37,'遭難漁民數3(續)'!F45)+&#10;SUM('遭難漁民數4(續完)'!F13,'遭難漁民數4(續完)'!F21) )" table:style-name="ce6">
            <text:p>-</text:p>
          </table:table-cell>
          <table:table-cell office:value-type="float" office:value="1" table:formula="msoxl:=IF(SUM(G29,G37,G45)+&#10;SUM('遭難漁民數1(續)'!G13,'遭難漁民數1(續)'!G21,'遭難漁民數1(續)'!G29,'遭難漁民數1(續)'!G37,'遭難漁民數1(續)'!G45)+&#10;SUM('遭難漁民數2(續)'!G13,'遭難漁民數2(續)'!G21,'遭難漁民數2(續)'!G29,'遭難漁民數2(續)'!G37,'遭難漁民數2(續)'!G45)+&#10;SUM('遭難漁民數3(續)'!G13,'遭難漁民數3(續)'!G21,'遭難漁民數3(續)'!G29,'遭難漁民數3(續)'!G37,'遭難漁民數3(續)'!G45)+&#10;SUM('遭難漁民數4(續完)'!G13,'遭難漁民數4(續完)'!G21)=0,&quot;-&quot;, SUM(G29,G37,G45)+&#10;SUM('遭難漁民數1(續)'!G13,'遭難漁民數1(續)'!G21,'遭難漁民數1(續)'!G29,'遭難漁民數1(續)'!G37,'遭難漁民數1(續)'!G45)+&#10;SUM('遭難漁民數2(續)'!G13,'遭難漁民數2(續)'!G21,'遭難漁民數2(續)'!G29,'遭難漁民數2(續)'!G37,'遭難漁民數2(續)'!G45)+&#10;SUM('遭難漁民數3(續)'!G13,'遭難漁民數3(續)'!G21,'遭難漁民數3(續)'!G29,'遭難漁民數3(續)'!G37,'遭難漁民數3(續)'!G45)+&#10;SUM('遭難漁民數4(續完)'!G13,'遭難漁民數4(續完)'!G21) )" table:style-name="ce6">
            <text:p>1</text:p>
          </table:table-cell>
          <table:table-cell office:value-type="string" office:string-value="-" table:formula="msoxl:=IF(SUM(H29,H37,H45)+&#10;SUM('遭難漁民數1(續)'!H13,'遭難漁民數1(續)'!H21,'遭難漁民數1(續)'!H29,'遭難漁民數1(續)'!H37,'遭難漁民數1(續)'!H45)+&#10;SUM('遭難漁民數2(續)'!H13,'遭難漁民數2(續)'!H21,'遭難漁民數2(續)'!H29,'遭難漁民數2(續)'!H37,'遭難漁民數2(續)'!H45)+&#10;SUM('遭難漁民數3(續)'!H13,'遭難漁民數3(續)'!H21,'遭難漁民數3(續)'!H29,'遭難漁民數3(續)'!H37,'遭難漁民數3(續)'!H45)+&#10;SUM('遭難漁民數4(續完)'!H13,'遭難漁民數4(續完)'!H21)=0,&quot;-&quot;, SUM(H29,H37,H45)+&#10;SUM('遭難漁民數1(續)'!H13,'遭難漁民數1(續)'!H21,'遭難漁民數1(續)'!H29,'遭難漁民數1(續)'!H37,'遭難漁民數1(續)'!H45)+&#10;SUM('遭難漁民數2(續)'!H13,'遭難漁民數2(續)'!H21,'遭難漁民數2(續)'!H29,'遭難漁民數2(續)'!H37,'遭難漁民數2(續)'!H45)+&#10;SUM('遭難漁民數3(續)'!H13,'遭難漁民數3(續)'!H21,'遭難漁民數3(續)'!H29,'遭難漁民數3(續)'!H37,'遭難漁民數3(續)'!H45)+&#10;SUM('遭難漁民數4(續完)'!H13,'遭難漁民數4(續完)'!H21) )" table:style-name="ce6">
            <text:p>-</text:p>
          </table:table-cell>
          <table:table-cell office:value-type="float" office:value="2" table:formula="msoxl:=IF(SUM(I29,I37,I45)+&#10;SUM('遭難漁民數1(續)'!I13,'遭難漁民數1(續)'!I21,'遭難漁民數1(續)'!I29,'遭難漁民數1(續)'!I37,'遭難漁民數1(續)'!I45)+&#10;SUM('遭難漁民數2(續)'!I13,'遭難漁民數2(續)'!I21,'遭難漁民數2(續)'!I29,'遭難漁民數2(續)'!I37,'遭難漁民數2(續)'!I45)+&#10;SUM('遭難漁民數3(續)'!I13,'遭難漁民數3(續)'!I21,'遭難漁民數3(續)'!I29,'遭難漁民數3(續)'!I37,'遭難漁民數3(續)'!I45)+&#10;SUM('遭難漁民數4(續完)'!I13,'遭難漁民數4(續完)'!I21)=0,&quot;-&quot;, SUM(I29,I37,I45)+&#10;SUM('遭難漁民數1(續)'!I13,'遭難漁民數1(續)'!I21,'遭難漁民數1(續)'!I29,'遭難漁民數1(續)'!I37,'遭難漁民數1(續)'!I45)+&#10;SUM('遭難漁民數2(續)'!I13,'遭難漁民數2(續)'!I21,'遭難漁民數2(續)'!I29,'遭難漁民數2(續)'!I37,'遭難漁民數2(續)'!I45)+&#10;SUM('遭難漁民數3(續)'!I13,'遭難漁民數3(續)'!I21,'遭難漁民數3(續)'!I29,'遭難漁民數3(續)'!I37,'遭難漁民數3(續)'!I45)+&#10;SUM('遭難漁民數4(續完)'!I13,'遭難漁民數4(續完)'!I21) )" table:style-name="ce6">
            <text:p>2</text:p>
          </table:table-cell>
          <table:table-cell office:value-type="float" office:value="3" table:formula="msoxl:=IF(SUM(J29,J37,J45)+&#10;SUM('遭難漁民數1(續)'!J13,'遭難漁民數1(續)'!J21,'遭難漁民數1(續)'!J29,'遭難漁民數1(續)'!J37,'遭難漁民數1(續)'!J45)+&#10;SUM('遭難漁民數2(續)'!J13,'遭難漁民數2(續)'!J21,'遭難漁民數2(續)'!J29,'遭難漁民數2(續)'!J37,'遭難漁民數2(續)'!J45)+&#10;SUM('遭難漁民數3(續)'!J13,'遭難漁民數3(續)'!J21,'遭難漁民數3(續)'!J29,'遭難漁民數3(續)'!J37,'遭難漁民數3(續)'!J45)+&#10;SUM('遭難漁民數4(續完)'!J13,'遭難漁民數4(續完)'!J21)=0,&quot;-&quot;, SUM(J29,J37,J45)+&#10;SUM('遭難漁民數1(續)'!J13,'遭難漁民數1(續)'!J21,'遭難漁民數1(續)'!J29,'遭難漁民數1(續)'!J37,'遭難漁民數1(續)'!J45)+&#10;SUM('遭難漁民數2(續)'!J13,'遭難漁民數2(續)'!J21,'遭難漁民數2(續)'!J29,'遭難漁民數2(續)'!J37,'遭難漁民數2(續)'!J45)+&#10;SUM('遭難漁民數3(續)'!J13,'遭難漁民數3(續)'!J21,'遭難漁民數3(續)'!J29,'遭難漁民數3(續)'!J37,'遭難漁民數3(續)'!J45)+&#10;SUM('遭難漁民數4(續完)'!J13,'遭難漁民數4(續完)'!J21) )" table:style-name="ce6">
            <text:p>3</text:p>
          </table:table-cell>
          <table:table-cell office:value-type="string" office:string-value="-" table:formula="msoxl:=IF(SUM(K29,K37,K45)+&#10;SUM('遭難漁民數1(續)'!K13,'遭難漁民數1(續)'!K21,'遭難漁民數1(續)'!K29,'遭難漁民數1(續)'!K37,'遭難漁民數1(續)'!K45)+&#10;SUM('遭難漁民數2(續)'!K13,'遭難漁民數2(續)'!K21,'遭難漁民數2(續)'!K29,'遭難漁民數2(續)'!K37,'遭難漁民數2(續)'!K45)+&#10;SUM('遭難漁民數3(續)'!K13,'遭難漁民數3(續)'!K21,'遭難漁民數3(續)'!K29,'遭難漁民數3(續)'!K37,'遭難漁民數3(續)'!K45)+&#10;SUM('遭難漁民數4(續完)'!K13,'遭難漁民數4(續完)'!K21)=0,&quot;-&quot;, SUM(K29,K37,K45)+&#10;SUM('遭難漁民數1(續)'!K13,'遭難漁民數1(續)'!K21,'遭難漁民數1(續)'!K29,'遭難漁民數1(續)'!K37,'遭難漁民數1(續)'!K45)+&#10;SUM('遭難漁民數2(續)'!K13,'遭難漁民數2(續)'!K21,'遭難漁民數2(續)'!K29,'遭難漁民數2(續)'!K37,'遭難漁民數2(續)'!K45)+&#10;SUM('遭難漁民數3(續)'!K13,'遭難漁民數3(續)'!K21,'遭難漁民數3(續)'!K29,'遭難漁民數3(續)'!K37,'遭難漁民數3(續)'!K45)+&#10;SUM('遭難漁民數4(續完)'!K13,'遭難漁民數4(續完)'!K21) )" table:style-name="ce6">
            <text:p>-</text:p>
          </table:table-cell>
          <table:table-cell office:value-type="float" office:value="1" table:formula="msoxl:=IF(SUM(L29,L37,L45)+&#10;SUM('遭難漁民數1(續)'!L13,'遭難漁民數1(續)'!L21,'遭難漁民數1(續)'!L29,'遭難漁民數1(續)'!L37,'遭難漁民數1(續)'!L45)+&#10;SUM('遭難漁民數2(續)'!L13,'遭難漁民數2(續)'!L21,'遭難漁民數2(續)'!L29,'遭難漁民數2(續)'!L37,'遭難漁民數2(續)'!L45)+&#10;SUM('遭難漁民數3(續)'!L13,'遭難漁民數3(續)'!L21,'遭難漁民數3(續)'!L29,'遭難漁民數3(續)'!L37,'遭難漁民數3(續)'!L45)+&#10;SUM('遭難漁民數4(續完)'!L13,'遭難漁民數4(續完)'!L21)=0,&quot;-&quot;, SUM(L29,L37,L45)+&#10;SUM('遭難漁民數1(續)'!L13,'遭難漁民數1(續)'!L21,'遭難漁民數1(續)'!L29,'遭難漁民數1(續)'!L37,'遭難漁民數1(續)'!L45)+&#10;SUM('遭難漁民數2(續)'!L13,'遭難漁民數2(續)'!L21,'遭難漁民數2(續)'!L29,'遭難漁民數2(續)'!L37,'遭難漁民數2(續)'!L45)+&#10;SUM('遭難漁民數3(續)'!L13,'遭難漁民數3(續)'!L21,'遭難漁民數3(續)'!L29,'遭難漁民數3(續)'!L37,'遭難漁民數3(續)'!L45)+&#10;SUM('遭難漁民數4(續完)'!L13,'遭難漁民數4(續完)'!L21) )" table:style-name="ce6">
            <text:p>1</text:p>
          </table:table-cell>
          <table:table-cell office:value-type="float" office:value="2" table:formula="msoxl:=IF(SUM(M29,M37,M45)+&#10;SUM('遭難漁民數1(續)'!M13,'遭難漁民數1(續)'!M21,'遭難漁民數1(續)'!M29,'遭難漁民數1(續)'!M37,'遭難漁民數1(續)'!M45)+&#10;SUM('遭難漁民數2(續)'!M13,'遭難漁民數2(續)'!M21,'遭難漁民數2(續)'!M29,'遭難漁民數2(續)'!M37,'遭難漁民數2(續)'!M45)+&#10;SUM('遭難漁民數3(續)'!M13,'遭難漁民數3(續)'!M21,'遭難漁民數3(續)'!M29,'遭難漁民數3(續)'!M37,'遭難漁民數3(續)'!M45)+&#10;SUM('遭難漁民數4(續完)'!M13,'遭難漁民數4(續完)'!M21)=0,&quot;-&quot;, SUM(M29,M37,M45)+&#10;SUM('遭難漁民數1(續)'!M13,'遭難漁民數1(續)'!M21,'遭難漁民數1(續)'!M29,'遭難漁民數1(續)'!M37,'遭難漁民數1(續)'!M45)+&#10;SUM('遭難漁民數2(續)'!M13,'遭難漁民數2(續)'!M21,'遭難漁民數2(續)'!M29,'遭難漁民數2(續)'!M37,'遭難漁民數2(續)'!M45)+&#10;SUM('遭難漁民數3(續)'!M13,'遭難漁民數3(續)'!M21,'遭難漁民數3(續)'!M29,'遭難漁民數3(續)'!M37,'遭難漁民數3(續)'!M45)+&#10;SUM('遭難漁民數4(續完)'!M13,'遭難漁民數4(續完)'!M21) )" table:style-name="ce6">
            <text:p>2</text:p>
          </table:table-cell>
          <table:table-cell office:value-type="string" office:string-value="-" table:formula="msoxl:=IF(SUM(N29,N37,N45)+&#10;SUM('遭難漁民數1(續)'!N13,'遭難漁民數1(續)'!N21,'遭難漁民數1(續)'!N29,'遭難漁民數1(續)'!N37,'遭難漁民數1(續)'!N45)+&#10;SUM('遭難漁民數2(續)'!N13,'遭難漁民數2(續)'!N21,'遭難漁民數2(續)'!N29,'遭難漁民數2(續)'!N37,'遭難漁民數2(續)'!N45)+&#10;SUM('遭難漁民數3(續)'!N13,'遭難漁民數3(續)'!N21,'遭難漁民數3(續)'!N29,'遭難漁民數3(續)'!N37,'遭難漁民數3(續)'!N45)+&#10;SUM('遭難漁民數4(續完)'!N13,'遭難漁民數4(續完)'!N21)=0,&quot;-&quot;, SUM(N29,N37,N45)+&#10;SUM('遭難漁民數1(續)'!N13,'遭難漁民數1(續)'!N21,'遭難漁民數1(續)'!N29,'遭難漁民數1(續)'!N37,'遭難漁民數1(續)'!N45)+&#10;SUM('遭難漁民數2(續)'!N13,'遭難漁民數2(續)'!N21,'遭難漁民數2(續)'!N29,'遭難漁民數2(續)'!N37,'遭難漁民數2(續)'!N45)+&#10;SUM('遭難漁民數3(續)'!N13,'遭難漁民數3(續)'!N21,'遭難漁民數3(續)'!N29,'遭難漁民數3(續)'!N37,'遭難漁民數3(續)'!N45)+&#10;SUM('遭難漁民數4(續完)'!N13,'遭難漁民數4(續完)'!N21) )" table:style-name="ce6">
            <text:p>-</text:p>
          </table:table-cell>
          <table:table-cell office:value-type="string" office:string-value="-" table:formula="msoxl:=IF(SUM(O29,O37,O45)+&#10;SUM('遭難漁民數1(續)'!O13,'遭難漁民數1(續)'!O21,'遭難漁民數1(續)'!O29,'遭難漁民數1(續)'!O37,'遭難漁民數1(續)'!O45)+&#10;SUM('遭難漁民數2(續)'!O13,'遭難漁民數2(續)'!O21,'遭難漁民數2(續)'!O29,'遭難漁民數2(續)'!O37,'遭難漁民數2(續)'!O45)+&#10;SUM('遭難漁民數3(續)'!O13,'遭難漁民數3(續)'!O21,'遭難漁民數3(續)'!O29,'遭難漁民數3(續)'!O37,'遭難漁民數3(續)'!O45)+&#10;SUM('遭難漁民數4(續完)'!O13,'遭難漁民數4(續完)'!O21)=0,&quot;-&quot;, SUM(O29,O37,O45)+&#10;SUM('遭難漁民數1(續)'!O13,'遭難漁民數1(續)'!O21,'遭難漁民數1(續)'!O29,'遭難漁民數1(續)'!O37,'遭難漁民數1(續)'!O45)+&#10;SUM('遭難漁民數2(續)'!O13,'遭難漁民數2(續)'!O21,'遭難漁民數2(續)'!O29,'遭難漁民數2(續)'!O37,'遭難漁民數2(續)'!O45)+&#10;SUM('遭難漁民數3(續)'!O13,'遭難漁民數3(續)'!O21,'遭難漁民數3(續)'!O29,'遭難漁民數3(續)'!O37,'遭難漁民數3(續)'!O45)+&#10;SUM('遭難漁民數4(續完)'!O13,'遭難漁民數4(續完)'!O21) )" table:style-name="ce6">
            <text:p>-</text:p>
          </table:table-cell>
          <table:table-cell office:value-type="float" office:value="10" table:formula="msoxl:=IF(SUM(P29,P37,P45)+&#10;SUM('遭難漁民數1(續)'!P13,'遭難漁民數1(續)'!P21,'遭難漁民數1(續)'!P29,'遭難漁民數1(續)'!P37,'遭難漁民數1(續)'!P45)+&#10;SUM('遭難漁民數2(續)'!P13,'遭難漁民數2(續)'!P21,'遭難漁民數2(續)'!P29,'遭難漁民數2(續)'!P37,'遭難漁民數2(續)'!P45)+&#10;SUM('遭難漁民數3(續)'!P13,'遭難漁民數3(續)'!P21,'遭難漁民數3(續)'!P29,'遭難漁民數3(續)'!P37,'遭難漁民數3(續)'!P45)+&#10;SUM('遭難漁民數4(續完)'!P13,'遭難漁民數4(續完)'!P21)=0,&quot;-&quot;, SUM(P29,P37,P45)+&#10;SUM('遭難漁民數1(續)'!P13,'遭難漁民數1(續)'!P21,'遭難漁民數1(續)'!P29,'遭難漁民數1(續)'!P37,'遭難漁民數1(續)'!P45)+&#10;SUM('遭難漁民數2(續)'!P13,'遭難漁民數2(續)'!P21,'遭難漁民數2(續)'!P29,'遭難漁民數2(續)'!P37,'遭難漁民數2(續)'!P45)+&#10;SUM('遭難漁民數3(續)'!P13,'遭難漁民數3(續)'!P21,'遭難漁民數3(續)'!P29,'遭難漁民數3(續)'!P37,'遭難漁民數3(續)'!P45)+&#10;SUM('遭難漁民數4(續完)'!P13,'遭難漁民數4(續完)'!P21) )" table:style-name="ce6">
            <text:p>10</text:p>
          </table:table-cell>
          <table:table-cell office:value-type="string" office:string-value="-" table:formula="msoxl:=IF(SUM(Q29,Q37,Q45)+&#10;SUM('遭難漁民數1(續)'!Q13,'遭難漁民數1(續)'!Q21,'遭難漁民數1(續)'!Q29,'遭難漁民數1(續)'!Q37,'遭難漁民數1(續)'!Q45)+&#10;SUM('遭難漁民數2(續)'!Q13,'遭難漁民數2(續)'!Q21,'遭難漁民數2(續)'!Q29,'遭難漁民數2(續)'!Q37,'遭難漁民數2(續)'!Q45)+&#10;SUM('遭難漁民數3(續)'!Q13,'遭難漁民數3(續)'!Q21,'遭難漁民數3(續)'!Q29,'遭難漁民數3(續)'!Q37,'遭難漁民數3(續)'!Q45)+&#10;SUM('遭難漁民數4(續完)'!Q13,'遭難漁民數4(續完)'!Q21)=0,&quot;-&quot;, SUM(Q29,Q37,Q45)+&#10;SUM('遭難漁民數1(續)'!Q13,'遭難漁民數1(續)'!Q21,'遭難漁民數1(續)'!Q29,'遭難漁民數1(續)'!Q37,'遭難漁民數1(續)'!Q45)+&#10;SUM('遭難漁民數2(續)'!Q13,'遭難漁民數2(續)'!Q21,'遭難漁民數2(續)'!Q29,'遭難漁民數2(續)'!Q37,'遭難漁民數2(續)'!Q45)+&#10;SUM('遭難漁民數3(續)'!Q13,'遭難漁民數3(續)'!Q21,'遭難漁民數3(續)'!Q29,'遭難漁民數3(續)'!Q37,'遭難漁民數3(續)'!Q45)+&#10;SUM('遭難漁民數4(續完)'!Q13,'遭難漁民數4(續完)'!Q21) )" table:style-name="ce6">
            <text:p>-</text:p>
          </table:table-cell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3">
            <text:p>合計Total</text:p>
          </table:table-cell>
          <table:table-cell office:value-type="float" office:value="3" table:formula="msoxl:=IF(SUM(C24:C29)=0,&quot;-&quot;,SUM(C24:C29))" table:style-name="ce6">
            <text:p>3</text:p>
          </table:table-cell>
          <table:table-cell office:value-type="string" office:string-value="-" table:formula="msoxl:=IF(SUM(D24:D29)=0,&quot;-&quot;,SUM(D24:D29))" table:style-name="ce6">
            <text:p>-</text:p>
          </table:table-cell>
          <table:table-cell office:value-type="string" office:string-value="-" table:formula="msoxl:=IF(SUM(E24:E29)=0,&quot;-&quot;,SUM(E24:E29))" table:style-name="ce6">
            <text:p>-</text:p>
          </table:table-cell>
          <table:table-cell office:value-type="string" office:string-value="-" table:formula="msoxl:=IF(SUM(F24:F29)=0,&quot;-&quot;,SUM(F24:F29))" table:style-name="ce6">
            <text:p>-</text:p>
          </table:table-cell>
          <table:table-cell office:value-type="string" office:string-value="-" table:formula="msoxl:=IF(SUM(G24:G29)=0,&quot;-&quot;,SUM(G24:G29))" table:style-name="ce6">
            <text:p>-</text:p>
          </table:table-cell>
          <table:table-cell office:value-type="string" office:string-value="-" table:formula="msoxl:=IF(SUM(H24:H29)=0,&quot;-&quot;,SUM(H24:H29))" table:style-name="ce6">
            <text:p>-</text:p>
          </table:table-cell>
          <table:table-cell office:value-type="string" office:string-value="-" table:formula="msoxl:=IF(SUM(I24:I29)=0,&quot;-&quot;,SUM(I24:I29))" table:style-name="ce6">
            <text:p>-</text:p>
          </table:table-cell>
          <table:table-cell office:value-type="string" office:string-value="-" table:formula="msoxl:=IF(SUM(J24:J29)=0,&quot;-&quot;,SUM(J24:J29))" table:style-name="ce6">
            <text:p>-</text:p>
          </table:table-cell>
          <table:table-cell office:value-type="string" office:string-value="-" table:formula="msoxl:=IF(SUM(K24:K29)=0,&quot;-&quot;,SUM(K24:K29))" table:style-name="ce6">
            <text:p>-</text:p>
          </table:table-cell>
          <table:table-cell office:value-type="float" office:value="3" table:formula="msoxl:=IF(SUM(L24:L29)=0,&quot;-&quot;,SUM(L24:L29))" table:style-name="ce6">
            <text:p>3</text:p>
          </table:table-cell>
          <table:table-cell office:value-type="string" office:string-value="-" table:formula="msoxl:=IF(SUM(M24:M29)=0,&quot;-&quot;,SUM(M24:M29))" table:style-name="ce6">
            <text:p>-</text:p>
          </table:table-cell>
          <table:table-cell office:value-type="string" office:string-value="-" table:formula="msoxl:=IF(SUM(N24:N29)=0,&quot;-&quot;,SUM(N24:N29))" table:style-name="ce6">
            <text:p>-</text:p>
          </table:table-cell>
          <table:table-cell office:value-type="string" office:string-value="-" table:formula="msoxl:=IF(SUM(O24:O29)=0,&quot;-&quot;,SUM(O24:O29))" table:style-name="ce6">
            <text:p>-</text:p>
          </table:table-cell>
          <table:table-cell office:value-type="string" office:string-value="-" table:formula="msoxl:=IF(SUM(P24:P29)=0,&quot;-&quot;,SUM(P24:P29))" table:style-name="ce6">
            <text:p>-</text:p>
          </table:table-cell>
          <table:table-cell office:value-type="string" office:string-value="-" table:formula="msoxl:=IF(SUM(Q24:Q29)=0,&quot;-&quot;,SUM(Q24:Q29)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<text:s text:c="4"/>新北市</text:p>
          </table:table-cell>
          <table:table-cell office:value-type="string" table:style-name="ce12">
            <text:p>船上落海Fall from Craft</text:p>
          </table:table-cell>
          <table:table-cell office:value-type="float" office:value="3" table:formula="msoxl:=IF(SUM(F24,I24,L24,O24)=0,&quot;-&quot;,SUM(F24,I24,L24,O24))" table:style-name="ce6">
            <text:p>3</text:p>
          </table:table-cell>
          <table:table-cell office:value-type="string" office:string-value="-" table:formula="msoxl:=IF(SUM(G24,J24,M24,P24)=0,&quot;-&quot;,SUM(G24,J24,M24,P24))" table:style-name="ce6">
            <text:p>-</text:p>
          </table:table-cell>
          <table:table-cell office:value-type="string" office:string-value="-" table:formula="msoxl:=IF(SUM(H24,K24,N24,Q24)=0,&quot;-&quot;,SUM(H24,K24,N24,Q24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NEW TAIPEI CITY</text:p>
          </table:table-cell>
          <table:table-cell office:value-type="string" table:style-name="ce12">
            <text:p>漁船遭難Craft Disaster</text:p>
          </table:table-cell>
          <table:table-cell office:value-type="string" office:string-value="-" table:formula="msoxl:=IF(SUM(F25,I25,L25,O25)=0,&quot;-&quot;,SUM(F25,I25,L25,O25))" table:style-name="ce6">
            <text:p>-</text:p>
          </table:table-cell>
          <table:table-cell office:value-type="string" office:string-value="-" table:formula="msoxl:=IF(SUM(G25,J25,M25,P25)=0,&quot;-&quot;,SUM(G25,J25,M25,P25))" table:style-name="ce6">
            <text:p>-</text:p>
          </table:table-cell>
          <table:table-cell office:value-type="string" office:string-value="-" table:formula="msoxl:=IF(SUM(H25,K25,N25,Q25)=0,&quot;-&quot;,SUM(H25,K25,N25,Q25))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船上傷病Disease</text:p>
          </table:table-cell>
          <table:table-cell office:value-type="string" office:string-value="-" table:formula="msoxl:=IF(SUM(F26,I26,L26,O26)=0,&quot;-&quot;,SUM(F26,I26,L26,O26))" table:style-name="ce6">
            <text:p>-</text:p>
          </table:table-cell>
          <table:table-cell office:value-type="string" office:string-value="-" table:formula="msoxl:=IF(SUM(G26,J26,M26,P26)=0,&quot;-&quot;,SUM(G26,J26,M26,P26))" table:style-name="ce6">
            <text:p>-</text:p>
          </table:table-cell>
          <table:table-cell office:value-type="string" office:string-value="-" table:formula="msoxl:=IF(SUM(H26,K26,N26,Q26)=0,&quot;-&quot;,SUM(H26,K26,N26,Q26))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非船上落海Fall</text:p>
          </table:table-cell>
          <table:table-cell office:value-type="string" office:string-value="-" table:formula="msoxl:=IF(SUM(F27,I27,L27,O27)=0,&quot;-&quot;,SUM(F27,I27,L27,O27))" table:style-name="ce6">
            <text:p>-</text:p>
          </table:table-cell>
          <table:table-cell office:value-type="string" office:string-value="-" table:formula="msoxl:=IF(SUM(G27,J27,M27,P27)=0,&quot;-&quot;,SUM(G27,J27,M27,P27))" table:style-name="ce6">
            <text:p>-</text:p>
          </table:table-cell>
          <table:table-cell office:value-type="string" office:string-value="-" table:formula="msoxl:=IF(SUM(H27,K27,N27,Q27)=0,&quot;-&quot;,SUM(H27,K27,N27,Q27))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潛水Dive</text:p>
          </table:table-cell>
          <table:table-cell office:value-type="string" office:string-value="-" table:formula="msoxl:=IF(SUM(F28,I28,L28,O28)=0,&quot;-&quot;,SUM(F28,I28,L28,O28))" table:style-name="ce6">
            <text:p>-</text:p>
          </table:table-cell>
          <table:table-cell office:value-type="string" office:string-value="-" table:formula="msoxl:=IF(SUM(G28,J28,M28,P28)=0,&quot;-&quot;,SUM(G28,J28,M28,P28))" table:style-name="ce6">
            <text:p>-</text:p>
          </table:table-cell>
          <table:table-cell office:value-type="string" office:string-value="-" table:formula="msoxl:=IF(SUM(H28,K28,N28,Q28)=0,&quot;-&quot;,SUM(H28,K28,N28,Q28))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其他Others</text:p>
          </table:table-cell>
          <table:table-cell office:value-type="string" office:string-value="-" table:formula="msoxl:=IF(SUM(F29,I29,L29,O29)=0,&quot;-&quot;,SUM(F29,I29,L29,O29))" table:style-name="ce6">
            <text:p>-</text:p>
          </table:table-cell>
          <table:table-cell office:value-type="string" office:string-value="-" table:formula="msoxl:=IF(SUM(G29,J29,M29,P29)=0,&quot;-&quot;,SUM(G29,J29,M29,P29))" table:style-name="ce6">
            <text:p>-</text:p>
          </table:table-cell>
          <table:table-cell office:value-type="string" office:string-value="-" table:formula="msoxl:=IF(SUM(H29,K29,N29,Q29)=0,&quot;-&quot;,SUM(H29,K29,N29,Q29))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3">
            <text:p>合計Total</text:p>
          </table:table-cell>
          <table:table-cell office:value-type="string" office:string-value="-" table:formula="msoxl:=IF(SUM(C32:C37)=0,&quot;-&quot;,SUM(C32:C37))" table:style-name="ce6">
            <text:p>-</text:p>
          </table:table-cell>
          <table:table-cell office:value-type="string" office:string-value="-" table:formula="msoxl:=IF(SUM(D32:D37)=0,&quot;-&quot;,SUM(D32:D37))" table:style-name="ce6">
            <text:p>-</text:p>
          </table:table-cell>
          <table:table-cell office:value-type="string" office:string-value="-" table:formula="msoxl:=IF(SUM(E32:E37)=0,&quot;-&quot;,SUM(E32:E37))" table:style-name="ce6">
            <text:p>-</text:p>
          </table:table-cell>
          <table:table-cell office:value-type="string" office:string-value="-" table:formula="msoxl:=IF(SUM(F32:F37)=0,&quot;-&quot;,SUM(F32:F37))" table:style-name="ce6">
            <text:p>-</text:p>
          </table:table-cell>
          <table:table-cell office:value-type="string" office:string-value="-" table:formula="msoxl:=IF(SUM(G32:G37)=0,&quot;-&quot;,SUM(G32:G37))" table:style-name="ce6">
            <text:p>-</text:p>
          </table:table-cell>
          <table:table-cell office:value-type="string" office:string-value="-" table:formula="msoxl:=IF(SUM(H32:H37)=0,&quot;-&quot;,SUM(H32:H37))" table:style-name="ce6">
            <text:p>-</text:p>
          </table:table-cell>
          <table:table-cell office:value-type="string" office:string-value="-" table:formula="msoxl:=IF(SUM(I32:I37)=0,&quot;-&quot;,SUM(I32:I37))" table:style-name="ce6">
            <text:p>-</text:p>
          </table:table-cell>
          <table:table-cell office:value-type="string" office:string-value="-" table:formula="msoxl:=IF(SUM(J32:J37)=0,&quot;-&quot;,SUM(J32:J37))" table:style-name="ce6">
            <text:p>-</text:p>
          </table:table-cell>
          <table:table-cell office:value-type="string" office:string-value="-" table:formula="msoxl:=IF(SUM(K32:K37)=0,&quot;-&quot;,SUM(K32:K37))" table:style-name="ce6">
            <text:p>-</text:p>
          </table:table-cell>
          <table:table-cell office:value-type="string" office:string-value="-" table:formula="msoxl:=IF(SUM(L32:L37)=0,&quot;-&quot;,SUM(L32:L37))" table:style-name="ce6">
            <text:p>-</text:p>
          </table:table-cell>
          <table:table-cell office:value-type="string" office:string-value="-" table:formula="msoxl:=IF(SUM(M32:M37)=0,&quot;-&quot;,SUM(M32:M37))" table:style-name="ce6">
            <text:p>-</text:p>
          </table:table-cell>
          <table:table-cell office:value-type="string" office:string-value="-" table:formula="msoxl:=IF(SUM(N32:N37)=0,&quot;-&quot;,SUM(N32:N37))" table:style-name="ce6">
            <text:p>-</text:p>
          </table:table-cell>
          <table:table-cell office:value-type="string" office:string-value="-" table:formula="msoxl:=IF(SUM(O32:O37)=0,&quot;-&quot;,SUM(O32:O37))" table:style-name="ce6">
            <text:p>-</text:p>
          </table:table-cell>
          <table:table-cell office:value-type="string" office:string-value="-" table:formula="msoxl:=IF(SUM(P32:P37)=0,&quot;-&quot;,SUM(P32:P37))" table:style-name="ce6">
            <text:p>-</text:p>
          </table:table-cell>
          <table:table-cell office:value-type="string" office:string-value="-" table:formula="msoxl:=IF(SUM(Q32:Q37)=0,&quot;-&quot;,SUM(Q32:Q37)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<text:s text:c="4"/>臺北市</text:p>
          </table:table-cell>
          <table:table-cell office:value-type="string" table:style-name="ce12">
            <text:p>船上落海Fall from Craft</text:p>
          </table:table-cell>
          <table:table-cell office:value-type="string" office:string-value="-" table:formula="msoxl:=IF(SUM(F32,I32,L32,O32)=0,&quot;-&quot;,SUM(F32,I32,L32,O32))" table:style-name="ce6">
            <text:p>-</text:p>
          </table:table-cell>
          <table:table-cell office:value-type="string" office:string-value="-" table:formula="msoxl:=IF(SUM(G32,J32,M32,P32)=0,&quot;-&quot;,SUM(G32,J32,M32,P32))" table:style-name="ce6">
            <text:p>-</text:p>
          </table:table-cell>
          <table:table-cell office:value-type="string" office:string-value="-" table:formula="msoxl:=IF(SUM(H32,K32,N32,Q32)=0,&quot;-&quot;,SUM(H32,K32,N32,Q32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TAIPEI CITY</text:p>
          </table:table-cell>
          <table:table-cell office:value-type="string" table:style-name="ce12">
            <text:p>漁船遭難Craft Disaster</text:p>
          </table:table-cell>
          <table:table-cell office:value-type="string" office:string-value="-" table:formula="msoxl:=IF(SUM(F33,I33,L33,O33)=0,&quot;-&quot;,SUM(F33,I33,L33,O33))" table:style-name="ce6">
            <text:p>-</text:p>
          </table:table-cell>
          <table:table-cell office:value-type="string" office:string-value="-" table:formula="msoxl:=IF(SUM(G33,J33,M33,P33)=0,&quot;-&quot;,SUM(G33,J33,M33,P33))" table:style-name="ce6">
            <text:p>-</text:p>
          </table:table-cell>
          <table:table-cell office:value-type="string" office:string-value="-" table:formula="msoxl:=IF(SUM(H33,K33,N33,Q33)=0,&quot;-&quot;,SUM(H33,K33,N33,Q33))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船上傷病Disease</text:p>
          </table:table-cell>
          <table:table-cell office:value-type="string" office:string-value="-" table:formula="msoxl:=IF(SUM(F34,I34,L34,O34)=0,&quot;-&quot;,SUM(F34,I34,L34,O34))" table:style-name="ce6">
            <text:p>-</text:p>
          </table:table-cell>
          <table:table-cell office:value-type="string" office:string-value="-" table:formula="msoxl:=IF(SUM(G34,J34,M34,P34)=0,&quot;-&quot;,SUM(G34,J34,M34,P34))" table:style-name="ce6">
            <text:p>-</text:p>
          </table:table-cell>
          <table:table-cell office:value-type="string" office:string-value="-" table:formula="msoxl:=IF(SUM(H34,K34,N34,Q34)=0,&quot;-&quot;,SUM(H34,K34,N34,Q34))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非船上落海Fall</text:p>
          </table:table-cell>
          <table:table-cell office:value-type="string" office:string-value="-" table:formula="msoxl:=IF(SUM(F35,I35,L35,O35)=0,&quot;-&quot;,SUM(F35,I35,L35,O35))" table:style-name="ce6">
            <text:p>-</text:p>
          </table:table-cell>
          <table:table-cell office:value-type="string" office:string-value="-" table:formula="msoxl:=IF(SUM(G35,J35,M35,P35)=0,&quot;-&quot;,SUM(G35,J35,M35,P35))" table:style-name="ce6">
            <text:p>-</text:p>
          </table:table-cell>
          <table:table-cell office:value-type="string" office:string-value="-" table:formula="msoxl:=IF(SUM(H35,K35,N35,Q35)=0,&quot;-&quot;,SUM(H35,K35,N35,Q35))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潛水Dive</text:p>
          </table:table-cell>
          <table:table-cell office:value-type="string" office:string-value="-" table:formula="msoxl:=IF(SUM(F36,I36,L36,O36)=0,&quot;-&quot;,SUM(F36,I36,L36,O36))" table:style-name="ce6">
            <text:p>-</text:p>
          </table:table-cell>
          <table:table-cell office:value-type="string" office:string-value="-" table:formula="msoxl:=IF(SUM(G36,J36,M36,P36)=0,&quot;-&quot;,SUM(G36,J36,M36,P36))" table:style-name="ce6">
            <text:p>-</text:p>
          </table:table-cell>
          <table:table-cell office:value-type="string" office:string-value="-" table:formula="msoxl:=IF(SUM(H36,K36,N36,Q36)=0,&quot;-&quot;,SUM(H36,K36,N36,Q36))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其他Others</text:p>
          </table:table-cell>
          <table:table-cell office:value-type="string" office:string-value="-" table:formula="msoxl:=IF(SUM(F37,I37,L37,O37)=0,&quot;-&quot;,SUM(F37,I37,L37,O37))" table:style-name="ce6">
            <text:p>-</text:p>
          </table:table-cell>
          <table:table-cell office:value-type="string" office:string-value="-" table:formula="msoxl:=IF(SUM(G37,J37,M37,P37)=0,&quot;-&quot;,SUM(G37,J37,M37,P37))" table:style-name="ce6">
            <text:p>-</text:p>
          </table:table-cell>
          <table:table-cell office:value-type="string" office:string-value="-" table:formula="msoxl:=IF(SUM(H37,K37,N37,Q37)=0,&quot;-&quot;,SUM(H37,K37,N37,Q37))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3">
            <text:p>合計Total</text:p>
          </table:table-cell>
          <table:table-cell office:value-type="float" office:value="1" table:formula="msoxl:=IF(SUM(C40:C45)=0,&quot;-&quot;,SUM(C40:C45))" table:style-name="ce6">
            <text:p>1</text:p>
          </table:table-cell>
          <table:table-cell office:value-type="string" office:string-value="-" table:formula="msoxl:=IF(SUM(D40:D45)=0,&quot;-&quot;,SUM(D40:D45))" table:style-name="ce6">
            <text:p>-</text:p>
          </table:table-cell>
          <table:table-cell office:value-type="string" office:string-value="-" table:formula="msoxl:=IF(SUM(E40:E45)=0,&quot;-&quot;,SUM(E40:E45))" table:style-name="ce6">
            <text:p>-</text:p>
          </table:table-cell>
          <table:table-cell office:value-type="string" office:string-value="-" table:formula="msoxl:=IF(SUM(F40:F45)=0,&quot;-&quot;,SUM(F40:F45))" table:style-name="ce6">
            <text:p>-</text:p>
          </table:table-cell>
          <table:table-cell office:value-type="string" office:string-value="-" table:formula="msoxl:=IF(SUM(G40:G45)=0,&quot;-&quot;,SUM(G40:G45))" table:style-name="ce6">
            <text:p>-</text:p>
          </table:table-cell>
          <table:table-cell office:value-type="string" office:string-value="-" table:formula="msoxl:=IF(SUM(H40:H45)=0,&quot;-&quot;,SUM(H40:H45))" table:style-name="ce6">
            <text:p>-</text:p>
          </table:table-cell>
          <table:table-cell office:value-type="string" office:string-value="-" table:formula="msoxl:=IF(SUM(I40:I45)=0,&quot;-&quot;,SUM(I40:I45))" table:style-name="ce6">
            <text:p>-</text:p>
          </table:table-cell>
          <table:table-cell office:value-type="string" office:string-value="-" table:formula="msoxl:=IF(SUM(J40:J45)=0,&quot;-&quot;,SUM(J40:J45))" table:style-name="ce6">
            <text:p>-</text:p>
          </table:table-cell>
          <table:table-cell office:value-type="string" office:string-value="-" table:formula="msoxl:=IF(SUM(K40:K45)=0,&quot;-&quot;,SUM(K40:K45))" table:style-name="ce6">
            <text:p>-</text:p>
          </table:table-cell>
          <table:table-cell office:value-type="float" office:value="1" table:formula="msoxl:=IF(SUM(L40:L45)=0,&quot;-&quot;,SUM(L40:L45))" table:style-name="ce6">
            <text:p>1</text:p>
          </table:table-cell>
          <table:table-cell office:value-type="string" office:string-value="-" table:formula="msoxl:=IF(SUM(M40:M45)=0,&quot;-&quot;,SUM(M40:M45))" table:style-name="ce6">
            <text:p>-</text:p>
          </table:table-cell>
          <table:table-cell office:value-type="string" office:string-value="-" table:formula="msoxl:=IF(SUM(N40:N45)=0,&quot;-&quot;,SUM(N40:N45))" table:style-name="ce6">
            <text:p>-</text:p>
          </table:table-cell>
          <table:table-cell office:value-type="string" office:string-value="-" table:formula="msoxl:=IF(SUM(O40:O45)=0,&quot;-&quot;,SUM(O40:O45))" table:style-name="ce6">
            <text:p>-</text:p>
          </table:table-cell>
          <table:table-cell office:value-type="string" office:string-value="-" table:formula="msoxl:=IF(SUM(P40:P45)=0,&quot;-&quot;,SUM(P40:P45))" table:style-name="ce6">
            <text:p>-</text:p>
          </table:table-cell>
          <table:table-cell office:value-type="string" office:string-value="-" table:formula="msoxl:=IF(SUM(Q40:Q45)=0,&quot;-&quot;,SUM(Q40:Q45)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<text:s text:c="4"/>桃園市</text:p>
          </table:table-cell>
          <table:table-cell office:value-type="string" table:style-name="ce12">
            <text:p>船上落海Fall from Craft</text:p>
          </table:table-cell>
          <table:table-cell office:value-type="string" office:string-value="-" table:formula="msoxl:=IF(SUM(F40,I40,L40,O40)=0,&quot;-&quot;,SUM(F40,I40,L40,O40))" table:style-name="ce6">
            <text:p>-</text:p>
          </table:table-cell>
          <table:table-cell office:value-type="string" office:string-value="-" table:formula="msoxl:=IF(SUM(G40,J40,M40,P40)=0,&quot;-&quot;,SUM(G40,J40,M40,P40))" table:style-name="ce6">
            <text:p>-</text:p>
          </table:table-cell>
          <table:table-cell office:value-type="string" office:string-value="-" table:formula="msoxl:=IF(SUM(H40,K40,N40,Q40)=0,&quot;-&quot;,SUM(H40,K40,N40,Q40))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TAOYUAN CITY</text:p>
          </table:table-cell>
          <table:table-cell office:value-type="string" table:style-name="ce12">
            <text:p>漁船遭難Craft Disaster</text:p>
          </table:table-cell>
          <table:table-cell office:value-type="float" office:value="1" table:formula="msoxl:=IF(SUM(F41,I41,L41,O41)=0,&quot;-&quot;,SUM(F41,I41,L41,O41))" table:style-name="ce6">
            <text:p>1</text:p>
          </table:table-cell>
          <table:table-cell office:value-type="string" office:string-value="-" table:formula="msoxl:=IF(SUM(G41,J41,M41,P41)=0,&quot;-&quot;,SUM(G41,J41,M41,P41))" table:style-name="ce6">
            <text:p>-</text:p>
          </table:table-cell>
          <table:table-cell office:value-type="string" office:string-value="-" table:formula="msoxl:=IF(SUM(H41,K41,N41,Q41)=0,&quot;-&quot;,SUM(H41,K41,N41,Q41))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船上傷病Disease</text:p>
          </table:table-cell>
          <table:table-cell office:value-type="string" office:string-value="-" table:formula="msoxl:=IF(SUM(F42,I42,L42,O42)=0,&quot;-&quot;,SUM(F42,I42,L42,O42))" table:style-name="ce6">
            <text:p>-</text:p>
          </table:table-cell>
          <table:table-cell office:value-type="string" office:string-value="-" table:formula="msoxl:=IF(SUM(G42,J42,M42,P42)=0,&quot;-&quot;,SUM(G42,J42,M42,P42))" table:style-name="ce6">
            <text:p>-</text:p>
          </table:table-cell>
          <table:table-cell office:value-type="string" office:string-value="-" table:formula="msoxl:=IF(SUM(H42,K42,N42,Q42)=0,&quot;-&quot;,SUM(H42,K42,N42,Q42))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非船上落海Fall</text:p>
          </table:table-cell>
          <table:table-cell office:value-type="string" office:string-value="-" table:formula="msoxl:=IF(SUM(F43,I43,L43,O43)=0,&quot;-&quot;,SUM(F43,I43,L43,O43))" table:style-name="ce6">
            <text:p>-</text:p>
          </table:table-cell>
          <table:table-cell office:value-type="string" office:string-value="-" table:formula="msoxl:=IF(SUM(G43,J43,M43,P43)=0,&quot;-&quot;,SUM(G43,J43,M43,P43))" table:style-name="ce6">
            <text:p>-</text:p>
          </table:table-cell>
          <table:table-cell office:value-type="string" office:string-value="-" table:formula="msoxl:=IF(SUM(H43,K43,N43,Q43)=0,&quot;-&quot;,SUM(H43,K43,N43,Q43))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潛水Dive</text:p>
          </table:table-cell>
          <table:table-cell office:value-type="string" office:string-value="-" table:formula="msoxl:=IF(SUM(F44,I44,L44,O44)=0,&quot;-&quot;,SUM(F44,I44,L44,O44))" table:style-name="ce6">
            <text:p>-</text:p>
          </table:table-cell>
          <table:table-cell office:value-type="string" office:string-value="-" table:formula="msoxl:=IF(SUM(G44,J44,M44,P44)=0,&quot;-&quot;,SUM(G44,J44,M44,P44))" table:style-name="ce6">
            <text:p>-</text:p>
          </table:table-cell>
          <table:table-cell office:value-type="string" office:string-value="-" table:formula="msoxl:=IF(SUM(H44,K44,N44,Q44)=0,&quot;-&quot;,SUM(H44,K44,N44,Q44))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7"/>
        </table:table-row>
        <table:table-row table:style-name="ro2">
          <table:table-cell table:style-name="ce4"/>
          <table:table-cell office:value-type="string" table:style-name="ce13">
            <text:p>其他Others</text:p>
          </table:table-cell>
          <table:table-cell office:value-type="string" office:string-value="-" table:formula="msoxl:=IF(SUM(F45,I45,L45,O45)=0,&quot;-&quot;,SUM(F45,I45,L45,O45))" table:style-name="ce5">
            <text:p>-</text:p>
          </table:table-cell>
          <table:table-cell office:value-type="string" office:string-value="-" table:formula="msoxl:=IF(SUM(G45,J45,M45,P45)=0,&quot;-&quot;,SUM(G45,J45,M45,P45))" table:style-name="ce5">
            <text:p>-</text:p>
          </table:table-cell>
          <table:table-cell office:value-type="string" office:string-value="-" table:formula="msoxl:=IF(SUM(H45,K45,N45,Q45)=0,&quot;-&quot;,SUM(H45,K45,N45,Q4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7" table:style-name="ce11"/>
        </table:table-row>
        <table:table-row table:style-name="ro2">
          <table:table-cell table:style-name="ce1"/>
          <table:table-cell office:value-type="string" table:style-name="ce20">
            <text:p>-A- Dead <text:s text:c="2"/>-B- Injured or Disability <text:s/>-D- Missing</text:p>
          </table:table-cell>
          <table:table-cell table:number-columns-repeated="16382" table:style-name="ce1"/>
        </table:table-row>
        <table:table-row table:number-rows-repeated="1048530" table:style-name="ro3">
          <table:table-cell table:number-columns-repeated="16384"/>
        </table:table-row>
      </table:table>
      <table:table table:name="遭難漁民數1(續)" table:style-name="ta1">
        <table:table-column table:style-name="co1" table:number-columns-repeated="2" table:default-cell-style-name="ce1"/>
        <table:table-column table:style-name="co2" table:number-columns-repeated="15" table:default-cell-style-name="ce1"/>
        <table:table-column table:style-name="co3" table:number-columns-repeated="5" table:default-cell-style-name="ce1"/>
        <table:table-column table:style-name="co4" table:number-columns-repeated="16362" table:default-cell-style-name="ce1"/>
        <table:table-row table:style-name="ro1">
          <table:table-cell office:value-type="string" table:number-columns-spanned="3" table:number-rows-spanned="1" table:style-name="ce30">
            <text:p>16<text:span text:style-name="T7">‧遭難漁民數</text:span><text:span text:style-name="T3">(</text:span><text:span text:style-name="T7">續</text:span><text:span text:style-name="T3">)</text:span></text:p>
          </table:table-cell>
          <table:covered-table-cell table:number-columns-repeated="2"/>
          <table:table-cell table:number-columns-repeated="8" table:style-name="ce1"/>
          <table:table-cell office:value-type="string" table:number-columns-spanned="6" table:number-rows-spanned="1" table:style-name="ce30">
            <text:p>16<text:span text:style-name="T7">‧</text:span><text:span text:style-name="T3">CASUALTIES OF FISHERMEN (Continued)</text:span></text:p>
          </table:table-cell>
          <table:covered-table-cell table:number-columns-repeated="5"/>
          <table:table-cell table:number-columns-repeated="16367"/>
        </table:table-row>
        <table:table-row table:style-name="ro2">
          <table:table-cell table:number-columns-repeated="3" table:style-name="ce1"/>
          <table:table-cell office:value-type="string" table:style-name="ce2">
            <text:p>單位：人</text:p>
          </table:table-cell>
          <table:table-cell table:number-columns-repeated="11" table:style-name="ce1"/>
          <table:table-cell office:value-type="string" table:style-name="ce2">
            <text:p>Unit：Persons</text:p>
          </table:table-cell>
          <table:table-cell table:number-columns-repeated="16368" table:style-name="ce1"/>
        </table:table-row>
        <table:table-row table:style-name="ro2">
          <table:table-cell table:number-columns-repeated="2" table:style-name="ce14"/>
          <table:table-cell office:value-type="string" table:number-columns-spanned="3" table:number-rows-spanned="1" table:style-name="ce26">
            <text:p>總計</text:p>
          </table:table-cell>
          <table:covered-table-cell table:number-columns-repeated="2"/>
          <table:table-cell office:value-type="string" table:number-columns-spanned="3" table:number-rows-spanned="1" table:style-name="ce26">
            <text:p>遠洋漁業</text:p>
          </table:table-cell>
          <table:covered-table-cell table:number-columns-repeated="2"/>
          <table:table-cell office:value-type="string" table:number-columns-spanned="3" table:number-rows-spanned="1" table:style-name="ce26">
            <text:p>近海漁業</text:p>
          </table:table-cell>
          <table:covered-table-cell table:number-columns-repeated="2"/>
          <table:table-cell office:value-type="string" table:number-columns-spanned="3" table:number-rows-spanned="1" table:style-name="ce26">
            <text:p>沿岸漁業</text:p>
          </table:table-cell>
          <table:covered-table-cell table:number-columns-repeated="2"/>
          <table:table-cell office:value-type="string" table:number-columns-spanned="3" table:number-rows-spanned="1" table:style-name="ce26">
            <text:p>養殖漁業</text:p>
          </table:table-cell>
          <table:covered-table-cell table:number-columns-repeated="2"/>
          <table:table-cell table:number-columns-repeated="16367" table:style-name="ce15"/>
        </table:table-row>
        <table:table-row table:style-name="ro2">
          <table:table-cell office:value-type="string" table:style-name="ce16">
            <text:p>縣市別</text:p>
          </table:table-cell>
          <table:table-cell office:value-type="string" table:style-name="ce16">
            <text:p>遭難原因</text:p>
          </table:table-cell>
          <table:table-cell office:value-type="string" table:number-columns-spanned="3" table:number-rows-spanned="1" table:style-name="ce31">
            <text:p>Total</text:p>
          </table:table-cell>
          <table:covered-table-cell table:number-columns-repeated="2"/>
          <table:table-cell office:value-type="string" table:number-columns-spanned="3" table:number-rows-spanned="1" table:style-name="ce31">
            <text:p>Far Sea Fisheries</text:p>
          </table:table-cell>
          <table:covered-table-cell table:number-columns-repeated="2"/>
          <table:table-cell office:value-type="string" table:number-columns-spanned="3" table:number-rows-spanned="1" table:style-name="ce31">
            <text:p>Offshore Fisheries</text:p>
          </table:table-cell>
          <table:covered-table-cell table:number-columns-repeated="2"/>
          <table:table-cell office:value-type="string" table:number-columns-spanned="3" table:number-rows-spanned="1" table:style-name="ce31">
            <text:p>Coastal Fisheries</text:p>
          </table:table-cell>
          <table:covered-table-cell table:number-columns-repeated="2"/>
          <table:table-cell office:value-type="string" table:number-columns-spanned="3" table:number-rows-spanned="1" table:style-name="ce31">
            <text:p>Aquaculture</text:p>
          </table:table-cell>
          <table:covered-table-cell table:number-columns-repeated="2"/>
          <table:table-cell table:number-columns-repeated="16367" table:style-name="ce15"/>
        </table:table-row>
        <table:table-row table:style-name="ro2">
          <table:table-cell office:value-type="string" table:style-name="ce16">
            <text:p>District</text:p>
          </table:table-cell>
          <table:table-cell office:value-type="string" table:style-name="ce16">
            <text:p>Reasons</text:p>
          </table:table-cell>
          <table:table-cell office:value-type="string" table:style-name="ce17">
            <text:p>死亡</text:p>
          </table:table-cell>
          <table:table-cell office:value-type="string" table:style-name="ce17">
            <text:p>傷殘</text:p>
          </table:table-cell>
          <table:table-cell office:value-type="string" table:style-name="ce17">
            <text:p>失蹤</text:p>
          </table:table-cell>
          <table:table-cell office:value-type="string" table:style-name="ce17">
            <text:p>死亡</text:p>
          </table:table-cell>
          <table:table-cell office:value-type="string" table:style-name="ce17">
            <text:p>傷殘</text:p>
          </table:table-cell>
          <table:table-cell office:value-type="string" table:style-name="ce17">
            <text:p>失蹤</text:p>
          </table:table-cell>
          <table:table-cell office:value-type="string" table:style-name="ce17">
            <text:p>死亡</text:p>
          </table:table-cell>
          <table:table-cell office:value-type="string" table:style-name="ce17">
            <text:p>傷殘</text:p>
          </table:table-cell>
          <table:table-cell office:value-type="string" table:style-name="ce17">
            <text:p>失蹤</text:p>
          </table:table-cell>
          <table:table-cell office:value-type="string" table:style-name="ce17">
            <text:p>死亡</text:p>
          </table:table-cell>
          <table:table-cell office:value-type="string" table:style-name="ce17">
            <text:p>傷殘</text:p>
          </table:table-cell>
          <table:table-cell office:value-type="string" table:style-name="ce17">
            <text:p>失蹤</text:p>
          </table:table-cell>
          <table:table-cell office:value-type="string" table:style-name="ce17">
            <text:p>死亡</text:p>
          </table:table-cell>
          <table:table-cell office:value-type="string" table:style-name="ce17">
            <text:p>傷殘</text:p>
          </table:table-cell>
          <table:table-cell office:value-type="string" table:style-name="ce17">
            <text:p>失蹤</text:p>
          </table:table-cell>
          <table:table-cell table:number-columns-repeated="16367" table:style-name="ce15"/>
        </table:table-row>
        <table:table-row table:style-name="ro2">
          <table:table-cell table:number-columns-repeated="2" table:style-name="ce18"/>
          <table:table-cell office:value-type="string" table:style-name="ce18">
            <text:p>-A-</text:p>
          </table:table-cell>
          <table:table-cell office:value-type="string" table:style-name="ce18">
            <text:p>-B-</text:p>
          </table:table-cell>
          <table:table-cell office:value-type="string" table:style-name="ce18">
            <text:p>-D-</text:p>
          </table:table-cell>
          <table:table-cell office:value-type="string" table:style-name="ce18">
            <text:p>-A-</text:p>
          </table:table-cell>
          <table:table-cell office:value-type="string" table:style-name="ce18">
            <text:p>-B-</text:p>
          </table:table-cell>
          <table:table-cell office:value-type="string" table:style-name="ce18">
            <text:p>-D-</text:p>
          </table:table-cell>
          <table:table-cell office:value-type="string" table:style-name="ce18">
            <text:p>-A-</text:p>
          </table:table-cell>
          <table:table-cell office:value-type="string" table:style-name="ce18">
            <text:p>-B-</text:p>
          </table:table-cell>
          <table:table-cell office:value-type="string" table:style-name="ce18">
            <text:p>-D-</text:p>
          </table:table-cell>
          <table:table-cell office:value-type="string" table:style-name="ce18">
            <text:p>-A-</text:p>
          </table:table-cell>
          <table:table-cell office:value-type="string" table:style-name="ce18">
            <text:p>-B-</text:p>
          </table:table-cell>
          <table:table-cell office:value-type="string" table:style-name="ce18">
            <text:p>-D-</text:p>
          </table:table-cell>
          <table:table-cell office:value-type="string" table:style-name="ce18">
            <text:p>-A-</text:p>
          </table:table-cell>
          <table:table-cell office:value-type="string" table:style-name="ce18">
            <text:p>-B-</text:p>
          </table:table-cell>
          <table:table-cell office:value-type="string" table:style-name="ce18">
            <text:p>-D-</text:p>
          </table:table-cell>
          <table:table-cell table:number-columns-repeated="16367" table:style-name="ce15"/>
        </table:table-row>
        <table:table-row table:style-name="ro2">
          <table:table-cell table:style-name="ce22"/>
          <table:table-cell office:value-type="string" table:style-name="ce3">
            <text:p>合計Total</text:p>
          </table:table-cell>
          <table:table-cell office:value-type="string" office:string-value="-" table:formula="msoxl:=IF(SUM(C8:C13)=0,&quot;-&quot;,SUM(C8:C13))" table:style-name="ce6">
            <text:p>-</text:p>
          </table:table-cell>
          <table:table-cell office:value-type="float" office:value="1" table:formula="msoxl:=IF(SUM(D8:D13)=0,&quot;-&quot;,SUM(D8:D13))" table:style-name="ce6">
            <text:p>1</text:p>
          </table:table-cell>
          <table:table-cell office:value-type="string" office:string-value="-" table:formula="msoxl:=IF(SUM(E8:E13)=0,&quot;-&quot;,SUM(E8:E13))" table:style-name="ce6">
            <text:p>-</text:p>
          </table:table-cell>
          <table:table-cell office:value-type="string" office:string-value="-" table:formula="msoxl:=IF(SUM(F8:F13)=0,&quot;-&quot;,SUM(F8:F13))" table:style-name="ce6">
            <text:p>-</text:p>
          </table:table-cell>
          <table:table-cell office:value-type="string" office:string-value="-" table:formula="msoxl:=IF(SUM(G8:G13)=0,&quot;-&quot;,SUM(G8:G13))" table:style-name="ce6">
            <text:p>-</text:p>
          </table:table-cell>
          <table:table-cell office:value-type="string" office:string-value="-" table:formula="msoxl:=IF(SUM(H8:H13)=0,&quot;-&quot;,SUM(H8:H13))" table:style-name="ce6">
            <text:p>-</text:p>
          </table:table-cell>
          <table:table-cell office:value-type="string" office:string-value="-" table:formula="msoxl:=IF(SUM(I8:I13)=0,&quot;-&quot;,SUM(I8:I13))" table:style-name="ce6">
            <text:p>-</text:p>
          </table:table-cell>
          <table:table-cell office:value-type="float" office:value="1" table:formula="msoxl:=IF(SUM(J8:J13)=0,&quot;-&quot;,SUM(J8:J13))" table:style-name="ce6">
            <text:p>1</text:p>
          </table:table-cell>
          <table:table-cell office:value-type="string" office:string-value="-" table:formula="msoxl:=IF(SUM(K8:K13)=0,&quot;-&quot;,SUM(K8:K13))" table:style-name="ce6">
            <text:p>-</text:p>
          </table:table-cell>
          <table:table-cell office:value-type="string" office:string-value="-" table:formula="msoxl:=IF(SUM(L8:L13)=0,&quot;-&quot;,SUM(L8:L13))" table:style-name="ce6">
            <text:p>-</text:p>
          </table:table-cell>
          <table:table-cell office:value-type="string" office:string-value="-" table:formula="msoxl:=IF(SUM(M8:M13)=0,&quot;-&quot;,SUM(M8:M13))" table:style-name="ce6">
            <text:p>-</text:p>
          </table:table-cell>
          <table:table-cell office:value-type="string" office:string-value="-" table:formula="msoxl:=IF(SUM(N8:N13)=0,&quot;-&quot;,SUM(N8:N13))" table:style-name="ce6">
            <text:p>-</text:p>
          </table:table-cell>
          <table:table-cell office:value-type="string" office:string-value="-" table:formula="msoxl:=IF(SUM(O8:O13)=0,&quot;-&quot;,SUM(O8:O13))" table:style-name="ce6">
            <text:p>-</text:p>
          </table:table-cell>
          <table:table-cell office:value-type="string" office:string-value="-" table:formula="msoxl:=IF(SUM(P8:P13)=0,&quot;-&quot;,SUM(P8:P13))" table:style-name="ce6">
            <text:p>-</text:p>
          </table:table-cell>
          <table:table-cell office:value-type="string" office:string-value="-" table:formula="msoxl:=IF(SUM(Q8:Q13)=0,&quot;-&quot;,SUM(Q8:Q13)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<text:s text:c="4"/>臺中市</text:p>
          </table:table-cell>
          <table:table-cell office:value-type="string" table:style-name="ce12">
            <text:p>船上落海Fall from Craft</text:p>
          </table:table-cell>
          <table:table-cell office:value-type="string" office:string-value="-" table:formula="msoxl:=IF(SUM(F8,I8,L8,O8)=0,&quot;-&quot;,SUM(F8,I8,L8,O8))" table:style-name="ce6">
            <text:p>-</text:p>
          </table:table-cell>
          <table:table-cell office:value-type="string" office:string-value="-" table:formula="msoxl:=IF(SUM(G8,J8,M8,P8)=0,&quot;-&quot;,SUM(G8,J8,M8,P8))" table:style-name="ce6">
            <text:p>-</text:p>
          </table:table-cell>
          <table:table-cell office:value-type="string" office:string-value="-" table:formula="msoxl:=IF(SUM(H8,K8,N8,Q8)=0,&quot;-&quot;,SUM(H8,K8,N8,Q8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TAICHUNG CITY</text:p>
          </table:table-cell>
          <table:table-cell office:value-type="string" table:style-name="ce12">
            <text:p>漁船遭難Craft Disaster</text:p>
          </table:table-cell>
          <table:table-cell office:value-type="string" office:string-value="-" table:formula="msoxl:=IF(SUM(F9,I9,L9,O9)=0,&quot;-&quot;,SUM(F9,I9,L9,O9))" table:style-name="ce6">
            <text:p>-</text:p>
          </table:table-cell>
          <table:table-cell office:value-type="string" office:string-value="-" table:formula="msoxl:=IF(SUM(G9,J9,M9,P9)=0,&quot;-&quot;,SUM(G9,J9,M9,P9))" table:style-name="ce6">
            <text:p>-</text:p>
          </table:table-cell>
          <table:table-cell office:value-type="string" office:string-value="-" table:formula="msoxl:=IF(SUM(H9,K9,N9,Q9)=0,&quot;-&quot;,SUM(H9,K9,N9,Q9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船上傷病Disease</text:p>
          </table:table-cell>
          <table:table-cell office:value-type="string" office:string-value="-" table:formula="msoxl:=IF(SUM(F10,I10,L10,O10)=0,&quot;-&quot;,SUM(F10,I10,L10,O10))" table:style-name="ce6">
            <text:p>-</text:p>
          </table:table-cell>
          <table:table-cell office:value-type="string" office:string-value="-" table:formula="msoxl:=IF(SUM(G10,J10,M10,P10)=0,&quot;-&quot;,SUM(G10,J10,M10,P10))" table:style-name="ce6">
            <text:p>-</text:p>
          </table:table-cell>
          <table:table-cell office:value-type="string" office:string-value="-" table:formula="msoxl:=IF(SUM(H10,K10,N10,Q10)=0,&quot;-&quot;,SUM(H10,K10,N10,Q10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非船上落海Fall</text:p>
          </table:table-cell>
          <table:table-cell office:value-type="string" office:string-value="-" table:formula="msoxl:=IF(SUM(F11,I11,L11,O11)=0,&quot;-&quot;,SUM(F11,I11,L11,O11))" table:style-name="ce6">
            <text:p>-</text:p>
          </table:table-cell>
          <table:table-cell office:value-type="string" office:string-value="-" table:formula="msoxl:=IF(SUM(G11,J11,M11,P11)=0,&quot;-&quot;,SUM(G11,J11,M11,P11))" table:style-name="ce6">
            <text:p>-</text:p>
          </table:table-cell>
          <table:table-cell office:value-type="string" office:string-value="-" table:formula="msoxl:=IF(SUM(H11,K11,N11,Q11)=0,&quot;-&quot;,SUM(H11,K11,N11,Q11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潛水Dive</text:p>
          </table:table-cell>
          <table:table-cell office:value-type="string" office:string-value="-" table:formula="msoxl:=IF(SUM(F12,I12,L12,O12)=0,&quot;-&quot;,SUM(F12,I12,L12,O12))" table:style-name="ce6">
            <text:p>-</text:p>
          </table:table-cell>
          <table:table-cell office:value-type="string" office:string-value="-" table:formula="msoxl:=IF(SUM(G12,J12,M12,P12)=0,&quot;-&quot;,SUM(G12,J12,M12,P12))" table:style-name="ce6">
            <text:p>-</text:p>
          </table:table-cell>
          <table:table-cell office:value-type="string" office:string-value="-" table:formula="msoxl:=IF(SUM(H12,K12,N12,Q12)=0,&quot;-&quot;,SUM(H12,K12,N12,Q12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其他Others</text:p>
          </table:table-cell>
          <table:table-cell office:value-type="string" office:string-value="-" table:formula="msoxl:=IF(SUM(F13,I13,L13,O13)=0,&quot;-&quot;,SUM(F13,I13,L13,O13))" table:style-name="ce6">
            <text:p>-</text:p>
          </table:table-cell>
          <table:table-cell office:value-type="float" office:value="1" table:formula="msoxl:=IF(SUM(G13,J13,M13,P13)=0,&quot;-&quot;,SUM(G13,J13,M13,P13))" table:style-name="ce6">
            <text:p>1</text:p>
          </table:table-cell>
          <table:table-cell office:value-type="string" office:string-value="-" table:formula="msoxl:=IF(SUM(H13,K13,N13,Q13)=0,&quot;-&quot;,SUM(H13,K13,N13,Q13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3">
            <text:p>合計Total</text:p>
          </table:table-cell>
          <table:table-cell office:value-type="float" office:value="4" table:formula="msoxl:=IF(SUM(C16:C21)=0,&quot;-&quot;,SUM(C16:C21))" table:style-name="ce6">
            <text:p>4</text:p>
          </table:table-cell>
          <table:table-cell office:value-type="string" office:string-value="-" table:formula="msoxl:=IF(SUM(D16:D21)=0,&quot;-&quot;,SUM(D16:D21))" table:style-name="ce6">
            <text:p>-</text:p>
          </table:table-cell>
          <table:table-cell office:value-type="string" office:string-value="-" table:formula="msoxl:=IF(SUM(E16:E21)=0,&quot;-&quot;,SUM(E16:E21))" table:style-name="ce6">
            <text:p>-</text:p>
          </table:table-cell>
          <table:table-cell office:value-type="string" office:string-value="-" table:formula="msoxl:=IF(SUM(F16:F21)=0,&quot;-&quot;,SUM(F16:F21))" table:style-name="ce6">
            <text:p>-</text:p>
          </table:table-cell>
          <table:table-cell office:value-type="string" office:string-value="-" table:formula="msoxl:=IF(SUM(G16:G21)=0,&quot;-&quot;,SUM(G16:G21))" table:style-name="ce6">
            <text:p>-</text:p>
          </table:table-cell>
          <table:table-cell office:value-type="string" office:string-value="-" table:formula="msoxl:=IF(SUM(H16:H21)=0,&quot;-&quot;,SUM(H16:H21))" table:style-name="ce6">
            <text:p>-</text:p>
          </table:table-cell>
          <table:table-cell office:value-type="float" office:value="1" table:formula="msoxl:=IF(SUM(I16:I21)=0,&quot;-&quot;,SUM(I16:I21))" table:style-name="ce6">
            <text:p>1</text:p>
          </table:table-cell>
          <table:table-cell office:value-type="string" office:string-value="-" table:formula="msoxl:=IF(SUM(J16:J21)=0,&quot;-&quot;,SUM(J16:J21))" table:style-name="ce6">
            <text:p>-</text:p>
          </table:table-cell>
          <table:table-cell office:value-type="string" office:string-value="-" table:formula="msoxl:=IF(SUM(K16:K21)=0,&quot;-&quot;,SUM(K16:K21))" table:style-name="ce6">
            <text:p>-</text:p>
          </table:table-cell>
          <table:table-cell office:value-type="float" office:value="3" table:formula="msoxl:=IF(SUM(L16:L21)=0,&quot;-&quot;,SUM(L16:L21))" table:style-name="ce6">
            <text:p>3</text:p>
          </table:table-cell>
          <table:table-cell office:value-type="string" office:string-value="-" table:formula="msoxl:=IF(SUM(M16:M21)=0,&quot;-&quot;,SUM(M16:M21))" table:style-name="ce6">
            <text:p>-</text:p>
          </table:table-cell>
          <table:table-cell office:value-type="string" office:string-value="-" table:formula="msoxl:=IF(SUM(N16:N21)=0,&quot;-&quot;,SUM(N16:N21))" table:style-name="ce6">
            <text:p>-</text:p>
          </table:table-cell>
          <table:table-cell office:value-type="string" office:string-value="-" table:formula="msoxl:=IF(SUM(O16:O21)=0,&quot;-&quot;,SUM(O16:O21))" table:style-name="ce6">
            <text:p>-</text:p>
          </table:table-cell>
          <table:table-cell office:value-type="string" office:string-value="-" table:formula="msoxl:=IF(SUM(P16:P21)=0,&quot;-&quot;,SUM(P16:P21))" table:style-name="ce6">
            <text:p>-</text:p>
          </table:table-cell>
          <table:table-cell office:value-type="string" office:string-value="-" table:formula="msoxl:=IF(SUM(Q16:Q21)=0,&quot;-&quot;,SUM(Q16:Q21)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<text:s text:c="4"/>臺南市</text:p>
          </table:table-cell>
          <table:table-cell office:value-type="string" table:style-name="ce12">
            <text:p>船上落海Fall from Craft</text:p>
          </table:table-cell>
          <table:table-cell office:value-type="float" office:value="4" table:formula="msoxl:=IF(SUM(F16,I16,L16,O16)=0,&quot;-&quot;,SUM(F16,I16,L16,O16))" table:style-name="ce6">
            <text:p>4</text:p>
          </table:table-cell>
          <table:table-cell office:value-type="string" office:string-value="-" table:formula="msoxl:=IF(SUM(G16,J16,M16,P16)=0,&quot;-&quot;,SUM(G16,J16,M16,P16))" table:style-name="ce6">
            <text:p>-</text:p>
          </table:table-cell>
          <table:table-cell office:value-type="string" office:string-value="-" table:formula="msoxl:=IF(SUM(H16,K16,N16,Q16)=0,&quot;-&quot;,SUM(H16,K16,N16,Q16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TAINAN CITY</text:p>
          </table:table-cell>
          <table:table-cell office:value-type="string" table:style-name="ce12">
            <text:p>漁船遭難Craft Disaster</text:p>
          </table:table-cell>
          <table:table-cell office:value-type="string" office:string-value="-" table:formula="msoxl:=IF(SUM(F17,I17,L17,O17)=0,&quot;-&quot;,SUM(F17,I17,L17,O17))" table:style-name="ce6">
            <text:p>-</text:p>
          </table:table-cell>
          <table:table-cell office:value-type="string" office:string-value="-" table:formula="msoxl:=IF(SUM(G17,J17,M17,P17)=0,&quot;-&quot;,SUM(G17,J17,M17,P17))" table:style-name="ce6">
            <text:p>-</text:p>
          </table:table-cell>
          <table:table-cell office:value-type="string" office:string-value="-" table:formula="msoxl:=IF(SUM(H17,K17,N17,Q17)=0,&quot;-&quot;,SUM(H17,K17,N17,Q17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船上傷病Disease</text:p>
          </table:table-cell>
          <table:table-cell office:value-type="string" office:string-value="-" table:formula="msoxl:=IF(SUM(F18,I18,L18,O18)=0,&quot;-&quot;,SUM(F18,I18,L18,O18))" table:style-name="ce6">
            <text:p>-</text:p>
          </table:table-cell>
          <table:table-cell office:value-type="string" office:string-value="-" table:formula="msoxl:=IF(SUM(G18,J18,M18,P18)=0,&quot;-&quot;,SUM(G18,J18,M18,P18))" table:style-name="ce6">
            <text:p>-</text:p>
          </table:table-cell>
          <table:table-cell office:value-type="string" office:string-value="-" table:formula="msoxl:=IF(SUM(H18,K18,N18,Q18)=0,&quot;-&quot;,SUM(H18,K18,N18,Q18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非船上落海Fall</text:p>
          </table:table-cell>
          <table:table-cell office:value-type="string" office:string-value="-" table:formula="msoxl:=IF(SUM(F19,I19,L19,O19)=0,&quot;-&quot;,SUM(F19,I19,L19,O19))" table:style-name="ce6">
            <text:p>-</text:p>
          </table:table-cell>
          <table:table-cell office:value-type="string" office:string-value="-" table:formula="msoxl:=IF(SUM(G19,J19,M19,P19)=0,&quot;-&quot;,SUM(G19,J19,M19,P19))" table:style-name="ce6">
            <text:p>-</text:p>
          </table:table-cell>
          <table:table-cell office:value-type="string" office:string-value="-" table:formula="msoxl:=IF(SUM(H19,K19,N19,Q19)=0,&quot;-&quot;,SUM(H19,K19,N19,Q19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潛水Dive</text:p>
          </table:table-cell>
          <table:table-cell office:value-type="string" office:string-value="-" table:formula="msoxl:=IF(SUM(F20,I20,L20,O20)=0,&quot;-&quot;,SUM(F20,I20,L20,O20))" table:style-name="ce6">
            <text:p>-</text:p>
          </table:table-cell>
          <table:table-cell office:value-type="string" office:string-value="-" table:formula="msoxl:=IF(SUM(G20,J20,M20,P20)=0,&quot;-&quot;,SUM(G20,J20,M20,P20))" table:style-name="ce6">
            <text:p>-</text:p>
          </table:table-cell>
          <table:table-cell office:value-type="string" office:string-value="-" table:formula="msoxl:=IF(SUM(H20,K20,N20,Q20)=0,&quot;-&quot;,SUM(H20,K20,N20,Q20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其他Others</text:p>
          </table:table-cell>
          <table:table-cell office:value-type="string" office:string-value="-" table:formula="msoxl:=IF(SUM(F21,I21,L21,O21)=0,&quot;-&quot;,SUM(F21,I21,L21,O21))" table:style-name="ce6">
            <text:p>-</text:p>
          </table:table-cell>
          <table:table-cell office:value-type="string" office:string-value="-" table:formula="msoxl:=IF(SUM(G21,J21,M21,P21)=0,&quot;-&quot;,SUM(G21,J21,M21,P21))" table:style-name="ce6">
            <text:p>-</text:p>
          </table:table-cell>
          <table:table-cell office:value-type="string" office:string-value="-" table:formula="msoxl:=IF(SUM(H21,K21,N21,Q21)=0,&quot;-&quot;,SUM(H21,K21,N21,Q21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3">
            <text:p>合計Total</text:p>
          </table:table-cell>
          <table:table-cell office:value-type="float" office:value="11" table:formula="msoxl:=IF(SUM(C24:C29)=0,&quot;-&quot;,SUM(C24:C29))" table:style-name="ce6">
            <text:p>11</text:p>
          </table:table-cell>
          <table:table-cell office:value-type="float" office:value="8" table:formula="msoxl:=IF(SUM(D24:D29)=0,&quot;-&quot;,SUM(D24:D29))" table:style-name="ce6">
            <text:p>8</text:p>
          </table:table-cell>
          <table:table-cell office:value-type="float" office:value="1" table:formula="msoxl:=IF(SUM(E24:E29)=0,&quot;-&quot;,SUM(E24:E29))" table:style-name="ce6">
            <text:p>1</text:p>
          </table:table-cell>
          <table:table-cell office:value-type="float" office:value="4" table:formula="msoxl:=IF(SUM(F24:F29)=0,&quot;-&quot;,SUM(F24:F29))" table:style-name="ce6">
            <text:p>4</text:p>
          </table:table-cell>
          <table:table-cell office:value-type="string" office:string-value="-" table:formula="msoxl:=IF(SUM(G24:G29)=0,&quot;-&quot;,SUM(G24:G29))" table:style-name="ce6">
            <text:p>-</text:p>
          </table:table-cell>
          <table:table-cell office:value-type="string" office:string-value="-" table:formula="msoxl:=IF(SUM(H24:H29)=0,&quot;-&quot;,SUM(H24:H29))" table:style-name="ce6">
            <text:p>-</text:p>
          </table:table-cell>
          <table:table-cell office:value-type="float" office:value="4" table:formula="msoxl:=IF(SUM(I24:I29)=0,&quot;-&quot;,SUM(I24:I29))" table:style-name="ce6">
            <text:p>4</text:p>
          </table:table-cell>
          <table:table-cell office:value-type="float" office:value="3" table:formula="msoxl:=IF(SUM(J24:J29)=0,&quot;-&quot;,SUM(J24:J29))" table:style-name="ce6">
            <text:p>3</text:p>
          </table:table-cell>
          <table:table-cell office:value-type="float" office:value="1" table:formula="msoxl:=IF(SUM(K24:K29)=0,&quot;-&quot;,SUM(K24:K29))" table:style-name="ce6">
            <text:p>1</text:p>
          </table:table-cell>
          <table:table-cell office:value-type="float" office:value="3" table:formula="msoxl:=IF(SUM(L24:L29)=0,&quot;-&quot;,SUM(L24:L29))" table:style-name="ce6">
            <text:p>3</text:p>
          </table:table-cell>
          <table:table-cell office:value-type="float" office:value="5" table:formula="msoxl:=IF(SUM(M24:M29)=0,&quot;-&quot;,SUM(M24:M29))" table:style-name="ce6">
            <text:p>5</text:p>
          </table:table-cell>
          <table:table-cell office:value-type="string" office:string-value="-" table:formula="msoxl:=IF(SUM(N24:N29)=0,&quot;-&quot;,SUM(N24:N29))" table:style-name="ce6">
            <text:p>-</text:p>
          </table:table-cell>
          <table:table-cell office:value-type="string" office:string-value="-" table:formula="msoxl:=IF(SUM(O24:O29)=0,&quot;-&quot;,SUM(O24:O29))" table:style-name="ce6">
            <text:p>-</text:p>
          </table:table-cell>
          <table:table-cell office:value-type="string" office:string-value="-" table:formula="msoxl:=IF(SUM(P24:P29)=0,&quot;-&quot;,SUM(P24:P29))" table:style-name="ce6">
            <text:p>-</text:p>
          </table:table-cell>
          <table:table-cell office:value-type="string" office:string-value="-" table:formula="msoxl:=IF(SUM(Q24:Q29)=0,&quot;-&quot;,SUM(Q24:Q29)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<text:s text:c="4"/>高雄市</text:p>
          </table:table-cell>
          <table:table-cell office:value-type="string" table:style-name="ce12">
            <text:p>船上落海Fall from Craft</text:p>
          </table:table-cell>
          <table:table-cell office:value-type="float" office:value="7" table:formula="msoxl:=IF(SUM(F24,I24,L24,O24)=0,&quot;-&quot;,SUM(F24,I24,L24,O24))" table:style-name="ce6">
            <text:p>7</text:p>
          </table:table-cell>
          <table:table-cell office:value-type="float" office:value="3" table:formula="msoxl:=IF(SUM(G24,J24,M24,P24)=0,&quot;-&quot;,SUM(G24,J24,M24,P24))" table:style-name="ce6">
            <text:p>3</text:p>
          </table:table-cell>
          <table:table-cell office:value-type="float" office:value="1" table:formula="msoxl:=IF(SUM(H24,K24,N24,Q24)=0,&quot;-&quot;,SUM(H24,K24,N24,Q24))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KAOHSIUNG CITY</text:p>
          </table:table-cell>
          <table:table-cell office:value-type="string" table:style-name="ce12">
            <text:p>漁船遭難Craft Disaster</text:p>
          </table:table-cell>
          <table:table-cell office:value-type="float" office:value="1" table:formula="msoxl:=IF(SUM(F25,I25,L25,O25)=0,&quot;-&quot;,SUM(F25,I25,L25,O25))" table:style-name="ce6">
            <text:p>1</text:p>
          </table:table-cell>
          <table:table-cell office:value-type="float" office:value="3" table:formula="msoxl:=IF(SUM(G25,J25,M25,P25)=0,&quot;-&quot;,SUM(G25,J25,M25,P25))" table:style-name="ce6">
            <text:p>3</text:p>
          </table:table-cell>
          <table:table-cell office:value-type="string" office:string-value="-" table:formula="msoxl:=IF(SUM(H25,K25,N25,Q25)=0,&quot;-&quot;,SUM(H25,K25,N25,Q25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船上傷病Disease</text:p>
          </table:table-cell>
          <table:table-cell office:value-type="float" office:value="3" table:formula="msoxl:=IF(SUM(F26,I26,L26,O26)=0,&quot;-&quot;,SUM(F26,I26,L26,O26))" table:style-name="ce6">
            <text:p>3</text:p>
          </table:table-cell>
          <table:table-cell office:value-type="float" office:value="2" table:formula="msoxl:=IF(SUM(G26,J26,M26,P26)=0,&quot;-&quot;,SUM(G26,J26,M26,P26))" table:style-name="ce6">
            <text:p>2</text:p>
          </table:table-cell>
          <table:table-cell office:value-type="string" office:string-value="-" table:formula="msoxl:=IF(SUM(H26,K26,N26,Q26)=0,&quot;-&quot;,SUM(H26,K26,N26,Q26))" table:style-name="ce6">
            <text:p>-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非船上落海Fall</text:p>
          </table:table-cell>
          <table:table-cell office:value-type="string" office:string-value="-" table:formula="msoxl:=IF(SUM(F27,I27,L27,O27)=0,&quot;-&quot;,SUM(F27,I27,L27,O27))" table:style-name="ce6">
            <text:p>-</text:p>
          </table:table-cell>
          <table:table-cell office:value-type="string" office:string-value="-" table:formula="msoxl:=IF(SUM(G27,J27,M27,P27)=0,&quot;-&quot;,SUM(G27,J27,M27,P27))" table:style-name="ce6">
            <text:p>-</text:p>
          </table:table-cell>
          <table:table-cell office:value-type="string" office:string-value="-" table:formula="msoxl:=IF(SUM(H27,K27,N27,Q27)=0,&quot;-&quot;,SUM(H27,K27,N27,Q27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潛水Dive</text:p>
          </table:table-cell>
          <table:table-cell office:value-type="string" office:string-value="-" table:formula="msoxl:=IF(SUM(F28,I28,L28,O28)=0,&quot;-&quot;,SUM(F28,I28,L28,O28))" table:style-name="ce6">
            <text:p>-</text:p>
          </table:table-cell>
          <table:table-cell office:value-type="string" office:string-value="-" table:formula="msoxl:=IF(SUM(G28,J28,M28,P28)=0,&quot;-&quot;,SUM(G28,J28,M28,P28))" table:style-name="ce6">
            <text:p>-</text:p>
          </table:table-cell>
          <table:table-cell office:value-type="string" office:string-value="-" table:formula="msoxl:=IF(SUM(H28,K28,N28,Q28)=0,&quot;-&quot;,SUM(H28,K28,N28,Q28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其他Others</text:p>
          </table:table-cell>
          <table:table-cell office:value-type="string" office:string-value="-" table:formula="msoxl:=IF(SUM(F29,I29,L29,O29)=0,&quot;-&quot;,SUM(F29,I29,L29,O29))" table:style-name="ce6">
            <text:p>-</text:p>
          </table:table-cell>
          <table:table-cell office:value-type="string" office:string-value="-" table:formula="msoxl:=IF(SUM(G29,J29,M29,P29)=0,&quot;-&quot;,SUM(G29,J29,M29,P29))" table:style-name="ce6">
            <text:p>-</text:p>
          </table:table-cell>
          <table:table-cell office:value-type="string" office:string-value="-" table:formula="msoxl:=IF(SUM(H29,K29,N29,Q29)=0,&quot;-&quot;,SUM(H29,K29,N29,Q29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3">
            <text:p>合計Total</text:p>
          </table:table-cell>
          <table:table-cell office:value-type="float" office:value="1" table:formula="msoxl:=IF(SUM(C32:C37)=0,&quot;-&quot;,SUM(C32:C37))" table:style-name="ce6">
            <text:p>1</text:p>
          </table:table-cell>
          <table:table-cell office:value-type="string" office:string-value="-" table:formula="msoxl:=IF(SUM(D32:D37)=0,&quot;-&quot;,SUM(D32:D37))" table:style-name="ce6">
            <text:p>-</text:p>
          </table:table-cell>
          <table:table-cell office:value-type="float" office:value="1" table:formula="msoxl:=IF(SUM(E32:E37)=0,&quot;-&quot;,SUM(E32:E37))" table:style-name="ce6">
            <text:p>1</text:p>
          </table:table-cell>
          <table:table-cell office:value-type="string" office:string-value="-" table:formula="msoxl:=IF(SUM(F32:F37)=0,&quot;-&quot;,SUM(F32:F37))" table:style-name="ce6">
            <text:p>-</text:p>
          </table:table-cell>
          <table:table-cell office:value-type="string" office:string-value="-" table:formula="msoxl:=IF(SUM(G32:G37)=0,&quot;-&quot;,SUM(G32:G37))" table:style-name="ce6">
            <text:p>-</text:p>
          </table:table-cell>
          <table:table-cell office:value-type="string" office:string-value="-" table:formula="msoxl:=IF(SUM(H32:H37)=0,&quot;-&quot;,SUM(H32:H37))" table:style-name="ce6">
            <text:p>-</text:p>
          </table:table-cell>
          <table:table-cell office:value-type="float" office:value="1" table:formula="msoxl:=IF(SUM(I32:I37)=0,&quot;-&quot;,SUM(I32:I37))" table:style-name="ce6">
            <text:p>1</text:p>
          </table:table-cell>
          <table:table-cell office:value-type="string" office:string-value="-" table:formula="msoxl:=IF(SUM(J32:J37)=0,&quot;-&quot;,SUM(J32:J37))" table:style-name="ce6">
            <text:p>-</text:p>
          </table:table-cell>
          <table:table-cell office:value-type="float" office:value="1" table:formula="msoxl:=IF(SUM(K32:K37)=0,&quot;-&quot;,SUM(K32:K37))" table:style-name="ce6">
            <text:p>1</text:p>
          </table:table-cell>
          <table:table-cell office:value-type="string" office:string-value="-" table:formula="msoxl:=IF(SUM(L32:L37)=0,&quot;-&quot;,SUM(L32:L37))" table:style-name="ce6">
            <text:p>-</text:p>
          </table:table-cell>
          <table:table-cell office:value-type="string" office:string-value="-" table:formula="msoxl:=IF(SUM(M32:M37)=0,&quot;-&quot;,SUM(M32:M37))" table:style-name="ce6">
            <text:p>-</text:p>
          </table:table-cell>
          <table:table-cell office:value-type="string" office:string-value="-" table:formula="msoxl:=IF(SUM(N32:N37)=0,&quot;-&quot;,SUM(N32:N37))" table:style-name="ce6">
            <text:p>-</text:p>
          </table:table-cell>
          <table:table-cell office:value-type="string" office:string-value="-" table:formula="msoxl:=IF(SUM(O32:O37)=0,&quot;-&quot;,SUM(O32:O37))" table:style-name="ce6">
            <text:p>-</text:p>
          </table:table-cell>
          <table:table-cell office:value-type="string" office:string-value="-" table:formula="msoxl:=IF(SUM(P32:P37)=0,&quot;-&quot;,SUM(P32:P37))" table:style-name="ce6">
            <text:p>-</text:p>
          </table:table-cell>
          <table:table-cell office:value-type="string" office:string-value="-" table:formula="msoxl:=IF(SUM(Q32:Q37)=0,&quot;-&quot;,SUM(Q32:Q37)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<text:s text:c="4"/>宜蘭縣</text:p>
          </table:table-cell>
          <table:table-cell office:value-type="string" table:style-name="ce12">
            <text:p>船上落海Fall from Craft</text:p>
          </table:table-cell>
          <table:table-cell office:value-type="string" office:string-value="-" table:formula="msoxl:=IF(SUM(F32,I32,L32,O32)=0,&quot;-&quot;,SUM(F32,I32,L32,O32))" table:style-name="ce6">
            <text:p>-</text:p>
          </table:table-cell>
          <table:table-cell office:value-type="string" office:string-value="-" table:formula="msoxl:=IF(SUM(G32,J32,M32,P32)=0,&quot;-&quot;,SUM(G32,J32,M32,P32))" table:style-name="ce6">
            <text:p>-</text:p>
          </table:table-cell>
          <table:table-cell office:value-type="float" office:value="1" table:formula="msoxl:=IF(SUM(H32,K32,N32,Q32)=0,&quot;-&quot;,SUM(H32,K32,N32,Q32))" table:style-name="ce6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ILAN COUNTY</text:p>
          </table:table-cell>
          <table:table-cell office:value-type="string" table:style-name="ce12">
            <text:p>漁船遭難Craft Disaster</text:p>
          </table:table-cell>
          <table:table-cell office:value-type="float" office:value="1" table:formula="msoxl:=IF(SUM(F33,I33,L33,O33)=0,&quot;-&quot;,SUM(F33,I33,L33,O33))" table:style-name="ce6">
            <text:p>1</text:p>
          </table:table-cell>
          <table:table-cell office:value-type="string" office:string-value="-" table:formula="msoxl:=IF(SUM(G33,J33,M33,P33)=0,&quot;-&quot;,SUM(G33,J33,M33,P33))" table:style-name="ce6">
            <text:p>-</text:p>
          </table:table-cell>
          <table:table-cell office:value-type="string" office:string-value="-" table:formula="msoxl:=IF(SUM(H33,K33,N33,Q33)=0,&quot;-&quot;,SUM(H33,K33,N33,Q33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船上傷病Disease</text:p>
          </table:table-cell>
          <table:table-cell office:value-type="string" office:string-value="-" table:formula="msoxl:=IF(SUM(F34,I34,L34,O34)=0,&quot;-&quot;,SUM(F34,I34,L34,O34))" table:style-name="ce6">
            <text:p>-</text:p>
          </table:table-cell>
          <table:table-cell office:value-type="string" office:string-value="-" table:formula="msoxl:=IF(SUM(G34,J34,M34,P34)=0,&quot;-&quot;,SUM(G34,J34,M34,P34))" table:style-name="ce6">
            <text:p>-</text:p>
          </table:table-cell>
          <table:table-cell office:value-type="string" office:string-value="-" table:formula="msoxl:=IF(SUM(H34,K34,N34,Q34)=0,&quot;-&quot;,SUM(H34,K34,N34,Q34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非船上落海Fall</text:p>
          </table:table-cell>
          <table:table-cell office:value-type="string" office:string-value="-" table:formula="msoxl:=IF(SUM(F35,I35,L35,O35)=0,&quot;-&quot;,SUM(F35,I35,L35,O35))" table:style-name="ce6">
            <text:p>-</text:p>
          </table:table-cell>
          <table:table-cell office:value-type="string" office:string-value="-" table:formula="msoxl:=IF(SUM(G35,J35,M35,P35)=0,&quot;-&quot;,SUM(G35,J35,M35,P35))" table:style-name="ce6">
            <text:p>-</text:p>
          </table:table-cell>
          <table:table-cell office:value-type="string" office:string-value="-" table:formula="msoxl:=IF(SUM(H35,K35,N35,Q35)=0,&quot;-&quot;,SUM(H35,K35,N35,Q35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潛水Dive</text:p>
          </table:table-cell>
          <table:table-cell office:value-type="string" office:string-value="-" table:formula="msoxl:=IF(SUM(F36,I36,L36,O36)=0,&quot;-&quot;,SUM(F36,I36,L36,O36))" table:style-name="ce6">
            <text:p>-</text:p>
          </table:table-cell>
          <table:table-cell office:value-type="string" office:string-value="-" table:formula="msoxl:=IF(SUM(G36,J36,M36,P36)=0,&quot;-&quot;,SUM(G36,J36,M36,P36))" table:style-name="ce6">
            <text:p>-</text:p>
          </table:table-cell>
          <table:table-cell office:value-type="string" office:string-value="-" table:formula="msoxl:=IF(SUM(H36,K36,N36,Q36)=0,&quot;-&quot;,SUM(H36,K36,N36,Q36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其他Others</text:p>
          </table:table-cell>
          <table:table-cell office:value-type="string" office:string-value="-" table:formula="msoxl:=IF(SUM(F37,I37,L37,O37)=0,&quot;-&quot;,SUM(F37,I37,L37,O37))" table:style-name="ce6">
            <text:p>-</text:p>
          </table:table-cell>
          <table:table-cell office:value-type="string" office:string-value="-" table:formula="msoxl:=IF(SUM(G37,J37,M37,P37)=0,&quot;-&quot;,SUM(G37,J37,M37,P37))" table:style-name="ce6">
            <text:p>-</text:p>
          </table:table-cell>
          <table:table-cell office:value-type="string" office:string-value="-" table:formula="msoxl:=IF(SUM(H37,K37,N37,Q37)=0,&quot;-&quot;,SUM(H37,K37,N37,Q37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3">
            <text:p>合計Total</text:p>
          </table:table-cell>
          <table:table-cell office:value-type="string" office:string-value="-" table:formula="msoxl:=IF(SUM(C40:C45)=0,&quot;-&quot;,SUM(C40:C45))" table:style-name="ce6">
            <text:p>-</text:p>
          </table:table-cell>
          <table:table-cell office:value-type="string" office:string-value="-" table:formula="msoxl:=IF(SUM(D40:D45)=0,&quot;-&quot;,SUM(D40:D45))" table:style-name="ce6">
            <text:p>-</text:p>
          </table:table-cell>
          <table:table-cell office:value-type="string" office:string-value="-" table:formula="msoxl:=IF(SUM(E40:E45)=0,&quot;-&quot;,SUM(E40:E45))" table:style-name="ce6">
            <text:p>-</text:p>
          </table:table-cell>
          <table:table-cell office:value-type="string" office:string-value="-" table:formula="msoxl:=IF(SUM(F40:F45)=0,&quot;-&quot;,SUM(F40:F45))" table:style-name="ce6">
            <text:p>-</text:p>
          </table:table-cell>
          <table:table-cell office:value-type="string" office:string-value="-" table:formula="msoxl:=IF(SUM(G40:G45)=0,&quot;-&quot;,SUM(G40:G45))" table:style-name="ce6">
            <text:p>-</text:p>
          </table:table-cell>
          <table:table-cell office:value-type="string" office:string-value="-" table:formula="msoxl:=IF(SUM(H40:H45)=0,&quot;-&quot;,SUM(H40:H45))" table:style-name="ce6">
            <text:p>-</text:p>
          </table:table-cell>
          <table:table-cell office:value-type="string" office:string-value="-" table:formula="msoxl:=IF(SUM(I40:I45)=0,&quot;-&quot;,SUM(I40:I45))" table:style-name="ce6">
            <text:p>-</text:p>
          </table:table-cell>
          <table:table-cell office:value-type="string" office:string-value="-" table:formula="msoxl:=IF(SUM(J40:J45)=0,&quot;-&quot;,SUM(J40:J45))" table:style-name="ce6">
            <text:p>-</text:p>
          </table:table-cell>
          <table:table-cell office:value-type="string" office:string-value="-" table:formula="msoxl:=IF(SUM(K40:K45)=0,&quot;-&quot;,SUM(K40:K45))" table:style-name="ce6">
            <text:p>-</text:p>
          </table:table-cell>
          <table:table-cell office:value-type="string" office:string-value="-" table:formula="msoxl:=IF(SUM(L40:L45)=0,&quot;-&quot;,SUM(L40:L45))" table:style-name="ce6">
            <text:p>-</text:p>
          </table:table-cell>
          <table:table-cell office:value-type="string" office:string-value="-" table:formula="msoxl:=IF(SUM(M40:M45)=0,&quot;-&quot;,SUM(M40:M45))" table:style-name="ce6">
            <text:p>-</text:p>
          </table:table-cell>
          <table:table-cell office:value-type="string" office:string-value="-" table:formula="msoxl:=IF(SUM(N40:N45)=0,&quot;-&quot;,SUM(N40:N45))" table:style-name="ce6">
            <text:p>-</text:p>
          </table:table-cell>
          <table:table-cell office:value-type="string" office:string-value="-" table:formula="msoxl:=IF(SUM(O40:O45)=0,&quot;-&quot;,SUM(O40:O45))" table:style-name="ce6">
            <text:p>-</text:p>
          </table:table-cell>
          <table:table-cell office:value-type="string" office:string-value="-" table:formula="msoxl:=IF(SUM(P40:P45)=0,&quot;-&quot;,SUM(P40:P45))" table:style-name="ce6">
            <text:p>-</text:p>
          </table:table-cell>
          <table:table-cell office:value-type="string" office:string-value="-" table:formula="msoxl:=IF(SUM(Q40:Q45)=0,&quot;-&quot;,SUM(Q40:Q45)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<text:s text:c="4"/>新竹縣</text:p>
          </table:table-cell>
          <table:table-cell office:value-type="string" table:style-name="ce12">
            <text:p>船上落海Fall from Craft</text:p>
          </table:table-cell>
          <table:table-cell office:value-type="string" office:string-value="-" table:formula="msoxl:=IF(SUM(F40,I40,L40,O40)=0,&quot;-&quot;,SUM(F40,I40,L40,O40))" table:style-name="ce6">
            <text:p>-</text:p>
          </table:table-cell>
          <table:table-cell office:value-type="string" office:string-value="-" table:formula="msoxl:=IF(SUM(G40,J40,M40,P40)=0,&quot;-&quot;,SUM(G40,J40,M40,P40))" table:style-name="ce6">
            <text:p>-</text:p>
          </table:table-cell>
          <table:table-cell office:value-type="string" office:string-value="-" table:formula="msoxl:=IF(SUM(H40,K40,N40,Q40)=0,&quot;-&quot;,SUM(H40,K40,N40,Q40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HSINCHU COUNTY</text:p>
          </table:table-cell>
          <table:table-cell office:value-type="string" table:style-name="ce12">
            <text:p>漁船遭難Craft Disaster</text:p>
          </table:table-cell>
          <table:table-cell office:value-type="string" office:string-value="-" table:formula="msoxl:=IF(SUM(F41,I41,L41,O41)=0,&quot;-&quot;,SUM(F41,I41,L41,O41))" table:style-name="ce6">
            <text:p>-</text:p>
          </table:table-cell>
          <table:table-cell office:value-type="string" office:string-value="-" table:formula="msoxl:=IF(SUM(G41,J41,M41,P41)=0,&quot;-&quot;,SUM(G41,J41,M41,P41))" table:style-name="ce6">
            <text:p>-</text:p>
          </table:table-cell>
          <table:table-cell office:value-type="string" office:string-value="-" table:formula="msoxl:=IF(SUM(H41,K41,N41,Q41)=0,&quot;-&quot;,SUM(H41,K41,N41,Q41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船上傷病Disease</text:p>
          </table:table-cell>
          <table:table-cell office:value-type="string" office:string-value="-" table:formula="msoxl:=IF(SUM(F42,I42,L42,O42)=0,&quot;-&quot;,SUM(F42,I42,L42,O42))" table:style-name="ce6">
            <text:p>-</text:p>
          </table:table-cell>
          <table:table-cell office:value-type="string" office:string-value="-" table:formula="msoxl:=IF(SUM(G42,J42,M42,P42)=0,&quot;-&quot;,SUM(G42,J42,M42,P42))" table:style-name="ce6">
            <text:p>-</text:p>
          </table:table-cell>
          <table:table-cell office:value-type="string" office:string-value="-" table:formula="msoxl:=IF(SUM(H42,K42,N42,Q42)=0,&quot;-&quot;,SUM(H42,K42,N42,Q42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非船上落海Fall</text:p>
          </table:table-cell>
          <table:table-cell office:value-type="string" office:string-value="-" table:formula="msoxl:=IF(SUM(F43,I43,L43,O43)=0,&quot;-&quot;,SUM(F43,I43,L43,O43))" table:style-name="ce6">
            <text:p>-</text:p>
          </table:table-cell>
          <table:table-cell office:value-type="string" office:string-value="-" table:formula="msoxl:=IF(SUM(G43,J43,M43,P43)=0,&quot;-&quot;,SUM(G43,J43,M43,P43))" table:style-name="ce6">
            <text:p>-</text:p>
          </table:table-cell>
          <table:table-cell office:value-type="string" office:string-value="-" table:formula="msoxl:=IF(SUM(H43,K43,N43,Q43)=0,&quot;-&quot;,SUM(H43,K43,N43,Q43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潛水Dive</text:p>
          </table:table-cell>
          <table:table-cell office:value-type="string" office:string-value="-" table:formula="msoxl:=IF(SUM(F44,I44,L44,O44)=0,&quot;-&quot;,SUM(F44,I44,L44,O44))" table:style-name="ce6">
            <text:p>-</text:p>
          </table:table-cell>
          <table:table-cell office:value-type="string" office:string-value="-" table:formula="msoxl:=IF(SUM(G44,J44,M44,P44)=0,&quot;-&quot;,SUM(G44,J44,M44,P44))" table:style-name="ce6">
            <text:p>-</text:p>
          </table:table-cell>
          <table:table-cell office:value-type="string" office:string-value="-" table:formula="msoxl:=IF(SUM(H44,K44,N44,Q44)=0,&quot;-&quot;,SUM(H44,K44,N44,Q44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4"/>
          <table:table-cell office:value-type="string" table:style-name="ce13">
            <text:p>其他Others</text:p>
          </table:table-cell>
          <table:table-cell office:value-type="string" office:string-value="-" table:formula="msoxl:=IF(SUM(F45,I45,L45,O45)=0,&quot;-&quot;,SUM(F45,I45,L45,O45))" table:style-name="ce5">
            <text:p>-</text:p>
          </table:table-cell>
          <table:table-cell office:value-type="string" office:string-value="-" table:formula="msoxl:=IF(SUM(G45,J45,M45,P45)=0,&quot;-&quot;,SUM(G45,J45,M45,P45))" table:style-name="ce5">
            <text:p>-</text:p>
          </table:table-cell>
          <table:table-cell office:value-type="string" office:string-value="-" table:formula="msoxl:=IF(SUM(H45,K45,N45,Q45)=0,&quot;-&quot;,SUM(H45,K45,N45,Q45))" table:style-name="ce5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67" table:style-name="ce11"/>
        </table:table-row>
        <table:table-row table:style-name="ro2">
          <table:table-cell table:style-name="ce1"/>
          <table:table-cell office:value-type="string" table:style-name="ce20">
            <text:p>-A- Dead <text:s text:c="2"/>-B- Injured or Disability <text:s/>-D- Missing</text:p>
          </table:table-cell>
          <table:table-cell table:number-columns-repeated="16382" table:style-name="ce1"/>
        </table:table-row>
        <table:table-row table:number-rows-repeated="1048530" table:style-name="ro3">
          <table:table-cell table:number-columns-repeated="16384"/>
        </table:table-row>
      </table:table>
      <table:table table:name="遭難漁民數2(續)" table:style-name="ta1">
        <table:table-column table:style-name="co1" table:number-columns-repeated="2" table:default-cell-style-name="ce1"/>
        <table:table-column table:style-name="co2" table:number-columns-repeated="15" table:default-cell-style-name="ce1"/>
        <table:table-column table:style-name="co3" table:number-columns-repeated="5" table:default-cell-style-name="ce1"/>
        <table:table-column table:style-name="co4" table:number-columns-repeated="16362" table:default-cell-style-name="ce1"/>
        <table:table-row table:style-name="ro1">
          <table:table-cell office:value-type="string" table:number-columns-spanned="3" table:number-rows-spanned="1" table:style-name="ce30">
            <text:p>16<text:span text:style-name="T7">‧遭難漁民數</text:span><text:span text:style-name="T4">(</text:span><text:span text:style-name="T7">續</text:span><text:span text:style-name="T4">)</text:span></text:p>
          </table:table-cell>
          <table:covered-table-cell table:number-columns-repeated="2"/>
          <table:table-cell table:number-columns-repeated="8" table:style-name="ce1"/>
          <table:table-cell office:value-type="string" table:number-columns-spanned="6" table:number-rows-spanned="1" table:style-name="ce30">
            <text:p>16<text:span text:style-name="T7">‧</text:span><text:span text:style-name="T4">CASUALTIES OF FISHERMEN (Continued)</text:span></text:p>
          </table:table-cell>
          <table:covered-table-cell table:number-columns-repeated="5"/>
          <table:table-cell table:number-columns-repeated="16367"/>
        </table:table-row>
        <table:table-row table:style-name="ro2">
          <table:table-cell table:number-columns-repeated="3" table:style-name="ce1"/>
          <table:table-cell office:value-type="string" table:style-name="ce2">
            <text:p>單位：人</text:p>
          </table:table-cell>
          <table:table-cell table:number-columns-repeated="11" table:style-name="ce1"/>
          <table:table-cell office:value-type="string" table:style-name="ce2">
            <text:p>Unit：Persons</text:p>
          </table:table-cell>
          <table:table-cell table:number-columns-repeated="16368" table:style-name="ce1"/>
        </table:table-row>
        <table:table-row table:style-name="ro2">
          <table:table-cell table:number-columns-repeated="2" table:style-name="ce14"/>
          <table:table-cell office:value-type="string" table:number-columns-spanned="3" table:number-rows-spanned="1" table:style-name="ce26">
            <text:p>總計</text:p>
          </table:table-cell>
          <table:covered-table-cell table:number-columns-repeated="2"/>
          <table:table-cell office:value-type="string" table:number-columns-spanned="3" table:number-rows-spanned="1" table:style-name="ce26">
            <text:p>遠洋漁業</text:p>
          </table:table-cell>
          <table:covered-table-cell table:number-columns-repeated="2"/>
          <table:table-cell office:value-type="string" table:number-columns-spanned="3" table:number-rows-spanned="1" table:style-name="ce26">
            <text:p>近海漁業</text:p>
          </table:table-cell>
          <table:covered-table-cell table:number-columns-repeated="2"/>
          <table:table-cell office:value-type="string" table:number-columns-spanned="3" table:number-rows-spanned="1" table:style-name="ce26">
            <text:p>沿岸漁業</text:p>
          </table:table-cell>
          <table:covered-table-cell table:number-columns-repeated="2"/>
          <table:table-cell office:value-type="string" table:number-columns-spanned="3" table:number-rows-spanned="1" table:style-name="ce26">
            <text:p>養殖漁業</text:p>
          </table:table-cell>
          <table:covered-table-cell table:number-columns-repeated="2"/>
          <table:table-cell table:number-columns-repeated="16367" table:style-name="ce15"/>
        </table:table-row>
        <table:table-row table:style-name="ro2">
          <table:table-cell office:value-type="string" table:style-name="ce16">
            <text:p>縣市別</text:p>
          </table:table-cell>
          <table:table-cell office:value-type="string" table:style-name="ce16">
            <text:p>遭難原因</text:p>
          </table:table-cell>
          <table:table-cell office:value-type="string" table:number-columns-spanned="3" table:number-rows-spanned="1" table:style-name="ce31">
            <text:p>Total</text:p>
          </table:table-cell>
          <table:covered-table-cell table:number-columns-repeated="2"/>
          <table:table-cell office:value-type="string" table:number-columns-spanned="3" table:number-rows-spanned="1" table:style-name="ce31">
            <text:p>Far Sea Fisheries</text:p>
          </table:table-cell>
          <table:covered-table-cell table:number-columns-repeated="2"/>
          <table:table-cell office:value-type="string" table:number-columns-spanned="3" table:number-rows-spanned="1" table:style-name="ce31">
            <text:p>Offshore Fisheries</text:p>
          </table:table-cell>
          <table:covered-table-cell table:number-columns-repeated="2"/>
          <table:table-cell office:value-type="string" table:number-columns-spanned="3" table:number-rows-spanned="1" table:style-name="ce31">
            <text:p>Coastal Fisheries</text:p>
          </table:table-cell>
          <table:covered-table-cell table:number-columns-repeated="2"/>
          <table:table-cell office:value-type="string" table:number-columns-spanned="3" table:number-rows-spanned="1" table:style-name="ce31">
            <text:p>Aquaculture</text:p>
          </table:table-cell>
          <table:covered-table-cell table:number-columns-repeated="2"/>
          <table:table-cell table:number-columns-repeated="16367" table:style-name="ce15"/>
        </table:table-row>
        <table:table-row table:style-name="ro2">
          <table:table-cell office:value-type="string" table:style-name="ce16">
            <text:p>District</text:p>
          </table:table-cell>
          <table:table-cell office:value-type="string" table:style-name="ce16">
            <text:p>Reasons</text:p>
          </table:table-cell>
          <table:table-cell office:value-type="string" table:style-name="ce17">
            <text:p>死亡</text:p>
          </table:table-cell>
          <table:table-cell office:value-type="string" table:style-name="ce17">
            <text:p>傷殘</text:p>
          </table:table-cell>
          <table:table-cell office:value-type="string" table:style-name="ce17">
            <text:p>失蹤</text:p>
          </table:table-cell>
          <table:table-cell office:value-type="string" table:style-name="ce17">
            <text:p>死亡</text:p>
          </table:table-cell>
          <table:table-cell office:value-type="string" table:style-name="ce17">
            <text:p>傷殘</text:p>
          </table:table-cell>
          <table:table-cell office:value-type="string" table:style-name="ce17">
            <text:p>失蹤</text:p>
          </table:table-cell>
          <table:table-cell office:value-type="string" table:style-name="ce17">
            <text:p>死亡</text:p>
          </table:table-cell>
          <table:table-cell office:value-type="string" table:style-name="ce17">
            <text:p>傷殘</text:p>
          </table:table-cell>
          <table:table-cell office:value-type="string" table:style-name="ce17">
            <text:p>失蹤</text:p>
          </table:table-cell>
          <table:table-cell office:value-type="string" table:style-name="ce17">
            <text:p>死亡</text:p>
          </table:table-cell>
          <table:table-cell office:value-type="string" table:style-name="ce17">
            <text:p>傷殘</text:p>
          </table:table-cell>
          <table:table-cell office:value-type="string" table:style-name="ce17">
            <text:p>失蹤</text:p>
          </table:table-cell>
          <table:table-cell office:value-type="string" table:style-name="ce17">
            <text:p>死亡</text:p>
          </table:table-cell>
          <table:table-cell office:value-type="string" table:style-name="ce17">
            <text:p>傷殘</text:p>
          </table:table-cell>
          <table:table-cell office:value-type="string" table:style-name="ce17">
            <text:p>失蹤</text:p>
          </table:table-cell>
          <table:table-cell table:number-columns-repeated="16367" table:style-name="ce15"/>
        </table:table-row>
        <table:table-row table:style-name="ro2">
          <table:table-cell table:number-columns-repeated="2" table:style-name="ce18"/>
          <table:table-cell office:value-type="string" table:style-name="ce18">
            <text:p>-A-</text:p>
          </table:table-cell>
          <table:table-cell office:value-type="string" table:style-name="ce18">
            <text:p>-B-</text:p>
          </table:table-cell>
          <table:table-cell office:value-type="string" table:style-name="ce18">
            <text:p>-D-</text:p>
          </table:table-cell>
          <table:table-cell office:value-type="string" table:style-name="ce18">
            <text:p>-A-</text:p>
          </table:table-cell>
          <table:table-cell office:value-type="string" table:style-name="ce18">
            <text:p>-B-</text:p>
          </table:table-cell>
          <table:table-cell office:value-type="string" table:style-name="ce18">
            <text:p>-D-</text:p>
          </table:table-cell>
          <table:table-cell office:value-type="string" table:style-name="ce18">
            <text:p>-A-</text:p>
          </table:table-cell>
          <table:table-cell office:value-type="string" table:style-name="ce18">
            <text:p>-B-</text:p>
          </table:table-cell>
          <table:table-cell office:value-type="string" table:style-name="ce18">
            <text:p>-D-</text:p>
          </table:table-cell>
          <table:table-cell office:value-type="string" table:style-name="ce18">
            <text:p>-A-</text:p>
          </table:table-cell>
          <table:table-cell office:value-type="string" table:style-name="ce18">
            <text:p>-B-</text:p>
          </table:table-cell>
          <table:table-cell office:value-type="string" table:style-name="ce18">
            <text:p>-D-</text:p>
          </table:table-cell>
          <table:table-cell office:value-type="string" table:style-name="ce18">
            <text:p>-A-</text:p>
          </table:table-cell>
          <table:table-cell office:value-type="string" table:style-name="ce18">
            <text:p>-B-</text:p>
          </table:table-cell>
          <table:table-cell office:value-type="string" table:style-name="ce18">
            <text:p>-D-</text:p>
          </table:table-cell>
          <table:table-cell table:number-columns-repeated="16367" table:style-name="ce15"/>
        </table:table-row>
        <table:table-row table:style-name="ro2">
          <table:table-cell table:style-name="ce3"/>
          <table:table-cell office:value-type="string" table:style-name="ce3">
            <text:p>合計Total</text:p>
          </table:table-cell>
          <table:table-cell office:value-type="string" office:string-value="-" table:formula="msoxl:=IF(SUM(C8:C13)=0,&quot;-&quot;,SUM(C8:C13))" table:style-name="ce6">
            <text:p>-</text:p>
          </table:table-cell>
          <table:table-cell office:value-type="string" office:string-value="-" table:formula="msoxl:=IF(SUM(D8:D13)=0,&quot;-&quot;,SUM(D8:D13))" table:style-name="ce6">
            <text:p>-</text:p>
          </table:table-cell>
          <table:table-cell office:value-type="string" office:string-value="-" table:formula="msoxl:=IF(SUM(E8:E13)=0,&quot;-&quot;,SUM(E8:E13))" table:style-name="ce6">
            <text:p>-</text:p>
          </table:table-cell>
          <table:table-cell office:value-type="string" office:string-value="-" table:formula="msoxl:=IF(SUM(F8:F13)=0,&quot;-&quot;,SUM(F8:F13))" table:style-name="ce6">
            <text:p>-</text:p>
          </table:table-cell>
          <table:table-cell office:value-type="string" office:string-value="-" table:formula="msoxl:=IF(SUM(G8:G13)=0,&quot;-&quot;,SUM(G8:G13))" table:style-name="ce6">
            <text:p>-</text:p>
          </table:table-cell>
          <table:table-cell office:value-type="string" office:string-value="-" table:formula="msoxl:=IF(SUM(H8:H13)=0,&quot;-&quot;,SUM(H8:H13))" table:style-name="ce6">
            <text:p>-</text:p>
          </table:table-cell>
          <table:table-cell office:value-type="string" office:string-value="-" table:formula="msoxl:=IF(SUM(I8:I13)=0,&quot;-&quot;,SUM(I8:I13))" table:style-name="ce6">
            <text:p>-</text:p>
          </table:table-cell>
          <table:table-cell office:value-type="string" office:string-value="-" table:formula="msoxl:=IF(SUM(J8:J13)=0,&quot;-&quot;,SUM(J8:J13))" table:style-name="ce6">
            <text:p>-</text:p>
          </table:table-cell>
          <table:table-cell office:value-type="string" office:string-value="-" table:formula="msoxl:=IF(SUM(K8:K13)=0,&quot;-&quot;,SUM(K8:K13))" table:style-name="ce6">
            <text:p>-</text:p>
          </table:table-cell>
          <table:table-cell office:value-type="string" office:string-value="-" table:formula="msoxl:=IF(SUM(L8:L13)=0,&quot;-&quot;,SUM(L8:L13))" table:style-name="ce6">
            <text:p>-</text:p>
          </table:table-cell>
          <table:table-cell office:value-type="string" office:string-value="-" table:formula="msoxl:=IF(SUM(M8:M13)=0,&quot;-&quot;,SUM(M8:M13))" table:style-name="ce6">
            <text:p>-</text:p>
          </table:table-cell>
          <table:table-cell office:value-type="string" office:string-value="-" table:formula="msoxl:=IF(SUM(N8:N13)=0,&quot;-&quot;,SUM(N8:N13))" table:style-name="ce6">
            <text:p>-</text:p>
          </table:table-cell>
          <table:table-cell office:value-type="string" office:string-value="-" table:formula="msoxl:=IF(SUM(O8:O13)=0,&quot;-&quot;,SUM(O8:O13))" table:style-name="ce6">
            <text:p>-</text:p>
          </table:table-cell>
          <table:table-cell office:value-type="string" office:string-value="-" table:formula="msoxl:=IF(SUM(P8:P13)=0,&quot;-&quot;,SUM(P8:P13))" table:style-name="ce6">
            <text:p>-</text:p>
          </table:table-cell>
          <table:table-cell office:value-type="string" office:string-value="-" table:formula="msoxl:=IF(SUM(Q8:Q13)=0,&quot;-&quot;,SUM(Q8:Q13)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<text:s text:c="4"/>苗栗縣</text:p>
          </table:table-cell>
          <table:table-cell office:value-type="string" table:style-name="ce12">
            <text:p>船上落海Fall from Craft</text:p>
          </table:table-cell>
          <table:table-cell office:value-type="string" office:string-value="-" table:formula="msoxl:=IF(SUM(F8,I8,L8,O8)=0,&quot;-&quot;,SUM(F8,I8,L8,O8))" table:style-name="ce6">
            <text:p>-</text:p>
          </table:table-cell>
          <table:table-cell office:value-type="string" office:string-value="-" table:formula="msoxl:=IF(SUM(G8,J8,M8,P8)=0,&quot;-&quot;,SUM(G8,J8,M8,P8))" table:style-name="ce6">
            <text:p>-</text:p>
          </table:table-cell>
          <table:table-cell office:value-type="string" office:string-value="-" table:formula="msoxl:=IF(SUM(H8,K8,N8,Q8)=0,&quot;-&quot;,SUM(H8,K8,N8,Q8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MIAOLI COUNTY</text:p>
          </table:table-cell>
          <table:table-cell office:value-type="string" table:style-name="ce12">
            <text:p>漁船遭難Craft Disaster</text:p>
          </table:table-cell>
          <table:table-cell office:value-type="string" office:string-value="-" table:formula="msoxl:=IF(SUM(F9,I9,L9,O9)=0,&quot;-&quot;,SUM(F9,I9,L9,O9))" table:style-name="ce6">
            <text:p>-</text:p>
          </table:table-cell>
          <table:table-cell office:value-type="string" office:string-value="-" table:formula="msoxl:=IF(SUM(G9,J9,M9,P9)=0,&quot;-&quot;,SUM(G9,J9,M9,P9))" table:style-name="ce6">
            <text:p>-</text:p>
          </table:table-cell>
          <table:table-cell office:value-type="string" office:string-value="-" table:formula="msoxl:=IF(SUM(H9,K9,N9,Q9)=0,&quot;-&quot;,SUM(H9,K9,N9,Q9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船上傷病Disease</text:p>
          </table:table-cell>
          <table:table-cell office:value-type="string" office:string-value="-" table:formula="msoxl:=IF(SUM(F10,I10,L10,O10)=0,&quot;-&quot;,SUM(F10,I10,L10,O10))" table:style-name="ce6">
            <text:p>-</text:p>
          </table:table-cell>
          <table:table-cell office:value-type="string" office:string-value="-" table:formula="msoxl:=IF(SUM(G10,J10,M10,P10)=0,&quot;-&quot;,SUM(G10,J10,M10,P10))" table:style-name="ce6">
            <text:p>-</text:p>
          </table:table-cell>
          <table:table-cell office:value-type="string" office:string-value="-" table:formula="msoxl:=IF(SUM(H10,K10,N10,Q10)=0,&quot;-&quot;,SUM(H10,K10,N10,Q10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非船上落海Fall</text:p>
          </table:table-cell>
          <table:table-cell office:value-type="string" office:string-value="-" table:formula="msoxl:=IF(SUM(F11,I11,L11,O11)=0,&quot;-&quot;,SUM(F11,I11,L11,O11))" table:style-name="ce6">
            <text:p>-</text:p>
          </table:table-cell>
          <table:table-cell office:value-type="string" office:string-value="-" table:formula="msoxl:=IF(SUM(G11,J11,M11,P11)=0,&quot;-&quot;,SUM(G11,J11,M11,P11))" table:style-name="ce6">
            <text:p>-</text:p>
          </table:table-cell>
          <table:table-cell office:value-type="string" office:string-value="-" table:formula="msoxl:=IF(SUM(H11,K11,N11,Q11)=0,&quot;-&quot;,SUM(H11,K11,N11,Q11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潛水Dive</text:p>
          </table:table-cell>
          <table:table-cell office:value-type="string" office:string-value="-" table:formula="msoxl:=IF(SUM(F12,I12,L12,O12)=0,&quot;-&quot;,SUM(F12,I12,L12,O12))" table:style-name="ce6">
            <text:p>-</text:p>
          </table:table-cell>
          <table:table-cell office:value-type="string" office:string-value="-" table:formula="msoxl:=IF(SUM(G12,J12,M12,P12)=0,&quot;-&quot;,SUM(G12,J12,M12,P12))" table:style-name="ce6">
            <text:p>-</text:p>
          </table:table-cell>
          <table:table-cell office:value-type="string" office:string-value="-" table:formula="msoxl:=IF(SUM(H12,K12,N12,Q12)=0,&quot;-&quot;,SUM(H12,K12,N12,Q12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其他Others</text:p>
          </table:table-cell>
          <table:table-cell office:value-type="string" office:string-value="-" table:formula="msoxl:=IF(SUM(F13,I13,L13,O13)=0,&quot;-&quot;,SUM(F13,I13,L13,O13))" table:style-name="ce6">
            <text:p>-</text:p>
          </table:table-cell>
          <table:table-cell office:value-type="string" office:string-value="-" table:formula="msoxl:=IF(SUM(G13,J13,M13,P13)=0,&quot;-&quot;,SUM(G13,J13,M13,P13))" table:style-name="ce6">
            <text:p>-</text:p>
          </table:table-cell>
          <table:table-cell office:value-type="string" office:string-value="-" table:formula="msoxl:=IF(SUM(H13,K13,N13,Q13)=0,&quot;-&quot;,SUM(H13,K13,N13,Q13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3">
            <text:p>合計Total</text:p>
          </table:table-cell>
          <table:table-cell office:value-type="string" office:string-value="-" table:formula="msoxl:=IF(SUM(C16:C21)=0,&quot;-&quot;,SUM(C16:C21))" table:style-name="ce6">
            <text:p>-</text:p>
          </table:table-cell>
          <table:table-cell office:value-type="string" office:string-value="-" table:formula="msoxl:=IF(SUM(D16:D21)=0,&quot;-&quot;,SUM(D16:D21))" table:style-name="ce6">
            <text:p>-</text:p>
          </table:table-cell>
          <table:table-cell office:value-type="string" office:string-value="-" table:formula="msoxl:=IF(SUM(E16:E21)=0,&quot;-&quot;,SUM(E16:E21))" table:style-name="ce6">
            <text:p>-</text:p>
          </table:table-cell>
          <table:table-cell office:value-type="string" office:string-value="-" table:formula="msoxl:=IF(SUM(F16:F21)=0,&quot;-&quot;,SUM(F16:F21))" table:style-name="ce6">
            <text:p>-</text:p>
          </table:table-cell>
          <table:table-cell office:value-type="string" office:string-value="-" table:formula="msoxl:=IF(SUM(G16:G21)=0,&quot;-&quot;,SUM(G16:G21))" table:style-name="ce6">
            <text:p>-</text:p>
          </table:table-cell>
          <table:table-cell office:value-type="string" office:string-value="-" table:formula="msoxl:=IF(SUM(H16:H21)=0,&quot;-&quot;,SUM(H16:H21))" table:style-name="ce6">
            <text:p>-</text:p>
          </table:table-cell>
          <table:table-cell office:value-type="string" office:string-value="-" table:formula="msoxl:=IF(SUM(I16:I21)=0,&quot;-&quot;,SUM(I16:I21))" table:style-name="ce6">
            <text:p>-</text:p>
          </table:table-cell>
          <table:table-cell office:value-type="string" office:string-value="-" table:formula="msoxl:=IF(SUM(J16:J21)=0,&quot;-&quot;,SUM(J16:J21))" table:style-name="ce6">
            <text:p>-</text:p>
          </table:table-cell>
          <table:table-cell office:value-type="string" office:string-value="-" table:formula="msoxl:=IF(SUM(K16:K21)=0,&quot;-&quot;,SUM(K16:K21))" table:style-name="ce6">
            <text:p>-</text:p>
          </table:table-cell>
          <table:table-cell office:value-type="string" office:string-value="-" table:formula="msoxl:=IF(SUM(L16:L21)=0,&quot;-&quot;,SUM(L16:L21))" table:style-name="ce6">
            <text:p>-</text:p>
          </table:table-cell>
          <table:table-cell office:value-type="string" office:string-value="-" table:formula="msoxl:=IF(SUM(M16:M21)=0,&quot;-&quot;,SUM(M16:M21))" table:style-name="ce6">
            <text:p>-</text:p>
          </table:table-cell>
          <table:table-cell office:value-type="string" office:string-value="-" table:formula="msoxl:=IF(SUM(N16:N21)=0,&quot;-&quot;,SUM(N16:N21))" table:style-name="ce6">
            <text:p>-</text:p>
          </table:table-cell>
          <table:table-cell office:value-type="string" office:string-value="-" table:formula="msoxl:=IF(SUM(O16:O21)=0,&quot;-&quot;,SUM(O16:O21))" table:style-name="ce6">
            <text:p>-</text:p>
          </table:table-cell>
          <table:table-cell office:value-type="string" office:string-value="-" table:formula="msoxl:=IF(SUM(P16:P21)=0,&quot;-&quot;,SUM(P16:P21))" table:style-name="ce6">
            <text:p>-</text:p>
          </table:table-cell>
          <table:table-cell office:value-type="string" office:string-value="-" table:formula="msoxl:=IF(SUM(Q16:Q21)=0,&quot;-&quot;,SUM(Q16:Q21)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<text:s text:c="4"/>彰化縣</text:p>
          </table:table-cell>
          <table:table-cell office:value-type="string" table:style-name="ce12">
            <text:p>船上落海Fall from Craft</text:p>
          </table:table-cell>
          <table:table-cell office:value-type="string" office:string-value="-" table:formula="msoxl:=IF(SUM(F16,I16,L16,O16)=0,&quot;-&quot;,SUM(F16,I16,L16,O16))" table:style-name="ce6">
            <text:p>-</text:p>
          </table:table-cell>
          <table:table-cell office:value-type="string" office:string-value="-" table:formula="msoxl:=IF(SUM(G16,J16,M16,P16)=0,&quot;-&quot;,SUM(G16,J16,M16,P16))" table:style-name="ce6">
            <text:p>-</text:p>
          </table:table-cell>
          <table:table-cell office:value-type="string" office:string-value="-" table:formula="msoxl:=IF(SUM(H16,K16,N16,Q16)=0,&quot;-&quot;,SUM(H16,K16,N16,Q16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CHANGHWA COUNTY</text:p>
          </table:table-cell>
          <table:table-cell office:value-type="string" table:style-name="ce12">
            <text:p>漁船遭難Craft Disaster</text:p>
          </table:table-cell>
          <table:table-cell office:value-type="string" office:string-value="-" table:formula="msoxl:=IF(SUM(F17,I17,L17,O17)=0,&quot;-&quot;,SUM(F17,I17,L17,O17))" table:style-name="ce6">
            <text:p>-</text:p>
          </table:table-cell>
          <table:table-cell office:value-type="string" office:string-value="-" table:formula="msoxl:=IF(SUM(G17,J17,M17,P17)=0,&quot;-&quot;,SUM(G17,J17,M17,P17))" table:style-name="ce6">
            <text:p>-</text:p>
          </table:table-cell>
          <table:table-cell office:value-type="string" office:string-value="-" table:formula="msoxl:=IF(SUM(H17,K17,N17,Q17)=0,&quot;-&quot;,SUM(H17,K17,N17,Q17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船上傷病Disease</text:p>
          </table:table-cell>
          <table:table-cell office:value-type="string" office:string-value="-" table:formula="msoxl:=IF(SUM(F18,I18,L18,O18)=0,&quot;-&quot;,SUM(F18,I18,L18,O18))" table:style-name="ce6">
            <text:p>-</text:p>
          </table:table-cell>
          <table:table-cell office:value-type="string" office:string-value="-" table:formula="msoxl:=IF(SUM(G18,J18,M18,P18)=0,&quot;-&quot;,SUM(G18,J18,M18,P18))" table:style-name="ce6">
            <text:p>-</text:p>
          </table:table-cell>
          <table:table-cell office:value-type="string" office:string-value="-" table:formula="msoxl:=IF(SUM(H18,K18,N18,Q18)=0,&quot;-&quot;,SUM(H18,K18,N18,Q18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非船上落海Fall</text:p>
          </table:table-cell>
          <table:table-cell office:value-type="string" office:string-value="-" table:formula="msoxl:=IF(SUM(F19,I19,L19,O19)=0,&quot;-&quot;,SUM(F19,I19,L19,O19))" table:style-name="ce6">
            <text:p>-</text:p>
          </table:table-cell>
          <table:table-cell office:value-type="string" office:string-value="-" table:formula="msoxl:=IF(SUM(G19,J19,M19,P19)=0,&quot;-&quot;,SUM(G19,J19,M19,P19))" table:style-name="ce6">
            <text:p>-</text:p>
          </table:table-cell>
          <table:table-cell office:value-type="string" office:string-value="-" table:formula="msoxl:=IF(SUM(H19,K19,N19,Q19)=0,&quot;-&quot;,SUM(H19,K19,N19,Q19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潛水Dive</text:p>
          </table:table-cell>
          <table:table-cell office:value-type="string" office:string-value="-" table:formula="msoxl:=IF(SUM(F20,I20,L20,O20)=0,&quot;-&quot;,SUM(F20,I20,L20,O20))" table:style-name="ce6">
            <text:p>-</text:p>
          </table:table-cell>
          <table:table-cell office:value-type="string" office:string-value="-" table:formula="msoxl:=IF(SUM(G20,J20,M20,P20)=0,&quot;-&quot;,SUM(G20,J20,M20,P20))" table:style-name="ce6">
            <text:p>-</text:p>
          </table:table-cell>
          <table:table-cell office:value-type="string" office:string-value="-" table:formula="msoxl:=IF(SUM(H20,K20,N20,Q20)=0,&quot;-&quot;,SUM(H20,K20,N20,Q20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其他Others</text:p>
          </table:table-cell>
          <table:table-cell office:value-type="string" office:string-value="-" table:formula="msoxl:=IF(SUM(F21,I21,L21,O21)=0,&quot;-&quot;,SUM(F21,I21,L21,O21))" table:style-name="ce6">
            <text:p>-</text:p>
          </table:table-cell>
          <table:table-cell office:value-type="string" office:string-value="-" table:formula="msoxl:=IF(SUM(G21,J21,M21,P21)=0,&quot;-&quot;,SUM(G21,J21,M21,P21))" table:style-name="ce6">
            <text:p>-</text:p>
          </table:table-cell>
          <table:table-cell office:value-type="string" office:string-value="-" table:formula="msoxl:=IF(SUM(H21,K21,N21,Q21)=0,&quot;-&quot;,SUM(H21,K21,N21,Q21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3">
            <text:p>合計Total</text:p>
          </table:table-cell>
          <table:table-cell office:value-type="string" office:string-value="-" table:formula="msoxl:=IF(SUM(C24:C29)=0,&quot;-&quot;,SUM(C24:C29))" table:style-name="ce6">
            <text:p>-</text:p>
          </table:table-cell>
          <table:table-cell office:value-type="string" office:string-value="-" table:formula="msoxl:=IF(SUM(D24:D29)=0,&quot;-&quot;,SUM(D24:D29))" table:style-name="ce6">
            <text:p>-</text:p>
          </table:table-cell>
          <table:table-cell office:value-type="string" office:string-value="-" table:formula="msoxl:=IF(SUM(E24:E29)=0,&quot;-&quot;,SUM(E24:E29))" table:style-name="ce6">
            <text:p>-</text:p>
          </table:table-cell>
          <table:table-cell office:value-type="string" office:string-value="-" table:formula="msoxl:=IF(SUM(F24:F29)=0,&quot;-&quot;,SUM(F24:F29))" table:style-name="ce6">
            <text:p>-</text:p>
          </table:table-cell>
          <table:table-cell office:value-type="string" office:string-value="-" table:formula="msoxl:=IF(SUM(G24:G29)=0,&quot;-&quot;,SUM(G24:G29))" table:style-name="ce6">
            <text:p>-</text:p>
          </table:table-cell>
          <table:table-cell office:value-type="string" office:string-value="-" table:formula="msoxl:=IF(SUM(H24:H29)=0,&quot;-&quot;,SUM(H24:H29))" table:style-name="ce6">
            <text:p>-</text:p>
          </table:table-cell>
          <table:table-cell office:value-type="string" office:string-value="-" table:formula="msoxl:=IF(SUM(I24:I29)=0,&quot;-&quot;,SUM(I24:I29))" table:style-name="ce6">
            <text:p>-</text:p>
          </table:table-cell>
          <table:table-cell office:value-type="string" office:string-value="-" table:formula="msoxl:=IF(SUM(J24:J29)=0,&quot;-&quot;,SUM(J24:J29))" table:style-name="ce6">
            <text:p>-</text:p>
          </table:table-cell>
          <table:table-cell office:value-type="string" office:string-value="-" table:formula="msoxl:=IF(SUM(K24:K29)=0,&quot;-&quot;,SUM(K24:K29))" table:style-name="ce6">
            <text:p>-</text:p>
          </table:table-cell>
          <table:table-cell office:value-type="string" office:string-value="-" table:formula="msoxl:=IF(SUM(L24:L29)=0,&quot;-&quot;,SUM(L24:L29))" table:style-name="ce6">
            <text:p>-</text:p>
          </table:table-cell>
          <table:table-cell office:value-type="string" office:string-value="-" table:formula="msoxl:=IF(SUM(M24:M29)=0,&quot;-&quot;,SUM(M24:M29))" table:style-name="ce6">
            <text:p>-</text:p>
          </table:table-cell>
          <table:table-cell office:value-type="string" office:string-value="-" table:formula="msoxl:=IF(SUM(N24:N29)=0,&quot;-&quot;,SUM(N24:N29))" table:style-name="ce6">
            <text:p>-</text:p>
          </table:table-cell>
          <table:table-cell office:value-type="string" office:string-value="-" table:formula="msoxl:=IF(SUM(O24:O29)=0,&quot;-&quot;,SUM(O24:O29))" table:style-name="ce6">
            <text:p>-</text:p>
          </table:table-cell>
          <table:table-cell office:value-type="string" office:string-value="-" table:formula="msoxl:=IF(SUM(P24:P29)=0,&quot;-&quot;,SUM(P24:P29))" table:style-name="ce6">
            <text:p>-</text:p>
          </table:table-cell>
          <table:table-cell office:value-type="string" office:string-value="-" table:formula="msoxl:=IF(SUM(Q24:Q29)=0,&quot;-&quot;,SUM(Q24:Q29)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<text:s text:c="4"/>南投縣</text:p>
          </table:table-cell>
          <table:table-cell office:value-type="string" table:style-name="ce12">
            <text:p>船上落海Fall from Craft</text:p>
          </table:table-cell>
          <table:table-cell office:value-type="string" office:string-value="-" table:formula="msoxl:=IF(SUM(F24,I24,L24,O24)=0,&quot;-&quot;,SUM(F24,I24,L24,O24))" table:style-name="ce6">
            <text:p>-</text:p>
          </table:table-cell>
          <table:table-cell office:value-type="string" office:string-value="-" table:formula="msoxl:=IF(SUM(G24,J24,M24,P24)=0,&quot;-&quot;,SUM(G24,J24,M24,P24))" table:style-name="ce6">
            <text:p>-</text:p>
          </table:table-cell>
          <table:table-cell office:value-type="string" office:string-value="-" table:formula="msoxl:=IF(SUM(H24,K24,N24,Q24)=0,&quot;-&quot;,SUM(H24,K24,N24,Q24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NANTOU COUNTY</text:p>
          </table:table-cell>
          <table:table-cell office:value-type="string" table:style-name="ce12">
            <text:p>漁船遭難Craft Disaster</text:p>
          </table:table-cell>
          <table:table-cell office:value-type="string" office:string-value="-" table:formula="msoxl:=IF(SUM(F25,I25,L25,O25)=0,&quot;-&quot;,SUM(F25,I25,L25,O25))" table:style-name="ce6">
            <text:p>-</text:p>
          </table:table-cell>
          <table:table-cell office:value-type="string" office:string-value="-" table:formula="msoxl:=IF(SUM(G25,J25,M25,P25)=0,&quot;-&quot;,SUM(G25,J25,M25,P25))" table:style-name="ce6">
            <text:p>-</text:p>
          </table:table-cell>
          <table:table-cell office:value-type="string" office:string-value="-" table:formula="msoxl:=IF(SUM(H25,K25,N25,Q25)=0,&quot;-&quot;,SUM(H25,K25,N25,Q25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船上傷病Disease</text:p>
          </table:table-cell>
          <table:table-cell office:value-type="string" office:string-value="-" table:formula="msoxl:=IF(SUM(F26,I26,L26,O26)=0,&quot;-&quot;,SUM(F26,I26,L26,O26))" table:style-name="ce6">
            <text:p>-</text:p>
          </table:table-cell>
          <table:table-cell office:value-type="string" office:string-value="-" table:formula="msoxl:=IF(SUM(G26,J26,M26,P26)=0,&quot;-&quot;,SUM(G26,J26,M26,P26))" table:style-name="ce6">
            <text:p>-</text:p>
          </table:table-cell>
          <table:table-cell office:value-type="string" office:string-value="-" table:formula="msoxl:=IF(SUM(H26,K26,N26,Q26)=0,&quot;-&quot;,SUM(H26,K26,N26,Q26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非船上落海Fall</text:p>
          </table:table-cell>
          <table:table-cell office:value-type="string" office:string-value="-" table:formula="msoxl:=IF(SUM(F27,I27,L27,O27)=0,&quot;-&quot;,SUM(F27,I27,L27,O27))" table:style-name="ce6">
            <text:p>-</text:p>
          </table:table-cell>
          <table:table-cell office:value-type="string" office:string-value="-" table:formula="msoxl:=IF(SUM(G27,J27,M27,P27)=0,&quot;-&quot;,SUM(G27,J27,M27,P27))" table:style-name="ce6">
            <text:p>-</text:p>
          </table:table-cell>
          <table:table-cell office:value-type="string" office:string-value="-" table:formula="msoxl:=IF(SUM(H27,K27,N27,Q27)=0,&quot;-&quot;,SUM(H27,K27,N27,Q27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潛水Dive</text:p>
          </table:table-cell>
          <table:table-cell office:value-type="string" office:string-value="-" table:formula="msoxl:=IF(SUM(F28,I28,L28,O28)=0,&quot;-&quot;,SUM(F28,I28,L28,O28))" table:style-name="ce6">
            <text:p>-</text:p>
          </table:table-cell>
          <table:table-cell office:value-type="string" office:string-value="-" table:formula="msoxl:=IF(SUM(G28,J28,M28,P28)=0,&quot;-&quot;,SUM(G28,J28,M28,P28))" table:style-name="ce6">
            <text:p>-</text:p>
          </table:table-cell>
          <table:table-cell office:value-type="string" office:string-value="-" table:formula="msoxl:=IF(SUM(H28,K28,N28,Q28)=0,&quot;-&quot;,SUM(H28,K28,N28,Q28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其他Others</text:p>
          </table:table-cell>
          <table:table-cell office:value-type="string" office:string-value="-" table:formula="msoxl:=IF(SUM(F29,I29,L29,O29)=0,&quot;-&quot;,SUM(F29,I29,L29,O29))" table:style-name="ce6">
            <text:p>-</text:p>
          </table:table-cell>
          <table:table-cell office:value-type="string" office:string-value="-" table:formula="msoxl:=IF(SUM(G29,J29,M29,P29)=0,&quot;-&quot;,SUM(G29,J29,M29,P29))" table:style-name="ce6">
            <text:p>-</text:p>
          </table:table-cell>
          <table:table-cell office:value-type="string" office:string-value="-" table:formula="msoxl:=IF(SUM(H29,K29,N29,Q29)=0,&quot;-&quot;,SUM(H29,K29,N29,Q29))" table:style-name="ce6">
            <text:p>-</text:p>
          </table:table-cell>
          <table:table-cell table:number-columns-repeated="12" table:style-name="ce7"/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3">
            <text:p>合計Total</text:p>
          </table:table-cell>
          <table:table-cell office:value-type="float" office:value="1" table:formula="msoxl:=IF(SUM(C32:C37)=0,&quot;-&quot;,SUM(C32:C37))" table:style-name="ce6">
            <text:p>1</text:p>
          </table:table-cell>
          <table:table-cell office:value-type="string" office:string-value="-" table:formula="msoxl:=IF(SUM(D32:D37)=0,&quot;-&quot;,SUM(D32:D37))" table:style-name="ce6">
            <text:p>-</text:p>
          </table:table-cell>
          <table:table-cell office:value-type="string" office:string-value="-" table:formula="msoxl:=IF(SUM(E32:E37)=0,&quot;-&quot;,SUM(E32:E37))" table:style-name="ce6">
            <text:p>-</text:p>
          </table:table-cell>
          <table:table-cell office:value-type="string" office:string-value="-" table:formula="msoxl:=IF(SUM(F32:F37)=0,&quot;-&quot;,SUM(F32:F37))" table:style-name="ce6">
            <text:p>-</text:p>
          </table:table-cell>
          <table:table-cell office:value-type="string" office:string-value="-" table:formula="msoxl:=IF(SUM(G32:G37)=0,&quot;-&quot;,SUM(G32:G37))" table:style-name="ce6">
            <text:p>-</text:p>
          </table:table-cell>
          <table:table-cell office:value-type="string" office:string-value="-" table:formula="msoxl:=IF(SUM(H32:H37)=0,&quot;-&quot;,SUM(H32:H37))" table:style-name="ce6">
            <text:p>-</text:p>
          </table:table-cell>
          <table:table-cell office:value-type="string" office:string-value="-" table:formula="msoxl:=IF(SUM(I32:I37)=0,&quot;-&quot;,SUM(I32:I37))" table:style-name="ce6">
            <text:p>-</text:p>
          </table:table-cell>
          <table:table-cell office:value-type="string" office:string-value="-" table:formula="msoxl:=IF(SUM(J32:J37)=0,&quot;-&quot;,SUM(J32:J37))" table:style-name="ce6">
            <text:p>-</text:p>
          </table:table-cell>
          <table:table-cell office:value-type="string" office:string-value="-" table:formula="msoxl:=IF(SUM(K32:K37)=0,&quot;-&quot;,SUM(K32:K37))" table:style-name="ce6">
            <text:p>-</text:p>
          </table:table-cell>
          <table:table-cell office:value-type="float" office:value="1" table:formula="msoxl:=IF(SUM(L32:L37)=0,&quot;-&quot;,SUM(L32:L37))" table:style-name="ce6">
            <text:p>1</text:p>
          </table:table-cell>
          <table:table-cell office:value-type="string" office:string-value="-" table:formula="msoxl:=IF(SUM(M32:M37)=0,&quot;-&quot;,SUM(M32:M37))" table:style-name="ce6">
            <text:p>-</text:p>
          </table:table-cell>
          <table:table-cell office:value-type="string" office:string-value="-" table:formula="msoxl:=IF(SUM(N32:N37)=0,&quot;-&quot;,SUM(N32:N37))" table:style-name="ce6">
            <text:p>-</text:p>
          </table:table-cell>
          <table:table-cell office:value-type="string" office:string-value="-" table:formula="msoxl:=IF(SUM(O32:O37)=0,&quot;-&quot;,SUM(O32:O37))" table:style-name="ce6">
            <text:p>-</text:p>
          </table:table-cell>
          <table:table-cell office:value-type="string" office:string-value="-" table:formula="msoxl:=IF(SUM(P32:P37)=0,&quot;-&quot;,SUM(P32:P37))" table:style-name="ce6">
            <text:p>-</text:p>
          </table:table-cell>
          <table:table-cell office:value-type="string" office:string-value="-" table:formula="msoxl:=IF(SUM(Q32:Q37)=0,&quot;-&quot;,SUM(Q32:Q37)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<text:s text:c="4"/>雲林縣</text:p>
          </table:table-cell>
          <table:table-cell office:value-type="string" table:style-name="ce12">
            <text:p>船上落海Fall from Craft</text:p>
          </table:table-cell>
          <table:table-cell office:value-type="float" office:value="1" table:formula="msoxl:=IF(SUM(F32,I32,L32,O32)=0,&quot;-&quot;,SUM(F32,I32,L32,O32))" table:style-name="ce6">
            <text:p>1</text:p>
          </table:table-cell>
          <table:table-cell office:value-type="string" office:string-value="-" table:formula="msoxl:=IF(SUM(G32,J32,M32,P32)=0,&quot;-&quot;,SUM(G32,J32,M32,P32))" table:style-name="ce6">
            <text:p>-</text:p>
          </table:table-cell>
          <table:table-cell office:value-type="string" office:string-value="-" table:formula="msoxl:=IF(SUM(H32,K32,N32,Q32)=0,&quot;-&quot;,SUM(H32,K32,N32,Q32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YUNLIN COUNTY</text:p>
          </table:table-cell>
          <table:table-cell office:value-type="string" table:style-name="ce12">
            <text:p>漁船遭難Craft Disaster</text:p>
          </table:table-cell>
          <table:table-cell office:value-type="string" office:string-value="-" table:formula="msoxl:=IF(SUM(F33,I33,L33,O33)=0,&quot;-&quot;,SUM(F33,I33,L33,O33))" table:style-name="ce6">
            <text:p>-</text:p>
          </table:table-cell>
          <table:table-cell office:value-type="string" office:string-value="-" table:formula="msoxl:=IF(SUM(G33,J33,M33,P33)=0,&quot;-&quot;,SUM(G33,J33,M33,P33))" table:style-name="ce6">
            <text:p>-</text:p>
          </table:table-cell>
          <table:table-cell office:value-type="string" office:string-value="-" table:formula="msoxl:=IF(SUM(H33,K33,N33,Q33)=0,&quot;-&quot;,SUM(H33,K33,N33,Q33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船上傷病Disease</text:p>
          </table:table-cell>
          <table:table-cell office:value-type="string" office:string-value="-" table:formula="msoxl:=IF(SUM(F34,I34,L34,O34)=0,&quot;-&quot;,SUM(F34,I34,L34,O34))" table:style-name="ce6">
            <text:p>-</text:p>
          </table:table-cell>
          <table:table-cell office:value-type="string" office:string-value="-" table:formula="msoxl:=IF(SUM(G34,J34,M34,P34)=0,&quot;-&quot;,SUM(G34,J34,M34,P34))" table:style-name="ce6">
            <text:p>-</text:p>
          </table:table-cell>
          <table:table-cell office:value-type="string" office:string-value="-" table:formula="msoxl:=IF(SUM(H34,K34,N34,Q34)=0,&quot;-&quot;,SUM(H34,K34,N34,Q34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非船上落海Fall</text:p>
          </table:table-cell>
          <table:table-cell office:value-type="string" office:string-value="-" table:formula="msoxl:=IF(SUM(F35,I35,L35,O35)=0,&quot;-&quot;,SUM(F35,I35,L35,O35))" table:style-name="ce6">
            <text:p>-</text:p>
          </table:table-cell>
          <table:table-cell office:value-type="string" office:string-value="-" table:formula="msoxl:=IF(SUM(G35,J35,M35,P35)=0,&quot;-&quot;,SUM(G35,J35,M35,P35))" table:style-name="ce6">
            <text:p>-</text:p>
          </table:table-cell>
          <table:table-cell office:value-type="string" office:string-value="-" table:formula="msoxl:=IF(SUM(H35,K35,N35,Q35)=0,&quot;-&quot;,SUM(H35,K35,N35,Q35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潛水Dive</text:p>
          </table:table-cell>
          <table:table-cell office:value-type="string" office:string-value="-" table:formula="msoxl:=IF(SUM(F36,I36,L36,O36)=0,&quot;-&quot;,SUM(F36,I36,L36,O36))" table:style-name="ce6">
            <text:p>-</text:p>
          </table:table-cell>
          <table:table-cell office:value-type="string" office:string-value="-" table:formula="msoxl:=IF(SUM(G36,J36,M36,P36)=0,&quot;-&quot;,SUM(G36,J36,M36,P36))" table:style-name="ce6">
            <text:p>-</text:p>
          </table:table-cell>
          <table:table-cell office:value-type="string" office:string-value="-" table:formula="msoxl:=IF(SUM(H36,K36,N36,Q36)=0,&quot;-&quot;,SUM(H36,K36,N36,Q36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其他Others</text:p>
          </table:table-cell>
          <table:table-cell office:value-type="string" office:string-value="-" table:formula="msoxl:=IF(SUM(F37,I37,L37,O37)=0,&quot;-&quot;,SUM(F37,I37,L37,O37))" table:style-name="ce6">
            <text:p>-</text:p>
          </table:table-cell>
          <table:table-cell office:value-type="string" office:string-value="-" table:formula="msoxl:=IF(SUM(G37,J37,M37,P37)=0,&quot;-&quot;,SUM(G37,J37,M37,P37))" table:style-name="ce6">
            <text:p>-</text:p>
          </table:table-cell>
          <table:table-cell office:value-type="string" office:string-value="-" table:formula="msoxl:=IF(SUM(H37,K37,N37,Q37)=0,&quot;-&quot;,SUM(H37,K37,N37,Q37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3">
            <text:p>合計Total</text:p>
          </table:table-cell>
          <table:table-cell office:value-type="string" office:string-value="-" table:formula="msoxl:=IF(SUM(C40:C45)=0,&quot;-&quot;,SUM(C40:C45))" table:style-name="ce6">
            <text:p>-</text:p>
          </table:table-cell>
          <table:table-cell office:value-type="float" office:value="14" table:formula="msoxl:=IF(SUM(D40:D45)=0,&quot;-&quot;,SUM(D40:D45))" table:style-name="ce6">
            <text:p>14</text:p>
          </table:table-cell>
          <table:table-cell office:value-type="string" office:string-value="-" table:formula="msoxl:=IF(SUM(E40:E45)=0,&quot;-&quot;,SUM(E40:E45))" table:style-name="ce6">
            <text:p>-</text:p>
          </table:table-cell>
          <table:table-cell office:value-type="string" office:string-value="-" table:formula="msoxl:=IF(SUM(F40:F45)=0,&quot;-&quot;,SUM(F40:F45))" table:style-name="ce6">
            <text:p>-</text:p>
          </table:table-cell>
          <table:table-cell office:value-type="string" office:string-value="-" table:formula="msoxl:=IF(SUM(G40:G45)=0,&quot;-&quot;,SUM(G40:G45))" table:style-name="ce6">
            <text:p>-</text:p>
          </table:table-cell>
          <table:table-cell office:value-type="string" office:string-value="-" table:formula="msoxl:=IF(SUM(H40:H45)=0,&quot;-&quot;,SUM(H40:H45))" table:style-name="ce6">
            <text:p>-</text:p>
          </table:table-cell>
          <table:table-cell office:value-type="string" office:string-value="-" table:formula="msoxl:=IF(SUM(I40:I45)=0,&quot;-&quot;,SUM(I40:I45))" table:style-name="ce6">
            <text:p>-</text:p>
          </table:table-cell>
          <table:table-cell office:value-type="float" office:value="2" table:formula="msoxl:=IF(SUM(J40:J45)=0,&quot;-&quot;,SUM(J40:J45))" table:style-name="ce6">
            <text:p>2</text:p>
          </table:table-cell>
          <table:table-cell office:value-type="string" office:string-value="-" table:formula="msoxl:=IF(SUM(K40:K45)=0,&quot;-&quot;,SUM(K40:K45))" table:style-name="ce6">
            <text:p>-</text:p>
          </table:table-cell>
          <table:table-cell office:value-type="string" office:string-value="-" table:formula="msoxl:=IF(SUM(L40:L45)=0,&quot;-&quot;,SUM(L40:L45))" table:style-name="ce6">
            <text:p>-</text:p>
          </table:table-cell>
          <table:table-cell office:value-type="float" office:value="2" table:formula="msoxl:=IF(SUM(M40:M45)=0,&quot;-&quot;,SUM(M40:M45))" table:style-name="ce6">
            <text:p>2</text:p>
          </table:table-cell>
          <table:table-cell office:value-type="string" office:string-value="-" table:formula="msoxl:=IF(SUM(N40:N45)=0,&quot;-&quot;,SUM(N40:N45))" table:style-name="ce6">
            <text:p>-</text:p>
          </table:table-cell>
          <table:table-cell office:value-type="string" office:string-value="-" table:formula="msoxl:=IF(SUM(O40:O45)=0,&quot;-&quot;,SUM(O40:O45))" table:style-name="ce6">
            <text:p>-</text:p>
          </table:table-cell>
          <table:table-cell office:value-type="float" office:value="10" table:formula="msoxl:=IF(SUM(P40:P45)=0,&quot;-&quot;,SUM(P40:P45))" table:style-name="ce6">
            <text:p>10</text:p>
          </table:table-cell>
          <table:table-cell office:value-type="string" office:string-value="-" table:formula="msoxl:=IF(SUM(Q40:Q45)=0,&quot;-&quot;,SUM(Q40:Q45)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<text:s text:c="4"/>嘉義縣</text:p>
          </table:table-cell>
          <table:table-cell office:value-type="string" table:style-name="ce12">
            <text:p>船上落海Fall from Craft</text:p>
          </table:table-cell>
          <table:table-cell office:value-type="string" office:string-value="-" table:formula="msoxl:=IF(SUM(F40,I40,L40,O40)=0,&quot;-&quot;,SUM(F40,I40,L40,O40))" table:style-name="ce6">
            <text:p>-</text:p>
          </table:table-cell>
          <table:table-cell office:value-type="string" office:string-value="-" table:formula="msoxl:=IF(SUM(G40,J40,M40,P40)=0,&quot;-&quot;,SUM(G40,J40,M40,P40))" table:style-name="ce6">
            <text:p>-</text:p>
          </table:table-cell>
          <table:table-cell office:value-type="string" office:string-value="-" table:formula="msoxl:=IF(SUM(H40,K40,N40,Q40)=0,&quot;-&quot;,SUM(H40,K40,N40,Q40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CHIAYI COUNTY</text:p>
          </table:table-cell>
          <table:table-cell office:value-type="string" table:style-name="ce12">
            <text:p>漁船遭難Craft Disaster</text:p>
          </table:table-cell>
          <table:table-cell office:value-type="string" office:string-value="-" table:formula="msoxl:=IF(SUM(F41,I41,L41,O41)=0,&quot;-&quot;,SUM(F41,I41,L41,O41))" table:style-name="ce6">
            <text:p>-</text:p>
          </table:table-cell>
          <table:table-cell office:value-type="string" office:string-value="-" table:formula="msoxl:=IF(SUM(G41,J41,M41,P41)=0,&quot;-&quot;,SUM(G41,J41,M41,P41))" table:style-name="ce6">
            <text:p>-</text:p>
          </table:table-cell>
          <table:table-cell office:value-type="string" office:string-value="-" table:formula="msoxl:=IF(SUM(H41,K41,N41,Q41)=0,&quot;-&quot;,SUM(H41,K41,N41,Q41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船上傷病Disease</text:p>
          </table:table-cell>
          <table:table-cell office:value-type="string" office:string-value="-" table:formula="msoxl:=IF(SUM(F42,I42,L42,O42)=0,&quot;-&quot;,SUM(F42,I42,L42,O42))" table:style-name="ce6">
            <text:p>-</text:p>
          </table:table-cell>
          <table:table-cell office:value-type="string" office:string-value="-" table:formula="msoxl:=IF(SUM(G42,J42,M42,P42)=0,&quot;-&quot;,SUM(G42,J42,M42,P42))" table:style-name="ce6">
            <text:p>-</text:p>
          </table:table-cell>
          <table:table-cell office:value-type="string" office:string-value="-" table:formula="msoxl:=IF(SUM(H42,K42,N42,Q42)=0,&quot;-&quot;,SUM(H42,K42,N42,Q42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非船上落海Fall</text:p>
          </table:table-cell>
          <table:table-cell office:value-type="string" office:string-value="-" table:formula="msoxl:=IF(SUM(F43,I43,L43,O43)=0,&quot;-&quot;,SUM(F43,I43,L43,O43))" table:style-name="ce6">
            <text:p>-</text:p>
          </table:table-cell>
          <table:table-cell office:value-type="string" office:string-value="-" table:formula="msoxl:=IF(SUM(G43,J43,M43,P43)=0,&quot;-&quot;,SUM(G43,J43,M43,P43))" table:style-name="ce6">
            <text:p>-</text:p>
          </table:table-cell>
          <table:table-cell office:value-type="string" office:string-value="-" table:formula="msoxl:=IF(SUM(H43,K43,N43,Q43)=0,&quot;-&quot;,SUM(H43,K43,N43,Q43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潛水Dive</text:p>
          </table:table-cell>
          <table:table-cell office:value-type="string" office:string-value="-" table:formula="msoxl:=IF(SUM(F44,I44,L44,O44)=0,&quot;-&quot;,SUM(F44,I44,L44,O44))" table:style-name="ce6">
            <text:p>-</text:p>
          </table:table-cell>
          <table:table-cell office:value-type="string" office:string-value="-" table:formula="msoxl:=IF(SUM(G44,J44,M44,P44)=0,&quot;-&quot;,SUM(G44,J44,M44,P44))" table:style-name="ce6">
            <text:p>-</text:p>
          </table:table-cell>
          <table:table-cell office:value-type="string" office:string-value="-" table:formula="msoxl:=IF(SUM(H44,K44,N44,Q44)=0,&quot;-&quot;,SUM(H44,K44,N44,Q44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4"/>
          <table:table-cell office:value-type="string" table:style-name="ce13">
            <text:p>其他Others</text:p>
          </table:table-cell>
          <table:table-cell office:value-type="string" office:string-value="-" table:formula="msoxl:=IF(SUM(F45,I45,L45,O45)=0,&quot;-&quot;,SUM(F45,I45,L45,O45))" table:style-name="ce5">
            <text:p>-</text:p>
          </table:table-cell>
          <table:table-cell office:value-type="float" office:value="14" table:formula="msoxl:=IF(SUM(G45,J45,M45,P45)=0,&quot;-&quot;,SUM(G45,J45,M45,P45))" table:style-name="ce5">
            <text:p>14</text:p>
          </table:table-cell>
          <table:table-cell office:value-type="string" office:string-value="-" table:formula="msoxl:=IF(SUM(H45,K45,N45,Q45)=0,&quot;-&quot;,SUM(H45,K45,N45,Q45))" table:style-name="ce5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-</text:p>
          </table:table-cell>
          <table:table-cell table:number-columns-repeated="16367" table:style-name="ce11"/>
        </table:table-row>
        <table:table-row table:style-name="ro2">
          <table:table-cell table:style-name="ce1"/>
          <table:table-cell office:value-type="string" table:style-name="ce20">
            <text:p>-A- Dead <text:s text:c="2"/>-B- Injured or Disability <text:s/>-D- Missing</text:p>
          </table:table-cell>
          <table:table-cell table:number-columns-repeated="16382" table:style-name="ce1"/>
        </table:table-row>
        <table:table-row table:number-rows-repeated="1048530" table:style-name="ro3">
          <table:table-cell table:number-columns-repeated="16384"/>
        </table:table-row>
      </table:table>
      <table:table table:name="遭難漁民數3(續)" table:style-name="ta1">
        <table:table-column table:style-name="co1" table:number-columns-repeated="2" table:default-cell-style-name="ce1"/>
        <table:table-column table:style-name="co2" table:number-columns-repeated="15" table:default-cell-style-name="ce1"/>
        <table:table-column table:style-name="co3" table:number-columns-repeated="5" table:default-cell-style-name="ce1"/>
        <table:table-column table:style-name="co4" table:number-columns-repeated="16362" table:default-cell-style-name="ce1"/>
        <table:table-row table:style-name="ro1">
          <table:table-cell office:value-type="string" table:number-columns-spanned="3" table:number-rows-spanned="1" table:style-name="ce30">
            <text:p>16<text:span text:style-name="T7">‧遭難漁民數</text:span><text:span text:style-name="T5">(</text:span><text:span text:style-name="T7">續</text:span><text:span text:style-name="T5">)</text:span></text:p>
          </table:table-cell>
          <table:covered-table-cell table:number-columns-repeated="2"/>
          <table:table-cell table:number-columns-repeated="8" table:style-name="ce1"/>
          <table:table-cell office:value-type="string" table:number-columns-spanned="6" table:number-rows-spanned="1" table:style-name="ce30">
            <text:p>16<text:span text:style-name="T7">‧</text:span><text:span text:style-name="T5">CASUALTIES OF FISHERMEN (Continued)</text:span></text:p>
          </table:table-cell>
          <table:covered-table-cell table:number-columns-repeated="5"/>
          <table:table-cell table:number-columns-repeated="16367"/>
        </table:table-row>
        <table:table-row table:style-name="ro2">
          <table:table-cell table:number-columns-repeated="3" table:style-name="ce1"/>
          <table:table-cell office:value-type="string" table:style-name="ce2">
            <text:p>單位：人</text:p>
          </table:table-cell>
          <table:table-cell table:number-columns-repeated="11" table:style-name="ce1"/>
          <table:table-cell office:value-type="string" table:style-name="ce2">
            <text:p>Unit：Persons</text:p>
          </table:table-cell>
          <table:table-cell table:number-columns-repeated="16368" table:style-name="ce1"/>
        </table:table-row>
        <table:table-row table:style-name="ro2">
          <table:table-cell table:number-columns-repeated="2" table:style-name="ce14"/>
          <table:table-cell office:value-type="string" table:number-columns-spanned="3" table:number-rows-spanned="1" table:style-name="ce26">
            <text:p>總計</text:p>
          </table:table-cell>
          <table:covered-table-cell table:number-columns-repeated="2"/>
          <table:table-cell office:value-type="string" table:number-columns-spanned="3" table:number-rows-spanned="1" table:style-name="ce26">
            <text:p>遠洋漁業</text:p>
          </table:table-cell>
          <table:covered-table-cell table:number-columns-repeated="2"/>
          <table:table-cell office:value-type="string" table:number-columns-spanned="3" table:number-rows-spanned="1" table:style-name="ce26">
            <text:p>近海漁業</text:p>
          </table:table-cell>
          <table:covered-table-cell table:number-columns-repeated="2"/>
          <table:table-cell office:value-type="string" table:number-columns-spanned="3" table:number-rows-spanned="1" table:style-name="ce26">
            <text:p>沿岸漁業</text:p>
          </table:table-cell>
          <table:covered-table-cell table:number-columns-repeated="2"/>
          <table:table-cell office:value-type="string" table:number-columns-spanned="3" table:number-rows-spanned="1" table:style-name="ce26">
            <text:p>養殖漁業</text:p>
          </table:table-cell>
          <table:covered-table-cell table:number-columns-repeated="2"/>
          <table:table-cell table:number-columns-repeated="16367" table:style-name="ce15"/>
        </table:table-row>
        <table:table-row table:style-name="ro2">
          <table:table-cell office:value-type="string" table:style-name="ce16">
            <text:p>縣市別</text:p>
          </table:table-cell>
          <table:table-cell office:value-type="string" table:style-name="ce16">
            <text:p>遭難原因</text:p>
          </table:table-cell>
          <table:table-cell office:value-type="string" table:number-columns-spanned="3" table:number-rows-spanned="1" table:style-name="ce31">
            <text:p>Total</text:p>
          </table:table-cell>
          <table:covered-table-cell table:number-columns-repeated="2"/>
          <table:table-cell office:value-type="string" table:number-columns-spanned="3" table:number-rows-spanned="1" table:style-name="ce31">
            <text:p>Far Sea Fisheries</text:p>
          </table:table-cell>
          <table:covered-table-cell table:number-columns-repeated="2"/>
          <table:table-cell office:value-type="string" table:number-columns-spanned="3" table:number-rows-spanned="1" table:style-name="ce31">
            <text:p>Offshore Fisheries</text:p>
          </table:table-cell>
          <table:covered-table-cell table:number-columns-repeated="2"/>
          <table:table-cell office:value-type="string" table:number-columns-spanned="3" table:number-rows-spanned="1" table:style-name="ce31">
            <text:p>Coastal Fisheries</text:p>
          </table:table-cell>
          <table:covered-table-cell table:number-columns-repeated="2"/>
          <table:table-cell office:value-type="string" table:number-columns-spanned="3" table:number-rows-spanned="1" table:style-name="ce31">
            <text:p>Aquaculture</text:p>
          </table:table-cell>
          <table:covered-table-cell table:number-columns-repeated="2"/>
          <table:table-cell table:number-columns-repeated="16367" table:style-name="ce15"/>
        </table:table-row>
        <table:table-row table:style-name="ro2">
          <table:table-cell office:value-type="string" table:style-name="ce16">
            <text:p>District</text:p>
          </table:table-cell>
          <table:table-cell office:value-type="string" table:style-name="ce16">
            <text:p>Reasons</text:p>
          </table:table-cell>
          <table:table-cell office:value-type="string" table:style-name="ce17">
            <text:p>死亡</text:p>
          </table:table-cell>
          <table:table-cell office:value-type="string" table:style-name="ce17">
            <text:p>傷殘</text:p>
          </table:table-cell>
          <table:table-cell office:value-type="string" table:style-name="ce17">
            <text:p>失蹤</text:p>
          </table:table-cell>
          <table:table-cell office:value-type="string" table:style-name="ce17">
            <text:p>死亡</text:p>
          </table:table-cell>
          <table:table-cell office:value-type="string" table:style-name="ce17">
            <text:p>傷殘</text:p>
          </table:table-cell>
          <table:table-cell office:value-type="string" table:style-name="ce17">
            <text:p>失蹤</text:p>
          </table:table-cell>
          <table:table-cell office:value-type="string" table:style-name="ce17">
            <text:p>死亡</text:p>
          </table:table-cell>
          <table:table-cell office:value-type="string" table:style-name="ce17">
            <text:p>傷殘</text:p>
          </table:table-cell>
          <table:table-cell office:value-type="string" table:style-name="ce17">
            <text:p>失蹤</text:p>
          </table:table-cell>
          <table:table-cell office:value-type="string" table:style-name="ce17">
            <text:p>死亡</text:p>
          </table:table-cell>
          <table:table-cell office:value-type="string" table:style-name="ce17">
            <text:p>傷殘</text:p>
          </table:table-cell>
          <table:table-cell office:value-type="string" table:style-name="ce17">
            <text:p>失蹤</text:p>
          </table:table-cell>
          <table:table-cell office:value-type="string" table:style-name="ce17">
            <text:p>死亡</text:p>
          </table:table-cell>
          <table:table-cell office:value-type="string" table:style-name="ce17">
            <text:p>傷殘</text:p>
          </table:table-cell>
          <table:table-cell office:value-type="string" table:style-name="ce17">
            <text:p>失蹤</text:p>
          </table:table-cell>
          <table:table-cell table:number-columns-repeated="16367" table:style-name="ce15"/>
        </table:table-row>
        <table:table-row table:style-name="ro2">
          <table:table-cell table:number-columns-repeated="2" table:style-name="ce18"/>
          <table:table-cell office:value-type="string" table:style-name="ce18">
            <text:p>-A-</text:p>
          </table:table-cell>
          <table:table-cell office:value-type="string" table:style-name="ce18">
            <text:p>-B-</text:p>
          </table:table-cell>
          <table:table-cell office:value-type="string" table:style-name="ce18">
            <text:p>-D-</text:p>
          </table:table-cell>
          <table:table-cell office:value-type="string" table:style-name="ce18">
            <text:p>-A-</text:p>
          </table:table-cell>
          <table:table-cell office:value-type="string" table:style-name="ce18">
            <text:p>-B-</text:p>
          </table:table-cell>
          <table:table-cell office:value-type="string" table:style-name="ce18">
            <text:p>-D-</text:p>
          </table:table-cell>
          <table:table-cell office:value-type="string" table:style-name="ce18">
            <text:p>-A-</text:p>
          </table:table-cell>
          <table:table-cell office:value-type="string" table:style-name="ce18">
            <text:p>-B-</text:p>
          </table:table-cell>
          <table:table-cell office:value-type="string" table:style-name="ce18">
            <text:p>-D-</text:p>
          </table:table-cell>
          <table:table-cell office:value-type="string" table:style-name="ce18">
            <text:p>-A-</text:p>
          </table:table-cell>
          <table:table-cell office:value-type="string" table:style-name="ce18">
            <text:p>-B-</text:p>
          </table:table-cell>
          <table:table-cell office:value-type="string" table:style-name="ce18">
            <text:p>-D-</text:p>
          </table:table-cell>
          <table:table-cell office:value-type="string" table:style-name="ce18">
            <text:p>-A-</text:p>
          </table:table-cell>
          <table:table-cell office:value-type="string" table:style-name="ce18">
            <text:p>-B-</text:p>
          </table:table-cell>
          <table:table-cell office:value-type="string" table:style-name="ce18">
            <text:p>-D-</text:p>
          </table:table-cell>
          <table:table-cell table:number-columns-repeated="16367" table:style-name="ce15"/>
        </table:table-row>
        <table:table-row table:style-name="ro2">
          <table:table-cell table:style-name="ce3"/>
          <table:table-cell office:value-type="string" table:style-name="ce3">
            <text:p>合計Total</text:p>
          </table:table-cell>
          <table:table-cell office:value-type="float" office:value="7" table:formula="msoxl:=IF(SUM(C8:C13)=0,&quot;-&quot;,SUM(C8:C13))" table:style-name="ce6">
            <text:p>7</text:p>
          </table:table-cell>
          <table:table-cell office:value-type="float" office:value="1" table:formula="msoxl:=IF(SUM(D8:D13)=0,&quot;-&quot;,SUM(D8:D13))" table:style-name="ce6">
            <text:p>1</text:p>
          </table:table-cell>
          <table:table-cell office:value-type="string" office:string-value="-" table:formula="msoxl:=IF(SUM(E8:E13)=0,&quot;-&quot;,SUM(E8:E13))" table:style-name="ce6">
            <text:p>-</text:p>
          </table:table-cell>
          <table:table-cell office:value-type="float" office:value="2" table:formula="msoxl:=IF(SUM(F8:F13)=0,&quot;-&quot;,SUM(F8:F13))" table:style-name="ce6">
            <text:p>2</text:p>
          </table:table-cell>
          <table:table-cell office:value-type="float" office:value="1" table:formula="msoxl:=IF(SUM(G8:G13)=0,&quot;-&quot;,SUM(G8:G13))" table:style-name="ce6">
            <text:p>1</text:p>
          </table:table-cell>
          <table:table-cell office:value-type="string" office:string-value="-" table:formula="msoxl:=IF(SUM(H8:H13)=0,&quot;-&quot;,SUM(H8:H13))" table:style-name="ce6">
            <text:p>-</text:p>
          </table:table-cell>
          <table:table-cell office:value-type="float" office:value="5" table:formula="msoxl:=IF(SUM(I8:I13)=0,&quot;-&quot;,SUM(I8:I13))" table:style-name="ce6">
            <text:p>5</text:p>
          </table:table-cell>
          <table:table-cell office:value-type="string" office:string-value="-" table:formula="msoxl:=IF(SUM(J8:J13)=0,&quot;-&quot;,SUM(J8:J13))" table:style-name="ce6">
            <text:p>-</text:p>
          </table:table-cell>
          <table:table-cell office:value-type="string" office:string-value="-" table:formula="msoxl:=IF(SUM(K8:K13)=0,&quot;-&quot;,SUM(K8:K13))" table:style-name="ce6">
            <text:p>-</text:p>
          </table:table-cell>
          <table:table-cell office:value-type="string" office:string-value="-" table:formula="msoxl:=IF(SUM(L8:L13)=0,&quot;-&quot;,SUM(L8:L13))" table:style-name="ce6">
            <text:p>-</text:p>
          </table:table-cell>
          <table:table-cell office:value-type="string" office:string-value="-" table:formula="msoxl:=IF(SUM(M8:M13)=0,&quot;-&quot;,SUM(M8:M13))" table:style-name="ce6">
            <text:p>-</text:p>
          </table:table-cell>
          <table:table-cell office:value-type="string" office:string-value="-" table:formula="msoxl:=IF(SUM(N8:N13)=0,&quot;-&quot;,SUM(N8:N13))" table:style-name="ce6">
            <text:p>-</text:p>
          </table:table-cell>
          <table:table-cell office:value-type="string" office:string-value="-" table:formula="msoxl:=IF(SUM(O8:O13)=0,&quot;-&quot;,SUM(O8:O13))" table:style-name="ce6">
            <text:p>-</text:p>
          </table:table-cell>
          <table:table-cell office:value-type="string" office:string-value="-" table:formula="msoxl:=IF(SUM(P8:P13)=0,&quot;-&quot;,SUM(P8:P13))" table:style-name="ce6">
            <text:p>-</text:p>
          </table:table-cell>
          <table:table-cell office:value-type="string" office:string-value="-" table:formula="msoxl:=IF(SUM(Q8:Q13)=0,&quot;-&quot;,SUM(Q8:Q13)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<text:s text:c="4"/>屏東縣</text:p>
          </table:table-cell>
          <table:table-cell office:value-type="string" table:style-name="ce12">
            <text:p>船上落海Fall from Craft</text:p>
          </table:table-cell>
          <table:table-cell office:value-type="string" office:string-value="-" table:formula="msoxl:=IF(SUM(F8,I8,L8,O8)=0,&quot;-&quot;,SUM(F8,I8,L8,O8))" table:style-name="ce6">
            <text:p>-</text:p>
          </table:table-cell>
          <table:table-cell office:value-type="string" office:string-value="-" table:formula="msoxl:=IF(SUM(G8,J8,M8,P8)=0,&quot;-&quot;,SUM(G8,J8,M8,P8))" table:style-name="ce6">
            <text:p>-</text:p>
          </table:table-cell>
          <table:table-cell office:value-type="string" office:string-value="-" table:formula="msoxl:=IF(SUM(H8,K8,N8,Q8)=0,&quot;-&quot;,SUM(H8,K8,N8,Q8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PINGTUNG COUNTY</text:p>
          </table:table-cell>
          <table:table-cell office:value-type="string" table:style-name="ce12">
            <text:p>漁船遭難Craft Disaster</text:p>
          </table:table-cell>
          <table:table-cell office:value-type="string" office:string-value="-" table:formula="msoxl:=IF(SUM(F9,I9,L9,O9)=0,&quot;-&quot;,SUM(F9,I9,L9,O9))" table:style-name="ce6">
            <text:p>-</text:p>
          </table:table-cell>
          <table:table-cell office:value-type="string" office:string-value="-" table:formula="msoxl:=IF(SUM(G9,J9,M9,P9)=0,&quot;-&quot;,SUM(G9,J9,M9,P9))" table:style-name="ce6">
            <text:p>-</text:p>
          </table:table-cell>
          <table:table-cell office:value-type="string" office:string-value="-" table:formula="msoxl:=IF(SUM(H9,K9,N9,Q9)=0,&quot;-&quot;,SUM(H9,K9,N9,Q9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船上傷病Disease</text:p>
          </table:table-cell>
          <table:table-cell office:value-type="float" office:value="4" table:formula="msoxl:=IF(SUM(F10,I10,L10,O10)=0,&quot;-&quot;,SUM(F10,I10,L10,O10))" table:style-name="ce6">
            <text:p>4</text:p>
          </table:table-cell>
          <table:table-cell office:value-type="string" office:string-value="-" table:formula="msoxl:=IF(SUM(G10,J10,M10,P10)=0,&quot;-&quot;,SUM(G10,J10,M10,P10))" table:style-name="ce6">
            <text:p>-</text:p>
          </table:table-cell>
          <table:table-cell office:value-type="string" office:string-value="-" table:formula="msoxl:=IF(SUM(H10,K10,N10,Q10)=0,&quot;-&quot;,SUM(H10,K10,N10,Q10))" table:style-name="ce6">
            <text:p>-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非船上落海Fall</text:p>
          </table:table-cell>
          <table:table-cell office:value-type="float" office:value="2" table:formula="msoxl:=IF(SUM(F11,I11,L11,O11)=0,&quot;-&quot;,SUM(F11,I11,L11,O11))" table:style-name="ce6">
            <text:p>2</text:p>
          </table:table-cell>
          <table:table-cell office:value-type="string" office:string-value="-" table:formula="msoxl:=IF(SUM(G11,J11,M11,P11)=0,&quot;-&quot;,SUM(G11,J11,M11,P11))" table:style-name="ce6">
            <text:p>-</text:p>
          </table:table-cell>
          <table:table-cell office:value-type="string" office:string-value="-" table:formula="msoxl:=IF(SUM(H11,K11,N11,Q11)=0,&quot;-&quot;,SUM(H11,K11,N11,Q11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潛水Dive</text:p>
          </table:table-cell>
          <table:table-cell office:value-type="string" office:string-value="-" table:formula="msoxl:=IF(SUM(F12,I12,L12,O12)=0,&quot;-&quot;,SUM(F12,I12,L12,O12))" table:style-name="ce6">
            <text:p>-</text:p>
          </table:table-cell>
          <table:table-cell office:value-type="string" office:string-value="-" table:formula="msoxl:=IF(SUM(G12,J12,M12,P12)=0,&quot;-&quot;,SUM(G12,J12,M12,P12))" table:style-name="ce6">
            <text:p>-</text:p>
          </table:table-cell>
          <table:table-cell office:value-type="string" office:string-value="-" table:formula="msoxl:=IF(SUM(H12,K12,N12,Q12)=0,&quot;-&quot;,SUM(H12,K12,N12,Q12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其他Others</text:p>
          </table:table-cell>
          <table:table-cell office:value-type="float" office:value="1" table:formula="msoxl:=IF(SUM(F13,I13,L13,O13)=0,&quot;-&quot;,SUM(F13,I13,L13,O13))" table:style-name="ce6">
            <text:p>1</text:p>
          </table:table-cell>
          <table:table-cell office:value-type="float" office:value="1" table:formula="msoxl:=IF(SUM(G13,J13,M13,P13)=0,&quot;-&quot;,SUM(G13,J13,M13,P13))" table:style-name="ce6">
            <text:p>1</text:p>
          </table:table-cell>
          <table:table-cell office:value-type="string" office:string-value="-" table:formula="msoxl:=IF(SUM(H13,K13,N13,Q13)=0,&quot;-&quot;,SUM(H13,K13,N13,Q13))" table:style-name="ce6">
            <text:p>-</text:p>
          </table:table-cell>
          <table:table-cell office:value-type="string" table:style-name="ce7">
            <text:p>-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3">
            <text:p>合計Total</text:p>
          </table:table-cell>
          <table:table-cell office:value-type="string" office:string-value="-" table:formula="msoxl:=IF(SUM(C16:C21)=0,&quot;-&quot;,SUM(C16:C21))" table:style-name="ce6">
            <text:p>-</text:p>
          </table:table-cell>
          <table:table-cell office:value-type="string" office:string-value="-" table:formula="msoxl:=IF(SUM(D16:D21)=0,&quot;-&quot;,SUM(D16:D21))" table:style-name="ce6">
            <text:p>-</text:p>
          </table:table-cell>
          <table:table-cell office:value-type="string" office:string-value="-" table:formula="msoxl:=IF(SUM(E16:E21)=0,&quot;-&quot;,SUM(E16:E21))" table:style-name="ce6">
            <text:p>-</text:p>
          </table:table-cell>
          <table:table-cell office:value-type="string" office:string-value="-" table:formula="msoxl:=IF(SUM(F16:F21)=0,&quot;-&quot;,SUM(F16:F21))" table:style-name="ce6">
            <text:p>-</text:p>
          </table:table-cell>
          <table:table-cell office:value-type="string" office:string-value="-" table:formula="msoxl:=IF(SUM(G16:G21)=0,&quot;-&quot;,SUM(G16:G21))" table:style-name="ce6">
            <text:p>-</text:p>
          </table:table-cell>
          <table:table-cell office:value-type="string" office:string-value="-" table:formula="msoxl:=IF(SUM(H16:H21)=0,&quot;-&quot;,SUM(H16:H21))" table:style-name="ce6">
            <text:p>-</text:p>
          </table:table-cell>
          <table:table-cell office:value-type="string" office:string-value="-" table:formula="msoxl:=IF(SUM(I16:I21)=0,&quot;-&quot;,SUM(I16:I21))" table:style-name="ce6">
            <text:p>-</text:p>
          </table:table-cell>
          <table:table-cell office:value-type="string" office:string-value="-" table:formula="msoxl:=IF(SUM(J16:J21)=0,&quot;-&quot;,SUM(J16:J21))" table:style-name="ce6">
            <text:p>-</text:p>
          </table:table-cell>
          <table:table-cell office:value-type="string" office:string-value="-" table:formula="msoxl:=IF(SUM(K16:K21)=0,&quot;-&quot;,SUM(K16:K21))" table:style-name="ce6">
            <text:p>-</text:p>
          </table:table-cell>
          <table:table-cell office:value-type="string" office:string-value="-" table:formula="msoxl:=IF(SUM(L16:L21)=0,&quot;-&quot;,SUM(L16:L21))" table:style-name="ce6">
            <text:p>-</text:p>
          </table:table-cell>
          <table:table-cell office:value-type="string" office:string-value="-" table:formula="msoxl:=IF(SUM(M16:M21)=0,&quot;-&quot;,SUM(M16:M21))" table:style-name="ce6">
            <text:p>-</text:p>
          </table:table-cell>
          <table:table-cell office:value-type="string" office:string-value="-" table:formula="msoxl:=IF(SUM(N16:N21)=0,&quot;-&quot;,SUM(N16:N21))" table:style-name="ce6">
            <text:p>-</text:p>
          </table:table-cell>
          <table:table-cell office:value-type="string" office:string-value="-" table:formula="msoxl:=IF(SUM(O16:O21)=0,&quot;-&quot;,SUM(O16:O21))" table:style-name="ce6">
            <text:p>-</text:p>
          </table:table-cell>
          <table:table-cell office:value-type="string" office:string-value="-" table:formula="msoxl:=IF(SUM(P16:P21)=0,&quot;-&quot;,SUM(P16:P21))" table:style-name="ce6">
            <text:p>-</text:p>
          </table:table-cell>
          <table:table-cell office:value-type="string" office:string-value="-" table:formula="msoxl:=IF(SUM(Q16:Q21)=0,&quot;-&quot;,SUM(Q16:Q21)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<text:s text:c="4"/>臺東縣</text:p>
          </table:table-cell>
          <table:table-cell office:value-type="string" table:style-name="ce12">
            <text:p>船上落海Fall from Craft</text:p>
          </table:table-cell>
          <table:table-cell office:value-type="string" office:string-value="-" table:formula="msoxl:=IF(SUM(F16,I16,L16,O16)=0,&quot;-&quot;,SUM(F16,I16,L16,O16))" table:style-name="ce6">
            <text:p>-</text:p>
          </table:table-cell>
          <table:table-cell office:value-type="string" office:string-value="-" table:formula="msoxl:=IF(SUM(G16,J16,M16,P16)=0,&quot;-&quot;,SUM(G16,J16,M16,P16))" table:style-name="ce6">
            <text:p>-</text:p>
          </table:table-cell>
          <table:table-cell office:value-type="string" office:string-value="-" table:formula="msoxl:=IF(SUM(H16,K16,N16,Q16)=0,&quot;-&quot;,SUM(H16,K16,N16,Q16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TAITUNG COUNTY</text:p>
          </table:table-cell>
          <table:table-cell office:value-type="string" table:style-name="ce12">
            <text:p>漁船遭難Craft Disaster</text:p>
          </table:table-cell>
          <table:table-cell office:value-type="string" office:string-value="-" table:formula="msoxl:=IF(SUM(F17,I17,L17,O17)=0,&quot;-&quot;,SUM(F17,I17,L17,O17))" table:style-name="ce6">
            <text:p>-</text:p>
          </table:table-cell>
          <table:table-cell office:value-type="string" office:string-value="-" table:formula="msoxl:=IF(SUM(G17,J17,M17,P17)=0,&quot;-&quot;,SUM(G17,J17,M17,P17))" table:style-name="ce6">
            <text:p>-</text:p>
          </table:table-cell>
          <table:table-cell office:value-type="string" office:string-value="-" table:formula="msoxl:=IF(SUM(H17,K17,N17,Q17)=0,&quot;-&quot;,SUM(H17,K17,N17,Q17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船上傷病Disease</text:p>
          </table:table-cell>
          <table:table-cell office:value-type="string" office:string-value="-" table:formula="msoxl:=IF(SUM(F18,I18,L18,O18)=0,&quot;-&quot;,SUM(F18,I18,L18,O18))" table:style-name="ce6">
            <text:p>-</text:p>
          </table:table-cell>
          <table:table-cell office:value-type="string" office:string-value="-" table:formula="msoxl:=IF(SUM(G18,J18,M18,P18)=0,&quot;-&quot;,SUM(G18,J18,M18,P18))" table:style-name="ce6">
            <text:p>-</text:p>
          </table:table-cell>
          <table:table-cell office:value-type="string" office:string-value="-" table:formula="msoxl:=IF(SUM(H18,K18,N18,Q18)=0,&quot;-&quot;,SUM(H18,K18,N18,Q18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非船上落海Fall</text:p>
          </table:table-cell>
          <table:table-cell office:value-type="string" office:string-value="-" table:formula="msoxl:=IF(SUM(F19,I19,L19,O19)=0,&quot;-&quot;,SUM(F19,I19,L19,O19))" table:style-name="ce6">
            <text:p>-</text:p>
          </table:table-cell>
          <table:table-cell office:value-type="string" office:string-value="-" table:formula="msoxl:=IF(SUM(G19,J19,M19,P19)=0,&quot;-&quot;,SUM(G19,J19,M19,P19))" table:style-name="ce6">
            <text:p>-</text:p>
          </table:table-cell>
          <table:table-cell office:value-type="string" office:string-value="-" table:formula="msoxl:=IF(SUM(H19,K19,N19,Q19)=0,&quot;-&quot;,SUM(H19,K19,N19,Q19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潛水Dive</text:p>
          </table:table-cell>
          <table:table-cell office:value-type="string" office:string-value="-" table:formula="msoxl:=IF(SUM(F20,I20,L20,O20)=0,&quot;-&quot;,SUM(F20,I20,L20,O20))" table:style-name="ce6">
            <text:p>-</text:p>
          </table:table-cell>
          <table:table-cell office:value-type="string" office:string-value="-" table:formula="msoxl:=IF(SUM(G20,J20,M20,P20)=0,&quot;-&quot;,SUM(G20,J20,M20,P20))" table:style-name="ce6">
            <text:p>-</text:p>
          </table:table-cell>
          <table:table-cell office:value-type="string" office:string-value="-" table:formula="msoxl:=IF(SUM(H20,K20,N20,Q20)=0,&quot;-&quot;,SUM(H20,K20,N20,Q20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其他Others</text:p>
          </table:table-cell>
          <table:table-cell office:value-type="string" office:string-value="-" table:formula="msoxl:=IF(SUM(F21,I21,L21,O21)=0,&quot;-&quot;,SUM(F21,I21,L21,O21))" table:style-name="ce6">
            <text:p>-</text:p>
          </table:table-cell>
          <table:table-cell office:value-type="string" office:string-value="-" table:formula="msoxl:=IF(SUM(G21,J21,M21,P21)=0,&quot;-&quot;,SUM(G21,J21,M21,P21))" table:style-name="ce6">
            <text:p>-</text:p>
          </table:table-cell>
          <table:table-cell office:value-type="string" office:string-value="-" table:formula="msoxl:=IF(SUM(H21,K21,N21,Q21)=0,&quot;-&quot;,SUM(H21,K21,N21,Q21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3">
            <text:p>合計Total</text:p>
          </table:table-cell>
          <table:table-cell office:value-type="string" office:string-value="-" table:formula="msoxl:=IF(SUM(C24:C29)=0,&quot;-&quot;,SUM(C24:C29))" table:style-name="ce6">
            <text:p>-</text:p>
          </table:table-cell>
          <table:table-cell office:value-type="string" office:string-value="-" table:formula="msoxl:=IF(SUM(D24:D29)=0,&quot;-&quot;,SUM(D24:D29))" table:style-name="ce6">
            <text:p>-</text:p>
          </table:table-cell>
          <table:table-cell office:value-type="string" office:string-value="-" table:formula="msoxl:=IF(SUM(E24:E29)=0,&quot;-&quot;,SUM(E24:E29))" table:style-name="ce6">
            <text:p>-</text:p>
          </table:table-cell>
          <table:table-cell office:value-type="string" office:string-value="-" table:formula="msoxl:=IF(SUM(F24:F29)=0,&quot;-&quot;,SUM(F24:F29))" table:style-name="ce6">
            <text:p>-</text:p>
          </table:table-cell>
          <table:table-cell office:value-type="string" office:string-value="-" table:formula="msoxl:=IF(SUM(G24:G29)=0,&quot;-&quot;,SUM(G24:G29))" table:style-name="ce6">
            <text:p>-</text:p>
          </table:table-cell>
          <table:table-cell office:value-type="string" office:string-value="-" table:formula="msoxl:=IF(SUM(H24:H29)=0,&quot;-&quot;,SUM(H24:H29))" table:style-name="ce6">
            <text:p>-</text:p>
          </table:table-cell>
          <table:table-cell office:value-type="string" office:string-value="-" table:formula="msoxl:=IF(SUM(I24:I29)=0,&quot;-&quot;,SUM(I24:I29))" table:style-name="ce6">
            <text:p>-</text:p>
          </table:table-cell>
          <table:table-cell office:value-type="string" office:string-value="-" table:formula="msoxl:=IF(SUM(J24:J29)=0,&quot;-&quot;,SUM(J24:J29))" table:style-name="ce6">
            <text:p>-</text:p>
          </table:table-cell>
          <table:table-cell office:value-type="string" office:string-value="-" table:formula="msoxl:=IF(SUM(K24:K29)=0,&quot;-&quot;,SUM(K24:K29))" table:style-name="ce6">
            <text:p>-</text:p>
          </table:table-cell>
          <table:table-cell office:value-type="string" office:string-value="-" table:formula="msoxl:=IF(SUM(L24:L29)=0,&quot;-&quot;,SUM(L24:L29))" table:style-name="ce6">
            <text:p>-</text:p>
          </table:table-cell>
          <table:table-cell office:value-type="string" office:string-value="-" table:formula="msoxl:=IF(SUM(M24:M29)=0,&quot;-&quot;,SUM(M24:M29))" table:style-name="ce6">
            <text:p>-</text:p>
          </table:table-cell>
          <table:table-cell office:value-type="string" office:string-value="-" table:formula="msoxl:=IF(SUM(N24:N29)=0,&quot;-&quot;,SUM(N24:N29))" table:style-name="ce6">
            <text:p>-</text:p>
          </table:table-cell>
          <table:table-cell office:value-type="string" office:string-value="-" table:formula="msoxl:=IF(SUM(O24:O29)=0,&quot;-&quot;,SUM(O24:O29))" table:style-name="ce6">
            <text:p>-</text:p>
          </table:table-cell>
          <table:table-cell office:value-type="string" office:string-value="-" table:formula="msoxl:=IF(SUM(P24:P29)=0,&quot;-&quot;,SUM(P24:P29))" table:style-name="ce6">
            <text:p>-</text:p>
          </table:table-cell>
          <table:table-cell office:value-type="string" office:string-value="-" table:formula="msoxl:=IF(SUM(Q24:Q29)=0,&quot;-&quot;,SUM(Q24:Q29)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<text:s text:c="4"/>花蓮縣</text:p>
          </table:table-cell>
          <table:table-cell office:value-type="string" table:style-name="ce12">
            <text:p>船上落海Fall from Craft</text:p>
          </table:table-cell>
          <table:table-cell office:value-type="string" office:string-value="-" table:formula="msoxl:=IF(SUM(F24,I24,L24,O24)=0,&quot;-&quot;,SUM(F24,I24,L24,O24))" table:style-name="ce6">
            <text:p>-</text:p>
          </table:table-cell>
          <table:table-cell office:value-type="string" office:string-value="-" table:formula="msoxl:=IF(SUM(G24,J24,M24,P24)=0,&quot;-&quot;,SUM(G24,J24,M24,P24))" table:style-name="ce6">
            <text:p>-</text:p>
          </table:table-cell>
          <table:table-cell office:value-type="string" office:string-value="-" table:formula="msoxl:=IF(SUM(H24,K24,N24,Q24)=0,&quot;-&quot;,SUM(H24,K24,N24,Q24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HWALIEN COUNTY</text:p>
          </table:table-cell>
          <table:table-cell office:value-type="string" table:style-name="ce12">
            <text:p>漁船遭難Craft Disaster</text:p>
          </table:table-cell>
          <table:table-cell office:value-type="string" office:string-value="-" table:formula="msoxl:=IF(SUM(F25,I25,L25,O25)=0,&quot;-&quot;,SUM(F25,I25,L25,O25))" table:style-name="ce6">
            <text:p>-</text:p>
          </table:table-cell>
          <table:table-cell office:value-type="string" office:string-value="-" table:formula="msoxl:=IF(SUM(G25,J25,M25,P25)=0,&quot;-&quot;,SUM(G25,J25,M25,P25))" table:style-name="ce6">
            <text:p>-</text:p>
          </table:table-cell>
          <table:table-cell office:value-type="string" office:string-value="-" table:formula="msoxl:=IF(SUM(H25,K25,N25,Q25)=0,&quot;-&quot;,SUM(H25,K25,N25,Q25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船上傷病Disease</text:p>
          </table:table-cell>
          <table:table-cell office:value-type="string" office:string-value="-" table:formula="msoxl:=IF(SUM(F26,I26,L26,O26)=0,&quot;-&quot;,SUM(F26,I26,L26,O26))" table:style-name="ce6">
            <text:p>-</text:p>
          </table:table-cell>
          <table:table-cell office:value-type="string" office:string-value="-" table:formula="msoxl:=IF(SUM(G26,J26,M26,P26)=0,&quot;-&quot;,SUM(G26,J26,M26,P26))" table:style-name="ce6">
            <text:p>-</text:p>
          </table:table-cell>
          <table:table-cell office:value-type="string" office:string-value="-" table:formula="msoxl:=IF(SUM(H26,K26,N26,Q26)=0,&quot;-&quot;,SUM(H26,K26,N26,Q26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非船上落海Fall</text:p>
          </table:table-cell>
          <table:table-cell office:value-type="string" office:string-value="-" table:formula="msoxl:=IF(SUM(F27,I27,L27,O27)=0,&quot;-&quot;,SUM(F27,I27,L27,O27))" table:style-name="ce6">
            <text:p>-</text:p>
          </table:table-cell>
          <table:table-cell office:value-type="string" office:string-value="-" table:formula="msoxl:=IF(SUM(G27,J27,M27,P27)=0,&quot;-&quot;,SUM(G27,J27,M27,P27))" table:style-name="ce6">
            <text:p>-</text:p>
          </table:table-cell>
          <table:table-cell office:value-type="string" office:string-value="-" table:formula="msoxl:=IF(SUM(H27,K27,N27,Q27)=0,&quot;-&quot;,SUM(H27,K27,N27,Q27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潛水Dive</text:p>
          </table:table-cell>
          <table:table-cell office:value-type="string" office:string-value="-" table:formula="msoxl:=IF(SUM(F28,I28,L28,O28)=0,&quot;-&quot;,SUM(F28,I28,L28,O28))" table:style-name="ce6">
            <text:p>-</text:p>
          </table:table-cell>
          <table:table-cell office:value-type="string" office:string-value="-" table:formula="msoxl:=IF(SUM(G28,J28,M28,P28)=0,&quot;-&quot;,SUM(G28,J28,M28,P28))" table:style-name="ce6">
            <text:p>-</text:p>
          </table:table-cell>
          <table:table-cell office:value-type="string" office:string-value="-" table:formula="msoxl:=IF(SUM(H28,K28,N28,Q28)=0,&quot;-&quot;,SUM(H28,K28,N28,Q28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其他Others</text:p>
          </table:table-cell>
          <table:table-cell office:value-type="string" office:string-value="-" table:formula="msoxl:=IF(SUM(F29,I29,L29,O29)=0,&quot;-&quot;,SUM(F29,I29,L29,O29))" table:style-name="ce6">
            <text:p>-</text:p>
          </table:table-cell>
          <table:table-cell office:value-type="string" office:string-value="-" table:formula="msoxl:=IF(SUM(G29,J29,M29,P29)=0,&quot;-&quot;,SUM(G29,J29,M29,P29))" table:style-name="ce6">
            <text:p>-</text:p>
          </table:table-cell>
          <table:table-cell office:value-type="string" office:string-value="-" table:formula="msoxl:=IF(SUM(H29,K29,N29,Q29)=0,&quot;-&quot;,SUM(H29,K29,N29,Q29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3">
            <text:p>合計Total</text:p>
          </table:table-cell>
          <table:table-cell office:value-type="float" office:value="3" table:formula="msoxl:=IF(SUM(C32:C37)=0,&quot;-&quot;,SUM(C32:C37))" table:style-name="ce6">
            <text:p>3</text:p>
          </table:table-cell>
          <table:table-cell office:value-type="string" office:string-value="-" table:formula="msoxl:=IF(SUM(D32:D37)=0,&quot;-&quot;,SUM(D32:D37))" table:style-name="ce6">
            <text:p>-</text:p>
          </table:table-cell>
          <table:table-cell office:value-type="string" office:string-value="-" table:formula="msoxl:=IF(SUM(E32:E37)=0,&quot;-&quot;,SUM(E32:E37))" table:style-name="ce6">
            <text:p>-</text:p>
          </table:table-cell>
          <table:table-cell office:value-type="string" office:string-value="-" table:formula="msoxl:=IF(SUM(F32:F37)=0,&quot;-&quot;,SUM(F32:F37))" table:style-name="ce6">
            <text:p>-</text:p>
          </table:table-cell>
          <table:table-cell office:value-type="string" office:string-value="-" table:formula="msoxl:=IF(SUM(G32:G37)=0,&quot;-&quot;,SUM(G32:G37))" table:style-name="ce6">
            <text:p>-</text:p>
          </table:table-cell>
          <table:table-cell office:value-type="string" office:string-value="-" table:formula="msoxl:=IF(SUM(H32:H37)=0,&quot;-&quot;,SUM(H32:H37))" table:style-name="ce6">
            <text:p>-</text:p>
          </table:table-cell>
          <table:table-cell office:value-type="float" office:value="1" table:formula="msoxl:=IF(SUM(I32:I37)=0,&quot;-&quot;,SUM(I32:I37))" table:style-name="ce6">
            <text:p>1</text:p>
          </table:table-cell>
          <table:table-cell office:value-type="string" office:string-value="-" table:formula="msoxl:=IF(SUM(J32:J37)=0,&quot;-&quot;,SUM(J32:J37))" table:style-name="ce6">
            <text:p>-</text:p>
          </table:table-cell>
          <table:table-cell office:value-type="string" office:string-value="-" table:formula="msoxl:=IF(SUM(K32:K37)=0,&quot;-&quot;,SUM(K32:K37))" table:style-name="ce6">
            <text:p>-</text:p>
          </table:table-cell>
          <table:table-cell office:value-type="float" office:value="2" table:formula="msoxl:=IF(SUM(L32:L37)=0,&quot;-&quot;,SUM(L32:L37))" table:style-name="ce6">
            <text:p>2</text:p>
          </table:table-cell>
          <table:table-cell office:value-type="string" office:string-value="-" table:formula="msoxl:=IF(SUM(M32:M37)=0,&quot;-&quot;,SUM(M32:M37))" table:style-name="ce6">
            <text:p>-</text:p>
          </table:table-cell>
          <table:table-cell office:value-type="string" office:string-value="-" table:formula="msoxl:=IF(SUM(N32:N37)=0,&quot;-&quot;,SUM(N32:N37))" table:style-name="ce6">
            <text:p>-</text:p>
          </table:table-cell>
          <table:table-cell office:value-type="string" office:string-value="-" table:formula="msoxl:=IF(SUM(O32:O37)=0,&quot;-&quot;,SUM(O32:O37))" table:style-name="ce6">
            <text:p>-</text:p>
          </table:table-cell>
          <table:table-cell office:value-type="string" office:string-value="-" table:formula="msoxl:=IF(SUM(P32:P37)=0,&quot;-&quot;,SUM(P32:P37))" table:style-name="ce6">
            <text:p>-</text:p>
          </table:table-cell>
          <table:table-cell office:value-type="string" office:string-value="-" table:formula="msoxl:=IF(SUM(Q32:Q37)=0,&quot;-&quot;,SUM(Q32:Q37)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<text:s text:c="4"/>澎湖縣</text:p>
          </table:table-cell>
          <table:table-cell office:value-type="string" table:style-name="ce12">
            <text:p>船上落海Fall from Craft</text:p>
          </table:table-cell>
          <table:table-cell office:value-type="string" office:string-value="-" table:formula="msoxl:=IF(SUM(F32,I32,L32,O32)=0,&quot;-&quot;,SUM(F32,I32,L32,O32))" table:style-name="ce6">
            <text:p>-</text:p>
          </table:table-cell>
          <table:table-cell office:value-type="string" office:string-value="-" table:formula="msoxl:=IF(SUM(G32,J32,M32,P32)=0,&quot;-&quot;,SUM(G32,J32,M32,P32))" table:style-name="ce6">
            <text:p>-</text:p>
          </table:table-cell>
          <table:table-cell office:value-type="string" office:string-value="-" table:formula="msoxl:=IF(SUM(H32,K32,N32,Q32)=0,&quot;-&quot;,SUM(H32,K32,N32,Q32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PENGHU COUNTY</text:p>
          </table:table-cell>
          <table:table-cell office:value-type="string" table:style-name="ce12">
            <text:p>漁船遭難Craft Disaster</text:p>
          </table:table-cell>
          <table:table-cell office:value-type="string" office:string-value="-" table:formula="msoxl:=IF(SUM(F33,I33,L33,O33)=0,&quot;-&quot;,SUM(F33,I33,L33,O33))" table:style-name="ce6">
            <text:p>-</text:p>
          </table:table-cell>
          <table:table-cell office:value-type="string" office:string-value="-" table:formula="msoxl:=IF(SUM(G33,J33,M33,P33)=0,&quot;-&quot;,SUM(G33,J33,M33,P33))" table:style-name="ce6">
            <text:p>-</text:p>
          </table:table-cell>
          <table:table-cell office:value-type="string" office:string-value="-" table:formula="msoxl:=IF(SUM(H33,K33,N33,Q33)=0,&quot;-&quot;,SUM(H33,K33,N33,Q33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船上傷病Disease</text:p>
          </table:table-cell>
          <table:table-cell office:value-type="string" office:string-value="-" table:formula="msoxl:=IF(SUM(F34,I34,L34,O34)=0,&quot;-&quot;,SUM(F34,I34,L34,O34))" table:style-name="ce6">
            <text:p>-</text:p>
          </table:table-cell>
          <table:table-cell office:value-type="string" office:string-value="-" table:formula="msoxl:=IF(SUM(G34,J34,M34,P34)=0,&quot;-&quot;,SUM(G34,J34,M34,P34))" table:style-name="ce6">
            <text:p>-</text:p>
          </table:table-cell>
          <table:table-cell office:value-type="string" office:string-value="-" table:formula="msoxl:=IF(SUM(H34,K34,N34,Q34)=0,&quot;-&quot;,SUM(H34,K34,N34,Q34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非船上落海Fall</text:p>
          </table:table-cell>
          <table:table-cell office:value-type="string" office:string-value="-" table:formula="msoxl:=IF(SUM(F35,I35,L35,O35)=0,&quot;-&quot;,SUM(F35,I35,L35,O35))" table:style-name="ce6">
            <text:p>-</text:p>
          </table:table-cell>
          <table:table-cell office:value-type="string" office:string-value="-" table:formula="msoxl:=IF(SUM(G35,J35,M35,P35)=0,&quot;-&quot;,SUM(G35,J35,M35,P35))" table:style-name="ce6">
            <text:p>-</text:p>
          </table:table-cell>
          <table:table-cell office:value-type="string" office:string-value="-" table:formula="msoxl:=IF(SUM(H35,K35,N35,Q35)=0,&quot;-&quot;,SUM(H35,K35,N35,Q35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潛水Dive</text:p>
          </table:table-cell>
          <table:table-cell office:value-type="float" office:value="1" table:formula="msoxl:=IF(SUM(F36,I36,L36,O36)=0,&quot;-&quot;,SUM(F36,I36,L36,O36))" table:style-name="ce6">
            <text:p>1</text:p>
          </table:table-cell>
          <table:table-cell office:value-type="string" office:string-value="-" table:formula="msoxl:=IF(SUM(G36,J36,M36,P36)=0,&quot;-&quot;,SUM(G36,J36,M36,P36))" table:style-name="ce6">
            <text:p>-</text:p>
          </table:table-cell>
          <table:table-cell office:value-type="string" office:string-value="-" table:formula="msoxl:=IF(SUM(H36,K36,N36,Q36)=0,&quot;-&quot;,SUM(H36,K36,N36,Q36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其他Others</text:p>
          </table:table-cell>
          <table:table-cell office:value-type="float" office:value="2" table:formula="msoxl:=IF(SUM(F37,I37,L37,O37)=0,&quot;-&quot;,SUM(F37,I37,L37,O37))" table:style-name="ce6">
            <text:p>2</text:p>
          </table:table-cell>
          <table:table-cell office:value-type="string" office:string-value="-" table:formula="msoxl:=IF(SUM(G37,J37,M37,P37)=0,&quot;-&quot;,SUM(G37,J37,M37,P37))" table:style-name="ce6">
            <text:p>-</text:p>
          </table:table-cell>
          <table:table-cell office:value-type="string" office:string-value="-" table:formula="msoxl:=IF(SUM(H37,K37,N37,Q37)=0,&quot;-&quot;,SUM(H37,K37,N37,Q37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3">
            <text:p>合計Total</text:p>
          </table:table-cell>
          <table:table-cell office:value-type="float" office:value="1" table:formula="msoxl:=IF(SUM(C40:C45)=0,&quot;-&quot;,SUM(C40:C45))" table:style-name="ce6">
            <text:p>1</text:p>
          </table:table-cell>
          <table:table-cell office:value-type="string" office:string-value="-" table:formula="msoxl:=IF(SUM(D40:D45)=0,&quot;-&quot;,SUM(D40:D45))" table:style-name="ce6">
            <text:p>-</text:p>
          </table:table-cell>
          <table:table-cell office:value-type="string" office:string-value="-" table:formula="msoxl:=IF(SUM(E40:E45)=0,&quot;-&quot;,SUM(E40:E45))" table:style-name="ce6">
            <text:p>-</text:p>
          </table:table-cell>
          <table:table-cell office:value-type="string" office:string-value="-" table:formula="msoxl:=IF(SUM(F40:F45)=0,&quot;-&quot;,SUM(F40:F45))" table:style-name="ce6">
            <text:p>-</text:p>
          </table:table-cell>
          <table:table-cell office:value-type="string" office:string-value="-" table:formula="msoxl:=IF(SUM(G40:G45)=0,&quot;-&quot;,SUM(G40:G45))" table:style-name="ce6">
            <text:p>-</text:p>
          </table:table-cell>
          <table:table-cell office:value-type="string" office:string-value="-" table:formula="msoxl:=IF(SUM(H40:H45)=0,&quot;-&quot;,SUM(H40:H45))" table:style-name="ce6">
            <text:p>-</text:p>
          </table:table-cell>
          <table:table-cell office:value-type="float" office:value="1" table:formula="msoxl:=IF(SUM(I40:I45)=0,&quot;-&quot;,SUM(I40:I45))" table:style-name="ce6">
            <text:p>1</text:p>
          </table:table-cell>
          <table:table-cell office:value-type="string" office:string-value="-" table:formula="msoxl:=IF(SUM(J40:J45)=0,&quot;-&quot;,SUM(J40:J45))" table:style-name="ce6">
            <text:p>-</text:p>
          </table:table-cell>
          <table:table-cell office:value-type="string" office:string-value="-" table:formula="msoxl:=IF(SUM(K40:K45)=0,&quot;-&quot;,SUM(K40:K45))" table:style-name="ce6">
            <text:p>-</text:p>
          </table:table-cell>
          <table:table-cell office:value-type="string" office:string-value="-" table:formula="msoxl:=IF(SUM(L40:L45)=0,&quot;-&quot;,SUM(L40:L45))" table:style-name="ce6">
            <text:p>-</text:p>
          </table:table-cell>
          <table:table-cell office:value-type="string" office:string-value="-" table:formula="msoxl:=IF(SUM(M40:M45)=0,&quot;-&quot;,SUM(M40:M45))" table:style-name="ce6">
            <text:p>-</text:p>
          </table:table-cell>
          <table:table-cell office:value-type="string" office:string-value="-" table:formula="msoxl:=IF(SUM(N40:N45)=0,&quot;-&quot;,SUM(N40:N45))" table:style-name="ce6">
            <text:p>-</text:p>
          </table:table-cell>
          <table:table-cell office:value-type="string" office:string-value="-" table:formula="msoxl:=IF(SUM(O40:O45)=0,&quot;-&quot;,SUM(O40:O45))" table:style-name="ce6">
            <text:p>-</text:p>
          </table:table-cell>
          <table:table-cell office:value-type="string" office:string-value="-" table:formula="msoxl:=IF(SUM(P40:P45)=0,&quot;-&quot;,SUM(P40:P45))" table:style-name="ce6">
            <text:p>-</text:p>
          </table:table-cell>
          <table:table-cell office:value-type="string" office:string-value="-" table:formula="msoxl:=IF(SUM(Q40:Q45)=0,&quot;-&quot;,SUM(Q40:Q45)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<text:s text:c="4"/>基隆市</text:p>
          </table:table-cell>
          <table:table-cell office:value-type="string" table:style-name="ce12">
            <text:p>船上落海Fall from Craft</text:p>
          </table:table-cell>
          <table:table-cell office:value-type="string" office:string-value="-" table:formula="msoxl:=IF(SUM(F40,I40,L40,O40)=0,&quot;-&quot;,SUM(F40,I40,L40,O40))" table:style-name="ce6">
            <text:p>-</text:p>
          </table:table-cell>
          <table:table-cell office:value-type="string" office:string-value="-" table:formula="msoxl:=IF(SUM(G40,J40,M40,P40)=0,&quot;-&quot;,SUM(G40,J40,M40,P40))" table:style-name="ce6">
            <text:p>-</text:p>
          </table:table-cell>
          <table:table-cell office:value-type="string" office:string-value="-" table:formula="msoxl:=IF(SUM(H40,K40,N40,Q40)=0,&quot;-&quot;,SUM(H40,K40,N40,Q40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KEELUNG CITY</text:p>
          </table:table-cell>
          <table:table-cell office:value-type="string" table:style-name="ce12">
            <text:p>漁船遭難Craft Disaster</text:p>
          </table:table-cell>
          <table:table-cell office:value-type="float" office:value="1" table:formula="msoxl:=IF(SUM(F41,I41,L41,O41)=0,&quot;-&quot;,SUM(F41,I41,L41,O41))" table:style-name="ce6">
            <text:p>1</text:p>
          </table:table-cell>
          <table:table-cell office:value-type="string" office:string-value="-" table:formula="msoxl:=IF(SUM(G41,J41,M41,P41)=0,&quot;-&quot;,SUM(G41,J41,M41,P41))" table:style-name="ce6">
            <text:p>-</text:p>
          </table:table-cell>
          <table:table-cell office:value-type="string" office:string-value="-" table:formula="msoxl:=IF(SUM(H41,K41,N41,Q41)=0,&quot;-&quot;,SUM(H41,K41,N41,Q41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船上傷病Disease</text:p>
          </table:table-cell>
          <table:table-cell office:value-type="string" office:string-value="-" table:formula="msoxl:=IF(SUM(F42,I42,L42,O42)=0,&quot;-&quot;,SUM(F42,I42,L42,O42))" table:style-name="ce6">
            <text:p>-</text:p>
          </table:table-cell>
          <table:table-cell office:value-type="string" office:string-value="-" table:formula="msoxl:=IF(SUM(G42,J42,M42,P42)=0,&quot;-&quot;,SUM(G42,J42,M42,P42))" table:style-name="ce6">
            <text:p>-</text:p>
          </table:table-cell>
          <table:table-cell office:value-type="string" office:string-value="-" table:formula="msoxl:=IF(SUM(H42,K42,N42,Q42)=0,&quot;-&quot;,SUM(H42,K42,N42,Q42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非船上落海Fall</text:p>
          </table:table-cell>
          <table:table-cell office:value-type="string" office:string-value="-" table:formula="msoxl:=IF(SUM(F43,I43,L43,O43)=0,&quot;-&quot;,SUM(F43,I43,L43,O43))" table:style-name="ce6">
            <text:p>-</text:p>
          </table:table-cell>
          <table:table-cell office:value-type="string" office:string-value="-" table:formula="msoxl:=IF(SUM(G43,J43,M43,P43)=0,&quot;-&quot;,SUM(G43,J43,M43,P43))" table:style-name="ce6">
            <text:p>-</text:p>
          </table:table-cell>
          <table:table-cell office:value-type="string" office:string-value="-" table:formula="msoxl:=IF(SUM(H43,K43,N43,Q43)=0,&quot;-&quot;,SUM(H43,K43,N43,Q43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潛水Dive</text:p>
          </table:table-cell>
          <table:table-cell office:value-type="string" office:string-value="-" table:formula="msoxl:=IF(SUM(F44,I44,L44,O44)=0,&quot;-&quot;,SUM(F44,I44,L44,O44))" table:style-name="ce6">
            <text:p>-</text:p>
          </table:table-cell>
          <table:table-cell office:value-type="string" office:string-value="-" table:formula="msoxl:=IF(SUM(G44,J44,M44,P44)=0,&quot;-&quot;,SUM(G44,J44,M44,P44))" table:style-name="ce6">
            <text:p>-</text:p>
          </table:table-cell>
          <table:table-cell office:value-type="string" office:string-value="-" table:formula="msoxl:=IF(SUM(H44,K44,N44,Q44)=0,&quot;-&quot;,SUM(H44,K44,N44,Q44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4"/>
          <table:table-cell office:value-type="string" table:style-name="ce13">
            <text:p>其他Others</text:p>
          </table:table-cell>
          <table:table-cell office:value-type="string" office:string-value="-" table:formula="msoxl:=IF(SUM(F45,I45,L45,O45)=0,&quot;-&quot;,SUM(F45,I45,L45,O45))" table:style-name="ce5">
            <text:p>-</text:p>
          </table:table-cell>
          <table:table-cell office:value-type="string" office:string-value="-" table:formula="msoxl:=IF(SUM(G45,J45,M45,P45)=0,&quot;-&quot;,SUM(G45,J45,M45,P45))" table:style-name="ce5">
            <text:p>-</text:p>
          </table:table-cell>
          <table:table-cell office:value-type="string" office:string-value="-" table:formula="msoxl:=IF(SUM(H45,K45,N45,Q45)=0,&quot;-&quot;,SUM(H45,K45,N45,Q45))" table:style-name="ce5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67"/>
        </table:table-row>
        <table:table-row table:style-name="ro2">
          <table:table-cell table:style-name="ce1"/>
          <table:table-cell office:value-type="string" table:style-name="ce20">
            <text:p>-A- Dead <text:s text:c="2"/>-B- Injured or Disability <text:s/>-D- Missing</text:p>
          </table:table-cell>
          <table:table-cell table:number-columns-repeated="16382" table:style-name="ce1"/>
        </table:table-row>
        <table:table-row table:number-rows-repeated="1048530" table:style-name="ro3">
          <table:table-cell table:number-columns-repeated="16384"/>
        </table:table-row>
      </table:table>
      <table:table table:name="遭難漁民數4(續完)" table:style-name="ta1">
        <table:table-column table:style-name="co1" table:number-columns-repeated="2" table:default-cell-style-name="ce1"/>
        <table:table-column table:style-name="co2" table:number-columns-repeated="15" table:default-cell-style-name="ce1"/>
        <table:table-column table:style-name="co3" table:number-columns-repeated="5" table:default-cell-style-name="ce1"/>
        <table:table-column table:style-name="co4" table:number-columns-repeated="16362" table:default-cell-style-name="ce1"/>
        <table:table-row table:style-name="ro1">
          <table:table-cell office:value-type="string" table:number-columns-spanned="3" table:number-rows-spanned="1" table:style-name="ce30">
            <text:p>16<text:span text:style-name="T7">‧遭難漁民數</text:span><text:span text:style-name="T6">(</text:span><text:span text:style-name="T7">續完</text:span><text:span text:style-name="T6">)</text:span></text:p>
          </table:table-cell>
          <table:covered-table-cell table:number-columns-repeated="2"/>
          <table:table-cell table:number-columns-repeated="8" table:style-name="ce1"/>
          <table:table-cell office:value-type="string" table:number-columns-spanned="6" table:number-rows-spanned="1" table:style-name="ce30">
            <text:p>16<text:span text:style-name="T7">‧</text:span><text:span text:style-name="T6">CASUALTIES OF FISHERMEN (End)</text:span></text:p>
          </table:table-cell>
          <table:covered-table-cell table:number-columns-repeated="5"/>
          <table:table-cell table:number-columns-repeated="16367"/>
        </table:table-row>
        <table:table-row table:style-name="ro2">
          <table:table-cell table:number-columns-repeated="3" table:style-name="ce1"/>
          <table:table-cell office:value-type="string" table:style-name="ce2">
            <text:p>單位：人</text:p>
          </table:table-cell>
          <table:table-cell table:number-columns-repeated="11" table:style-name="ce1"/>
          <table:table-cell office:value-type="string" table:style-name="ce2">
            <text:p>Unit：Persons</text:p>
          </table:table-cell>
          <table:table-cell table:number-columns-repeated="16368" table:style-name="ce1"/>
        </table:table-row>
        <table:table-row table:style-name="ro2">
          <table:table-cell table:number-columns-repeated="2" table:style-name="ce14"/>
          <table:table-cell office:value-type="string" table:number-columns-spanned="3" table:number-rows-spanned="1" table:style-name="ce26">
            <text:p>總計</text:p>
          </table:table-cell>
          <table:covered-table-cell table:number-columns-repeated="2"/>
          <table:table-cell office:value-type="string" table:number-columns-spanned="3" table:number-rows-spanned="1" table:style-name="ce26">
            <text:p>遠洋漁業</text:p>
          </table:table-cell>
          <table:covered-table-cell table:number-columns-repeated="2"/>
          <table:table-cell office:value-type="string" table:number-columns-spanned="3" table:number-rows-spanned="1" table:style-name="ce26">
            <text:p>近海漁業</text:p>
          </table:table-cell>
          <table:covered-table-cell table:number-columns-repeated="2"/>
          <table:table-cell office:value-type="string" table:number-columns-spanned="3" table:number-rows-spanned="1" table:style-name="ce26">
            <text:p>沿岸漁業</text:p>
          </table:table-cell>
          <table:covered-table-cell table:number-columns-repeated="2"/>
          <table:table-cell office:value-type="string" table:number-columns-spanned="3" table:number-rows-spanned="1" table:style-name="ce26">
            <text:p>養殖漁業</text:p>
          </table:table-cell>
          <table:covered-table-cell table:number-columns-repeated="2"/>
          <table:table-cell table:number-columns-repeated="16367" table:style-name="ce15"/>
        </table:table-row>
        <table:table-row table:style-name="ro2">
          <table:table-cell office:value-type="string" table:style-name="ce16">
            <text:p>縣市別</text:p>
          </table:table-cell>
          <table:table-cell office:value-type="string" table:style-name="ce16">
            <text:p>遭難原因</text:p>
          </table:table-cell>
          <table:table-cell office:value-type="string" table:number-columns-spanned="3" table:number-rows-spanned="1" table:style-name="ce31">
            <text:p>Total</text:p>
          </table:table-cell>
          <table:covered-table-cell table:number-columns-repeated="2"/>
          <table:table-cell office:value-type="string" table:number-columns-spanned="3" table:number-rows-spanned="1" table:style-name="ce31">
            <text:p>Far Sea Fisheries</text:p>
          </table:table-cell>
          <table:covered-table-cell table:number-columns-repeated="2"/>
          <table:table-cell office:value-type="string" table:number-columns-spanned="3" table:number-rows-spanned="1" table:style-name="ce31">
            <text:p>Offshore Fisheries</text:p>
          </table:table-cell>
          <table:covered-table-cell table:number-columns-repeated="2"/>
          <table:table-cell office:value-type="string" table:number-columns-spanned="3" table:number-rows-spanned="1" table:style-name="ce31">
            <text:p>Coastal Fisheries</text:p>
          </table:table-cell>
          <table:covered-table-cell table:number-columns-repeated="2"/>
          <table:table-cell office:value-type="string" table:number-columns-spanned="3" table:number-rows-spanned="1" table:style-name="ce31">
            <text:p>Aquaculture</text:p>
          </table:table-cell>
          <table:covered-table-cell table:number-columns-repeated="2"/>
          <table:table-cell table:number-columns-repeated="16367" table:style-name="ce15"/>
        </table:table-row>
        <table:table-row table:style-name="ro2">
          <table:table-cell office:value-type="string" table:style-name="ce16">
            <text:p>District</text:p>
          </table:table-cell>
          <table:table-cell office:value-type="string" table:style-name="ce16">
            <text:p>Reasons</text:p>
          </table:table-cell>
          <table:table-cell office:value-type="string" table:style-name="ce17">
            <text:p>死亡</text:p>
          </table:table-cell>
          <table:table-cell office:value-type="string" table:style-name="ce17">
            <text:p>傷殘</text:p>
          </table:table-cell>
          <table:table-cell office:value-type="string" table:style-name="ce17">
            <text:p>失蹤</text:p>
          </table:table-cell>
          <table:table-cell office:value-type="string" table:style-name="ce17">
            <text:p>死亡</text:p>
          </table:table-cell>
          <table:table-cell office:value-type="string" table:style-name="ce17">
            <text:p>傷殘</text:p>
          </table:table-cell>
          <table:table-cell office:value-type="string" table:style-name="ce17">
            <text:p>失蹤</text:p>
          </table:table-cell>
          <table:table-cell office:value-type="string" table:style-name="ce17">
            <text:p>死亡</text:p>
          </table:table-cell>
          <table:table-cell office:value-type="string" table:style-name="ce17">
            <text:p>傷殘</text:p>
          </table:table-cell>
          <table:table-cell office:value-type="string" table:style-name="ce17">
            <text:p>失蹤</text:p>
          </table:table-cell>
          <table:table-cell office:value-type="string" table:style-name="ce17">
            <text:p>死亡</text:p>
          </table:table-cell>
          <table:table-cell office:value-type="string" table:style-name="ce17">
            <text:p>傷殘</text:p>
          </table:table-cell>
          <table:table-cell office:value-type="string" table:style-name="ce17">
            <text:p>失蹤</text:p>
          </table:table-cell>
          <table:table-cell office:value-type="string" table:style-name="ce17">
            <text:p>死亡</text:p>
          </table:table-cell>
          <table:table-cell office:value-type="string" table:style-name="ce17">
            <text:p>傷殘</text:p>
          </table:table-cell>
          <table:table-cell office:value-type="string" table:style-name="ce17">
            <text:p>失蹤</text:p>
          </table:table-cell>
          <table:table-cell table:number-columns-repeated="16367" table:style-name="ce15"/>
        </table:table-row>
        <table:table-row table:style-name="ro2">
          <table:table-cell table:number-columns-repeated="2" table:style-name="ce18"/>
          <table:table-cell office:value-type="string" table:style-name="ce18">
            <text:p>-A-</text:p>
          </table:table-cell>
          <table:table-cell office:value-type="string" table:style-name="ce18">
            <text:p>-B-</text:p>
          </table:table-cell>
          <table:table-cell office:value-type="string" table:style-name="ce18">
            <text:p>-D-</text:p>
          </table:table-cell>
          <table:table-cell office:value-type="string" table:style-name="ce18">
            <text:p>-A-</text:p>
          </table:table-cell>
          <table:table-cell office:value-type="string" table:style-name="ce18">
            <text:p>-B-</text:p>
          </table:table-cell>
          <table:table-cell office:value-type="string" table:style-name="ce18">
            <text:p>-D-</text:p>
          </table:table-cell>
          <table:table-cell office:value-type="string" table:style-name="ce18">
            <text:p>-A-</text:p>
          </table:table-cell>
          <table:table-cell office:value-type="string" table:style-name="ce18">
            <text:p>-B-</text:p>
          </table:table-cell>
          <table:table-cell office:value-type="string" table:style-name="ce18">
            <text:p>-D-</text:p>
          </table:table-cell>
          <table:table-cell office:value-type="string" table:style-name="ce18">
            <text:p>-A-</text:p>
          </table:table-cell>
          <table:table-cell office:value-type="string" table:style-name="ce18">
            <text:p>-B-</text:p>
          </table:table-cell>
          <table:table-cell office:value-type="string" table:style-name="ce18">
            <text:p>-D-</text:p>
          </table:table-cell>
          <table:table-cell office:value-type="string" table:style-name="ce18">
            <text:p>-A-</text:p>
          </table:table-cell>
          <table:table-cell office:value-type="string" table:style-name="ce18">
            <text:p>-B-</text:p>
          </table:table-cell>
          <table:table-cell office:value-type="string" table:style-name="ce18">
            <text:p>-D-</text:p>
          </table:table-cell>
          <table:table-cell table:number-columns-repeated="16367" table:style-name="ce15"/>
        </table:table-row>
        <table:table-row table:style-name="ro2">
          <table:table-cell table:style-name="ce3"/>
          <table:table-cell office:value-type="string" table:style-name="ce3">
            <text:p>合計Total</text:p>
          </table:table-cell>
          <table:table-cell office:value-type="float" office:value="1" table:formula="msoxl:=IF(SUM(C8:C13)=0,&quot;-&quot;,SUM(C8:C13))" table:style-name="ce6">
            <text:p>1</text:p>
          </table:table-cell>
          <table:table-cell office:value-type="float" office:value="2" table:formula="msoxl:=IF(SUM(D8:D13)=0,&quot;-&quot;,SUM(D8:D13))" table:style-name="ce6">
            <text:p>2</text:p>
          </table:table-cell>
          <table:table-cell office:value-type="string" office:string-value="-" table:formula="msoxl:=IF(SUM(E8:E13)=0,&quot;-&quot;,SUM(E8:E13))" table:style-name="ce6">
            <text:p>-</text:p>
          </table:table-cell>
          <table:table-cell office:value-type="string" office:string-value="-" table:formula="msoxl:=IF(SUM(F8:F13)=0,&quot;-&quot;,SUM(F8:F13))" table:style-name="ce6">
            <text:p>-</text:p>
          </table:table-cell>
          <table:table-cell office:value-type="string" office:string-value="-" table:formula="msoxl:=IF(SUM(G8:G13)=0,&quot;-&quot;,SUM(G8:G13))" table:style-name="ce6">
            <text:p>-</text:p>
          </table:table-cell>
          <table:table-cell office:value-type="string" office:string-value="-" table:formula="msoxl:=IF(SUM(H8:H13)=0,&quot;-&quot;,SUM(H8:H13))" table:style-name="ce6">
            <text:p>-</text:p>
          </table:table-cell>
          <table:table-cell office:value-type="string" office:string-value="-" table:formula="msoxl:=IF(SUM(I8:I13)=0,&quot;-&quot;,SUM(I8:I13))" table:style-name="ce6">
            <text:p>-</text:p>
          </table:table-cell>
          <table:table-cell office:value-type="float" office:value="2" table:formula="msoxl:=IF(SUM(J8:J13)=0,&quot;-&quot;,SUM(J8:J13))" table:style-name="ce6">
            <text:p>2</text:p>
          </table:table-cell>
          <table:table-cell office:value-type="string" office:string-value="-" table:formula="msoxl:=IF(SUM(K8:K13)=0,&quot;-&quot;,SUM(K8:K13))" table:style-name="ce6">
            <text:p>-</text:p>
          </table:table-cell>
          <table:table-cell office:value-type="float" office:value="1" table:formula="msoxl:=IF(SUM(L8:L13)=0,&quot;-&quot;,SUM(L8:L13))" table:style-name="ce6">
            <text:p>1</text:p>
          </table:table-cell>
          <table:table-cell office:value-type="string" office:string-value="-" table:formula="msoxl:=IF(SUM(M8:M13)=0,&quot;-&quot;,SUM(M8:M13))" table:style-name="ce6">
            <text:p>-</text:p>
          </table:table-cell>
          <table:table-cell office:value-type="string" office:string-value="-" table:formula="msoxl:=IF(SUM(N8:N13)=0,&quot;-&quot;,SUM(N8:N13))" table:style-name="ce6">
            <text:p>-</text:p>
          </table:table-cell>
          <table:table-cell office:value-type="string" office:string-value="-" table:formula="msoxl:=IF(SUM(O8:O13)=0,&quot;-&quot;,SUM(O8:O13))" table:style-name="ce6">
            <text:p>-</text:p>
          </table:table-cell>
          <table:table-cell office:value-type="string" office:string-value="-" table:formula="msoxl:=IF(SUM(P8:P13)=0,&quot;-&quot;,SUM(P8:P13))" table:style-name="ce6">
            <text:p>-</text:p>
          </table:table-cell>
          <table:table-cell office:value-type="string" office:string-value="-" table:formula="msoxl:=IF(SUM(Q8:Q13)=0,&quot;-&quot;,SUM(Q8:Q13)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<text:s text:c="4"/>新竹市</text:p>
          </table:table-cell>
          <table:table-cell office:value-type="string" table:style-name="ce12">
            <text:p>船上落海Fall from Craft</text:p>
          </table:table-cell>
          <table:table-cell office:value-type="string" office:string-value="-" table:formula="msoxl:=IF(SUM(F8,I8,L8,O8)=0,&quot;-&quot;,SUM(F8,I8,L8,O8))" table:style-name="ce6">
            <text:p>-</text:p>
          </table:table-cell>
          <table:table-cell office:value-type="string" office:string-value="-" table:formula="msoxl:=IF(SUM(G8,J8,M8,P8)=0,&quot;-&quot;,SUM(G8,J8,M8,P8))" table:style-name="ce6">
            <text:p>-</text:p>
          </table:table-cell>
          <table:table-cell office:value-type="string" office:string-value="-" table:formula="msoxl:=IF(SUM(H8,K8,N8,Q8)=0,&quot;-&quot;,SUM(H8,K8,N8,Q8))" table:style-name="ce6">
            <text:p>-</text:p>
          </table:table-cell>
          <table:table-cell table:style-name="ce7"/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HSINCHU CITY</text:p>
          </table:table-cell>
          <table:table-cell office:value-type="string" table:style-name="ce12">
            <text:p>漁船遭難Craft Disaster</text:p>
          </table:table-cell>
          <table:table-cell office:value-type="string" office:string-value="-" table:formula="msoxl:=IF(SUM(F9,I9,L9,O9)=0,&quot;-&quot;,SUM(F9,I9,L9,O9))" table:style-name="ce6">
            <text:p>-</text:p>
          </table:table-cell>
          <table:table-cell office:value-type="string" office:string-value="-" table:formula="msoxl:=IF(SUM(G9,J9,M9,P9)=0,&quot;-&quot;,SUM(G9,J9,M9,P9))" table:style-name="ce6">
            <text:p>-</text:p>
          </table:table-cell>
          <table:table-cell office:value-type="string" office:string-value="-" table:formula="msoxl:=IF(SUM(H9,K9,N9,Q9)=0,&quot;-&quot;,SUM(H9,K9,N9,Q9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船上傷病Disease</text:p>
          </table:table-cell>
          <table:table-cell office:value-type="float" office:value="1" table:formula="msoxl:=IF(SUM(F10,I10,L10,O10)=0,&quot;-&quot;,SUM(F10,I10,L10,O10))" table:style-name="ce6">
            <text:p>1</text:p>
          </table:table-cell>
          <table:table-cell office:value-type="float" office:value="2" table:formula="msoxl:=IF(SUM(G10,J10,M10,P10)=0,&quot;-&quot;,SUM(G10,J10,M10,P10))" table:style-name="ce6">
            <text:p>2</text:p>
          </table:table-cell>
          <table:table-cell office:value-type="string" office:string-value="-" table:formula="msoxl:=IF(SUM(H10,K10,N10,Q10)=0,&quot;-&quot;,SUM(H10,K10,N10,Q10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非船上落海Fall</text:p>
          </table:table-cell>
          <table:table-cell office:value-type="string" office:string-value="-" table:formula="msoxl:=IF(SUM(F11,I11,L11,O11)=0,&quot;-&quot;,SUM(F11,I11,L11,O11))" table:style-name="ce6">
            <text:p>-</text:p>
          </table:table-cell>
          <table:table-cell office:value-type="string" office:string-value="-" table:formula="msoxl:=IF(SUM(G11,J11,M11,P11)=0,&quot;-&quot;,SUM(G11,J11,M11,P11))" table:style-name="ce6">
            <text:p>-</text:p>
          </table:table-cell>
          <table:table-cell office:value-type="string" office:string-value="-" table:formula="msoxl:=IF(SUM(H11,K11,N11,Q11)=0,&quot;-&quot;,SUM(H11,K11,N11,Q11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潛水Dive</text:p>
          </table:table-cell>
          <table:table-cell office:value-type="string" office:string-value="-" table:formula="msoxl:=IF(SUM(F12,I12,L12,O12)=0,&quot;-&quot;,SUM(F12,I12,L12,O12))" table:style-name="ce6">
            <text:p>-</text:p>
          </table:table-cell>
          <table:table-cell office:value-type="string" office:string-value="-" table:formula="msoxl:=IF(SUM(G12,J12,M12,P12)=0,&quot;-&quot;,SUM(G12,J12,M12,P12))" table:style-name="ce6">
            <text:p>-</text:p>
          </table:table-cell>
          <table:table-cell office:value-type="string" office:string-value="-" table:formula="msoxl:=IF(SUM(H12,K12,N12,Q12)=0,&quot;-&quot;,SUM(H12,K12,N12,Q12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其他Others</text:p>
          </table:table-cell>
          <table:table-cell office:value-type="string" office:string-value="-" table:formula="msoxl:=IF(SUM(F13,I13,L13,O13)=0,&quot;-&quot;,SUM(F13,I13,L13,O13))" table:style-name="ce6">
            <text:p>-</text:p>
          </table:table-cell>
          <table:table-cell office:value-type="string" office:string-value="-" table:formula="msoxl:=IF(SUM(G13,J13,M13,P13)=0,&quot;-&quot;,SUM(G13,J13,M13,P13))" table:style-name="ce6">
            <text:p>-</text:p>
          </table:table-cell>
          <table:table-cell office:value-type="string" office:string-value="-" table:formula="msoxl:=IF(SUM(H13,K13,N13,Q13)=0,&quot;-&quot;,SUM(H13,K13,N13,Q13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3">
            <text:p>合計Total</text:p>
          </table:table-cell>
          <table:table-cell office:value-type="string" office:string-value="-" table:formula="msoxl:=IF(SUM(C16:C21)=0,&quot;-&quot;,SUM(C16:C21))" table:style-name="ce6">
            <text:p>-</text:p>
          </table:table-cell>
          <table:table-cell office:value-type="string" office:string-value="-" table:formula="msoxl:=IF(SUM(D16:D21)=0,&quot;-&quot;,SUM(D16:D21))" table:style-name="ce6">
            <text:p>-</text:p>
          </table:table-cell>
          <table:table-cell office:value-type="string" office:string-value="-" table:formula="msoxl:=IF(SUM(E16:E21)=0,&quot;-&quot;,SUM(E16:E21))" table:style-name="ce6">
            <text:p>-</text:p>
          </table:table-cell>
          <table:table-cell office:value-type="string" office:string-value="-" table:formula="msoxl:=IF(SUM(F16:F21)=0,&quot;-&quot;,SUM(F16:F21))" table:style-name="ce6">
            <text:p>-</text:p>
          </table:table-cell>
          <table:table-cell office:value-type="string" office:string-value="-" table:formula="msoxl:=IF(SUM(G16:G21)=0,&quot;-&quot;,SUM(G16:G21))" table:style-name="ce6">
            <text:p>-</text:p>
          </table:table-cell>
          <table:table-cell office:value-type="string" office:string-value="-" table:formula="msoxl:=IF(SUM(H16:H21)=0,&quot;-&quot;,SUM(H16:H21))" table:style-name="ce6">
            <text:p>-</text:p>
          </table:table-cell>
          <table:table-cell office:value-type="string" office:string-value="-" table:formula="msoxl:=IF(SUM(I16:I21)=0,&quot;-&quot;,SUM(I16:I21))" table:style-name="ce6">
            <text:p>-</text:p>
          </table:table-cell>
          <table:table-cell office:value-type="string" office:string-value="-" table:formula="msoxl:=IF(SUM(J16:J21)=0,&quot;-&quot;,SUM(J16:J21))" table:style-name="ce6">
            <text:p>-</text:p>
          </table:table-cell>
          <table:table-cell office:value-type="string" office:string-value="-" table:formula="msoxl:=IF(SUM(K16:K21)=0,&quot;-&quot;,SUM(K16:K21))" table:style-name="ce6">
            <text:p>-</text:p>
          </table:table-cell>
          <table:table-cell office:value-type="string" office:string-value="-" table:formula="msoxl:=IF(SUM(L16:L21)=0,&quot;-&quot;,SUM(L16:L21))" table:style-name="ce6">
            <text:p>-</text:p>
          </table:table-cell>
          <table:table-cell office:value-type="string" office:string-value="-" table:formula="msoxl:=IF(SUM(M16:M21)=0,&quot;-&quot;,SUM(M16:M21))" table:style-name="ce6">
            <text:p>-</text:p>
          </table:table-cell>
          <table:table-cell office:value-type="string" office:string-value="-" table:formula="msoxl:=IF(SUM(N16:N21)=0,&quot;-&quot;,SUM(N16:N21))" table:style-name="ce6">
            <text:p>-</text:p>
          </table:table-cell>
          <table:table-cell office:value-type="string" office:string-value="-" table:formula="msoxl:=IF(SUM(O16:O21)=0,&quot;-&quot;,SUM(O16:O21))" table:style-name="ce6">
            <text:p>-</text:p>
          </table:table-cell>
          <table:table-cell office:value-type="string" office:string-value="-" table:formula="msoxl:=IF(SUM(P16:P21)=0,&quot;-&quot;,SUM(P16:P21))" table:style-name="ce6">
            <text:p>-</text:p>
          </table:table-cell>
          <table:table-cell office:value-type="string" office:string-value="-" table:formula="msoxl:=IF(SUM(Q16:Q21)=0,&quot;-&quot;,SUM(Q16:Q21)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<text:s text:c="4"/>嘉義市</text:p>
          </table:table-cell>
          <table:table-cell office:value-type="string" table:style-name="ce12">
            <text:p>船上落海Fall from Craft</text:p>
          </table:table-cell>
          <table:table-cell office:value-type="string" office:string-value="-" table:formula="msoxl:=IF(SUM(F16,I16,L16,O16)=0,&quot;-&quot;,SUM(F16,I16,L16,O16))" table:style-name="ce6">
            <text:p>-</text:p>
          </table:table-cell>
          <table:table-cell office:value-type="string" office:string-value="-" table:formula="msoxl:=IF(SUM(G16,J16,M16,P16)=0,&quot;-&quot;,SUM(G16,J16,M16,P16))" table:style-name="ce6">
            <text:p>-</text:p>
          </table:table-cell>
          <table:table-cell office:value-type="string" office:string-value="-" table:formula="msoxl:=IF(SUM(H16,K16,N16,Q16)=0,&quot;-&quot;,SUM(H16,K16,N16,Q16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CHIAYI CITY</text:p>
          </table:table-cell>
          <table:table-cell office:value-type="string" table:style-name="ce12">
            <text:p>漁船遭難Craft Disaster</text:p>
          </table:table-cell>
          <table:table-cell office:value-type="string" office:string-value="-" table:formula="msoxl:=IF(SUM(F17,I17,L17,O17)=0,&quot;-&quot;,SUM(F17,I17,L17,O17))" table:style-name="ce6">
            <text:p>-</text:p>
          </table:table-cell>
          <table:table-cell office:value-type="string" office:string-value="-" table:formula="msoxl:=IF(SUM(G17,J17,M17,P17)=0,&quot;-&quot;,SUM(G17,J17,M17,P17))" table:style-name="ce6">
            <text:p>-</text:p>
          </table:table-cell>
          <table:table-cell office:value-type="string" office:string-value="-" table:formula="msoxl:=IF(SUM(H17,K17,N17,Q17)=0,&quot;-&quot;,SUM(H17,K17,N17,Q17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船上傷病Disease</text:p>
          </table:table-cell>
          <table:table-cell office:value-type="string" office:string-value="-" table:formula="msoxl:=IF(SUM(F18,I18,L18,O18)=0,&quot;-&quot;,SUM(F18,I18,L18,O18))" table:style-name="ce6">
            <text:p>-</text:p>
          </table:table-cell>
          <table:table-cell office:value-type="string" office:string-value="-" table:formula="msoxl:=IF(SUM(G18,J18,M18,P18)=0,&quot;-&quot;,SUM(G18,J18,M18,P18))" table:style-name="ce6">
            <text:p>-</text:p>
          </table:table-cell>
          <table:table-cell office:value-type="string" office:string-value="-" table:formula="msoxl:=IF(SUM(H18,K18,N18,Q18)=0,&quot;-&quot;,SUM(H18,K18,N18,Q18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非船上落海Fall</text:p>
          </table:table-cell>
          <table:table-cell office:value-type="string" office:string-value="-" table:formula="msoxl:=IF(SUM(F19,I19,L19,O19)=0,&quot;-&quot;,SUM(F19,I19,L19,O19))" table:style-name="ce6">
            <text:p>-</text:p>
          </table:table-cell>
          <table:table-cell office:value-type="string" office:string-value="-" table:formula="msoxl:=IF(SUM(G19,J19,M19,P19)=0,&quot;-&quot;,SUM(G19,J19,M19,P19))" table:style-name="ce6">
            <text:p>-</text:p>
          </table:table-cell>
          <table:table-cell office:value-type="string" office:string-value="-" table:formula="msoxl:=IF(SUM(H19,K19,N19,Q19)=0,&quot;-&quot;,SUM(H19,K19,N19,Q19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潛水Dive</text:p>
          </table:table-cell>
          <table:table-cell office:value-type="string" office:string-value="-" table:formula="msoxl:=IF(SUM(F20,I20,L20,O20)=0,&quot;-&quot;,SUM(F20,I20,L20,O20))" table:style-name="ce6">
            <text:p>-</text:p>
          </table:table-cell>
          <table:table-cell office:value-type="string" office:string-value="-" table:formula="msoxl:=IF(SUM(G20,J20,M20,P20)=0,&quot;-&quot;,SUM(G20,J20,M20,P20))" table:style-name="ce6">
            <text:p>-</text:p>
          </table:table-cell>
          <table:table-cell office:value-type="string" office:string-value="-" table:formula="msoxl:=IF(SUM(H20,K20,N20,Q20)=0,&quot;-&quot;,SUM(H20,K20,N20,Q20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其他Others</text:p>
          </table:table-cell>
          <table:table-cell office:value-type="string" office:string-value="-" table:formula="msoxl:=IF(SUM(F21,I21,L21,O21)=0,&quot;-&quot;,SUM(F21,I21,L21,O21))" table:style-name="ce6">
            <text:p>-</text:p>
          </table:table-cell>
          <table:table-cell office:value-type="string" office:string-value="-" table:formula="msoxl:=IF(SUM(G21,J21,M21,P21)=0,&quot;-&quot;,SUM(G21,J21,M21,P21))" table:style-name="ce6">
            <text:p>-</text:p>
          </table:table-cell>
          <table:table-cell office:value-type="string" office:string-value="-" table:formula="msoxl:=IF(SUM(H21,K21,N21,Q21)=0,&quot;-&quot;,SUM(H21,K21,N21,Q21))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3">
            <text:p>合計Total</text:p>
          </table:table-cell>
          <table:table-cell office:value-type="string" office:string-value="-" table:formula="msoxl:=IF(SUM(C24:C29)=0,&quot;-&quot;,SUM(C24:C29))" table:style-name="ce6">
            <text:p>-</text:p>
          </table:table-cell>
          <table:table-cell office:value-type="string" office:string-value="-" table:formula="msoxl:=IF(SUM(D24:D29)=0,&quot;-&quot;,SUM(D24:D29))" table:style-name="ce6">
            <text:p>-</text:p>
          </table:table-cell>
          <table:table-cell office:value-type="float" office:value="2" table:formula="msoxl:=IF(SUM(E24:E29)=0,&quot;-&quot;,SUM(E24:E29))" table:style-name="ce6">
            <text:p>2</text:p>
          </table:table-cell>
          <table:table-cell office:value-type="string" office:string-value="-" table:formula="msoxl:=IF(SUM(F24:F29)=0,&quot;-&quot;,SUM(F24:F29))" table:style-name="ce6">
            <text:p>-</text:p>
          </table:table-cell>
          <table:table-cell office:value-type="string" office:string-value="-" table:formula="msoxl:=IF(SUM(G24:G29)=0,&quot;-&quot;,SUM(G24:G29))" table:style-name="ce6">
            <text:p>-</text:p>
          </table:table-cell>
          <table:table-cell office:value-type="string" office:string-value="-" table:formula="msoxl:=IF(SUM(H24:H29)=0,&quot;-&quot;,SUM(H24:H29))" table:style-name="ce6">
            <text:p>-</text:p>
          </table:table-cell>
          <table:table-cell office:value-type="string" office:string-value="-" table:formula="msoxl:=IF(SUM(I24:I29)=0,&quot;-&quot;,SUM(I24:I29))" table:style-name="ce6">
            <text:p>-</text:p>
          </table:table-cell>
          <table:table-cell office:value-type="string" office:string-value="-" table:formula="msoxl:=IF(SUM(J24:J29)=0,&quot;-&quot;,SUM(J24:J29))" table:style-name="ce6">
            <text:p>-</text:p>
          </table:table-cell>
          <table:table-cell office:value-type="float" office:value="2" table:formula="msoxl:=IF(SUM(K24:K29)=0,&quot;-&quot;,SUM(K24:K29))" table:style-name="ce6">
            <text:p>2</text:p>
          </table:table-cell>
          <table:table-cell office:value-type="string" office:string-value="-" table:formula="msoxl:=IF(SUM(L24:L29)=0,&quot;-&quot;,SUM(L24:L29))" table:style-name="ce6">
            <text:p>-</text:p>
          </table:table-cell>
          <table:table-cell office:value-type="string" office:string-value="-" table:formula="msoxl:=IF(SUM(M24:M29)=0,&quot;-&quot;,SUM(M24:M29))" table:style-name="ce6">
            <text:p>-</text:p>
          </table:table-cell>
          <table:table-cell office:value-type="string" office:string-value="-" table:formula="msoxl:=IF(SUM(N24:N29)=0,&quot;-&quot;,SUM(N24:N29))" table:style-name="ce6">
            <text:p>-</text:p>
          </table:table-cell>
          <table:table-cell office:value-type="string" office:string-value="-" table:formula="msoxl:=IF(SUM(O24:O29)=0,&quot;-&quot;,SUM(O24:O29))" table:style-name="ce6">
            <text:p>-</text:p>
          </table:table-cell>
          <table:table-cell office:value-type="string" office:string-value="-" table:formula="msoxl:=IF(SUM(P24:P29)=0,&quot;-&quot;,SUM(P24:P29))" table:style-name="ce6">
            <text:p>-</text:p>
          </table:table-cell>
          <table:table-cell office:value-type="string" office:string-value="-" table:formula="msoxl:=IF(SUM(Q24:Q29)=0,&quot;-&quot;,SUM(Q24:Q29)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金馬地區</text:p>
          </table:table-cell>
          <table:table-cell office:value-type="string" table:style-name="ce12">
            <text:p>船上落海Fall from Craft</text:p>
          </table:table-cell>
          <table:table-cell office:value-type="string" office:string-value="-" table:formula="msoxl:=IF(SUM(F24,I24,L24,O24)=0,&quot;-&quot;,SUM(F24,I24,L24,O24))" table:style-name="ce6">
            <text:p>-</text:p>
          </table:table-cell>
          <table:table-cell office:value-type="string" office:string-value="-" table:formula="msoxl:=IF(SUM(G24,J24,M24,P24)=0,&quot;-&quot;,SUM(G24,J24,M24,P24))" table:style-name="ce6">
            <text:p>-</text:p>
          </table:table-cell>
          <table:table-cell office:value-type="float" office:value="2" table:formula="msoxl:=IF(SUM(H24,K24,N24,Q24)=0,&quot;-&quot;,SUM(H24,K24,N24,Q24))" table:style-name="ce6">
            <text:p>2</text:p>
          </table:table-cell>
          <table:table-cell office:value-type="string" office:string-value="-" table:formula="msoxl:=IF( SUM(F32,F40)=0,&quot;-&quot;,SUM(F32,F40))" table:style-name="ce9">
            <text:p>-</text:p>
          </table:table-cell>
          <table:table-cell office:value-type="string" office:string-value="-" table:formula="msoxl:=IF( SUM(G32,G40)=0,&quot;-&quot;,SUM(G32,G40))" table:style-name="ce9">
            <text:p>-</text:p>
          </table:table-cell>
          <table:table-cell office:value-type="string" office:string-value="-" table:formula="msoxl:=IF( SUM(H32,H40)=0,&quot;-&quot;,SUM(H32,H40))" table:style-name="ce9">
            <text:p>-</text:p>
          </table:table-cell>
          <table:table-cell office:value-type="string" office:string-value="-" table:formula="msoxl:=IF( SUM(I32,I40)=0,&quot;-&quot;,SUM(I32,I40))" table:style-name="ce9">
            <text:p>-</text:p>
          </table:table-cell>
          <table:table-cell office:value-type="string" office:string-value="-" table:formula="msoxl:=IF( SUM(J32,J40)=0,&quot;-&quot;,SUM(J32,J40))" table:style-name="ce9">
            <text:p>-</text:p>
          </table:table-cell>
          <table:table-cell office:value-type="float" office:value="2" table:formula="msoxl:=IF( SUM(K32,K40)=0,&quot;-&quot;,SUM(K32,K40))" table:style-name="ce9">
            <text:p>2</text:p>
          </table:table-cell>
          <table:table-cell office:value-type="string" office:string-value="-" table:formula="msoxl:=IF( SUM(L32,L40)=0,&quot;-&quot;,SUM(L32,L40))" table:style-name="ce9">
            <text:p>-</text:p>
          </table:table-cell>
          <table:table-cell office:value-type="string" office:string-value="-" table:formula="msoxl:=IF( SUM(M32,M40)=0,&quot;-&quot;,SUM(M32,M40))" table:style-name="ce9">
            <text:p>-</text:p>
          </table:table-cell>
          <table:table-cell office:value-type="string" office:string-value="-" table:formula="msoxl:=IF( SUM(N32,N40)=0,&quot;-&quot;,SUM(N32,N40))" table:style-name="ce9">
            <text:p>-</text:p>
          </table:table-cell>
          <table:table-cell office:value-type="string" office:string-value="-" table:formula="msoxl:=IF( SUM(O32,O40)=0,&quot;-&quot;,SUM(O32,O40))" table:style-name="ce9">
            <text:p>-</text:p>
          </table:table-cell>
          <table:table-cell office:value-type="string" office:string-value="-" table:formula="msoxl:=IF( SUM(P32,P40)=0,&quot;-&quot;,SUM(P32,P40))" table:style-name="ce9">
            <text:p>-</text:p>
          </table:table-cell>
          <table:table-cell office:value-type="string" office:string-value="-" table:formula="msoxl:=IF( SUM(Q32,Q40)=0,&quot;-&quot;,SUM(Q32,Q40))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KINMA AREA</text:p>
          </table:table-cell>
          <table:table-cell office:value-type="string" table:style-name="ce12">
            <text:p>漁船遭難Craft Disaster</text:p>
          </table:table-cell>
          <table:table-cell office:value-type="string" office:string-value="-" table:formula="msoxl:=IF(SUM(F25,I25,L25,O25)=0,&quot;-&quot;,SUM(F25,I25,L25,O25))" table:style-name="ce6">
            <text:p>-</text:p>
          </table:table-cell>
          <table:table-cell office:value-type="string" office:string-value="-" table:formula="msoxl:=IF(SUM(G25,J25,M25,P25)=0,&quot;-&quot;,SUM(G25,J25,M25,P25))" table:style-name="ce6">
            <text:p>-</text:p>
          </table:table-cell>
          <table:table-cell office:value-type="string" office:string-value="-" table:formula="msoxl:=IF(SUM(H25,K25,N25,Q25)=0,&quot;-&quot;,SUM(H25,K25,N25,Q25))" table:style-name="ce6">
            <text:p>-</text:p>
          </table:table-cell>
          <table:table-cell office:value-type="string" office:string-value="-" table:formula="msoxl:=IF( SUM(F33,F41)=0,&quot;-&quot;,SUM(F33,F41))" table:style-name="ce9">
            <text:p>-</text:p>
          </table:table-cell>
          <table:table-cell office:value-type="string" office:string-value="-" table:formula="msoxl:=IF( SUM(G33,G41)=0,&quot;-&quot;,SUM(G33,G41))" table:style-name="ce9">
            <text:p>-</text:p>
          </table:table-cell>
          <table:table-cell office:value-type="string" office:string-value="-" table:formula="msoxl:=IF( SUM(H33,H41)=0,&quot;-&quot;,SUM(H33,H41))" table:style-name="ce9">
            <text:p>-</text:p>
          </table:table-cell>
          <table:table-cell office:value-type="string" office:string-value="-" table:formula="msoxl:=IF( SUM(I33,I41)=0,&quot;-&quot;,SUM(I33,I41))" table:style-name="ce9">
            <text:p>-</text:p>
          </table:table-cell>
          <table:table-cell office:value-type="string" office:string-value="-" table:formula="msoxl:=IF( SUM(J33,J41)=0,&quot;-&quot;,SUM(J33,J41))" table:style-name="ce9">
            <text:p>-</text:p>
          </table:table-cell>
          <table:table-cell office:value-type="string" office:string-value="-" table:formula="msoxl:=IF( SUM(K33,K41)=0,&quot;-&quot;,SUM(K33,K41))" table:style-name="ce9">
            <text:p>-</text:p>
          </table:table-cell>
          <table:table-cell office:value-type="string" office:string-value="-" table:formula="msoxl:=IF( SUM(L33,L41)=0,&quot;-&quot;,SUM(L33,L41))" table:style-name="ce9">
            <text:p>-</text:p>
          </table:table-cell>
          <table:table-cell office:value-type="string" office:string-value="-" table:formula="msoxl:=IF( SUM(M33,M41)=0,&quot;-&quot;,SUM(M33,M41))" table:style-name="ce9">
            <text:p>-</text:p>
          </table:table-cell>
          <table:table-cell office:value-type="string" office:string-value="-" table:formula="msoxl:=IF( SUM(N33,N41)=0,&quot;-&quot;,SUM(N33,N41))" table:style-name="ce9">
            <text:p>-</text:p>
          </table:table-cell>
          <table:table-cell office:value-type="string" office:string-value="-" table:formula="msoxl:=IF( SUM(O33,O41)=0,&quot;-&quot;,SUM(O33,O41))" table:style-name="ce9">
            <text:p>-</text:p>
          </table:table-cell>
          <table:table-cell office:value-type="string" office:string-value="-" table:formula="msoxl:=IF( SUM(P33,P41)=0,&quot;-&quot;,SUM(P33,P41))" table:style-name="ce9">
            <text:p>-</text:p>
          </table:table-cell>
          <table:table-cell office:value-type="string" office:string-value="-" table:formula="msoxl:=IF( SUM(Q33,Q41)=0,&quot;-&quot;,SUM(Q33,Q41))" table:style-name="ce9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船上傷病Disease</text:p>
          </table:table-cell>
          <table:table-cell office:value-type="string" office:string-value="-" table:formula="msoxl:=IF(SUM(F26,I26,L26,O26)=0,&quot;-&quot;,SUM(F26,I26,L26,O26))" table:style-name="ce6">
            <text:p>-</text:p>
          </table:table-cell>
          <table:table-cell office:value-type="string" office:string-value="-" table:formula="msoxl:=IF(SUM(G26,J26,M26,P26)=0,&quot;-&quot;,SUM(G26,J26,M26,P26))" table:style-name="ce6">
            <text:p>-</text:p>
          </table:table-cell>
          <table:table-cell office:value-type="string" office:string-value="-" table:formula="msoxl:=IF(SUM(H26,K26,N26,Q26)=0,&quot;-&quot;,SUM(H26,K26,N26,Q26))" table:style-name="ce6">
            <text:p>-</text:p>
          </table:table-cell>
          <table:table-cell office:value-type="string" office:string-value="-" table:formula="msoxl:=IF( SUM(F34,F42)=0,&quot;-&quot;,SUM(F34,F42))" table:style-name="ce9">
            <text:p>-</text:p>
          </table:table-cell>
          <table:table-cell office:value-type="string" office:string-value="-" table:formula="msoxl:=IF( SUM(G34,G42)=0,&quot;-&quot;,SUM(G34,G42))" table:style-name="ce9">
            <text:p>-</text:p>
          </table:table-cell>
          <table:table-cell office:value-type="string" office:string-value="-" table:formula="msoxl:=IF( SUM(H34,H42)=0,&quot;-&quot;,SUM(H34,H42))" table:style-name="ce9">
            <text:p>-</text:p>
          </table:table-cell>
          <table:table-cell office:value-type="string" office:string-value="-" table:formula="msoxl:=IF( SUM(I34,I42)=0,&quot;-&quot;,SUM(I34,I42))" table:style-name="ce9">
            <text:p>-</text:p>
          </table:table-cell>
          <table:table-cell office:value-type="string" office:string-value="-" table:formula="msoxl:=IF( SUM(J34,J42)=0,&quot;-&quot;,SUM(J34,J42))" table:style-name="ce9">
            <text:p>-</text:p>
          </table:table-cell>
          <table:table-cell office:value-type="string" office:string-value="-" table:formula="msoxl:=IF( SUM(K34,K42)=0,&quot;-&quot;,SUM(K34,K42))" table:style-name="ce9">
            <text:p>-</text:p>
          </table:table-cell>
          <table:table-cell office:value-type="string" office:string-value="-" table:formula="msoxl:=IF( SUM(L34,L42)=0,&quot;-&quot;,SUM(L34,L42))" table:style-name="ce9">
            <text:p>-</text:p>
          </table:table-cell>
          <table:table-cell office:value-type="string" office:string-value="-" table:formula="msoxl:=IF( SUM(M34,M42)=0,&quot;-&quot;,SUM(M34,M42))" table:style-name="ce9">
            <text:p>-</text:p>
          </table:table-cell>
          <table:table-cell office:value-type="string" office:string-value="-" table:formula="msoxl:=IF( SUM(N34,N42)=0,&quot;-&quot;,SUM(N34,N42))" table:style-name="ce9">
            <text:p>-</text:p>
          </table:table-cell>
          <table:table-cell office:value-type="string" office:string-value="-" table:formula="msoxl:=IF( SUM(O34,O42)=0,&quot;-&quot;,SUM(O34,O42))" table:style-name="ce9">
            <text:p>-</text:p>
          </table:table-cell>
          <table:table-cell office:value-type="string" office:string-value="-" table:formula="msoxl:=IF( SUM(P34,P42)=0,&quot;-&quot;,SUM(P34,P42))" table:style-name="ce9">
            <text:p>-</text:p>
          </table:table-cell>
          <table:table-cell office:value-type="string" office:string-value="-" table:formula="msoxl:=IF( SUM(Q34,Q42)=0,&quot;-&quot;,SUM(Q34,Q42))" table:style-name="ce9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非船上落海Fall</text:p>
          </table:table-cell>
          <table:table-cell office:value-type="string" office:string-value="-" table:formula="msoxl:=IF(SUM(F27,I27,L27,O27)=0,&quot;-&quot;,SUM(F27,I27,L27,O27))" table:style-name="ce6">
            <text:p>-</text:p>
          </table:table-cell>
          <table:table-cell office:value-type="string" office:string-value="-" table:formula="msoxl:=IF(SUM(G27,J27,M27,P27)=0,&quot;-&quot;,SUM(G27,J27,M27,P27))" table:style-name="ce6">
            <text:p>-</text:p>
          </table:table-cell>
          <table:table-cell office:value-type="string" office:string-value="-" table:formula="msoxl:=IF(SUM(H27,K27,N27,Q27)=0,&quot;-&quot;,SUM(H27,K27,N27,Q27))" table:style-name="ce6">
            <text:p>-</text:p>
          </table:table-cell>
          <table:table-cell office:value-type="string" office:string-value="-" table:formula="msoxl:=IF( SUM(F35,F43)=0,&quot;-&quot;,SUM(F35,F43))" table:style-name="ce9">
            <text:p>-</text:p>
          </table:table-cell>
          <table:table-cell office:value-type="string" office:string-value="-" table:formula="msoxl:=IF( SUM(G35,G43)=0,&quot;-&quot;,SUM(G35,G43))" table:style-name="ce9">
            <text:p>-</text:p>
          </table:table-cell>
          <table:table-cell office:value-type="string" office:string-value="-" table:formula="msoxl:=IF( SUM(H35,H43)=0,&quot;-&quot;,SUM(H35,H43))" table:style-name="ce9">
            <text:p>-</text:p>
          </table:table-cell>
          <table:table-cell office:value-type="string" office:string-value="-" table:formula="msoxl:=IF( SUM(I35,I43)=0,&quot;-&quot;,SUM(I35,I43))" table:style-name="ce9">
            <text:p>-</text:p>
          </table:table-cell>
          <table:table-cell office:value-type="string" office:string-value="-" table:formula="msoxl:=IF( SUM(J35,J43)=0,&quot;-&quot;,SUM(J35,J43))" table:style-name="ce9">
            <text:p>-</text:p>
          </table:table-cell>
          <table:table-cell office:value-type="string" office:string-value="-" table:formula="msoxl:=IF( SUM(K35,K43)=0,&quot;-&quot;,SUM(K35,K43))" table:style-name="ce9">
            <text:p>-</text:p>
          </table:table-cell>
          <table:table-cell office:value-type="string" office:string-value="-" table:formula="msoxl:=IF( SUM(L35,L43)=0,&quot;-&quot;,SUM(L35,L43))" table:style-name="ce9">
            <text:p>-</text:p>
          </table:table-cell>
          <table:table-cell office:value-type="string" office:string-value="-" table:formula="msoxl:=IF( SUM(M35,M43)=0,&quot;-&quot;,SUM(M35,M43))" table:style-name="ce9">
            <text:p>-</text:p>
          </table:table-cell>
          <table:table-cell office:value-type="string" office:string-value="-" table:formula="msoxl:=IF( SUM(N35,N43)=0,&quot;-&quot;,SUM(N35,N43))" table:style-name="ce9">
            <text:p>-</text:p>
          </table:table-cell>
          <table:table-cell office:value-type="string" office:string-value="-" table:formula="msoxl:=IF( SUM(O35,O43)=0,&quot;-&quot;,SUM(O35,O43))" table:style-name="ce9">
            <text:p>-</text:p>
          </table:table-cell>
          <table:table-cell office:value-type="string" office:string-value="-" table:formula="msoxl:=IF( SUM(P35,P43)=0,&quot;-&quot;,SUM(P35,P43))" table:style-name="ce9">
            <text:p>-</text:p>
          </table:table-cell>
          <table:table-cell office:value-type="string" office:string-value="-" table:formula="msoxl:=IF( SUM(Q35,Q43)=0,&quot;-&quot;,SUM(Q35,Q43))" table:style-name="ce9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潛水Dive</text:p>
          </table:table-cell>
          <table:table-cell office:value-type="string" office:string-value="-" table:formula="msoxl:=IF(SUM(F28,I28,L28,O28)=0,&quot;-&quot;,SUM(F28,I28,L28,O28))" table:style-name="ce6">
            <text:p>-</text:p>
          </table:table-cell>
          <table:table-cell office:value-type="string" office:string-value="-" table:formula="msoxl:=IF(SUM(G28,J28,M28,P28)=0,&quot;-&quot;,SUM(G28,J28,M28,P28))" table:style-name="ce6">
            <text:p>-</text:p>
          </table:table-cell>
          <table:table-cell office:value-type="string" office:string-value="-" table:formula="msoxl:=IF(SUM(H28,K28,N28,Q28)=0,&quot;-&quot;,SUM(H28,K28,N28,Q28))" table:style-name="ce6">
            <text:p>-</text:p>
          </table:table-cell>
          <table:table-cell office:value-type="string" office:string-value="-" table:formula="msoxl:=IF( SUM(F36,F44)=0,&quot;-&quot;,SUM(F36,F44))" table:style-name="ce9">
            <text:p>-</text:p>
          </table:table-cell>
          <table:table-cell office:value-type="string" office:string-value="-" table:formula="msoxl:=IF( SUM(G36,G44)=0,&quot;-&quot;,SUM(G36,G44))" table:style-name="ce9">
            <text:p>-</text:p>
          </table:table-cell>
          <table:table-cell office:value-type="string" office:string-value="-" table:formula="msoxl:=IF( SUM(H36,H44)=0,&quot;-&quot;,SUM(H36,H44))" table:style-name="ce9">
            <text:p>-</text:p>
          </table:table-cell>
          <table:table-cell office:value-type="string" office:string-value="-" table:formula="msoxl:=IF( SUM(I36,I44)=0,&quot;-&quot;,SUM(I36,I44))" table:style-name="ce9">
            <text:p>-</text:p>
          </table:table-cell>
          <table:table-cell office:value-type="string" office:string-value="-" table:formula="msoxl:=IF( SUM(J36,J44)=0,&quot;-&quot;,SUM(J36,J44))" table:style-name="ce9">
            <text:p>-</text:p>
          </table:table-cell>
          <table:table-cell office:value-type="string" office:string-value="-" table:formula="msoxl:=IF( SUM(K36,K44)=0,&quot;-&quot;,SUM(K36,K44))" table:style-name="ce9">
            <text:p>-</text:p>
          </table:table-cell>
          <table:table-cell office:value-type="string" office:string-value="-" table:formula="msoxl:=IF( SUM(L36,L44)=0,&quot;-&quot;,SUM(L36,L44))" table:style-name="ce9">
            <text:p>-</text:p>
          </table:table-cell>
          <table:table-cell office:value-type="string" office:string-value="-" table:formula="msoxl:=IF( SUM(M36,M44)=0,&quot;-&quot;,SUM(M36,M44))" table:style-name="ce9">
            <text:p>-</text:p>
          </table:table-cell>
          <table:table-cell office:value-type="string" office:string-value="-" table:formula="msoxl:=IF( SUM(N36,N44)=0,&quot;-&quot;,SUM(N36,N44))" table:style-name="ce9">
            <text:p>-</text:p>
          </table:table-cell>
          <table:table-cell office:value-type="string" office:string-value="-" table:formula="msoxl:=IF( SUM(O36,O44)=0,&quot;-&quot;,SUM(O36,O44))" table:style-name="ce9">
            <text:p>-</text:p>
          </table:table-cell>
          <table:table-cell office:value-type="string" office:string-value="-" table:formula="msoxl:=IF( SUM(P36,P44)=0,&quot;-&quot;,SUM(P36,P44))" table:style-name="ce9">
            <text:p>-</text:p>
          </table:table-cell>
          <table:table-cell office:value-type="string" office:string-value="-" table:formula="msoxl:=IF( SUM(Q36,Q44)=0,&quot;-&quot;,SUM(Q36,Q44))" table:style-name="ce9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其他Others</text:p>
          </table:table-cell>
          <table:table-cell office:value-type="string" office:string-value="-" table:formula="msoxl:=IF(SUM(F29,I29,L29,O29)=0,&quot;-&quot;,SUM(F29,I29,L29,O29))" table:style-name="ce6">
            <text:p>-</text:p>
          </table:table-cell>
          <table:table-cell office:value-type="string" office:string-value="-" table:formula="msoxl:=IF(SUM(G29,J29,M29,P29)=0,&quot;-&quot;,SUM(G29,J29,M29,P29))" table:style-name="ce6">
            <text:p>-</text:p>
          </table:table-cell>
          <table:table-cell office:value-type="string" office:string-value="-" table:formula="msoxl:=IF(SUM(H29,K29,N29,Q29)=0,&quot;-&quot;,SUM(H29,K29,N29,Q29))" table:style-name="ce6">
            <text:p>-</text:p>
          </table:table-cell>
          <table:table-cell office:value-type="string" office:string-value="-" table:formula="msoxl:=IF( SUM(F37,F45)=0,&quot;-&quot;,SUM(F37,F45))" table:style-name="ce9">
            <text:p>-</text:p>
          </table:table-cell>
          <table:table-cell office:value-type="string" office:string-value="-" table:formula="msoxl:=IF( SUM(G37,G45)=0,&quot;-&quot;,SUM(G37,G45))" table:style-name="ce9">
            <text:p>-</text:p>
          </table:table-cell>
          <table:table-cell office:value-type="string" office:string-value="-" table:formula="msoxl:=IF( SUM(H37,H45)=0,&quot;-&quot;,SUM(H37,H45))" table:style-name="ce9">
            <text:p>-</text:p>
          </table:table-cell>
          <table:table-cell office:value-type="string" office:string-value="-" table:formula="msoxl:=IF( SUM(I37,I45)=0,&quot;-&quot;,SUM(I37,I45))" table:style-name="ce9">
            <text:p>-</text:p>
          </table:table-cell>
          <table:table-cell office:value-type="string" office:string-value="-" table:formula="msoxl:=IF( SUM(J37,J45)=0,&quot;-&quot;,SUM(J37,J45))" table:style-name="ce9">
            <text:p>-</text:p>
          </table:table-cell>
          <table:table-cell office:value-type="string" office:string-value="-" table:formula="msoxl:=IF( SUM(K37,K45)=0,&quot;-&quot;,SUM(K37,K45))" table:style-name="ce9">
            <text:p>-</text:p>
          </table:table-cell>
          <table:table-cell office:value-type="string" office:string-value="-" table:formula="msoxl:=IF( SUM(L37,L45)=0,&quot;-&quot;,SUM(L37,L45))" table:style-name="ce9">
            <text:p>-</text:p>
          </table:table-cell>
          <table:table-cell office:value-type="string" office:string-value="-" table:formula="msoxl:=IF( SUM(M37,M45)=0,&quot;-&quot;,SUM(M37,M45))" table:style-name="ce9">
            <text:p>-</text:p>
          </table:table-cell>
          <table:table-cell office:value-type="string" office:string-value="-" table:formula="msoxl:=IF( SUM(N37,N45)=0,&quot;-&quot;,SUM(N37,N45))" table:style-name="ce9">
            <text:p>-</text:p>
          </table:table-cell>
          <table:table-cell office:value-type="string" office:string-value="-" table:formula="msoxl:=IF( SUM(O37,O45)=0,&quot;-&quot;,SUM(O37,O45))" table:style-name="ce9">
            <text:p>-</text:p>
          </table:table-cell>
          <table:table-cell office:value-type="string" office:string-value="-" table:formula="msoxl:=IF( SUM(P37,P45)=0,&quot;-&quot;,SUM(P37,P45))" table:style-name="ce9">
            <text:p>-</text:p>
          </table:table-cell>
          <table:table-cell office:value-type="string" office:string-value="-" table:formula="msoxl:=IF( SUM(Q37,Q45)=0,&quot;-&quot;,SUM(Q37,Q45))" table:style-name="ce9">
            <text:p>-</text:p>
          </table:table-cell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3">
            <text:p>合計Total</text:p>
          </table:table-cell>
          <table:table-cell office:value-type="string" office:string-value="-" table:formula="msoxl:=IF(SUM(C32:C37)=0,&quot;-&quot;,SUM(C32:C37))" table:style-name="ce6">
            <text:p>-</text:p>
          </table:table-cell>
          <table:table-cell office:value-type="string" office:string-value="-" table:formula="msoxl:=IF(SUM(D32:D37)=0,&quot;-&quot;,SUM(D32:D37))" table:style-name="ce6">
            <text:p>-</text:p>
          </table:table-cell>
          <table:table-cell office:value-type="string" office:string-value="-" table:formula="msoxl:=IF(SUM(E32:E37)=0,&quot;-&quot;,SUM(E32:E37))" table:style-name="ce6">
            <text:p>-</text:p>
          </table:table-cell>
          <table:table-cell office:value-type="string" office:string-value="-" table:formula="msoxl:=IF(SUM(F32:F37)=0,&quot;-&quot;,SUM(F32:F37))" table:style-name="ce6">
            <text:p>-</text:p>
          </table:table-cell>
          <table:table-cell office:value-type="string" office:string-value="-" table:formula="msoxl:=IF(SUM(G32:G37)=0,&quot;-&quot;,SUM(G32:G37))" table:style-name="ce6">
            <text:p>-</text:p>
          </table:table-cell>
          <table:table-cell office:value-type="string" office:string-value="-" table:formula="msoxl:=IF(SUM(H32:H37)=0,&quot;-&quot;,SUM(H32:H37))" table:style-name="ce6">
            <text:p>-</text:p>
          </table:table-cell>
          <table:table-cell office:value-type="string" office:string-value="-" table:formula="msoxl:=IF(SUM(I32:I37)=0,&quot;-&quot;,SUM(I32:I37))" table:style-name="ce6">
            <text:p>-</text:p>
          </table:table-cell>
          <table:table-cell office:value-type="string" office:string-value="-" table:formula="msoxl:=IF(SUM(J32:J37)=0,&quot;-&quot;,SUM(J32:J37))" table:style-name="ce6">
            <text:p>-</text:p>
          </table:table-cell>
          <table:table-cell office:value-type="string" office:string-value="-" table:formula="msoxl:=IF(SUM(K32:K37)=0,&quot;-&quot;,SUM(K32:K37))" table:style-name="ce6">
            <text:p>-</text:p>
          </table:table-cell>
          <table:table-cell office:value-type="string" office:string-value="-" table:formula="msoxl:=IF(SUM(L32:L37)=0,&quot;-&quot;,SUM(L32:L37))" table:style-name="ce6">
            <text:p>-</text:p>
          </table:table-cell>
          <table:table-cell office:value-type="string" office:string-value="-" table:formula="msoxl:=IF(SUM(M32:M37)=0,&quot;-&quot;,SUM(M32:M37))" table:style-name="ce6">
            <text:p>-</text:p>
          </table:table-cell>
          <table:table-cell office:value-type="string" office:string-value="-" table:formula="msoxl:=IF(SUM(N32:N37)=0,&quot;-&quot;,SUM(N32:N37))" table:style-name="ce6">
            <text:p>-</text:p>
          </table:table-cell>
          <table:table-cell office:value-type="string" office:string-value="-" table:formula="msoxl:=IF(SUM(O32:O37)=0,&quot;-&quot;,SUM(O32:O37))" table:style-name="ce6">
            <text:p>-</text:p>
          </table:table-cell>
          <table:table-cell office:value-type="string" office:string-value="-" table:formula="msoxl:=IF(SUM(P32:P37)=0,&quot;-&quot;,SUM(P32:P37))" table:style-name="ce6">
            <text:p>-</text:p>
          </table:table-cell>
          <table:table-cell office:value-type="string" office:string-value="-" table:formula="msoxl:=IF(SUM(Q32:Q37)=0,&quot;-&quot;,SUM(Q32:Q37)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<text:s text:c="4"/>金門縣</text:p>
          </table:table-cell>
          <table:table-cell office:value-type="string" table:style-name="ce12">
            <text:p>船上落海Fall from Craft</text:p>
          </table:table-cell>
          <table:table-cell office:value-type="string" office:string-value="-" table:formula="msoxl:=IF(SUM(F32,I32,L32,O32)=0,&quot;-&quot;,SUM(F32,I32,L32,O32))" table:style-name="ce6">
            <text:p>-</text:p>
          </table:table-cell>
          <table:table-cell office:value-type="string" office:string-value="-" table:formula="msoxl:=IF(SUM(G32,J32,M32,P32)=0,&quot;-&quot;,SUM(G32,J32,M32,P32))" table:style-name="ce6">
            <text:p>-</text:p>
          </table:table-cell>
          <table:table-cell office:value-type="string" office:string-value="-" table:formula="msoxl:=IF(SUM(H32,K32,N32,Q32)=0,&quot;-&quot;,SUM(H32,K32,N32,Q32))" table:style-name="ce6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19">
            <text:p>KINMEN COUNTY</text:p>
          </table:table-cell>
          <table:table-cell office:value-type="string" table:style-name="ce12">
            <text:p>漁船遭難Craft Disaster</text:p>
          </table:table-cell>
          <table:table-cell office:value-type="string" office:string-value="-" table:formula="msoxl:=IF(SUM(F33,I33,L33,O33)=0,&quot;-&quot;,SUM(F33,I33,L33,O33))" table:style-name="ce6">
            <text:p>-</text:p>
          </table:table-cell>
          <table:table-cell office:value-type="string" office:string-value="-" table:formula="msoxl:=IF(SUM(G33,J33,M33,P33)=0,&quot;-&quot;,SUM(G33,J33,M33,P33))" table:style-name="ce6">
            <text:p>-</text:p>
          </table:table-cell>
          <table:table-cell office:value-type="string" office:string-value="-" table:formula="msoxl:=IF(SUM(H33,K33,N33,Q33)=0,&quot;-&quot;,SUM(H33,K33,N33,Q33))" table:style-name="ce6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船上傷病Disease</text:p>
          </table:table-cell>
          <table:table-cell office:value-type="string" office:string-value="-" table:formula="msoxl:=IF(SUM(F34,I34,L34,O34)=0,&quot;-&quot;,SUM(F34,I34,L34,O34))" table:style-name="ce6">
            <text:p>-</text:p>
          </table:table-cell>
          <table:table-cell office:value-type="string" office:string-value="-" table:formula="msoxl:=IF(SUM(G34,J34,M34,P34)=0,&quot;-&quot;,SUM(G34,J34,M34,P34))" table:style-name="ce6">
            <text:p>-</text:p>
          </table:table-cell>
          <table:table-cell office:value-type="string" office:string-value="-" table:formula="msoxl:=IF(SUM(H34,K34,N34,Q34)=0,&quot;-&quot;,SUM(H34,K34,N34,Q34))" table:style-name="ce6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非船上落海Fall</text:p>
          </table:table-cell>
          <table:table-cell office:value-type="string" office:string-value="-" table:formula="msoxl:=IF(SUM(F35,I35,L35,O35)=0,&quot;-&quot;,SUM(F35,I35,L35,O35))" table:style-name="ce6">
            <text:p>-</text:p>
          </table:table-cell>
          <table:table-cell office:value-type="string" office:string-value="-" table:formula="msoxl:=IF(SUM(G35,J35,M35,P35)=0,&quot;-&quot;,SUM(G35,J35,M35,P35))" table:style-name="ce6">
            <text:p>-</text:p>
          </table:table-cell>
          <table:table-cell office:value-type="string" office:string-value="-" table:formula="msoxl:=IF(SUM(H35,K35,N35,Q35)=0,&quot;-&quot;,SUM(H35,K35,N35,Q35))" table:style-name="ce6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潛水Dive</text:p>
          </table:table-cell>
          <table:table-cell office:value-type="string" office:string-value="-" table:formula="msoxl:=IF(SUM(F36,I36,L36,O36)=0,&quot;-&quot;,SUM(F36,I36,L36,O36))" table:style-name="ce6">
            <text:p>-</text:p>
          </table:table-cell>
          <table:table-cell office:value-type="string" office:string-value="-" table:formula="msoxl:=IF(SUM(G36,J36,M36,P36)=0,&quot;-&quot;,SUM(G36,J36,M36,P36))" table:style-name="ce6">
            <text:p>-</text:p>
          </table:table-cell>
          <table:table-cell office:value-type="string" office:string-value="-" table:formula="msoxl:=IF(SUM(H36,K36,N36,Q36)=0,&quot;-&quot;,SUM(H36,K36,N36,Q36))" table:style-name="ce6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其他Others</text:p>
          </table:table-cell>
          <table:table-cell office:value-type="string" office:string-value="-" table:formula="msoxl:=IF(SUM(F37,I37,L37,O37)=0,&quot;-&quot;,SUM(F37,I37,L37,O37))" table:style-name="ce6">
            <text:p>-</text:p>
          </table:table-cell>
          <table:table-cell office:value-type="string" office:string-value="-" table:formula="msoxl:=IF(SUM(G37,J37,M37,P37)=0,&quot;-&quot;,SUM(G37,J37,M37,P37))" table:style-name="ce6">
            <text:p>-</text:p>
          </table:table-cell>
          <table:table-cell office:value-type="string" office:string-value="-" table:formula="msoxl:=IF(SUM(H37,K37,N37,Q37)=0,&quot;-&quot;,SUM(H37,K37,N37,Q37))" table:style-name="ce6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3">
            <text:p>合計Total</text:p>
          </table:table-cell>
          <table:table-cell office:value-type="string" office:string-value="-" table:formula="msoxl:=IF(SUM(C40:C45)=0,&quot;-&quot;,SUM(C40:C45))" table:style-name="ce6">
            <text:p>-</text:p>
          </table:table-cell>
          <table:table-cell office:value-type="string" office:string-value="-" table:formula="msoxl:=IF(SUM(D40:D45)=0,&quot;-&quot;,SUM(D40:D45))" table:style-name="ce6">
            <text:p>-</text:p>
          </table:table-cell>
          <table:table-cell office:value-type="float" office:value="2" table:formula="msoxl:=IF(SUM(E40:E45)=0,&quot;-&quot;,SUM(E40:E45))" table:style-name="ce6">
            <text:p>2</text:p>
          </table:table-cell>
          <table:table-cell office:value-type="string" office:string-value="-" table:formula="msoxl:=IF(SUM(F40:F45)=0,&quot;-&quot;,SUM(F40:F45))" table:style-name="ce6">
            <text:p>-</text:p>
          </table:table-cell>
          <table:table-cell office:value-type="string" office:string-value="-" table:formula="msoxl:=IF(SUM(G40:G45)=0,&quot;-&quot;,SUM(G40:G45))" table:style-name="ce6">
            <text:p>-</text:p>
          </table:table-cell>
          <table:table-cell office:value-type="string" office:string-value="-" table:formula="msoxl:=IF(SUM(H40:H45)=0,&quot;-&quot;,SUM(H40:H45))" table:style-name="ce6">
            <text:p>-</text:p>
          </table:table-cell>
          <table:table-cell office:value-type="string" office:string-value="-" table:formula="msoxl:=IF(SUM(I40:I45)=0,&quot;-&quot;,SUM(I40:I45))" table:style-name="ce6">
            <text:p>-</text:p>
          </table:table-cell>
          <table:table-cell office:value-type="string" office:string-value="-" table:formula="msoxl:=IF(SUM(J40:J45)=0,&quot;-&quot;,SUM(J40:J45))" table:style-name="ce6">
            <text:p>-</text:p>
          </table:table-cell>
          <table:table-cell office:value-type="float" office:value="2" table:formula="msoxl:=IF(SUM(K40:K45)=0,&quot;-&quot;,SUM(K40:K45))" table:style-name="ce6">
            <text:p>2</text:p>
          </table:table-cell>
          <table:table-cell office:value-type="string" office:string-value="-" table:formula="msoxl:=IF(SUM(L40:L45)=0,&quot;-&quot;,SUM(L40:L45))" table:style-name="ce6">
            <text:p>-</text:p>
          </table:table-cell>
          <table:table-cell office:value-type="string" office:string-value="-" table:formula="msoxl:=IF(SUM(M40:M45)=0,&quot;-&quot;,SUM(M40:M45))" table:style-name="ce6">
            <text:p>-</text:p>
          </table:table-cell>
          <table:table-cell office:value-type="string" office:string-value="-" table:formula="msoxl:=IF(SUM(N40:N45)=0,&quot;-&quot;,SUM(N40:N45))" table:style-name="ce6">
            <text:p>-</text:p>
          </table:table-cell>
          <table:table-cell office:value-type="string" office:string-value="-" table:formula="msoxl:=IF(SUM(O40:O45)=0,&quot;-&quot;,SUM(O40:O45))" table:style-name="ce6">
            <text:p>-</text:p>
          </table:table-cell>
          <table:table-cell office:value-type="string" office:string-value="-" table:formula="msoxl:=IF(SUM(P40:P45)=0,&quot;-&quot;,SUM(P40:P45))" table:style-name="ce6">
            <text:p>-</text:p>
          </table:table-cell>
          <table:table-cell office:value-type="string" office:string-value="-" table:formula="msoxl:=IF(SUM(Q40:Q45)=0,&quot;-&quot;,SUM(Q40:Q45))" table:style-name="ce6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<text:s text:c="4"/>連江縣</text:p>
          </table:table-cell>
          <table:table-cell office:value-type="string" table:style-name="ce12">
            <text:p>船上落海Fall from Craft</text:p>
          </table:table-cell>
          <table:table-cell office:value-type="string" office:string-value="-" table:formula="msoxl:=IF(SUM(F40,I40,L40,O40)=0,&quot;-&quot;,SUM(F40,I40,L40,O40))" table:style-name="ce6">
            <text:p>-</text:p>
          </table:table-cell>
          <table:table-cell office:value-type="string" office:string-value="-" table:formula="msoxl:=IF(SUM(G40,J40,M40,P40)=0,&quot;-&quot;,SUM(G40,J40,M40,P40))" table:style-name="ce6">
            <text:p>-</text:p>
          </table:table-cell>
          <table:table-cell office:value-type="float" office:value="2" table:formula="msoxl:=IF(SUM(H40,K40,N40,Q40)=0,&quot;-&quot;,SUM(H40,K40,N40,Q40))" table:style-name="ce6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LIANJIANG COUNTY</text:p>
          </table:table-cell>
          <table:table-cell office:value-type="string" table:style-name="ce12">
            <text:p>漁船遭難Craft Disaster</text:p>
          </table:table-cell>
          <table:table-cell office:value-type="string" office:string-value="-" table:formula="msoxl:=IF(SUM(F41,I41,L41,O41)=0,&quot;-&quot;,SUM(F41,I41,L41,O41))" table:style-name="ce6">
            <text:p>-</text:p>
          </table:table-cell>
          <table:table-cell office:value-type="string" office:string-value="-" table:formula="msoxl:=IF(SUM(G41,J41,M41,P41)=0,&quot;-&quot;,SUM(G41,J41,M41,P41))" table:style-name="ce6">
            <text:p>-</text:p>
          </table:table-cell>
          <table:table-cell office:value-type="string" office:string-value="-" table:formula="msoxl:=IF(SUM(H41,K41,N41,Q41)=0,&quot;-&quot;,SUM(H41,K41,N41,Q41))" table:style-name="ce6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船上傷病Disease</text:p>
          </table:table-cell>
          <table:table-cell office:value-type="string" office:string-value="-" table:formula="msoxl:=IF(SUM(F42,I42,L42,O42)=0,&quot;-&quot;,SUM(F42,I42,L42,O42))" table:style-name="ce6">
            <text:p>-</text:p>
          </table:table-cell>
          <table:table-cell office:value-type="string" office:string-value="-" table:formula="msoxl:=IF(SUM(G42,J42,M42,P42)=0,&quot;-&quot;,SUM(G42,J42,M42,P42))" table:style-name="ce6">
            <text:p>-</text:p>
          </table:table-cell>
          <table:table-cell office:value-type="string" office:string-value="-" table:formula="msoxl:=IF(SUM(H42,K42,N42,Q42)=0,&quot;-&quot;,SUM(H42,K42,N42,Q42))" table:style-name="ce6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非船上落海Fall</text:p>
          </table:table-cell>
          <table:table-cell office:value-type="string" office:string-value="-" table:formula="msoxl:=IF(SUM(F43,I43,L43,O43)=0,&quot;-&quot;,SUM(F43,I43,L43,O43))" table:style-name="ce6">
            <text:p>-</text:p>
          </table:table-cell>
          <table:table-cell office:value-type="string" office:string-value="-" table:formula="msoxl:=IF(SUM(G43,J43,M43,P43)=0,&quot;-&quot;,SUM(G43,J43,M43,P43))" table:style-name="ce6">
            <text:p>-</text:p>
          </table:table-cell>
          <table:table-cell office:value-type="string" office:string-value="-" table:formula="msoxl:=IF(SUM(H43,K43,N43,Q43)=0,&quot;-&quot;,SUM(H43,K43,N43,Q43))" table:style-name="ce6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12">
            <text:p>潛水Dive</text:p>
          </table:table-cell>
          <table:table-cell office:value-type="string" office:string-value="-" table:formula="msoxl:=IF(SUM(F44,I44,L44,O44)=0,&quot;-&quot;,SUM(F44,I44,L44,O44))" table:style-name="ce6">
            <text:p>-</text:p>
          </table:table-cell>
          <table:table-cell office:value-type="string" office:string-value="-" table:formula="msoxl:=IF(SUM(G44,J44,M44,P44)=0,&quot;-&quot;,SUM(G44,J44,M44,P44))" table:style-name="ce6">
            <text:p>-</text:p>
          </table:table-cell>
          <table:table-cell office:value-type="string" office:string-value="-" table:formula="msoxl:=IF(SUM(H44,K44,N44,Q44)=0,&quot;-&quot;,SUM(H44,K44,N44,Q44))" table:style-name="ce6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67"/>
        </table:table-row>
        <table:table-row table:style-name="ro2">
          <table:table-cell table:style-name="ce4"/>
          <table:table-cell office:value-type="string" table:style-name="ce13">
            <text:p>其他Others</text:p>
          </table:table-cell>
          <table:table-cell office:value-type="string" office:string-value="-" table:formula="msoxl:=IF(SUM(F45,I45,L45,O45)=0,&quot;-&quot;,SUM(F45,I45,L45,O45))" table:style-name="ce5">
            <text:p>-</text:p>
          </table:table-cell>
          <table:table-cell office:value-type="string" office:string-value="-" table:formula="msoxl:=IF(SUM(G45,J45,M45,P45)=0,&quot;-&quot;,SUM(G45,J45,M45,P45))" table:style-name="ce5">
            <text:p>-</text:p>
          </table:table-cell>
          <table:table-cell office:value-type="string" office:string-value="-" table:formula="msoxl:=IF(SUM(H45,K45,N45,Q45)=0,&quot;-&quot;,SUM(H45,K45,N45,Q45))" table:style-name="ce5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number-columns-repeated="16367"/>
        </table:table-row>
        <table:table-row table:style-name="ro2">
          <table:table-cell table:style-name="ce1"/>
          <table:table-cell office:value-type="string" table:style-name="ce20">
            <text:p>-A- Dead <text:s text:c="2"/>-B- Injured or Disability <text:s/>-D- Missing</text:p>
          </table:table-cell>
          <table:table-cell table:number-columns-repeated="16382" table:style-name="ce1"/>
        </table:table-row>
        <table:table-row table:number-rows-repeated="104853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  <style:font-face style:name="新細明體" svg:font-family="新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6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</office:styles>
  <office:automatic-styles>
    <style:page-layout style:name="pm1">
      <style:page-layout-properties fo:margin-top="0in" fo:margin-bottom="0in" fo:margin-left="0.75in" fo:margin-right="0.75in" style:print-orientation="landscape" style:print-page-order="ttb" style:first-page-number="continue" style:scale-to="95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李境超</meta:initial-creator>
    <dc:creator>李境超</dc:creator>
    <meta:creation-date>2013-04-29T09:54:58Z</meta:creation-date>
    <dc:date>2017-08-11T09:28:05Z</dc:date>
    <meta:print-date>2017-08-11T09:27:48Z</meta:print-date>
  </office:meta>
</office:document-meta>
</file>